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0709in"/>
    </style:style>
    <style:style style:name="co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1.5201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6063in"/>
    </style:style>
    <style:style style:name="co11" style:family="table-column">
      <style:table-column-properties fo:break-before="auto" style:column-width="1.6291in"/>
    </style:style>
    <style:style style:name="co12" style:family="table-column">
      <style:table-column-properties fo:break-before="auto" style:column-width="2.2598in"/>
    </style:style>
    <style:style style:name="co13" style:family="table-column">
      <style:table-column-properties fo:break-before="auto" style:column-width="0.9409in"/>
    </style:style>
    <style:style style:name="co14" style:family="table-column">
      <style:table-column-properties fo:break-before="auto" style:column-width="1.1272in"/>
    </style:style>
    <style:style style:name="co15" style:family="table-column">
      <style:table-column-properties fo:break-before="auto" style:column-width="1.90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stimated Expense @ 45 years</text:p>
          </table:table-cell>
          <table:table-cell office:value-type="float" office:value="50000">
            <text:p>50000</text:p>
          </table:table-cell>
          <table:table-cell office:value-type="string">
            <text:p>/month</text:p>
          </table:table-cell>
        </table:table-row>
        <table:table-row table:style-name="ro1">
          <table:table-cell office:value-type="string">
            <text:p>house rent</text:p>
          </table:table-cell>
          <table:table-cell office:value-type="float" office:value="10000">
            <text:p>10000</text:p>
          </table:table-cell>
          <table:table-cell>
            <draw:frame table:end-cell-address="Plan.J22" table:end-x="0.378in" table:end-y="0.089in" draw:z-index="0" draw:style-name="gr1" draw:text-style-name="P1" svg:width="6.2988in" svg:height="3.5429in" svg:x="0.3024in" svg:y="0.1024in">
              <draw:object draw:notify-on-update-of-ranges="Plan.A2:Plan.A5 Plan.B2:Plan.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FD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stocks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office:value-type="string">
            <text:p>Business</text:p>
          </table:table-cell>
          <table:table-cell office:value-type="float" office:value="15000">
            <text:p>15000</text:p>
          </table:table-cell>
          <table:table-cell/>
        </table:table-row>
      </table:table>
      <table:table table:name="FD" table:style-name="ta1" table:print="false"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Interest Goal</text:p>
          </table:table-cell>
          <table:table-cell office:value-type="float" office:value="5000">
            <text:p>5000</text:p>
          </table:table-cell>
          <table:table-cell office:value-type="string">
            <text:p>/month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current interest rate</text:p>
          </table:table-cell>
          <table:table-cell office:value-type="float" office:value="7.6">
            <text:p>7.6</text:p>
          </table:table-cell>
          <table:table-cell office:value-type="string">
            <text:p>/annum</text:p>
          </table:table-cell>
        </table:table-row>
        <table:table-row table:style-name="ro2">
          <table:table-cell office:value-type="string">
            <text:p>expected interest @45 years</text:p>
          </table:table-cell>
          <table:table-cell office:value-type="float" office:value="6">
            <text:p>6</text:p>
          </table:table-cell>
          <table:table-cell office:value-type="string">
            <text:p>/annu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terest</text:p>
          </table:table-cell>
          <table:table-cell office:value-type="string">
            <text:p>Principal Required</text:p>
          </table:table-cell>
          <table:table-cell/>
        </table:table-row>
        <table:table-row table:style-name="ro1">
          <table:table-cell table:formula="of:=[.B4]" office:value-type="float" office:value="6">
            <text:p>6</text:p>
          </table:table-cell>
          <table:table-cell table:formula="of:=ROUND(([.$B$1]*1200) / [.A7])" office:value-type="float" office:value="1000000">
            <text:p>1000000</text:p>
          </table:table-cell>
          <table:table-cell/>
        </table:table-row>
        <table:table-row table:style-name="ro1">
          <table:table-cell table:formula="of:=[.A7]-0.5" office:value-type="float" office:value="5.5">
            <text:p>5.5</text:p>
          </table:table-cell>
          <table:table-cell table:formula="of:=ROUND(([.$B$1]*1200) / [.A8])" office:value-type="float" office:value="1090909">
            <text:p>1090909</text:p>
          </table:table-cell>
          <table:table-cell/>
        </table:table-row>
        <table:table-row table:style-name="ro1">
          <table:table-cell table:style-name="ce1" table:formula="of:=[.A8]-0.5" office:value-type="float" office:value="5">
            <text:p>5</text:p>
          </table:table-cell>
          <table:table-cell table:style-name="ce1" table:formula="of:=ROUND(([.$B$1]*1200) / [.A9])" office:value-type="float" office:value="1200000">
            <text:p>1200000</text:p>
          </table:table-cell>
          <table:table-cell/>
        </table:table-row>
        <table:table-row table:style-name="ro1">
          <table:table-cell table:formula="of:=[.A9]-0.5" office:value-type="float" office:value="4.5">
            <text:p>4.5</text:p>
          </table:table-cell>
          <table:table-cell table:formula="of:=ROUND(([.$B$1]*1200) / [.A10])" office:value-type="float" office:value="1333333">
            <text:p>1333333</text:p>
          </table:table-cell>
          <table:table-cell/>
        </table:table-row>
        <table:table-row table:style-name="ro1">
          <table:table-cell table:formula="of:=[.A10]-0.5" office:value-type="float" office:value="4">
            <text:p>4</text:p>
          </table:table-cell>
          <table:table-cell table:formula="of:=ROUND(([.$B$1]*1200) / [.A11])" office:value-type="float" office:value="1500000">
            <text:p>1500000</text:p>
          </table:table-cell>
          <table:table-cell/>
        </table:table-row>
        <table:table-row table:style-name="ro1">
          <table:table-cell table:formula="of:=[.A11]-0.5" office:value-type="float" office:value="3.5">
            <text:p>3.5</text:p>
          </table:table-cell>
          <table:table-cell table:formula="of:=ROUND(([.$B$1]*1200) / [.A12])" office:value-type="float" office:value="1714286">
            <text:p>1714286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>
            <text:p>Problem </text:p>
          </table:table-cell>
          <table:table-cell table:number-columns-repeated="2"/>
        </table:table-row>
        <table:table-row table:style-name="ro1">
          <table:table-cell office:value-type="string">
            <text:p>#1</text:p>
          </table:table-cell>
          <table:table-cell office:value-type="string">
            <text:p>Tax</text:p>
          </table:table-cell>
          <table:table-cell/>
        </table:table-row>
        <table:table-row table:style-name="ro1">
          <table:table-cell office:value-type="string">
            <text:p>Tax percent</text:p>
          </table:table-cell>
          <table:table-cell office:value-type="float" office:value="30">
            <text:p>30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Goal Amount</text:p>
          </table:table-cell>
          <table:table-cell table:formula="of:=[.B9]" office:value-type="float" office:value="1200000">
            <text:p>1200000</text:p>
          </table:table-cell>
          <table:table-cell/>
        </table:table-row>
        <table:table-row table:style-name="ro1">
          <table:table-cell office:value-type="string">
            <text:p>Required Amount</text:p>
          </table:table-cell>
          <table:table-cell table:formula="of:=ROUND([.B20] / ((100 - [.B19]) / 100))" office:value-type="float" office:value="1714286">
            <text:p>1714286</text:p>
          </table:table-cell>
          <table:table-cell/>
        </table:table-row>
      </table:table>
      <table:table table:name="RealEstate" table:style-name="ta1" table:print="false"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Capital </text:p>
          </table:table-cell>
          <table:table-cell office:value-type="float" office:value="1500000">
            <text:p>1500000</text:p>
          </table:table-cell>
          <table:table-cell/>
          <table:table-cell office:value-type="string">
            <text:p>Year</text:p>
          </table:table-cell>
          <table:table-cell office:value-type="string">
            <text:p>Capital</text:p>
          </table:table-cell>
        </table:table-row>
        <table:table-row table:style-name="ro1">
          <table:table-cell office:value-type="string">
            <text:p>Monthly Rent</text:p>
          </table:table-cell>
          <table:table-cell office:value-type="float" office:value="5000">
            <text:p>5000</text:p>
          </table:table-cell>
          <table:table-cell/>
          <table:table-cell office:value-type="float" office:value="2013">
            <text:p>2013</text:p>
          </table:table-cell>
          <table:table-cell table:formula="of:=[.$B$1] + (([.$B$1] *[.$B$8]) / 100)" office:value-type="float" office:value="1575000">
            <text:p>1575000</text:p>
          </table:table-cell>
        </table:table-row>
        <table:table-row table:style-name="ro1">
          <table:table-cell office:value-type="string">
            <text:p>Maintenance</text:p>
          </table:table-cell>
          <table:table-cell office:value-type="float" office:value="500">
            <text:p>500</text:p>
          </table:table-cell>
          <table:table-cell/>
          <table:table-cell table:formula="of:=[.D2]+1" office:value-type="float" office:value="2014">
            <text:p>2014</text:p>
          </table:table-cell>
          <table:table-cell table:formula="of:=[.E2]+([.E2] *[.$B$8] / 100)" office:value-type="float" office:value="1653750">
            <text:p>1653750</text:p>
          </table:table-cell>
        </table:table-row>
        <table:table-row table:style-name="ro1">
          <table:table-cell office:value-type="string">
            <text:p>Net rent</text:p>
          </table:table-cell>
          <table:table-cell table:formula="of:=[.B2]-[.B3]" office:value-type="float" office:value="4500">
            <text:p>4500</text:p>
          </table:table-cell>
          <table:table-cell/>
          <table:table-cell table:formula="of:=[.D3]+1" office:value-type="float" office:value="2015">
            <text:p>2015</text:p>
          </table:table-cell>
          <table:table-cell table:formula="of:=[.E3]+([.E3] *[.$B$8] / 100)" office:value-type="float" office:value="1736437.5">
            <text:p>1736437.5</text:p>
          </table:table-cell>
        </table:table-row>
        <table:table-row table:style-name="ro1">
          <table:table-cell office:value-type="string">
            <text:p>Annual Rent</text:p>
          </table:table-cell>
          <table:table-cell table:formula="of:=[.B4]*12" office:value-type="float" office:value="54000">
            <text:p>54000</text:p>
          </table:table-cell>
          <table:table-cell/>
          <table:table-cell table:formula="of:=[.D4]+1" office:value-type="float" office:value="2016">
            <text:p>2016</text:p>
          </table:table-cell>
          <table:table-cell table:formula="of:=[.E4]+([.E4] *[.$B$8] / 100)" office:value-type="float" office:value="1823259.375">
            <text:p>1823259.375</text:p>
          </table:table-cell>
        </table:table-row>
        <table:table-row table:style-name="ro1">
          <table:table-cell table:number-columns-repeated="3"/>
          <table:table-cell table:formula="of:=[.D5]+1" office:value-type="float" office:value="2017">
            <text:p>2017</text:p>
          </table:table-cell>
          <table:table-cell table:formula="of:=[.E5]+([.E5] *[.$B$8] / 100)" office:value-type="float" office:value="1914422.34375">
            <text:p>1914422.34375</text:p>
          </table:table-cell>
        </table:table-row>
        <table:table-row table:style-name="ro2">
          <table:table-cell office:value-type="string">
            <text:p>Div yeild</text:p>
          </table:table-cell>
          <table:table-cell table:formula="of:=([.B5]/[.B1]) * 100" office:value-type="float" office:value="3.6">
            <text:p>3.6</text:p>
          </table:table-cell>
          <table:table-cell office:value-type="string">
            <text:p>%</text:p>
          </table:table-cell>
          <table:table-cell table:formula="of:=[.D6]+1" office:value-type="float" office:value="2018">
            <text:p>2018</text:p>
          </table:table-cell>
          <table:table-cell table:formula="of:=[.E6]+([.E6] *[.$B$8] / 100)" office:value-type="float" office:value="2010143.4609375">
            <text:p>2010143.4609375</text:p>
          </table:table-cell>
        </table:table-row>
        <table:table-row table:style-name="ro1">
          <table:table-cell office:value-type="string">
            <text:p>Capital Growth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formula="of:=[.D7]+1" office:value-type="float" office:value="2019">
            <text:p>2019</text:p>
          </table:table-cell>
          <table:table-cell table:formula="of:=[.E7]+([.E7] *[.$B$8] / 100)" office:value-type="float" office:value="2110650.63398437">
            <text:p>2110650.63398437</text:p>
          </table:table-cell>
        </table:table-row>
        <table:table-row table:style-name="ro1">
          <table:table-cell table:number-columns-repeated="3"/>
          <table:table-cell table:formula="of:=[.D8]+1" office:value-type="float" office:value="2020">
            <text:p>2020</text:p>
          </table:table-cell>
          <table:table-cell table:formula="of:=[.E8]+([.E8] *[.$B$8] / 100)" office:value-type="float" office:value="2216183.16568359">
            <text:p>2216183.16568359</text:p>
          </table:table-cell>
        </table:table-row>
        <table:table-row table:style-name="ro1">
          <table:table-cell table:number-columns-repeated="3"/>
          <table:table-cell table:formula="of:=[.D9]+1" office:value-type="float" office:value="2021">
            <text:p>2021</text:p>
          </table:table-cell>
          <table:table-cell table:formula="of:=[.E9]+([.E9] *[.$B$8] / 100)" office:value-type="float" office:value="2326992.32396777">
            <text:p>2326992.32396777</text:p>
          </table:table-cell>
        </table:table-row>
        <table:table-row table:style-name="ro1">
          <table:table-cell table:number-columns-repeated="3"/>
          <table:table-cell table:formula="of:=[.D10]+1" office:value-type="float" office:value="2022">
            <text:p>2022</text:p>
          </table:table-cell>
          <table:table-cell table:formula="of:=[.E10]+([.E10] *[.$B$8] / 100)" office:value-type="float" office:value="2443341.94016616">
            <text:p>2443341.94016616</text:p>
          </table:table-cell>
        </table:table-row>
        <table:table-row table:style-name="ro1">
          <table:table-cell table:number-columns-repeated="3"/>
          <table:table-cell table:formula="of:=[.D11]+1" office:value-type="float" office:value="2023">
            <text:p>2023</text:p>
          </table:table-cell>
          <table:table-cell table:formula="of:=[.E11]+([.E11] *[.$B$8] / 100)" office:value-type="float" office:value="2565509.03717447">
            <text:p>2565509.03717447</text:p>
          </table:table-cell>
        </table:table-row>
        <table:table-row table:style-name="ro1">
          <table:table-cell table:number-columns-repeated="3"/>
          <table:table-cell table:formula="of:=[.D12]+1" office:value-type="float" office:value="2024">
            <text:p>2024</text:p>
          </table:table-cell>
          <table:table-cell table:formula="of:=[.E12]+([.E12] *[.$B$8] / 100)" office:value-type="float" office:value="2693784.48903319">
            <text:p>2693784.48903319</text:p>
          </table:table-cell>
        </table:table-row>
        <table:table-row table:style-name="ro1">
          <table:table-cell table:number-columns-repeated="3"/>
          <table:table-cell table:formula="of:=[.D13]+1" office:value-type="float" office:value="2025">
            <text:p>2025</text:p>
          </table:table-cell>
          <table:table-cell table:formula="of:=[.E13]+([.E13] *[.$B$8] / 100)" office:value-type="float" office:value="2828473.71348485">
            <text:p>2828473.71348485</text:p>
          </table:table-cell>
        </table:table-row>
        <table:table-row table:style-name="ro1">
          <table:table-cell table:number-columns-repeated="3"/>
          <table:table-cell table:formula="of:=[.D14]+1" office:value-type="float" office:value="2026">
            <text:p>2026</text:p>
          </table:table-cell>
          <table:table-cell table:formula="of:=[.E14]+([.E14] *[.$B$8] / 100)" office:value-type="float" office:value="2969897.3991591">
            <text:p>2969897.3991591</text:p>
          </table:table-cell>
        </table:table-row>
        <table:table-row table:style-name="ro1">
          <table:table-cell table:number-columns-repeated="3"/>
          <table:table-cell table:formula="of:=[.D15]+1" office:value-type="float" office:value="2027">
            <text:p>2027</text:p>
          </table:table-cell>
          <table:table-cell table:formula="of:=[.E15]+([.E15] *[.$B$8] / 100)" office:value-type="float" office:value="3118392.26911705">
            <text:p>3118392.26911705</text:p>
          </table:table-cell>
        </table:table-row>
      </table:table>
      <table:table table:name="stocks" table:style-name="ta1" table:print="false"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Default"/>
        <table:table-column table:style-name="co11" table:default-cell-style-name="ce3"/>
        <table:table-column table:style-name="co3" table:default-cell-style-name="ce3"/>
        <table:table-column table:style-name="co1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2" office:value-type="string">
            <text:p>Monthly Investment</text:p>
          </table:table-cell>
          <table:table-cell table:style-name="ce2" office:value-type="string">
            <text:p>Annual Investment</text:p>
          </table:table-cell>
          <table:table-cell table:style-name="ce2" office:value-type="string">
            <text:p>Expected growth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float" office:value="1000">
            <text:p>1000</text:p>
          </table:table-cell>
          <table:table-cell table:style-name="Default" table:formula="of:=[.A2]*12" office:value-type="float" office:value="12000">
            <text:p>12000</text:p>
          </table:table-cell>
          <table:table-cell table:style-name="Default" office:value-type="float" office:value="20">
            <text:p>20</text:p>
          </table:table-cell>
          <table:table-cell office:value-type="string">
            <text:p>%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style-name="ce2" office:value-type="string">
            <text:p>Plan To do List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office:value-type="string">
            <text:p>Review 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office:value-type="string">
            <text:p>Finalize dates of investments</text:p>
          </table:table-cell>
          <table:table-cell table:number-columns-repeated="10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office:value-type="string">
            <text:p>Inquires procedure from zerodha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office:value-type="string">
            <text:p>Time to get money</text:p>
          </table:table-cell>
          <table:table-cell office:value-type="string">
            <text:p>November 2018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office:value-type="string">
            <text:p>Learn UPI</text:p>
          </table:table-cell>
          <table:table-cell table:number-columns-repeated="10"/>
        </table:table-row>
        <table:table-row table:style-name="ro3">
          <table:table-cell table:style-name="Default" office:value-type="string">
            <text:p>Divided Stock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office:value-type="string">
            <text:p>Divided Stocks</text:p>
          </table:table-cell>
          <table:table-cell table:number-columns-repeated="7"/>
        </table:table-row>
        <table:table-row table:style-name="ro1">
          <table:table-cell table:style-name="Default" office:value-type="string">
            <text:p>Divided yield</text:p>
          </table:table-cell>
          <table:table-cell table:style-name="Default" office:value-type="float" office:value="11.75">
            <text:p>11.75</text:p>
          </table:table-cell>
          <table:table-cell table:style-name="Default"/>
          <table:table-cell office:value-type="string">
            <text:p>stock price</text:p>
          </table:table-cell>
          <table:table-cell table:style-name="Default" office:value-type="float" office:value="140">
            <text:p>140</text:p>
          </table:table-cell>
          <table:table-cell table:style-name="Default"/>
          <table:table-cell table:number-columns-repeated="3"/>
          <table:table-cell office:value-type="string">
            <text:p>Divided yield</text:p>
          </table:table-cell>
          <table:table-cell office:value-type="float" office:value="11.5">
            <text:p>11.5</text:p>
          </table:table-cell>
          <table:table-cell/>
          <table:table-cell office:value-type="string">
            <text:p>stock price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Annual Divided goal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office:value-type="string">
            <text:p>EPS</text:p>
          </table:table-cell>
          <table:table-cell table:style-name="Default" office:value-type="float" office:value="20.44">
            <text:p>20.44</text:p>
          </table:table-cell>
          <table:table-cell table:style-name="Default"/>
          <table:table-cell table:number-columns-repeated="3"/>
          <table:table-cell office:value-type="string">
            <text:p>Annual Divided goal</text:p>
          </table:table-cell>
          <table:table-cell office:value-type="float" office:value="5000">
            <text:p>5000</text:p>
          </table:table-cell>
          <table:table-cell/>
          <table:table-cell office:value-type="string">
            <text:p>EPS</text:p>
          </table:table-cell>
          <table:table-cell office:value-type="float" office:value="20.44">
            <text:p>20.44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Capital Required</text:p>
          </table:table-cell>
          <table:table-cell table:style-name="Default" table:formula="of:=CEILING(([.B11] * 100 / [.B10]); 1; 0)" office:value-type="float" office:value="42554">
            <text:p>42554</text:p>
          </table:table-cell>
          <table:table-cell table:style-name="Default"/>
          <table:table-cell office:value-type="string">
            <text:p>Div yield</text:p>
          </table:table-cell>
          <table:table-cell table:style-name="Default" table:formula="of:=[.E11]/[.E10] *100" office:value-type="float" office:value="14.6">
            <text:p>14.6</text:p>
          </table:table-cell>
          <table:table-cell table:style-name="Default"/>
          <table:table-cell table:number-columns-repeated="3"/>
          <table:table-cell office:value-type="string">
            <text:p>Capital Required</text:p>
          </table:table-cell>
          <table:table-cell table:formula="of:=CEILING(([.K11] * 100 / [.K10]); 1; 0)" office:value-type="float" office:value="43479">
            <text:p>43479</text:p>
          </table:table-cell>
          <table:table-cell/>
          <table:table-cell office:value-type="string">
            <text:p>Div yield</text:p>
          </table:table-cell>
          <table:table-cell table:formula="of:=[.N11]/[.N10] *100" office:value-type="float" office:value="14.6">
            <text:p>14.6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Stock Na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bers</text:p>
          </table:table-cell>
          <table:table-cell table:style-name="ce2" office:value-type="string">
            <text:p>Total Investment</text:p>
          </table:table-cell>
          <table:table-cell table:style-name="Default" table:number-columns-repeated="2"/>
          <table:table-cell table:number-columns-repeated="3"/>
          <table:table-cell table:style-name="ce2" office:value-type="string">
            <text:p>Stock Na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bers</text:p>
          </table:table-cell>
          <table:table-cell table:style-name="ce2" office:value-type="string">
            <text:p>Total Investment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IOC</text:p>
          </table:table-cell>
          <table:table-cell table:style-name="Default" table:formula="of:=[.E10]" office:value-type="float" office:value="140">
            <text:p>140</text:p>
          </table:table-cell>
          <table:table-cell table:style-name="Default" table:formula="of:=CEILING([.B12]/[.B15]; 1; 0)" office:value-type="float" office:value="304">
            <text:p>304</text:p>
          </table:table-cell>
          <table:table-cell table:formula="of:=[.B15]*[.C15]" office:value-type="float" office:value="42560">
            <text:p>42560</text:p>
          </table:table-cell>
          <table:table-cell table:style-name="Default" table:number-columns-repeated="2"/>
          <table:table-cell table:number-columns-repeated="3"/>
          <table:table-cell office:value-type="string">
            <text:p>IOC</text:p>
          </table:table-cell>
          <table:table-cell office:value-type="float" office:value="140">
            <text:p>140</text:p>
          </table:table-cell>
          <table:table-cell table:formula="of:=CEILING([.K12]/[.K15]; 1; 0)" office:value-type="float" office:value="311">
            <text:p>311</text:p>
          </table:table-cell>
          <table:table-cell table:formula="of:=[.K15]*[.L15]" office:value-type="float" office:value="43540">
            <text:p>43540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Stock Compounding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2" office:value-type="string">
            <text:p>Stock Compounding</text:p>
          </table:table-cell>
          <table:table-cell table:number-columns-repeated="7"/>
        </table:table-row>
        <table:table-row table:style-name="ro1">
          <table:table-cell table:style-name="ce2" office:value-type="string">
            <text:p>Time (year)</text:p>
          </table:table-cell>
          <table:table-cell table:style-name="ce2" office:value-type="string">
            <text:p>No of stocks</text:p>
          </table:table-cell>
          <table:table-cell table:style-name="ce2" office:value-type="string">
            <text:p>Dividend Yield</text:p>
          </table:table-cell>
          <table:table-cell table:style-name="ce2" office:value-type="string">
            <text:p>equivalent stock yield</text:p>
          </table:table-cell>
          <table:table-cell table:style-name="ce2" office:value-type="string">
            <text:p>excess cash</text:p>
          </table:table-cell>
          <table:table-cell table:style-name="Default"/>
          <table:table-cell table:number-columns-repeated="3"/>
          <table:table-cell table:style-name="ce2" office:value-type="string">
            <text:p>Time (year)</text:p>
          </table:table-cell>
          <table:table-cell table:style-name="ce2" office:value-type="string">
            <text:p>No of stocks</text:p>
          </table:table-cell>
          <table:table-cell table:style-name="ce2" office:value-type="string">
            <text:p>Dividend Yield</text:p>
          </table:table-cell>
          <table:table-cell table:style-name="ce2" office:value-type="string">
            <text:p>equivalent stock yield</text:p>
          </table:table-cell>
          <table:table-cell table:style-name="ce2" office:value-type="string">
            <text:p>Reinvestment</text:p>
          </table:table-cell>
          <table:table-cell table:style-name="ce2" office:value-type="string">
            <text:p>Re: Equivalent stocks</text:p>
          </table:table-cell>
          <table:table-cell table:style-name="ce2" office:value-type="string">
            <text:p>total investment(lacks)</text:p>
          </table:table-cell>
          <table:table-cell table:style-name="ce2" office:value-type="string">
            <text:p>Value of Investm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C15]" office:value-type="float" office:value="304">
            <text:p>304</text:p>
          </table:table-cell>
          <table:table-cell table:formula="of:=([.$B$15]*[.$B$10]/100) *[.B21]" office:value-type="float" office:value="5000.8">
            <text:p>5000.8</text:p>
          </table:table-cell>
          <table:table-cell table:style-name="ce3" table:formula="of:=FLOOR(([.C21]/[.$B$15]);1;0)" office:value-type="float" office:value="35">
            <text:p>35</text:p>
          </table:table-cell>
          <table:table-cell table:formula="of:=[.C21]-([.D21]*[.$B$15])" office:value-type="float" office:value="100.8">
            <text:p>100.8</text:p>
          </table:table-cell>
          <table:table-cell/>
          <table:table-cell table:style-name="ce3" office:value-type="string">
            <text:p>monthly Income @ 20 years</text:p>
          </table:table-cell>
          <table:table-cell table:formula="of:=[.C40]/12" office:value-type="float" office:value="3385.95833333333">
            <text:p>3385.9583333333</text:p>
          </table:table-cell>
          <table:table-cell/>
          <table:table-cell table:style-name="ce3" office:value-type="float" office:value="1">
            <text:p>1</text:p>
          </table:table-cell>
          <table:table-cell table:style-name="ce3" table:formula="of:=[.L15]" office:value-type="float" office:value="311">
            <text:p>311</text:p>
          </table:table-cell>
          <table:table-cell table:style-name="ce3" table:formula="of:=([.$B$15]*[.$B$10]/100) *[.K21]" office:value-type="float" office:value="5115.95">
            <text:p>5115.95</text:p>
          </table:table-cell>
          <table:table-cell table:style-name="ce3" table:formula="of:=FLOOR(([.L21]/[.$B$15]);1;0)" office:value-type="float" office:value="36">
            <text:p>36</text:p>
          </table:table-cell>
          <table:table-cell table:style-name="ce5" office:value-type="float" office:value="0">
            <text:p>0</text:p>
          </table:table-cell>
          <table:table-cell table:style-name="ce6" table:formula="of:=FLOOR(([.N21]/[.$N$10]);1)" office:value-type="float" office:value="0">
            <text:p>0</text:p>
          </table:table-cell>
          <table:table-cell table:formula="of:=([.M15]+[.N21]) / 100000" office:value-type="float" office:value="0.4354">
            <text:p>0.4354</text:p>
          </table:table-cell>
          <table:table-cell table:formula="of:=([.K21]*[.$K$15]) / 100000" office:value-type="float" office:value="0.4354">
            <text:p>0.4354</text:p>
          </table:table-cell>
        </table:table-row>
        <table:table-row table:style-name="ro1">
          <table:table-cell table:formula="of:=[.A21]+1" office:value-type="float" office:value="2">
            <text:p>2</text:p>
          </table:table-cell>
          <table:table-cell table:formula="of:=[.B21]+[.D21]" office:value-type="float" office:value="339">
            <text:p>339</text:p>
          </table:table-cell>
          <table:table-cell table:formula="of:=([.$B$15]*[.$B$10]/100) *[.B22]" office:value-type="float" office:value="5576.55">
            <text:p>5576.55</text:p>
          </table:table-cell>
          <table:table-cell table:style-name="ce3" table:formula="of:=FLOOR(([.C22]/[.$B$15]);1;0)" office:value-type="float" office:value="39">
            <text:p>39</text:p>
          </table:table-cell>
          <table:table-cell table:formula="of:=[.C22]-([.D22]*[.$B$15])" office:value-type="float" office:value="116.55">
            <text:p>116.55</text:p>
          </table:table-cell>
          <table:table-cell/>
          <table:table-cell table:style-name="ce3" office:value-type="string">
            <text:p>Recurring investment</text:p>
          </table:table-cell>
          <table:table-cell table:formula="of:=SUM([.C21:.C40]) / 12" office:value-type="float" office:value="28787.5">
            <text:p>28787.5</text:p>
          </table:table-cell>
          <table:table-cell/>
          <table:table-cell table:style-name="ce3" table:formula="of:=[.J21]+1" office:value-type="float" office:value="2">
            <text:p>2</text:p>
          </table:table-cell>
          <table:table-cell table:style-name="ce3" table:formula="of:=[.K21]+[.M21] +[.O21]" office:value-type="float" office:value="347">
            <text:p>347</text:p>
          </table:table-cell>
          <table:table-cell table:style-name="ce3" table:formula="of:=([.$B$15]*[.$B$10]/100) *[.K22]" office:value-type="float" office:value="5708.15">
            <text:p>5708.15</text:p>
          </table:table-cell>
          <table:table-cell table:style-name="ce3" table:formula="of:=FLOOR(([.L22]/[.$B$15]);1;0)" office:value-type="float" office:value="40">
            <text:p>40</text:p>
          </table:table-cell>
          <table:table-cell table:style-name="ce4" office:value-type="float" office:value="50000">
            <text:p>50000</text:p>
          </table:table-cell>
          <table:table-cell table:style-name="ce6" table:formula="of:=FLOOR(([.N22]/[.$N$10]);1)" office:value-type="float" office:value="357">
            <text:p>357</text:p>
          </table:table-cell>
          <table:table-cell table:style-name="ce6" table:formula="of:=([.P21]+([.N22]/ 100000))" office:value-type="float" office:value="0.9354">
            <text:p>0.9354</text:p>
          </table:table-cell>
          <table:table-cell table:formula="of:=([.K22]*[.$K$15]) / 100000" office:value-type="float" office:value="0.4858">
            <text:p>0.4858</text:p>
          </table:table-cell>
        </table:table-row>
        <table:table-row table:style-name="ro1">
          <table:table-cell table:formula="of:=[.A22]+1" office:value-type="float" office:value="3">
            <text:p>3</text:p>
          </table:table-cell>
          <table:table-cell table:formula="of:=[.B22]+[.D22]" office:value-type="float" office:value="378">
            <text:p>378</text:p>
          </table:table-cell>
          <table:table-cell table:formula="of:=([.$B$15]*[.$B$10]/100) *[.B23]" office:value-type="float" office:value="6218.1">
            <text:p>6218.1</text:p>
          </table:table-cell>
          <table:table-cell table:style-name="ce3" table:formula="of:=FLOOR(([.C23]/[.$B$15]);1;0)" office:value-type="float" office:value="44">
            <text:p>44</text:p>
          </table:table-cell>
          <table:table-cell table:formula="of:=[.C23]-([.D23]*[.$B$15])" office:value-type="float" office:value="58.0999999999995">
            <text:p>58.1</text:p>
          </table:table-cell>
          <table:table-cell/>
          <table:table-cell table:style-name="ce3"/>
          <table:table-cell table:number-columns-repeated="2"/>
          <table:table-cell table:style-name="ce3" table:formula="of:=[.J22]+1" office:value-type="float" office:value="3">
            <text:p>3</text:p>
          </table:table-cell>
          <table:table-cell table:style-name="ce3" table:formula="of:=[.K22]+[.M22] +[.O22]" office:value-type="float" office:value="744">
            <text:p>744</text:p>
          </table:table-cell>
          <table:table-cell table:style-name="ce3" table:formula="of:=([.$B$15]*[.$B$10]/100) *[.K23]" office:value-type="float" office:value="12238.8">
            <text:p>12238.8</text:p>
          </table:table-cell>
          <table:table-cell table:style-name="ce3" table:formula="of:=FLOOR(([.L23]/[.$B$15]);1;0)" office:value-type="float" office:value="87">
            <text:p>87</text:p>
          </table:table-cell>
          <table:table-cell table:style-name="ce4" table:formula="of:=[.N22]" office:value-type="float" office:value="50000">
            <text:p>50000</text:p>
          </table:table-cell>
          <table:table-cell table:style-name="ce6" table:formula="of:=FLOOR(([.N23]/[.$N$10]);1)" office:value-type="float" office:value="357">
            <text:p>357</text:p>
          </table:table-cell>
          <table:table-cell table:style-name="ce6" table:formula="of:=([.P22]+([.N23]/ 100000))" office:value-type="float" office:value="1.4354">
            <text:p>1.4354</text:p>
          </table:table-cell>
          <table:table-cell table:formula="of:=([.K23]*[.$K$15]) / 100000" office:value-type="float" office:value="1.0416">
            <text:p>1.0416</text:p>
          </table:table-cell>
        </table:table-row>
        <table:table-row table:style-name="ro1">
          <table:table-cell table:formula="of:=[.A23]+1" office:value-type="float" office:value="4">
            <text:p>4</text:p>
          </table:table-cell>
          <table:table-cell table:formula="of:=[.B23]+[.D23]" office:value-type="float" office:value="422">
            <text:p>422</text:p>
          </table:table-cell>
          <table:table-cell table:formula="of:=([.$B$15]*[.$B$10]/100) *[.B24]" office:value-type="float" office:value="6941.9">
            <text:p>6941.9</text:p>
          </table:table-cell>
          <table:table-cell table:style-name="ce3" table:formula="of:=FLOOR(([.C24]/[.$B$15]);1;0)" office:value-type="float" office:value="49">
            <text:p>49</text:p>
          </table:table-cell>
          <table:table-cell table:formula="of:=[.C24]-([.D24]*[.$B$15])" office:value-type="float" office:value="81.8999999999996">
            <text:p>81.9</text:p>
          </table:table-cell>
          <table:table-cell/>
          <table:table-cell table:style-name="ce3"/>
          <table:table-cell table:number-columns-repeated="2"/>
          <table:table-cell table:style-name="ce3" table:formula="of:=[.J23]+1" office:value-type="float" office:value="4">
            <text:p>4</text:p>
          </table:table-cell>
          <table:table-cell table:style-name="ce3" table:formula="of:=[.K23]+[.M23] +[.O23]" office:value-type="float" office:value="1188">
            <text:p>1188</text:p>
          </table:table-cell>
          <table:table-cell table:style-name="ce3" table:formula="of:=([.$B$15]*[.$B$10]/100) *[.K24]" office:value-type="float" office:value="19542.6">
            <text:p>19542.6</text:p>
          </table:table-cell>
          <table:table-cell table:style-name="ce3" table:formula="of:=FLOOR(([.L24]/[.$B$15]);1;0)" office:value-type="float" office:value="139">
            <text:p>139</text:p>
          </table:table-cell>
          <table:table-cell table:style-name="ce4" table:formula="of:=[.N23]" office:value-type="float" office:value="50000">
            <text:p>50000</text:p>
          </table:table-cell>
          <table:table-cell table:style-name="ce6" table:formula="of:=FLOOR(([.N24]/[.$N$10]);1)" office:value-type="float" office:value="357">
            <text:p>357</text:p>
          </table:table-cell>
          <table:table-cell table:style-name="ce6" table:formula="of:=([.P23]+([.N24]/ 100000))" office:value-type="float" office:value="1.9354">
            <text:p>1.9354</text:p>
          </table:table-cell>
          <table:table-cell table:formula="of:=([.K24]*[.$K$15]) / 100000" office:value-type="float" office:value="1.6632">
            <text:p>1.6632</text:p>
          </table:table-cell>
        </table:table-row>
        <table:table-row table:style-name="ro1">
          <table:table-cell table:formula="of:=[.A24]+1" office:value-type="float" office:value="5">
            <text:p>5</text:p>
          </table:table-cell>
          <table:table-cell table:formula="of:=[.B24]+[.D24]" office:value-type="float" office:value="471">
            <text:p>471</text:p>
          </table:table-cell>
          <table:table-cell table:formula="of:=([.$B$15]*[.$B$10]/100) *[.B25]" office:value-type="float" office:value="7747.95">
            <text:p>7747.95</text:p>
          </table:table-cell>
          <table:table-cell table:style-name="ce3" table:formula="of:=FLOOR(([.C25]/[.$B$15]);1;0)" office:value-type="float" office:value="55">
            <text:p>55</text:p>
          </table:table-cell>
          <table:table-cell table:formula="of:=[.C25]-([.D25]*[.$B$15])" office:value-type="float" office:value="47.9499999999998">
            <text:p>47.95</text:p>
          </table:table-cell>
          <table:table-cell/>
          <table:table-cell table:style-name="ce3"/>
          <table:table-cell table:number-columns-repeated="2"/>
          <table:table-cell table:style-name="ce3" table:formula="of:=[.J24]+1" office:value-type="float" office:value="5">
            <text:p>5</text:p>
          </table:table-cell>
          <table:table-cell table:style-name="ce3" table:formula="of:=[.K24]+[.M24] +[.O24]" office:value-type="float" office:value="1684">
            <text:p>1684</text:p>
          </table:table-cell>
          <table:table-cell table:style-name="ce3" table:formula="of:=([.$B$15]*[.$B$10]/100) *[.K25]" office:value-type="float" office:value="27701.8">
            <text:p>27701.8</text:p>
          </table:table-cell>
          <table:table-cell table:style-name="ce3" table:formula="of:=FLOOR(([.L25]/[.$B$15]);1;0)" office:value-type="float" office:value="197">
            <text:p>197</text:p>
          </table:table-cell>
          <table:table-cell table:style-name="ce4" table:formula="of:=[.N24]" office:value-type="float" office:value="50000">
            <text:p>50000</text:p>
          </table:table-cell>
          <table:table-cell table:style-name="ce6" table:formula="of:=FLOOR(([.N25]/[.$N$10]);1)" office:value-type="float" office:value="357">
            <text:p>357</text:p>
          </table:table-cell>
          <table:table-cell table:style-name="ce6" table:formula="of:=([.P24]+([.N25]/ 100000))" office:value-type="float" office:value="2.4354">
            <text:p>2.4354</text:p>
          </table:table-cell>
          <table:table-cell table:formula="of:=([.K25]*[.$K$15]) / 100000" office:value-type="float" office:value="2.3576">
            <text:p>2.3576</text:p>
          </table:table-cell>
        </table:table-row>
        <table:table-row table:style-name="ro1">
          <table:table-cell table:formula="of:=[.A25]+1" office:value-type="float" office:value="6">
            <text:p>6</text:p>
          </table:table-cell>
          <table:table-cell table:formula="of:=[.B25]+[.D25]" office:value-type="float" office:value="526">
            <text:p>526</text:p>
          </table:table-cell>
          <table:table-cell table:formula="of:=([.$B$15]*[.$B$10]/100) *[.B26]" office:value-type="float" office:value="8652.7">
            <text:p>8652.7</text:p>
          </table:table-cell>
          <table:table-cell table:style-name="ce3" table:formula="of:=FLOOR(([.C26]/[.$B$15]);1;0)" office:value-type="float" office:value="61">
            <text:p>61</text:p>
          </table:table-cell>
          <table:table-cell table:formula="of:=[.C26]-([.D26]*[.$B$15])" office:value-type="float" office:value="112.699999999999">
            <text:p>112.7</text:p>
          </table:table-cell>
          <table:table-cell/>
          <table:table-cell table:style-name="ce3"/>
          <table:table-cell table:number-columns-repeated="2"/>
          <table:table-cell table:style-name="ce3" table:formula="of:=[.J25]+1" office:value-type="float" office:value="6">
            <text:p>6</text:p>
          </table:table-cell>
          <table:table-cell table:style-name="ce3" table:formula="of:=[.K25]+[.M25] +[.O25]" office:value-type="float" office:value="2238">
            <text:p>2238</text:p>
          </table:table-cell>
          <table:table-cell table:style-name="ce3" table:formula="of:=([.$B$15]*[.$B$10]/100) *[.K26]" office:value-type="float" office:value="36815.1">
            <text:p>36815.1</text:p>
          </table:table-cell>
          <table:table-cell table:style-name="ce3" table:formula="of:=FLOOR(([.L26]/[.$B$15]);1;0)" office:value-type="float" office:value="262">
            <text:p>262</text:p>
          </table:table-cell>
          <table:table-cell table:style-name="ce4" table:formula="of:=[.N25]" office:value-type="float" office:value="50000">
            <text:p>50000</text:p>
          </table:table-cell>
          <table:table-cell table:style-name="ce6" table:formula="of:=FLOOR(([.N26]/[.$N$10]);1)" office:value-type="float" office:value="357">
            <text:p>357</text:p>
          </table:table-cell>
          <table:table-cell table:style-name="ce6" table:formula="of:=([.P25]+([.N26]/ 100000))" office:value-type="float" office:value="2.9354">
            <text:p>2.9354</text:p>
          </table:table-cell>
          <table:table-cell table:formula="of:=([.K26]*[.$K$15]) / 100000" office:value-type="float" office:value="3.1332">
            <text:p>3.1332</text:p>
          </table:table-cell>
        </table:table-row>
        <table:table-row table:style-name="ro1">
          <table:table-cell table:formula="of:=[.A26]+1" office:value-type="float" office:value="7">
            <text:p>7</text:p>
          </table:table-cell>
          <table:table-cell table:formula="of:=[.B26]+[.D26]" office:value-type="float" office:value="587">
            <text:p>587</text:p>
          </table:table-cell>
          <table:table-cell table:formula="of:=([.$B$15]*[.$B$10]/100) *[.B27]" office:value-type="float" office:value="9656.15">
            <text:p>9656.15</text:p>
          </table:table-cell>
          <table:table-cell table:style-name="ce3" table:formula="of:=FLOOR(([.C27]/[.$B$15]);1;0)" office:value-type="float" office:value="68">
            <text:p>68</text:p>
          </table:table-cell>
          <table:table-cell table:formula="of:=[.C27]-([.D27]*[.$B$15])" office:value-type="float" office:value="136.15">
            <text:p>136.15</text:p>
          </table:table-cell>
          <table:table-cell/>
          <table:table-cell table:style-name="ce3"/>
          <table:table-cell table:number-columns-repeated="2"/>
          <table:table-cell table:style-name="ce3" table:formula="of:=[.J26]+1" office:value-type="float" office:value="7">
            <text:p>7</text:p>
          </table:table-cell>
          <table:table-cell table:style-name="ce3" table:formula="of:=[.K26]+[.M26] +[.O26]" office:value-type="float" office:value="2857">
            <text:p>2857</text:p>
          </table:table-cell>
          <table:table-cell table:style-name="ce3" table:formula="of:=([.$B$15]*[.$B$10]/100) *[.K27]" office:value-type="float" office:value="46997.65">
            <text:p>46997.65</text:p>
          </table:table-cell>
          <table:table-cell table:style-name="ce3" table:formula="of:=FLOOR(([.L27]/[.$B$15]);1;0)" office:value-type="float" office:value="335">
            <text:p>335</text:p>
          </table:table-cell>
          <table:table-cell table:style-name="ce4" table:formula="of:=[.N26]" office:value-type="float" office:value="50000">
            <text:p>50000</text:p>
          </table:table-cell>
          <table:table-cell table:style-name="ce6" table:formula="of:=FLOOR(([.N27]/[.$N$10]);1)" office:value-type="float" office:value="357">
            <text:p>357</text:p>
          </table:table-cell>
          <table:table-cell table:style-name="ce6" table:formula="of:=([.P26]+([.N27]/ 100000))" office:value-type="float" office:value="3.4354">
            <text:p>3.4354</text:p>
          </table:table-cell>
          <table:table-cell table:formula="of:=([.K27]*[.$K$15]) / 100000" office:value-type="float" office:value="3.9998">
            <text:p>3.9998</text:p>
          </table:table-cell>
        </table:table-row>
        <table:table-row table:style-name="ro1">
          <table:table-cell table:formula="of:=[.A27]+1" office:value-type="float" office:value="8">
            <text:p>8</text:p>
          </table:table-cell>
          <table:table-cell table:formula="of:=[.B27]+[.D27]" office:value-type="float" office:value="655">
            <text:p>655</text:p>
          </table:table-cell>
          <table:table-cell table:formula="of:=([.$B$15]*[.$B$10]/100) *[.B28]" office:value-type="float" office:value="10774.75">
            <text:p>10774.75</text:p>
          </table:table-cell>
          <table:table-cell table:style-name="ce3" table:formula="of:=FLOOR(([.C28]/[.$B$15]);1;0)" office:value-type="float" office:value="76">
            <text:p>76</text:p>
          </table:table-cell>
          <table:table-cell table:formula="of:=[.C28]-([.D28]*[.$B$15])" office:value-type="float" office:value="134.75">
            <text:p>134.75</text:p>
          </table:table-cell>
          <table:table-cell/>
          <table:table-cell table:style-name="ce3"/>
          <table:table-cell table:number-columns-repeated="2"/>
          <table:table-cell table:style-name="ce3" table:formula="of:=[.J27]+1" office:value-type="float" office:value="8">
            <text:p>8</text:p>
          </table:table-cell>
          <table:table-cell table:style-name="ce3" table:formula="of:=[.K27]+[.M27] +[.O27]" office:value-type="float" office:value="3549">
            <text:p>3549</text:p>
          </table:table-cell>
          <table:table-cell table:style-name="ce3" table:formula="of:=([.$B$15]*[.$B$10]/100) *[.K28]" office:value-type="float" office:value="58381.05">
            <text:p>58381.05</text:p>
          </table:table-cell>
          <table:table-cell table:style-name="ce3" table:formula="of:=FLOOR(([.L28]/[.$B$15]);1;0)" office:value-type="float" office:value="417">
            <text:p>417</text:p>
          </table:table-cell>
          <table:table-cell table:style-name="ce4" table:formula="of:=[.N27]" office:value-type="float" office:value="50000">
            <text:p>50000</text:p>
          </table:table-cell>
          <table:table-cell table:style-name="ce6" table:formula="of:=FLOOR(([.N28]/[.$N$10]);1)" office:value-type="float" office:value="357">
            <text:p>357</text:p>
          </table:table-cell>
          <table:table-cell table:style-name="ce6" table:formula="of:=([.P27]+([.N28]/ 100000))" office:value-type="float" office:value="3.9354">
            <text:p>3.9354</text:p>
          </table:table-cell>
          <table:table-cell table:formula="of:=([.K28]*[.$K$15]) / 100000" office:value-type="float" office:value="4.9686">
            <text:p>4.9686</text:p>
          </table:table-cell>
        </table:table-row>
        <table:table-row table:style-name="ro1">
          <table:table-cell table:formula="of:=[.A28]+1" office:value-type="float" office:value="9">
            <text:p>9</text:p>
          </table:table-cell>
          <table:table-cell table:formula="of:=[.B28]+[.D28]" office:value-type="float" office:value="731">
            <text:p>731</text:p>
          </table:table-cell>
          <table:table-cell table:formula="of:=([.$B$15]*[.$B$10]/100) *[.B29]" office:value-type="float" office:value="12024.95">
            <text:p>12024.95</text:p>
          </table:table-cell>
          <table:table-cell table:style-name="ce3" table:formula="of:=FLOOR(([.C29]/[.$B$15]);1;0)" office:value-type="float" office:value="85">
            <text:p>85</text:p>
          </table:table-cell>
          <table:table-cell table:formula="of:=[.C29]-([.D29]*[.$B$15])" office:value-type="float" office:value="124.949999999999">
            <text:p>124.95</text:p>
          </table:table-cell>
          <table:table-cell/>
          <table:table-cell table:style-name="ce3"/>
          <table:table-cell table:number-columns-repeated="2"/>
          <table:table-cell table:style-name="ce3" table:formula="of:=[.J28]+1" office:value-type="float" office:value="9">
            <text:p>9</text:p>
          </table:table-cell>
          <table:table-cell table:style-name="ce3" table:formula="of:=[.K28]+[.M28] +[.O28]" office:value-type="float" office:value="4323">
            <text:p>4323</text:p>
          </table:table-cell>
          <table:table-cell table:style-name="ce3" table:formula="of:=([.$B$15]*[.$B$10]/100) *[.K29]" office:value-type="float" office:value="71113.35">
            <text:p>71113.35</text:p>
          </table:table-cell>
          <table:table-cell table:style-name="ce3" table:formula="of:=FLOOR(([.L29]/[.$B$15]);1;0)" office:value-type="float" office:value="507">
            <text:p>507</text:p>
          </table:table-cell>
          <table:table-cell table:style-name="ce4" table:formula="of:=[.N28]" office:value-type="float" office:value="50000">
            <text:p>50000</text:p>
          </table:table-cell>
          <table:table-cell table:style-name="ce6" table:formula="of:=FLOOR(([.N29]/[.$N$10]);1)" office:value-type="float" office:value="357">
            <text:p>357</text:p>
          </table:table-cell>
          <table:table-cell table:style-name="ce6" table:formula="of:=([.P28]+([.N29]/ 100000))" office:value-type="float" office:value="4.4354">
            <text:p>4.4354</text:p>
          </table:table-cell>
          <table:table-cell table:formula="of:=([.K29]*[.$K$15]) / 100000" office:value-type="float" office:value="6.0522">
            <text:p>6.0522</text:p>
          </table:table-cell>
        </table:table-row>
        <table:table-row table:style-name="ro1">
          <table:table-cell table:formula="of:=[.A29]+1" office:value-type="float" office:value="10">
            <text:p>10</text:p>
          </table:table-cell>
          <table:table-cell table:formula="of:=[.B29]+[.D29]" office:value-type="float" office:value="816">
            <text:p>816</text:p>
          </table:table-cell>
          <table:table-cell table:formula="of:=([.$B$15]*[.$B$10]/100) *[.B30]" office:value-type="float" office:value="13423.2">
            <text:p>13423.2</text:p>
          </table:table-cell>
          <table:table-cell table:style-name="ce3" table:formula="of:=FLOOR(([.C30]/[.$B$15]);1;0)" office:value-type="float" office:value="95">
            <text:p>95</text:p>
          </table:table-cell>
          <table:table-cell table:formula="of:=[.C30]-([.D30]*[.$B$15])" office:value-type="float" office:value="123.199999999999">
            <text:p>123.2</text:p>
          </table:table-cell>
          <table:table-cell/>
          <table:table-cell table:style-name="ce3"/>
          <table:table-cell table:number-columns-repeated="2"/>
          <table:table-cell table:style-name="ce3" table:formula="of:=[.J29]+1" office:value-type="float" office:value="10">
            <text:p>10</text:p>
          </table:table-cell>
          <table:table-cell table:style-name="ce3" table:formula="of:=[.K29]+[.M29] +[.O29]" office:value-type="float" office:value="5187">
            <text:p>5187</text:p>
          </table:table-cell>
          <table:table-cell table:style-name="ce3" table:formula="of:=([.$B$15]*[.$B$10]/100) *[.K30]" office:value-type="float" office:value="85326.15">
            <text:p>85326.15</text:p>
          </table:table-cell>
          <table:table-cell table:style-name="ce3" table:formula="of:=FLOOR(([.L30]/[.$B$15]);1;0)" office:value-type="float" office:value="609">
            <text:p>609</text:p>
          </table:table-cell>
          <table:table-cell table:style-name="ce4" table:formula="of:=[.N29]" office:value-type="float" office:value="50000">
            <text:p>50000</text:p>
          </table:table-cell>
          <table:table-cell table:style-name="ce6" table:formula="of:=FLOOR(([.N30]/[.$N$10]);1)" office:value-type="float" office:value="357">
            <text:p>357</text:p>
          </table:table-cell>
          <table:table-cell table:style-name="ce6" table:formula="of:=([.P29]+([.N30]/ 100000))" office:value-type="float" office:value="4.9354">
            <text:p>4.9354</text:p>
          </table:table-cell>
          <table:table-cell table:formula="of:=([.K30]*[.$K$15]) / 100000" office:value-type="float" office:value="7.2618">
            <text:p>7.2618</text:p>
          </table:table-cell>
        </table:table-row>
        <table:table-row table:style-name="ro1">
          <table:table-cell table:formula="of:=[.A30]+1" office:value-type="float" office:value="11">
            <text:p>11</text:p>
          </table:table-cell>
          <table:table-cell table:formula="of:=[.B30]+[.D30]" office:value-type="float" office:value="911">
            <text:p>911</text:p>
          </table:table-cell>
          <table:table-cell table:formula="of:=([.$B$15]*[.$B$10]/100) *[.B31]" office:value-type="float" office:value="14985.95">
            <text:p>14985.95</text:p>
          </table:table-cell>
          <table:table-cell table:style-name="ce3" table:formula="of:=FLOOR(([.C31]/[.$B$15]);1;0)" office:value-type="float" office:value="107">
            <text:p>107</text:p>
          </table:table-cell>
          <table:table-cell table:formula="of:=[.C31]-([.D31]*[.$B$15])" office:value-type="float" office:value="5.94999999999891">
            <text:p>5.95</text:p>
          </table:table-cell>
          <table:table-cell table:formula="of:=SUM([.E21:.E31])" office:value-type="float" office:value="1042.99999999999">
            <text:p>1043</text:p>
          </table:table-cell>
          <table:table-cell table:style-name="ce3"/>
          <table:table-cell table:number-columns-repeated="2"/>
          <table:table-cell table:style-name="ce3" table:formula="of:=[.J30]+1" office:value-type="float" office:value="11">
            <text:p>11</text:p>
          </table:table-cell>
          <table:table-cell table:style-name="ce3" table:formula="of:=[.K30]+[.M30] +[.O30]" office:value-type="float" office:value="6153">
            <text:p>6153</text:p>
          </table:table-cell>
          <table:table-cell table:style-name="ce3" table:formula="of:=([.$B$15]*[.$B$10]/100) *[.K31]" office:value-type="float" office:value="101216.85">
            <text:p>101216.85</text:p>
          </table:table-cell>
          <table:table-cell table:style-name="ce3" table:formula="of:=FLOOR(([.L31]/[.$B$15]);1;0)" office:value-type="float" office:value="722">
            <text:p>722</text:p>
          </table:table-cell>
          <table:table-cell table:style-name="ce3" office:value-type="float" office:value="0">
            <text:p>0</text:p>
          </table:table-cell>
          <table:table-cell table:style-name="ce6" table:formula="of:=FLOOR(([.N31]/[.$N$10]);1)" office:value-type="float" office:value="0">
            <text:p>0</text:p>
          </table:table-cell>
          <table:table-cell table:style-name="ce6" table:formula="of:=([.P30]+([.N31]/ 100000))" office:value-type="float" office:value="4.9354">
            <text:p>4.9354</text:p>
          </table:table-cell>
          <table:table-cell table:formula="of:=([.K31]*[.$K$15]) / 100000" office:value-type="float" office:value="8.6142">
            <text:p>8.6142</text:p>
          </table:table-cell>
        </table:table-row>
        <table:table-row table:style-name="ro1">
          <table:table-cell table:formula="of:=[.A31]+1" office:value-type="float" office:value="12">
            <text:p>12</text:p>
          </table:table-cell>
          <table:table-cell table:formula="of:=[.B31]+[.D31]" office:value-type="float" office:value="1018">
            <text:p>1018</text:p>
          </table:table-cell>
          <table:table-cell table:formula="of:=([.$B$15]*[.$B$10]/100) *[.B32]" office:value-type="float" office:value="16746.1">
            <text:p>16746.1</text:p>
          </table:table-cell>
          <table:table-cell table:style-name="ce3" table:formula="of:=FLOOR(([.C32]/[.$B$15]);1;0)" office:value-type="float" office:value="119">
            <text:p>119</text:p>
          </table:table-cell>
          <table:table-cell table:formula="of:=[.C32]-([.D32]*[.$B$15])" office:value-type="float" office:value="86.0999999999985">
            <text:p>86.1</text:p>
          </table:table-cell>
          <table:table-cell/>
          <table:table-cell table:style-name="ce3"/>
          <table:table-cell table:number-columns-repeated="2"/>
          <table:table-cell table:style-name="ce3" table:formula="of:=[.J31]+1" office:value-type="float" office:value="12">
            <text:p>12</text:p>
          </table:table-cell>
          <table:table-cell table:style-name="ce3" table:formula="of:=[.K31]+[.M31] +[.O31]" office:value-type="float" office:value="6875">
            <text:p>6875</text:p>
          </table:table-cell>
          <table:table-cell table:style-name="ce3" table:formula="of:=([.$B$15]*[.$B$10]/100) *[.K32]" office:value-type="float" office:value="113093.75">
            <text:p>113093.75</text:p>
          </table:table-cell>
          <table:table-cell table:style-name="ce3" table:formula="of:=FLOOR(([.L32]/[.$B$15]);1;0)" office:value-type="float" office:value="807">
            <text:p>807</text:p>
          </table:table-cell>
          <table:table-cell table:style-name="ce3" table:formula="of:=[.N31]" office:value-type="float" office:value="0">
            <text:p>0</text:p>
          </table:table-cell>
          <table:table-cell table:style-name="ce6" table:formula="of:=FLOOR(([.N32]/[.$N$10]);1)" office:value-type="float" office:value="0">
            <text:p>0</text:p>
          </table:table-cell>
          <table:table-cell table:style-name="ce6" table:formula="of:=([.P31]+([.N32]/ 100000))" office:value-type="float" office:value="4.9354">
            <text:p>4.9354</text:p>
          </table:table-cell>
          <table:table-cell table:formula="of:=([.K32]*[.$K$15]) / 100000" office:value-type="float" office:value="9.625">
            <text:p>9.625</text:p>
          </table:table-cell>
        </table:table-row>
        <table:table-row table:style-name="ro1">
          <table:table-cell table:formula="of:=[.A32]+1" office:value-type="float" office:value="13">
            <text:p>13</text:p>
          </table:table-cell>
          <table:table-cell table:formula="of:=[.B32]+[.D32]" office:value-type="float" office:value="1137">
            <text:p>1137</text:p>
          </table:table-cell>
          <table:table-cell table:formula="of:=([.$B$15]*[.$B$10]/100) *[.B33]" office:value-type="float" office:value="18703.65">
            <text:p>18703.65</text:p>
          </table:table-cell>
          <table:table-cell table:style-name="ce3" table:formula="of:=FLOOR(([.C33]/[.$B$15]);1;0)" office:value-type="float" office:value="133">
            <text:p>133</text:p>
          </table:table-cell>
          <table:table-cell table:formula="of:=[.C33]-([.D33]*[.$B$15])" office:value-type="float" office:value="83.6499999999978">
            <text:p>83.65</text:p>
          </table:table-cell>
          <table:table-cell/>
          <table:table-cell table:style-name="ce3"/>
          <table:table-cell table:number-columns-repeated="2"/>
          <table:table-cell table:style-name="ce3" table:formula="of:=[.J32]+1" office:value-type="float" office:value="13">
            <text:p>13</text:p>
          </table:table-cell>
          <table:table-cell table:style-name="ce3" table:formula="of:=[.K32]+[.M32] +[.O32]" office:value-type="float" office:value="7682">
            <text:p>7682</text:p>
          </table:table-cell>
          <table:table-cell table:style-name="ce3" table:formula="of:=([.$B$15]*[.$B$10]/100) *[.K33]" office:value-type="float" office:value="126368.9">
            <text:p>126368.9</text:p>
          </table:table-cell>
          <table:table-cell table:style-name="ce3" table:formula="of:=FLOOR(([.L33]/[.$B$15]);1;0)" office:value-type="float" office:value="902">
            <text:p>902</text:p>
          </table:table-cell>
          <table:table-cell table:style-name="ce3" table:formula="of:=[.N32]" office:value-type="float" office:value="0">
            <text:p>0</text:p>
          </table:table-cell>
          <table:table-cell table:style-name="ce6" table:formula="of:=FLOOR(([.N33]/[.$N$10]);1)" office:value-type="float" office:value="0">
            <text:p>0</text:p>
          </table:table-cell>
          <table:table-cell table:style-name="ce6" table:formula="of:=([.P32]+([.N33]/ 100000))" office:value-type="float" office:value="4.9354">
            <text:p>4.9354</text:p>
          </table:table-cell>
          <table:table-cell table:formula="of:=([.K33]*[.$K$15]) / 100000" office:value-type="float" office:value="10.7548">
            <text:p>10.7548</text:p>
          </table:table-cell>
        </table:table-row>
        <table:table-row table:style-name="ro1">
          <table:table-cell table:formula="of:=[.A33]+1" office:value-type="float" office:value="14">
            <text:p>14</text:p>
          </table:table-cell>
          <table:table-cell table:formula="of:=[.B33]+[.D33]" office:value-type="float" office:value="1270">
            <text:p>1270</text:p>
          </table:table-cell>
          <table:table-cell table:formula="of:=([.$B$15]*[.$B$10]/100) *[.B34]" office:value-type="float" office:value="20891.5">
            <text:p>20891.5</text:p>
          </table:table-cell>
          <table:table-cell table:style-name="ce3" table:formula="of:=FLOOR(([.C34]/[.$B$15]);1;0)" office:value-type="float" office:value="149">
            <text:p>149</text:p>
          </table:table-cell>
          <table:table-cell table:formula="of:=[.C34]-([.D34]*[.$B$15])" office:value-type="float" office:value="31.5">
            <text:p>31.5</text:p>
          </table:table-cell>
          <table:table-cell/>
          <table:table-cell table:style-name="ce3"/>
          <table:table-cell table:number-columns-repeated="2"/>
          <table:table-cell table:style-name="ce3" table:formula="of:=[.J33]+1" office:value-type="float" office:value="14">
            <text:p>14</text:p>
          </table:table-cell>
          <table:table-cell table:style-name="ce3" table:formula="of:=[.K33]+[.M33] +[.O33]" office:value-type="float" office:value="8584">
            <text:p>8584</text:p>
          </table:table-cell>
          <table:table-cell table:style-name="ce3" table:formula="of:=([.$B$15]*[.$B$10]/100) *[.K34]" office:value-type="float" office:value="141206.8">
            <text:p>141206.8</text:p>
          </table:table-cell>
          <table:table-cell table:style-name="ce3" table:formula="of:=FLOOR(([.L34]/[.$B$15]);1;0)" office:value-type="float" office:value="1008">
            <text:p>1008</text:p>
          </table:table-cell>
          <table:table-cell table:style-name="ce3" table:formula="of:=[.N33]" office:value-type="float" office:value="0">
            <text:p>0</text:p>
          </table:table-cell>
          <table:table-cell table:style-name="ce6" table:formula="of:=FLOOR(([.N34]/[.$N$10]);1)" office:value-type="float" office:value="0">
            <text:p>0</text:p>
          </table:table-cell>
          <table:table-cell table:style-name="ce6" table:formula="of:=([.P33]+([.N34]/ 100000))" office:value-type="float" office:value="4.9354">
            <text:p>4.9354</text:p>
          </table:table-cell>
          <table:table-cell table:formula="of:=([.K34]*[.$K$15]) / 100000" office:value-type="float" office:value="12.0176">
            <text:p>12.0176</text:p>
          </table:table-cell>
        </table:table-row>
        <table:table-row table:style-name="ro1">
          <table:table-cell table:formula="of:=[.A34]+1" office:value-type="float" office:value="15">
            <text:p>15</text:p>
          </table:table-cell>
          <table:table-cell table:formula="of:=[.B34]+[.D34]" office:value-type="float" office:value="1419">
            <text:p>1419</text:p>
          </table:table-cell>
          <table:table-cell table:formula="of:=([.$B$15]*[.$B$10]/100) *[.B35]" office:value-type="float" office:value="23342.55">
            <text:p>23342.55</text:p>
          </table:table-cell>
          <table:table-cell table:style-name="ce3" table:formula="of:=FLOOR(([.C35]/[.$B$15]);1;0)" office:value-type="float" office:value="166">
            <text:p>166</text:p>
          </table:table-cell>
          <table:table-cell table:formula="of:=[.C35]-([.D35]*[.$B$15])" office:value-type="float" office:value="102.549999999999">
            <text:p>102.55</text:p>
          </table:table-cell>
          <table:table-cell/>
          <table:table-cell table:style-name="ce3"/>
          <table:table-cell table:number-columns-repeated="2"/>
          <table:table-cell table:style-name="ce3" table:formula="of:=[.J34]+1" office:value-type="float" office:value="15">
            <text:p>15</text:p>
          </table:table-cell>
          <table:table-cell table:style-name="ce3" table:formula="of:=[.K34]+[.M34] +[.O34]" office:value-type="float" office:value="9592">
            <text:p>9592</text:p>
          </table:table-cell>
          <table:table-cell table:style-name="ce3" table:formula="of:=([.$B$15]*[.$B$10]/100) *[.K35]" office:value-type="float" office:value="157788.4">
            <text:p>157788.4</text:p>
          </table:table-cell>
          <table:table-cell table:style-name="ce3" table:formula="of:=FLOOR(([.L35]/[.$B$15]);1;0)" office:value-type="float" office:value="1127">
            <text:p>1127</text:p>
          </table:table-cell>
          <table:table-cell table:style-name="ce3" table:formula="of:=[.N34]" office:value-type="float" office:value="0">
            <text:p>0</text:p>
          </table:table-cell>
          <table:table-cell table:style-name="ce6" table:formula="of:=FLOOR(([.N35]/[.$N$10]);1)" office:value-type="float" office:value="0">
            <text:p>0</text:p>
          </table:table-cell>
          <table:table-cell table:style-name="ce6" table:formula="of:=([.P34]+([.N35]/ 100000))" office:value-type="float" office:value="4.9354">
            <text:p>4.9354</text:p>
          </table:table-cell>
          <table:table-cell table:formula="of:=([.K35]*[.$K$15]) / 100000" office:value-type="float" office:value="13.4288">
            <text:p>13.4288</text:p>
          </table:table-cell>
        </table:table-row>
        <table:table-row table:style-name="ro1">
          <table:table-cell table:formula="of:=[.A35]+1" office:value-type="float" office:value="16">
            <text:p>16</text:p>
          </table:table-cell>
          <table:table-cell table:formula="of:=[.B35]+[.D35]" office:value-type="float" office:value="1585">
            <text:p>1585</text:p>
          </table:table-cell>
          <table:table-cell table:formula="of:=([.$B$15]*[.$B$10]/100) *[.B36]" office:value-type="float" office:value="26073.25">
            <text:p>26073.25</text:p>
          </table:table-cell>
          <table:table-cell table:style-name="ce3" table:formula="of:=FLOOR(([.C36]/[.$B$15]);1;0)" office:value-type="float" office:value="186">
            <text:p>186</text:p>
          </table:table-cell>
          <table:table-cell table:formula="of:=[.C36]-([.D36]*[.$B$15])" office:value-type="float" office:value="33.25">
            <text:p>33.25</text:p>
          </table:table-cell>
          <table:table-cell/>
          <table:table-cell table:style-name="ce3"/>
          <table:table-cell table:number-columns-repeated="2"/>
          <table:table-cell table:style-name="ce3" table:formula="of:=[.J35]+1" office:value-type="float" office:value="16">
            <text:p>16</text:p>
          </table:table-cell>
          <table:table-cell table:style-name="ce3" table:formula="of:=[.K35]+[.M35] +[.O35]" office:value-type="float" office:value="10719">
            <text:p>10719</text:p>
          </table:table-cell>
          <table:table-cell table:style-name="ce3" table:formula="of:=([.$B$15]*[.$B$10]/100) *[.K36]" office:value-type="float" office:value="176327.55">
            <text:p>176327.55</text:p>
          </table:table-cell>
          <table:table-cell table:style-name="ce3" table:formula="of:=FLOOR(([.L36]/[.$B$15]);1;0)" office:value-type="float" office:value="1259">
            <text:p>1259</text:p>
          </table:table-cell>
          <table:table-cell table:style-name="ce3" table:formula="of:=[.N35]" office:value-type="float" office:value="0">
            <text:p>0</text:p>
          </table:table-cell>
          <table:table-cell table:style-name="ce6" table:formula="of:=FLOOR(([.N36]/[.$N$10]);1)" office:value-type="float" office:value="0">
            <text:p>0</text:p>
          </table:table-cell>
          <table:table-cell table:style-name="ce6" table:formula="of:=([.P35]+([.N36]/ 100000))" office:value-type="float" office:value="4.9354">
            <text:p>4.9354</text:p>
          </table:table-cell>
          <table:table-cell table:formula="of:=([.K36]*[.$K$15]) / 100000" office:value-type="float" office:value="15.0066">
            <text:p>15.0066</text:p>
          </table:table-cell>
        </table:table-row>
        <table:table-row table:style-name="ro1">
          <table:table-cell table:formula="of:=[.A36]+1" office:value-type="float" office:value="17">
            <text:p>17</text:p>
          </table:table-cell>
          <table:table-cell table:formula="of:=[.B36]+[.D36]" office:value-type="float" office:value="1771">
            <text:p>1771</text:p>
          </table:table-cell>
          <table:table-cell table:formula="of:=([.$B$15]*[.$B$10]/100) *[.B37]" office:value-type="float" office:value="29132.95">
            <text:p>29132.95</text:p>
          </table:table-cell>
          <table:table-cell table:style-name="ce3" table:formula="of:=FLOOR(([.C37]/[.$B$15]);1;0)" office:value-type="float" office:value="208">
            <text:p>208</text:p>
          </table:table-cell>
          <table:table-cell table:formula="of:=[.C37]-([.D37]*[.$B$15])" office:value-type="float" office:value="12.9499999999971">
            <text:p>12.95</text:p>
          </table:table-cell>
          <table:table-cell/>
          <table:table-cell table:style-name="ce3"/>
          <table:table-cell table:number-columns-repeated="2"/>
          <table:table-cell table:style-name="ce3" table:formula="of:=[.J36]+1" office:value-type="float" office:value="17">
            <text:p>17</text:p>
          </table:table-cell>
          <table:table-cell table:style-name="ce3" table:formula="of:=[.K36]+[.M36] +[.O36]" office:value-type="float" office:value="11978">
            <text:p>11978</text:p>
          </table:table-cell>
          <table:table-cell table:style-name="ce3" table:formula="of:=([.$B$15]*[.$B$10]/100) *[.K37]" office:value-type="float" office:value="197038.1">
            <text:p>197038.1</text:p>
          </table:table-cell>
          <table:table-cell table:style-name="ce3" table:formula="of:=FLOOR(([.L37]/[.$B$15]);1;0)" office:value-type="float" office:value="1407">
            <text:p>1407</text:p>
          </table:table-cell>
          <table:table-cell table:style-name="ce3" table:formula="of:=[.N36]" office:value-type="float" office:value="0">
            <text:p>0</text:p>
          </table:table-cell>
          <table:table-cell table:style-name="ce6" table:formula="of:=FLOOR(([.N37]/[.$N$10]);1)" office:value-type="float" office:value="0">
            <text:p>0</text:p>
          </table:table-cell>
          <table:table-cell table:style-name="ce6" table:formula="of:=([.P36]+([.N37]/ 100000))" office:value-type="float" office:value="4.9354">
            <text:p>4.9354</text:p>
          </table:table-cell>
          <table:table-cell table:formula="of:=([.K37]*[.$K$15]) / 100000" office:value-type="float" office:value="16.7692">
            <text:p>16.7692</text:p>
          </table:table-cell>
        </table:table-row>
        <table:table-row table:style-name="ro1">
          <table:table-cell table:formula="of:=[.A37]+1" office:value-type="float" office:value="18">
            <text:p>18</text:p>
          </table:table-cell>
          <table:table-cell table:formula="of:=[.B37]+[.D37]" office:value-type="float" office:value="1979">
            <text:p>1979</text:p>
          </table:table-cell>
          <table:table-cell table:formula="of:=([.$B$15]*[.$B$10]/100) *[.B38]" office:value-type="float" office:value="32554.55">
            <text:p>32554.55</text:p>
          </table:table-cell>
          <table:table-cell table:style-name="ce3" table:formula="of:=FLOOR(([.C38]/[.$B$15]);1;0)" office:value-type="float" office:value="232">
            <text:p>232</text:p>
          </table:table-cell>
          <table:table-cell table:formula="of:=[.C38]-([.D38]*[.$B$15])" office:value-type="float" office:value="74.5499999999993">
            <text:p>74.55</text:p>
          </table:table-cell>
          <table:table-cell/>
          <table:table-cell table:style-name="ce3"/>
          <table:table-cell table:number-columns-repeated="2"/>
          <table:table-cell table:style-name="ce3" table:formula="of:=[.J37]+1" office:value-type="float" office:value="18">
            <text:p>18</text:p>
          </table:table-cell>
          <table:table-cell table:style-name="ce3" table:formula="of:=[.K37]+[.M37] +[.O37]" office:value-type="float" office:value="13385">
            <text:p>13385</text:p>
          </table:table-cell>
          <table:table-cell table:style-name="ce3" table:formula="of:=([.$B$15]*[.$B$10]/100) *[.K38]" office:value-type="float" office:value="220183.25">
            <text:p>220183.25</text:p>
          </table:table-cell>
          <table:table-cell table:style-name="ce3" table:formula="of:=FLOOR(([.L38]/[.$B$15]);1;0)" office:value-type="float" office:value="1572">
            <text:p>1572</text:p>
          </table:table-cell>
          <table:table-cell table:style-name="ce3" table:formula="of:=[.N37]" office:value-type="float" office:value="0">
            <text:p>0</text:p>
          </table:table-cell>
          <table:table-cell table:style-name="ce6" table:formula="of:=FLOOR(([.N38]/[.$N$10]);1)" office:value-type="float" office:value="0">
            <text:p>0</text:p>
          </table:table-cell>
          <table:table-cell table:style-name="ce6" table:formula="of:=([.P37]+([.N38]/ 100000))" office:value-type="float" office:value="4.9354">
            <text:p>4.9354</text:p>
          </table:table-cell>
          <table:table-cell table:formula="of:=([.K38]*[.$K$15]) / 100000" office:value-type="float" office:value="18.739">
            <text:p>18.739</text:p>
          </table:table-cell>
        </table:table-row>
        <table:table-row table:style-name="ro1">
          <table:table-cell table:formula="of:=[.A38]+1" office:value-type="float" office:value="19">
            <text:p>19</text:p>
          </table:table-cell>
          <table:table-cell table:formula="of:=[.B38]+[.D38]" office:value-type="float" office:value="2211">
            <text:p>2211</text:p>
          </table:table-cell>
          <table:table-cell table:formula="of:=([.$B$15]*[.$B$10]/100) *[.B39]" office:value-type="float" office:value="36370.95">
            <text:p>36370.95</text:p>
          </table:table-cell>
          <table:table-cell table:style-name="ce3" table:formula="of:=FLOOR(([.C39]/[.$B$15]);1;0)" office:value-type="float" office:value="259">
            <text:p>259</text:p>
          </table:table-cell>
          <table:table-cell table:formula="of:=[.C39]-([.D39]*[.$B$15])" office:value-type="float" office:value="110.949999999997">
            <text:p>110.95</text:p>
          </table:table-cell>
          <table:table-cell/>
          <table:table-cell table:style-name="ce3"/>
          <table:table-cell table:number-columns-repeated="2"/>
          <table:table-cell table:style-name="ce3" table:formula="of:=[.J38]+1" office:value-type="float" office:value="19">
            <text:p>19</text:p>
          </table:table-cell>
          <table:table-cell table:style-name="ce3" table:formula="of:=[.K38]+[.M38] +[.O38]" office:value-type="float" office:value="14957">
            <text:p>14957</text:p>
          </table:table-cell>
          <table:table-cell table:style-name="ce3" table:formula="of:=([.$B$15]*[.$B$10]/100) *[.K39]" office:value-type="float" office:value="246042.65">
            <text:p>246042.65</text:p>
          </table:table-cell>
          <table:table-cell table:style-name="ce3" table:formula="of:=FLOOR(([.L39]/[.$B$15]);1;0)" office:value-type="float" office:value="1757">
            <text:p>1757</text:p>
          </table:table-cell>
          <table:table-cell table:style-name="ce3" table:formula="of:=[.N38]" office:value-type="float" office:value="0">
            <text:p>0</text:p>
          </table:table-cell>
          <table:table-cell table:style-name="ce6" table:formula="of:=FLOOR(([.N39]/[.$N$10]);1)" office:value-type="float" office:value="0">
            <text:p>0</text:p>
          </table:table-cell>
          <table:table-cell table:style-name="ce6" table:formula="of:=([.P38]+([.N39]/ 100000))" office:value-type="float" office:value="4.9354">
            <text:p>4.9354</text:p>
          </table:table-cell>
          <table:table-cell table:formula="of:=([.K39]*[.$K$15]) / 100000" office:value-type="float" office:value="20.9398">
            <text:p>20.9398</text:p>
          </table:table-cell>
        </table:table-row>
        <table:table-row table:style-name="ro1">
          <table:table-cell table:formula="of:=[.A39]+1" office:value-type="float" office:value="20">
            <text:p>20</text:p>
          </table:table-cell>
          <table:table-cell table:formula="of:=[.B39]+[.D39]" office:value-type="float" office:value="2470">
            <text:p>2470</text:p>
          </table:table-cell>
          <table:table-cell table:formula="of:=([.$B$15]*[.$B$10]/100) *[.B40]" office:value-type="float" office:value="40631.5">
            <text:p>40631.5</text:p>
          </table:table-cell>
          <table:table-cell table:style-name="ce3" table:formula="of:=FLOOR(([.C40]/[.$B$15]);1;0)" office:value-type="float" office:value="290">
            <text:p>290</text:p>
          </table:table-cell>
          <table:table-cell table:formula="of:=[.C40]-([.D40]*[.$B$15])" office:value-type="float" office:value="31.5">
            <text:p>31.5</text:p>
          </table:table-cell>
          <table:table-cell/>
          <table:table-cell table:style-name="ce3"/>
          <table:table-cell table:number-columns-repeated="2"/>
          <table:table-cell table:style-name="ce3" table:formula="of:=[.J39]+1" office:value-type="float" office:value="20">
            <text:p>20</text:p>
          </table:table-cell>
          <table:table-cell table:style-name="ce3" table:formula="of:=[.K39]+[.M39] +[.O39]" office:value-type="float" office:value="16714">
            <text:p>16714</text:p>
          </table:table-cell>
          <table:table-cell table:style-name="ce3" table:formula="of:=([.$B$15]*[.$B$10]/100) *[.K40]" office:value-type="float" office:value="274945.3">
            <text:p>274945.3</text:p>
          </table:table-cell>
          <table:table-cell table:style-name="ce3" table:formula="of:=FLOOR(([.L40]/[.$B$15]);1;0)" office:value-type="float" office:value="1963">
            <text:p>1963</text:p>
          </table:table-cell>
          <table:table-cell table:style-name="ce3" table:formula="of:=[.N39]" office:value-type="float" office:value="0">
            <text:p>0</text:p>
          </table:table-cell>
          <table:table-cell table:style-name="ce6" table:formula="of:=FLOOR(([.N40]/[.$N$10]);1)" office:value-type="float" office:value="0">
            <text:p>0</text:p>
          </table:table-cell>
          <table:table-cell table:style-name="ce6" table:formula="of:=([.P39]+([.N40]/ 100000))" office:value-type="float" office:value="4.9354">
            <text:p>4.9354</text:p>
          </table:table-cell>
          <table:table-cell table:formula="of:=([.K40]*[.$K$15]) / 100000" office:value-type="float" office:value="23.3996">
            <text:p>23.3996</text:p>
          </table:table-cell>
        </table:table-row>
        <table:table-row table:style-name="ro1">
          <table:table-cell table:formula="of:=[.A40]+1" office:value-type="float" office:value="21">
            <text:p>21</text:p>
          </table:table-cell>
          <table:table-cell table:formula="of:=[.B40]+[.D40]" office:value-type="float" office:value="2760">
            <text:p>2760</text:p>
          </table:table-cell>
          <table:table-cell table:formula="of:=([.$B$15]*[.$B$10]/100) *[.B41]" office:value-type="float" office:value="45402">
            <text:p>45402</text:p>
          </table:table-cell>
          <table:table-cell table:style-name="ce3" table:formula="of:=FLOOR(([.C41]/[.$B$15]);1;0)" office:value-type="float" office:value="324">
            <text:p>324</text:p>
          </table:table-cell>
          <table:table-cell table:formula="of:=[.C41]-([.D41]*[.$B$15])" office:value-type="float" office:value="42">
            <text:p>42</text:p>
          </table:table-cell>
          <table:table-cell/>
          <table:table-cell table:style-name="ce3"/>
          <table:table-cell table:number-columns-repeated="2"/>
          <table:table-cell table:style-name="ce3" table:formula="of:=[.J40]+1" office:value-type="float" office:value="21">
            <text:p>21</text:p>
          </table:table-cell>
          <table:table-cell table:style-name="ce3" table:formula="of:=[.K40]+[.M40] +[.O40]" office:value-type="float" office:value="18677">
            <text:p>18677</text:p>
          </table:table-cell>
          <table:table-cell table:style-name="ce3" table:formula="of:=([.$B$15]*[.$B$10]/100) *[.K41]" office:value-type="float" office:value="307236.65">
            <text:p>307236.65</text:p>
          </table:table-cell>
          <table:table-cell table:style-name="ce3" table:formula="of:=FLOOR(([.L41]/[.$B$15]);1;0)" office:value-type="float" office:value="2194">
            <text:p>2194</text:p>
          </table:table-cell>
          <table:table-cell table:style-name="ce3" table:formula="of:=[.N40]" office:value-type="float" office:value="0">
            <text:p>0</text:p>
          </table:table-cell>
          <table:table-cell table:style-name="ce6" table:formula="of:=FLOOR(([.N41]/[.$N$10]);1)" office:value-type="float" office:value="0">
            <text:p>0</text:p>
          </table:table-cell>
          <table:table-cell table:style-name="ce6" table:formula="of:=([.P40]+([.N41]/ 100000))" office:value-type="float" office:value="4.9354">
            <text:p>4.9354</text:p>
          </table:table-cell>
          <table:table-cell table:formula="of:=([.K41]*[.$K$15]) / 100000" office:value-type="float" office:value="26.1478">
            <text:p>26.1478</text:p>
          </table:table-cell>
        </table:table-row>
        <table:table-row table:style-name="ro1">
          <table:table-cell table:formula="of:=[.A41]+1" office:value-type="float" office:value="22">
            <text:p>22</text:p>
          </table:table-cell>
          <table:table-cell table:formula="of:=[.B41]+[.D41]" office:value-type="float" office:value="3084">
            <text:p>3084</text:p>
          </table:table-cell>
          <table:table-cell table:formula="of:=([.$B$15]*[.$B$10]/100) *[.B42]" office:value-type="float" office:value="50731.8">
            <text:p>50731.8</text:p>
          </table:table-cell>
          <table:table-cell table:style-name="ce3" table:formula="of:=FLOOR(([.C42]/[.$B$15]);1;0)" office:value-type="float" office:value="362">
            <text:p>362</text:p>
          </table:table-cell>
          <table:table-cell table:formula="of:=[.C42]-([.D42]*[.$B$15])" office:value-type="float" office:value="51.7999999999956">
            <text:p>51.8</text:p>
          </table:table-cell>
          <table:table-cell/>
          <table:table-cell table:style-name="ce3"/>
          <table:table-cell table:number-columns-repeated="2"/>
          <table:table-cell table:style-name="ce3" table:formula="of:=[.J41]+1" office:value-type="float" office:value="22">
            <text:p>22</text:p>
          </table:table-cell>
          <table:table-cell table:style-name="ce3" table:formula="of:=[.K41]+[.M41] +[.O41]" office:value-type="float" office:value="20871">
            <text:p>20871</text:p>
          </table:table-cell>
          <table:table-cell table:style-name="ce3" table:formula="of:=([.$B$15]*[.$B$10]/100) *[.K42]" office:value-type="float" office:value="343327.95">
            <text:p>343327.95</text:p>
          </table:table-cell>
          <table:table-cell table:style-name="ce3" table:formula="of:=FLOOR(([.L42]/[.$B$15]);1;0)" office:value-type="float" office:value="2452">
            <text:p>2452</text:p>
          </table:table-cell>
          <table:table-cell table:style-name="ce3" table:formula="of:=[.N41]" office:value-type="float" office:value="0">
            <text:p>0</text:p>
          </table:table-cell>
          <table:table-cell table:style-name="ce6" table:formula="of:=FLOOR(([.N42]/[.$N$10]);1)" office:value-type="float" office:value="0">
            <text:p>0</text:p>
          </table:table-cell>
          <table:table-cell table:style-name="ce6" table:formula="of:=([.P41]+([.N42]/ 100000))" office:value-type="float" office:value="4.9354">
            <text:p>4.9354</text:p>
          </table:table-cell>
          <table:table-cell table:formula="of:=([.K42]*[.$K$15]) / 100000" office:value-type="float" office:value="29.2194">
            <text:p>29.2194</text:p>
          </table:table-cell>
        </table:table-row>
        <table:table-row table:style-name="ro1">
          <table:table-cell table:formula="of:=[.A42]+1" office:value-type="float" office:value="23">
            <text:p>23</text:p>
          </table:table-cell>
          <table:table-cell table:formula="of:=[.B42]+[.D42]" office:value-type="float" office:value="3446">
            <text:p>3446</text:p>
          </table:table-cell>
          <table:table-cell table:formula="of:=([.$B$15]*[.$B$10]/100) *[.B43]" office:value-type="float" office:value="56686.7">
            <text:p>56686.7</text:p>
          </table:table-cell>
          <table:table-cell table:style-name="ce3" table:formula="of:=FLOOR(([.C43]/[.$B$15]);1;0)" office:value-type="float" office:value="404">
            <text:p>404</text:p>
          </table:table-cell>
          <table:table-cell table:formula="of:=[.C43]-([.D43]*[.$B$15])" office:value-type="float" office:value="126.699999999997">
            <text:p>126.7</text:p>
          </table:table-cell>
          <table:table-cell/>
          <table:table-cell table:style-name="ce3"/>
          <table:table-cell table:number-columns-repeated="2"/>
          <table:table-cell table:style-name="ce3" table:formula="of:=[.J42]+1" office:value-type="float" office:value="23">
            <text:p>23</text:p>
          </table:table-cell>
          <table:table-cell table:style-name="ce3" table:formula="of:=[.K42]+[.M42] +[.O42]" office:value-type="float" office:value="23323">
            <text:p>23323</text:p>
          </table:table-cell>
          <table:table-cell table:style-name="ce3" table:formula="of:=([.$B$15]*[.$B$10]/100) *[.K43]" office:value-type="float" office:value="383663.35">
            <text:p>383663.35</text:p>
          </table:table-cell>
          <table:table-cell table:style-name="ce3" table:formula="of:=FLOOR(([.L43]/[.$B$15]);1;0)" office:value-type="float" office:value="2740">
            <text:p>2740</text:p>
          </table:table-cell>
          <table:table-cell table:style-name="ce3" table:formula="of:=[.N42]" office:value-type="float" office:value="0">
            <text:p>0</text:p>
          </table:table-cell>
          <table:table-cell table:style-name="ce6" table:formula="of:=FLOOR(([.N43]/[.$N$10]);1)" office:value-type="float" office:value="0">
            <text:p>0</text:p>
          </table:table-cell>
          <table:table-cell table:style-name="ce6" table:formula="of:=([.P42]+([.N43]/ 100000))" office:value-type="float" office:value="4.9354">
            <text:p>4.9354</text:p>
          </table:table-cell>
          <table:table-cell table:formula="of:=([.K43]*[.$K$15]) / 100000" office:value-type="float" office:value="32.6522">
            <text:p>32.6522</text:p>
          </table:table-cell>
        </table:table-row>
        <table:table-row table:style-name="ro1">
          <table:table-cell table:formula="of:=[.A43]+1" office:value-type="float" office:value="24">
            <text:p>24</text:p>
          </table:table-cell>
          <table:table-cell table:formula="of:=[.B43]+[.D43]" office:value-type="float" office:value="3850">
            <text:p>3850</text:p>
          </table:table-cell>
          <table:table-cell table:formula="of:=([.$B$15]*[.$B$10]/100) *[.B44]" office:value-type="float" office:value="63332.5">
            <text:p>63332.5</text:p>
          </table:table-cell>
          <table:table-cell table:style-name="ce3" table:formula="of:=FLOOR(([.C44]/[.$B$15]);1;0)" office:value-type="float" office:value="452">
            <text:p>452</text:p>
          </table:table-cell>
          <table:table-cell table:formula="of:=[.C44]-([.D44]*[.$B$15])" office:value-type="float" office:value="52.5">
            <text:p>52.5</text:p>
          </table:table-cell>
          <table:table-cell/>
          <table:table-cell table:style-name="ce3"/>
          <table:table-cell table:number-columns-repeated="2"/>
          <table:table-cell table:style-name="ce3" table:formula="of:=[.J43]+1" office:value-type="float" office:value="24">
            <text:p>24</text:p>
          </table:table-cell>
          <table:table-cell table:style-name="ce3" table:formula="of:=[.K43]+[.M43] +[.O43]" office:value-type="float" office:value="26063">
            <text:p>26063</text:p>
          </table:table-cell>
          <table:table-cell table:style-name="ce3" table:formula="of:=([.$B$15]*[.$B$10]/100) *[.K44]" office:value-type="float" office:value="428736.35">
            <text:p>428736.35</text:p>
          </table:table-cell>
          <table:table-cell table:style-name="ce3" table:formula="of:=FLOOR(([.L44]/[.$B$15]);1;0)" office:value-type="float" office:value="3062">
            <text:p>3062</text:p>
          </table:table-cell>
          <table:table-cell table:style-name="ce3" table:formula="of:=[.N43]" office:value-type="float" office:value="0">
            <text:p>0</text:p>
          </table:table-cell>
          <table:table-cell table:style-name="ce6" table:formula="of:=FLOOR(([.N44]/[.$N$10]);1)" office:value-type="float" office:value="0">
            <text:p>0</text:p>
          </table:table-cell>
          <table:table-cell table:style-name="ce6" table:formula="of:=([.P43]+([.N44]/ 100000))" office:value-type="float" office:value="4.9354">
            <text:p>4.9354</text:p>
          </table:table-cell>
          <table:table-cell table:formula="of:=([.K44]*[.$K$15]) / 100000" office:value-type="float" office:value="36.4882">
            <text:p>36.4882</text:p>
          </table:table-cell>
        </table:table-row>
        <table:table-row table:style-name="ro1">
          <table:table-cell table:style-name="ce4" table:formula="of:=[.A44]+1" office:value-type="float" office:value="25">
            <text:p>25</text:p>
          </table:table-cell>
          <table:table-cell table:formula="of:=[.B44]+[.D44]" office:value-type="float" office:value="4302">
            <text:p>4302</text:p>
          </table:table-cell>
          <table:table-cell table:formula="of:=([.$B$15]*[.$B$10]/100) *[.B45]" office:value-type="float" office:value="70767.9">
            <text:p>70767.9</text:p>
          </table:table-cell>
          <table:table-cell table:style-name="ce3" table:formula="of:=FLOOR(([.C45]/[.$B$15]);1;0)" office:value-type="float" office:value="505">
            <text:p>505</text:p>
          </table:table-cell>
          <table:table-cell table:formula="of:=[.C45]-([.D45]*[.$B$15])" office:value-type="float" office:value="67.8999999999942">
            <text:p>67.9</text:p>
          </table:table-cell>
          <table:table-cell/>
          <table:table-cell table:style-name="ce3"/>
          <table:table-cell table:number-columns-repeated="2"/>
          <table:table-cell table:style-name="ce4" table:formula="of:=[.J44]+1" office:value-type="float" office:value="25">
            <text:p>25</text:p>
          </table:table-cell>
          <table:table-cell table:style-name="ce3" table:formula="of:=[.K44]+[.M44] +[.O44]" office:value-type="float" office:value="29125">
            <text:p>29125</text:p>
          </table:table-cell>
          <table:table-cell table:style-name="ce3" table:formula="of:=([.$B$15]*[.$B$10]/100) *[.K45]" office:value-type="float" office:value="479106.25">
            <text:p>479106.25</text:p>
          </table:table-cell>
          <table:table-cell table:style-name="ce3" table:formula="of:=FLOOR(([.L45]/[.$B$15]);1;0)" office:value-type="float" office:value="3422">
            <text:p>3422</text:p>
          </table:table-cell>
          <table:table-cell table:style-name="ce3" office:value-type="float" office:value="0">
            <text:p>0</text:p>
          </table:table-cell>
          <table:table-cell table:style-name="ce6" table:formula="of:=FLOOR(([.N45]/[.$N$10]);1)" office:value-type="float" office:value="0">
            <text:p>0</text:p>
          </table:table-cell>
          <table:table-cell table:style-name="ce6" table:formula="of:=([.P44]+([.N45]/ 100000))" office:value-type="float" office:value="4.9354">
            <text:p>4.9354</text:p>
          </table:table-cell>
          <table:table-cell table:formula="of:=([.K45]*[.$K$15]) / 100000" office:value-type="float" office:value="40.775">
            <text:p>40.775</text:p>
          </table:table-cell>
        </table:table-row>
        <table:table-row table:style-name="ro1">
          <table:table-cell table:formula="of:=[.A45]+1" office:value-type="float" office:value="26">
            <text:p>26</text:p>
          </table:table-cell>
          <table:table-cell table:formula="of:=[.B45]+[.D45]" office:value-type="float" office:value="4807">
            <text:p>4807</text:p>
          </table:table-cell>
          <table:table-cell table:formula="of:=([.$B$15]*[.$B$10]/100) *[.B46]" office:value-type="float" office:value="79075.15">
            <text:p>79075.15</text:p>
          </table:table-cell>
          <table:table-cell table:style-name="ce3" table:formula="of:=FLOOR(([.C46]/[.$B$15]);1;0)" office:value-type="float" office:value="564">
            <text:p>564</text:p>
          </table:table-cell>
          <table:table-cell table:formula="of:=[.C46]-([.D46]*[.$B$15])" office:value-type="float" office:value="115.149999999994">
            <text:p>115.15</text:p>
          </table:table-cell>
          <table:table-cell/>
          <table:table-cell table:style-name="ce3"/>
          <table:table-cell table:number-columns-repeated="2"/>
          <table:table-cell table:style-name="ce3" table:formula="of:=[.J45]+1" office:value-type="float" office:value="26">
            <text:p>26</text:p>
          </table:table-cell>
          <table:table-cell table:style-name="ce3" table:formula="of:=[.K45]+[.M45] +[.O45]" office:value-type="float" office:value="32547">
            <text:p>32547</text:p>
          </table:table-cell>
          <table:table-cell table:style-name="ce3" table:formula="of:=([.$B$15]*[.$B$10]/100) *[.K46]" office:value-type="float" office:value="535398.15">
            <text:p>535398.15</text:p>
          </table:table-cell>
          <table:table-cell table:style-name="ce3" table:formula="of:=FLOOR(([.L46]/[.$B$15]);1;0)" office:value-type="float" office:value="3824">
            <text:p>3824</text:p>
          </table:table-cell>
          <table:table-cell table:style-name="ce3" table:formula="of:=[.N45]" office:value-type="float" office:value="0">
            <text:p>0</text:p>
          </table:table-cell>
          <table:table-cell table:style-name="ce6" table:formula="of:=FLOOR(([.N46]/[.$N$10]);1)" office:value-type="float" office:value="0">
            <text:p>0</text:p>
          </table:table-cell>
          <table:table-cell table:style-name="ce6" table:formula="of:=([.P45]+([.N46]/ 100000))" office:value-type="float" office:value="4.9354">
            <text:p>4.9354</text:p>
          </table:table-cell>
          <table:table-cell table:formula="of:=([.K46]*[.$K$15]) / 100000" office:value-type="float" office:value="45.5658">
            <text:p>45.5658</text:p>
          </table:table-cell>
        </table:table-row>
        <table:table-row table:style-name="ro1">
          <table:table-cell table:formula="of:=[.A46]+1" office:value-type="float" office:value="27">
            <text:p>27</text:p>
          </table:table-cell>
          <table:table-cell table:formula="of:=[.B46]+[.D46]" office:value-type="float" office:value="5371">
            <text:p>5371</text:p>
          </table:table-cell>
          <table:table-cell table:formula="of:=([.$B$15]*[.$B$10]/100) *[.B47]" office:value-type="float" office:value="88352.95">
            <text:p>88352.95</text:p>
          </table:table-cell>
          <table:table-cell table:style-name="ce3" table:formula="of:=FLOOR(([.C47]/[.$B$15]);1;0)" office:value-type="float" office:value="631">
            <text:p>631</text:p>
          </table:table-cell>
          <table:table-cell table:formula="of:=[.C47]-([.D47]*[.$B$15])" office:value-type="float" office:value="12.9499999999971">
            <text:p>12.95</text:p>
          </table:table-cell>
          <table:table-cell/>
          <table:table-cell table:style-name="ce3"/>
          <table:table-cell table:number-columns-repeated="2"/>
          <table:table-cell table:style-name="ce3" table:formula="of:=[.J46]+1" office:value-type="float" office:value="27">
            <text:p>27</text:p>
          </table:table-cell>
          <table:table-cell table:style-name="ce3" table:formula="of:=[.K46]+[.M46] +[.O46]" office:value-type="float" office:value="36371">
            <text:p>36371</text:p>
          </table:table-cell>
          <table:table-cell table:style-name="ce3" table:formula="of:=([.$B$15]*[.$B$10]/100) *[.K47]" office:value-type="float" office:value="598302.95">
            <text:p>598302.95</text:p>
          </table:table-cell>
          <table:table-cell table:style-name="ce3" table:formula="of:=FLOOR(([.L47]/[.$B$15]);1;0)" office:value-type="float" office:value="4273">
            <text:p>4273</text:p>
          </table:table-cell>
          <table:table-cell table:style-name="ce3" table:formula="of:=[.N46]" office:value-type="float" office:value="0">
            <text:p>0</text:p>
          </table:table-cell>
          <table:table-cell table:style-name="ce6" table:formula="of:=FLOOR(([.N47]/[.$N$10]);1)" office:value-type="float" office:value="0">
            <text:p>0</text:p>
          </table:table-cell>
          <table:table-cell table:style-name="ce6" table:formula="of:=([.P46]+([.N47]/ 100000))" office:value-type="float" office:value="4.9354">
            <text:p>4.9354</text:p>
          </table:table-cell>
          <table:table-cell table:formula="of:=([.K47]*[.$K$15]) / 100000" office:value-type="float" office:value="50.9194">
            <text:p>50.9194</text:p>
          </table:table-cell>
        </table:table-row>
        <table:table-row table:style-name="ro1">
          <table:table-cell table:formula="of:=[.A47]+1" office:value-type="float" office:value="28">
            <text:p>28</text:p>
          </table:table-cell>
          <table:table-cell table:formula="of:=[.B47]+[.D47]" office:value-type="float" office:value="6002">
            <text:p>6002</text:p>
          </table:table-cell>
          <table:table-cell table:formula="of:=([.$B$15]*[.$B$10]/100) *[.B48]" office:value-type="float" office:value="98732.9">
            <text:p>98732.9</text:p>
          </table:table-cell>
          <table:table-cell table:style-name="ce3" table:formula="of:=FLOOR(([.C48]/[.$B$15]);1;0)" office:value-type="float" office:value="705">
            <text:p>705</text:p>
          </table:table-cell>
          <table:table-cell table:formula="of:=[.C48]-([.D48]*[.$B$15])" office:value-type="float" office:value="32.8999999999942">
            <text:p>32.9</text:p>
          </table:table-cell>
          <table:table-cell/>
          <table:table-cell table:style-name="ce3"/>
          <table:table-cell table:number-columns-repeated="2"/>
          <table:table-cell table:style-name="ce3" table:formula="of:=[.J47]+1" office:value-type="float" office:value="28">
            <text:p>28</text:p>
          </table:table-cell>
          <table:table-cell table:style-name="ce3" table:formula="of:=[.K47]+[.M47] +[.O47]" office:value-type="float" office:value="40644">
            <text:p>40644</text:p>
          </table:table-cell>
          <table:table-cell table:style-name="ce3" table:formula="of:=([.$B$15]*[.$B$10]/100) *[.K48]" office:value-type="float" office:value="668593.8">
            <text:p>668593.8</text:p>
          </table:table-cell>
          <table:table-cell table:style-name="ce3" table:formula="of:=FLOOR(([.L48]/[.$B$15]);1;0)" office:value-type="float" office:value="4775">
            <text:p>4775</text:p>
          </table:table-cell>
          <table:table-cell table:style-name="ce3" table:formula="of:=[.N47]" office:value-type="float" office:value="0">
            <text:p>0</text:p>
          </table:table-cell>
          <table:table-cell table:style-name="ce6" table:formula="of:=FLOOR(([.N48]/[.$N$10]);1)" office:value-type="float" office:value="0">
            <text:p>0</text:p>
          </table:table-cell>
          <table:table-cell table:style-name="ce6" table:formula="of:=([.P47]+([.N48]/ 100000))" office:value-type="float" office:value="4.9354">
            <text:p>4.9354</text:p>
          </table:table-cell>
          <table:table-cell table:formula="of:=([.K48]*[.$K$15]) / 100000" office:value-type="float" office:value="56.9016">
            <text:p>56.9016</text:p>
          </table:table-cell>
        </table:table-row>
        <table:table-row table:style-name="ro1">
          <table:table-cell table:formula="of:=[.A48]+1" office:value-type="float" office:value="29">
            <text:p>29</text:p>
          </table:table-cell>
          <table:table-cell table:formula="of:=[.B48]+[.D48]" office:value-type="float" office:value="6707">
            <text:p>6707</text:p>
          </table:table-cell>
          <table:table-cell table:formula="of:=([.$B$15]*[.$B$10]/100) *[.B49]" office:value-type="float" office:value="110330.15">
            <text:p>110330.15</text:p>
          </table:table-cell>
          <table:table-cell table:style-name="ce3" table:formula="of:=FLOOR(([.C49]/[.$B$15]);1;0)" office:value-type="float" office:value="788">
            <text:p>788</text:p>
          </table:table-cell>
          <table:table-cell table:formula="of:=[.C49]-([.D49]*[.$B$15])" office:value-type="float" office:value="10.1499999999942">
            <text:p>10.15</text:p>
          </table:table-cell>
          <table:table-cell/>
          <table:table-cell table:style-name="ce3"/>
          <table:table-cell table:number-columns-repeated="2"/>
          <table:table-cell table:style-name="ce3" table:formula="of:=[.J48]+1" office:value-type="float" office:value="29">
            <text:p>29</text:p>
          </table:table-cell>
          <table:table-cell table:style-name="ce3" table:formula="of:=[.K48]+[.M48] +[.O48]" office:value-type="float" office:value="45419">
            <text:p>45419</text:p>
          </table:table-cell>
          <table:table-cell table:style-name="ce3" table:formula="of:=([.$B$15]*[.$B$10]/100) *[.K49]" office:value-type="float" office:value="747142.55">
            <text:p>747142.55</text:p>
          </table:table-cell>
          <table:table-cell table:style-name="ce3" table:formula="of:=FLOOR(([.L49]/[.$B$15]);1;0)" office:value-type="float" office:value="5336">
            <text:p>5336</text:p>
          </table:table-cell>
          <table:table-cell table:style-name="ce3" table:formula="of:=[.N48]" office:value-type="float" office:value="0">
            <text:p>0</text:p>
          </table:table-cell>
          <table:table-cell table:style-name="ce6" table:formula="of:=FLOOR(([.N49]/[.$N$10]);1)" office:value-type="float" office:value="0">
            <text:p>0</text:p>
          </table:table-cell>
          <table:table-cell table:style-name="ce6" table:formula="of:=([.P48]+([.N49]/ 100000))" office:value-type="float" office:value="4.9354">
            <text:p>4.9354</text:p>
          </table:table-cell>
          <table:table-cell table:formula="of:=([.K49]*[.$K$15]) / 100000" office:value-type="float" office:value="63.5866">
            <text:p>63.5866</text:p>
          </table:table-cell>
        </table:table-row>
        <table:table-row table:style-name="ro1">
          <table:table-cell table:formula="of:=[.A49]+1" office:value-type="float" office:value="30">
            <text:p>30</text:p>
          </table:table-cell>
          <table:table-cell table:formula="of:=[.B49]+[.D49]" office:value-type="float" office:value="7495">
            <text:p>7495</text:p>
          </table:table-cell>
          <table:table-cell table:formula="of:=([.$B$15]*[.$B$10]/100) *[.B50]" office:value-type="float" office:value="123292.75">
            <text:p>123292.75</text:p>
          </table:table-cell>
          <table:table-cell table:style-name="ce3" table:formula="of:=FLOOR(([.C50]/[.$B$15]);1;0)" office:value-type="float" office:value="880">
            <text:p>880</text:p>
          </table:table-cell>
          <table:table-cell table:formula="of:=[.C50]-([.D50]*[.$B$15])" office:value-type="float" office:value="92.75">
            <text:p>92.75</text:p>
          </table:table-cell>
          <table:table-cell/>
          <table:table-cell table:style-name="ce3"/>
          <table:table-cell table:number-columns-repeated="2"/>
          <table:table-cell table:style-name="ce3" table:formula="of:=[.J49]+1" office:value-type="float" office:value="30">
            <text:p>30</text:p>
          </table:table-cell>
          <table:table-cell table:style-name="ce3" table:formula="of:=[.K49]+[.M49] +[.O49]" office:value-type="float" office:value="50755">
            <text:p>50755</text:p>
          </table:table-cell>
          <table:table-cell table:style-name="ce3" table:formula="of:=([.$B$15]*[.$B$10]/100) *[.K50]" office:value-type="float" office:value="834919.75">
            <text:p>834919.75</text:p>
          </table:table-cell>
          <table:table-cell table:style-name="ce3" table:formula="of:=FLOOR(([.L50]/[.$B$15]);1;0)" office:value-type="float" office:value="5963">
            <text:p>5963</text:p>
          </table:table-cell>
          <table:table-cell table:style-name="ce3" table:formula="of:=[.N49]" office:value-type="float" office:value="0">
            <text:p>0</text:p>
          </table:table-cell>
          <table:table-cell table:style-name="ce6" table:formula="of:=FLOOR(([.N50]/[.$N$10]);1)" office:value-type="float" office:value="0">
            <text:p>0</text:p>
          </table:table-cell>
          <table:table-cell table:style-name="ce6" table:formula="of:=([.P49]+([.N50]/ 100000))" office:value-type="float" office:value="4.9354">
            <text:p>4.9354</text:p>
          </table:table-cell>
          <table:table-cell table:formula="of:=([.K50]*[.$K$15]) / 100000" office:value-type="float" office:value="71.057">
            <text:p>71.057</text:p>
          </table:table-cell>
        </table:table-row>
        <table:table-row table:style-name="ro1">
          <table:table-cell table:formula="of:=[.A50]+1" office:value-type="float" office:value="31">
            <text:p>31</text:p>
          </table:table-cell>
          <table:table-cell table:formula="of:=[.B50]+[.D50]" office:value-type="float" office:value="8375">
            <text:p>8375</text:p>
          </table:table-cell>
          <table:table-cell table:formula="of:=([.$B$15]*[.$B$10]/100) *[.B51]" office:value-type="float" office:value="137768.75">
            <text:p>137768.75</text:p>
          </table:table-cell>
          <table:table-cell table:style-name="ce3" table:formula="of:=FLOOR(([.C51]/[.$B$15]);1;0)" office:value-type="float" office:value="984">
            <text:p>984</text:p>
          </table:table-cell>
          <table:table-cell table:formula="of:=[.C51]-([.D51]*[.$B$15])" office:value-type="float" office:value="8.75">
            <text:p>8.75</text:p>
          </table:table-cell>
          <table:table-cell/>
          <table:table-cell table:style-name="ce3"/>
          <table:table-cell table:number-columns-repeated="2"/>
          <table:table-cell table:style-name="ce3" table:formula="of:=[.J50]+1" office:value-type="float" office:value="31">
            <text:p>31</text:p>
          </table:table-cell>
          <table:table-cell table:style-name="ce3" table:formula="of:=[.K50]+[.M50] +[.O50]" office:value-type="float" office:value="56718">
            <text:p>56718</text:p>
          </table:table-cell>
          <table:table-cell table:style-name="ce3" table:formula="of:=([.$B$15]*[.$B$10]/100) *[.K51]" office:value-type="float" office:value="933011.1">
            <text:p>933011.1</text:p>
          </table:table-cell>
          <table:table-cell table:style-name="ce3" table:formula="of:=FLOOR(([.L51]/[.$B$15]);1;0)" office:value-type="float" office:value="6664">
            <text:p>6664</text:p>
          </table:table-cell>
          <table:table-cell table:style-name="ce3" table:formula="of:=[.N50]" office:value-type="float" office:value="0">
            <text:p>0</text:p>
          </table:table-cell>
          <table:table-cell table:style-name="ce6" table:formula="of:=FLOOR(([.N51]/[.$N$10]);1)" office:value-type="float" office:value="0">
            <text:p>0</text:p>
          </table:table-cell>
          <table:table-cell table:style-name="ce6" table:formula="of:=([.P50]+([.N51]/ 100000))" office:value-type="float" office:value="4.9354">
            <text:p>4.9354</text:p>
          </table:table-cell>
          <table:table-cell table:formula="of:=([.K51]*[.$K$15]) / 100000" office:value-type="float" office:value="79.4052">
            <text:p>79.4052</text:p>
          </table:table-cell>
        </table:table-row>
        <table:table-row table:style-name="ro1">
          <table:table-cell table:formula="of:=[.A51]+1" office:value-type="float" office:value="32">
            <text:p>32</text:p>
          </table:table-cell>
          <table:table-cell table:formula="of:=[.B51]+[.D51]" office:value-type="float" office:value="9359">
            <text:p>9359</text:p>
          </table:table-cell>
          <table:table-cell table:formula="of:=([.$B$15]*[.$B$10]/100) *[.B52]" office:value-type="float" office:value="153955.55">
            <text:p>153955.55</text:p>
          </table:table-cell>
          <table:table-cell table:style-name="ce3" table:formula="of:=FLOOR(([.C52]/[.$B$15]);1;0)" office:value-type="float" office:value="1099">
            <text:p>1099</text:p>
          </table:table-cell>
          <table:table-cell table:formula="of:=[.C52]-([.D52]*[.$B$15])" office:value-type="float" office:value="95.5499999999884">
            <text:p>95.55</text:p>
          </table:table-cell>
          <table:table-cell/>
          <table:table-cell table:style-name="ce3"/>
          <table:table-cell table:number-columns-repeated="2"/>
          <table:table-cell table:style-name="ce3" table:formula="of:=[.J51]+1" office:value-type="float" office:value="32">
            <text:p>32</text:p>
          </table:table-cell>
          <table:table-cell table:style-name="ce3" table:formula="of:=[.K51]+[.M51] +[.O51]" office:value-type="float" office:value="63382">
            <text:p>63382</text:p>
          </table:table-cell>
          <table:table-cell table:style-name="ce3" table:formula="of:=([.$B$15]*[.$B$10]/100) *[.K52]" office:value-type="float" office:value="1042633.9">
            <text:p>1042633.9</text:p>
          </table:table-cell>
          <table:table-cell table:style-name="ce3" table:formula="of:=FLOOR(([.L52]/[.$B$15]);1;0)" office:value-type="float" office:value="7447">
            <text:p>7447</text:p>
          </table:table-cell>
          <table:table-cell table:style-name="ce3" table:formula="of:=[.N51]" office:value-type="float" office:value="0">
            <text:p>0</text:p>
          </table:table-cell>
          <table:table-cell table:style-name="ce6" table:formula="of:=FLOOR(([.N52]/[.$N$10]);1)" office:value-type="float" office:value="0">
            <text:p>0</text:p>
          </table:table-cell>
          <table:table-cell table:style-name="ce6" table:formula="of:=([.P51]+([.N52]/ 100000))" office:value-type="float" office:value="4.9354">
            <text:p>4.9354</text:p>
          </table:table-cell>
          <table:table-cell table:formula="of:=([.K52]*[.$K$15]) / 100000" office:value-type="float" office:value="88.7348">
            <text:p>88.7348</text:p>
          </table:table-cell>
        </table:table-row>
        <table:table-row table:style-name="ro1">
          <table:table-cell table:formula="of:=[.A52]+1" office:value-type="float" office:value="33">
            <text:p>33</text:p>
          </table:table-cell>
          <table:table-cell table:formula="of:=[.B52]+[.D52]" office:value-type="float" office:value="10458">
            <text:p>10458</text:p>
          </table:table-cell>
          <table:table-cell table:formula="of:=([.$B$15]*[.$B$10]/100) *[.B53]" office:value-type="float" office:value="172034.1">
            <text:p>172034.1</text:p>
          </table:table-cell>
          <table:table-cell table:style-name="ce3" table:formula="of:=FLOOR(([.C53]/[.$B$15]);1;0)" office:value-type="float" office:value="1228">
            <text:p>1228</text:p>
          </table:table-cell>
          <table:table-cell table:formula="of:=[.C53]-([.D53]*[.$B$15])" office:value-type="float" office:value="114.100000000006">
            <text:p>114.1</text:p>
          </table:table-cell>
          <table:table-cell/>
          <table:table-cell table:style-name="ce3"/>
          <table:table-cell table:number-columns-repeated="2"/>
          <table:table-cell table:style-name="ce3" table:formula="of:=[.J52]+1" office:value-type="float" office:value="33">
            <text:p>33</text:p>
          </table:table-cell>
          <table:table-cell table:style-name="ce3" table:formula="of:=[.K52]+[.M52] +[.O52]" office:value-type="float" office:value="70829">
            <text:p>70829</text:p>
          </table:table-cell>
          <table:table-cell table:style-name="ce3" table:formula="of:=([.$B$15]*[.$B$10]/100) *[.K53]" office:value-type="float" office:value="1165137.05">
            <text:p>1165137.05</text:p>
          </table:table-cell>
          <table:table-cell table:style-name="ce3" table:formula="of:=FLOOR(([.L53]/[.$B$15]);1;0)" office:value-type="float" office:value="8322">
            <text:p>8322</text:p>
          </table:table-cell>
          <table:table-cell table:style-name="ce3" table:formula="of:=[.N52]" office:value-type="float" office:value="0">
            <text:p>0</text:p>
          </table:table-cell>
          <table:table-cell table:style-name="ce6" table:formula="of:=FLOOR(([.N53]/[.$N$10]);1)" office:value-type="float" office:value="0">
            <text:p>0</text:p>
          </table:table-cell>
          <table:table-cell table:style-name="ce6" table:formula="of:=([.P52]+([.N53]/ 100000))" office:value-type="float" office:value="4.9354">
            <text:p>4.9354</text:p>
          </table:table-cell>
          <table:table-cell table:formula="of:=([.K53]*[.$K$15]) / 100000" office:value-type="float" office:value="99.1606">
            <text:p>99.1606</text:p>
          </table:table-cell>
        </table:table-row>
        <table:table-row table:style-name="ro1">
          <table:table-cell table:formula="of:=[.A53]+1" office:value-type="float" office:value="34">
            <text:p>34</text:p>
          </table:table-cell>
          <table:table-cell table:formula="of:=[.B53]+[.D53]" office:value-type="float" office:value="11686">
            <text:p>11686</text:p>
          </table:table-cell>
          <table:table-cell table:formula="of:=([.$B$15]*[.$B$10]/100) *[.B54]" office:value-type="float" office:value="192234.7">
            <text:p>192234.7</text:p>
          </table:table-cell>
          <table:table-cell table:style-name="ce3" table:formula="of:=FLOOR(([.C54]/[.$B$15]);1;0)" office:value-type="float" office:value="1373">
            <text:p>1373</text:p>
          </table:table-cell>
          <table:table-cell table:formula="of:=[.C54]-([.D54]*[.$B$15])" office:value-type="float" office:value="14.6999999999825">
            <text:p>14.7</text:p>
          </table:table-cell>
          <table:table-cell/>
          <table:table-cell table:style-name="ce3"/>
          <table:table-cell table:number-columns-repeated="2"/>
          <table:table-cell table:style-name="ce3" table:formula="of:=[.J53]+1" office:value-type="float" office:value="34">
            <text:p>34</text:p>
          </table:table-cell>
          <table:table-cell table:style-name="ce3" table:formula="of:=[.K53]+[.M53] +[.O53]" office:value-type="float" office:value="79151">
            <text:p>79151</text:p>
          </table:table-cell>
          <table:table-cell table:style-name="ce3" table:formula="of:=([.$B$15]*[.$B$10]/100) *[.K54]" office:value-type="float" office:value="1302033.95">
            <text:p>1302033.95</text:p>
          </table:table-cell>
          <table:table-cell table:style-name="ce3" table:formula="of:=FLOOR(([.L54]/[.$B$15]);1;0)" office:value-type="float" office:value="9300">
            <text:p>9300</text:p>
          </table:table-cell>
          <table:table-cell table:style-name="ce3" table:formula="of:=[.N53]" office:value-type="float" office:value="0">
            <text:p>0</text:p>
          </table:table-cell>
          <table:table-cell table:style-name="ce6" table:formula="of:=FLOOR(([.N54]/[.$N$10]);1)" office:value-type="float" office:value="0">
            <text:p>0</text:p>
          </table:table-cell>
          <table:table-cell table:style-name="ce6" table:formula="of:=([.P53]+([.N54]/ 100000))" office:value-type="float" office:value="4.9354">
            <text:p>4.9354</text:p>
          </table:table-cell>
          <table:table-cell table:formula="of:=([.K54]*[.$K$15]) / 100000" office:value-type="float" office:value="110.8114">
            <text:p>110.8114</text:p>
          </table:table-cell>
        </table:table-row>
        <table:table-row table:style-name="ro1">
          <table:table-cell table:formula="of:=[.A54]+1" office:value-type="float" office:value="35">
            <text:p>35</text:p>
          </table:table-cell>
          <table:table-cell table:formula="of:=[.B54]+[.D54]" office:value-type="float" office:value="13059">
            <text:p>13059</text:p>
          </table:table-cell>
          <table:table-cell table:formula="of:=([.$B$15]*[.$B$10]/100) *[.B55]" office:value-type="float" office:value="214820.55">
            <text:p>214820.55</text:p>
          </table:table-cell>
          <table:table-cell table:style-name="ce3" table:formula="of:=FLOOR(([.C55]/[.$B$15]);1;0)" office:value-type="float" office:value="1534">
            <text:p>1534</text:p>
          </table:table-cell>
          <table:table-cell table:formula="of:=[.C55]-([.D55]*[.$B$15])" office:value-type="float" office:value="60.5499999999884">
            <text:p>60.55</text:p>
          </table:table-cell>
          <table:table-cell/>
          <table:table-cell table:style-name="ce3"/>
          <table:table-cell table:number-columns-repeated="2"/>
          <table:table-cell table:style-name="ce3" table:formula="of:=[.J54]+1" office:value-type="float" office:value="35">
            <text:p>35</text:p>
          </table:table-cell>
          <table:table-cell table:style-name="ce3" table:formula="of:=[.K54]+[.M54] +[.O54]" office:value-type="float" office:value="88451">
            <text:p>88451</text:p>
          </table:table-cell>
          <table:table-cell table:style-name="ce3" table:formula="of:=([.$B$15]*[.$B$10]/100) *[.K55]" office:value-type="float" office:value="1455018.95">
            <text:p>1455018.95</text:p>
          </table:table-cell>
          <table:table-cell table:style-name="ce3" table:formula="of:=FLOOR(([.L55]/[.$B$15]);1;0)" office:value-type="float" office:value="10392">
            <text:p>10392</text:p>
          </table:table-cell>
          <table:table-cell table:style-name="ce3" table:formula="of:=[.N54]" office:value-type="float" office:value="0">
            <text:p>0</text:p>
          </table:table-cell>
          <table:table-cell table:style-name="ce6" table:formula="of:=FLOOR(([.N55]/[.$N$10]);1)" office:value-type="float" office:value="0">
            <text:p>0</text:p>
          </table:table-cell>
          <table:table-cell table:style-name="ce6" table:formula="of:=([.P54]+([.N55]/ 100000))" office:value-type="float" office:value="4.9354">
            <text:p>4.9354</text:p>
          </table:table-cell>
          <table:table-cell table:formula="of:=([.K55]*[.$K$15]) / 100000" office:value-type="float" office:value="123.8314">
            <text:p>123.8314</text:p>
          </table:table-cell>
        </table:table-row>
        <table:table-row table:style-name="ro1">
          <table:table-cell table:formula="of:=[.A55]+1" office:value-type="float" office:value="36">
            <text:p>36</text:p>
          </table:table-cell>
          <table:table-cell table:formula="of:=[.B55]+[.D55]" office:value-type="float" office:value="14593">
            <text:p>14593</text:p>
          </table:table-cell>
          <table:table-cell table:formula="of:=([.$B$15]*[.$B$10]/100) *[.B56]" office:value-type="float" office:value="240054.85">
            <text:p>240054.85</text:p>
          </table:table-cell>
          <table:table-cell table:style-name="ce3" table:formula="of:=FLOOR(([.C56]/[.$B$15]);1;0)" office:value-type="float" office:value="1714">
            <text:p>1714</text:p>
          </table:table-cell>
          <table:table-cell table:formula="of:=[.C56]-([.D56]*[.$B$15])" office:value-type="float" office:value="94.8499999999767">
            <text:p>94.85</text:p>
          </table:table-cell>
          <table:table-cell/>
          <table:table-cell table:style-name="ce3"/>
          <table:table-cell table:number-columns-repeated="2"/>
          <table:table-cell table:style-name="ce3" table:formula="of:=[.J55]+1" office:value-type="float" office:value="36">
            <text:p>36</text:p>
          </table:table-cell>
          <table:table-cell table:style-name="ce3" table:formula="of:=[.K55]+[.M55] +[.O55]" office:value-type="float" office:value="98843">
            <text:p>98843</text:p>
          </table:table-cell>
          <table:table-cell table:style-name="ce3" table:formula="of:=([.$B$15]*[.$B$10]/100) *[.K56]" office:value-type="float" office:value="1625967.35">
            <text:p>1625967.35</text:p>
          </table:table-cell>
          <table:table-cell table:style-name="ce3" table:formula="of:=FLOOR(([.L56]/[.$B$15]);1;0)" office:value-type="float" office:value="11614">
            <text:p>11614</text:p>
          </table:table-cell>
          <table:table-cell table:style-name="ce3" table:formula="of:=[.N55]" office:value-type="float" office:value="0">
            <text:p>0</text:p>
          </table:table-cell>
          <table:table-cell table:style-name="ce6" table:formula="of:=FLOOR(([.N56]/[.$N$10]);1)" office:value-type="float" office:value="0">
            <text:p>0</text:p>
          </table:table-cell>
          <table:table-cell table:style-name="ce6" table:formula="of:=([.P55]+([.N56]/ 100000))" office:value-type="float" office:value="4.9354">
            <text:p>4.9354</text:p>
          </table:table-cell>
          <table:table-cell table:formula="of:=([.K56]*[.$K$15]) / 100000" office:value-type="float" office:value="138.3802">
            <text:p>138.3802</text:p>
          </table:table-cell>
        </table:table-row>
        <table:table-row table:style-name="ro1">
          <table:table-cell table:formula="of:=[.A56]+1" office:value-type="float" office:value="37">
            <text:p>37</text:p>
          </table:table-cell>
          <table:table-cell table:formula="of:=[.B56]+[.D56]" office:value-type="float" office:value="16307">
            <text:p>16307</text:p>
          </table:table-cell>
          <table:table-cell table:formula="of:=([.$B$15]*[.$B$10]/100) *[.B57]" office:value-type="float" office:value="268250.15">
            <text:p>268250.15</text:p>
          </table:table-cell>
          <table:table-cell table:style-name="ce3" table:formula="of:=FLOOR(([.C57]/[.$B$15]);1;0)" office:value-type="float" office:value="1916">
            <text:p>1916</text:p>
          </table:table-cell>
          <table:table-cell table:formula="of:=[.C57]-([.D57]*[.$B$15])" office:value-type="float" office:value="10.1499999999651">
            <text:p>10.15</text:p>
          </table:table-cell>
          <table:table-cell/>
          <table:table-cell table:style-name="ce3"/>
          <table:table-cell table:number-columns-repeated="2"/>
          <table:table-cell table:style-name="ce3" table:formula="of:=[.J56]+1" office:value-type="float" office:value="37">
            <text:p>37</text:p>
          </table:table-cell>
          <table:table-cell table:style-name="ce3" table:formula="of:=[.K56]+[.M56] +[.O56]" office:value-type="float" office:value="110457">
            <text:p>110457</text:p>
          </table:table-cell>
          <table:table-cell table:style-name="ce3" table:formula="of:=([.$B$15]*[.$B$10]/100) *[.K57]" office:value-type="float" office:value="1817017.65">
            <text:p>1817017.65</text:p>
          </table:table-cell>
          <table:table-cell table:style-name="ce3" table:formula="of:=FLOOR(([.L57]/[.$B$15]);1;0)" office:value-type="float" office:value="12978">
            <text:p>12978</text:p>
          </table:table-cell>
          <table:table-cell table:style-name="ce3" table:formula="of:=[.N56]" office:value-type="float" office:value="0">
            <text:p>0</text:p>
          </table:table-cell>
          <table:table-cell table:style-name="ce6" table:formula="of:=FLOOR(([.N57]/[.$N$10]);1)" office:value-type="float" office:value="0">
            <text:p>0</text:p>
          </table:table-cell>
          <table:table-cell table:style-name="ce6" table:formula="of:=([.P56]+([.N57]/ 100000))" office:value-type="float" office:value="4.9354">
            <text:p>4.9354</text:p>
          </table:table-cell>
          <table:table-cell table:formula="of:=([.K57]*[.$K$15]) / 100000" office:value-type="float" office:value="154.6398">
            <text:p>154.6398</text:p>
          </table:table-cell>
        </table:table-row>
        <table:table-row table:style-name="ro1">
          <table:table-cell table:formula="of:=[.A57]+1" office:value-type="float" office:value="38">
            <text:p>38</text:p>
          </table:table-cell>
          <table:table-cell table:formula="of:=[.B57]+[.D57]" office:value-type="float" office:value="18223">
            <text:p>18223</text:p>
          </table:table-cell>
          <table:table-cell table:formula="of:=([.$B$15]*[.$B$10]/100) *[.B58]" office:value-type="float" office:value="299768.35">
            <text:p>299768.35</text:p>
          </table:table-cell>
          <table:table-cell table:style-name="ce3" table:formula="of:=FLOOR(([.C58]/[.$B$15]);1;0)" office:value-type="float" office:value="2141">
            <text:p>2141</text:p>
          </table:table-cell>
          <table:table-cell table:formula="of:=[.C58]-([.D58]*[.$B$15])" office:value-type="float" office:value="28.3499999999767">
            <text:p>28.35</text:p>
          </table:table-cell>
          <table:table-cell/>
          <table:table-cell table:style-name="ce3"/>
          <table:table-cell table:number-columns-repeated="2"/>
          <table:table-cell table:style-name="ce3" table:formula="of:=[.J57]+1" office:value-type="float" office:value="38">
            <text:p>38</text:p>
          </table:table-cell>
          <table:table-cell table:style-name="ce3" table:formula="of:=[.K57]+[.M57] +[.O57]" office:value-type="float" office:value="123435">
            <text:p>123435</text:p>
          </table:table-cell>
          <table:table-cell table:style-name="ce3" table:formula="of:=([.$B$15]*[.$B$10]/100) *[.K58]" office:value-type="float" office:value="2030505.75">
            <text:p>2030505.75</text:p>
          </table:table-cell>
          <table:table-cell table:style-name="ce3" table:formula="of:=FLOOR(([.L58]/[.$B$15]);1;0)" office:value-type="float" office:value="14503">
            <text:p>14503</text:p>
          </table:table-cell>
          <table:table-cell table:style-name="ce3" table:formula="of:=[.N57]" office:value-type="float" office:value="0">
            <text:p>0</text:p>
          </table:table-cell>
          <table:table-cell table:style-name="ce6" table:formula="of:=FLOOR(([.N58]/[.$N$10]);1)" office:value-type="float" office:value="0">
            <text:p>0</text:p>
          </table:table-cell>
          <table:table-cell table:style-name="ce6" table:formula="of:=([.P57]+([.N58]/ 100000))" office:value-type="float" office:value="4.9354">
            <text:p>4.9354</text:p>
          </table:table-cell>
          <table:table-cell table:formula="of:=([.K58]*[.$K$15]) / 100000" office:value-type="float" office:value="172.809">
            <text:p>172.809</text:p>
          </table:table-cell>
        </table:table-row>
        <table:table-row table:style-name="ro1">
          <table:table-cell table:formula="of:=[.A58]+1" office:value-type="float" office:value="39">
            <text:p>39</text:p>
          </table:table-cell>
          <table:table-cell table:formula="of:=[.B58]+[.D58]" office:value-type="float" office:value="20364">
            <text:p>20364</text:p>
          </table:table-cell>
          <table:table-cell table:formula="of:=([.$B$15]*[.$B$10]/100) *[.B59]" office:value-type="float" office:value="334987.8">
            <text:p>334987.8</text:p>
          </table:table-cell>
          <table:table-cell table:style-name="ce3" table:formula="of:=FLOOR(([.C59]/[.$B$15]);1;0)" office:value-type="float" office:value="2392">
            <text:p>2392</text:p>
          </table:table-cell>
          <table:table-cell table:formula="of:=[.C59]-([.D59]*[.$B$15])" office:value-type="float" office:value="107.799999999988">
            <text:p>107.8</text:p>
          </table:table-cell>
          <table:table-cell/>
          <table:table-cell table:style-name="ce3"/>
          <table:table-cell table:number-columns-repeated="2"/>
          <table:table-cell table:style-name="ce3" table:formula="of:=[.J58]+1" office:value-type="float" office:value="39">
            <text:p>39</text:p>
          </table:table-cell>
          <table:table-cell table:style-name="ce3" table:formula="of:=[.K58]+[.M58] +[.O58]" office:value-type="float" office:value="137938">
            <text:p>137938</text:p>
          </table:table-cell>
          <table:table-cell table:style-name="ce3" table:formula="of:=([.$B$15]*[.$B$10]/100) *[.K59]" office:value-type="float" office:value="2269080.1">
            <text:p>2269080.1</text:p>
          </table:table-cell>
          <table:table-cell table:style-name="ce3" table:formula="of:=FLOOR(([.L59]/[.$B$15]);1;0)" office:value-type="float" office:value="16207">
            <text:p>16207</text:p>
          </table:table-cell>
          <table:table-cell table:style-name="ce3" table:formula="of:=[.N58]" office:value-type="float" office:value="0">
            <text:p>0</text:p>
          </table:table-cell>
          <table:table-cell table:style-name="ce6" table:formula="of:=FLOOR(([.N59]/[.$N$10]);1)" office:value-type="float" office:value="0">
            <text:p>0</text:p>
          </table:table-cell>
          <table:table-cell table:style-name="ce6" table:formula="of:=([.P58]+([.N59]/ 100000))" office:value-type="float" office:value="4.9354">
            <text:p>4.9354</text:p>
          </table:table-cell>
          <table:table-cell table:formula="of:=([.K59]*[.$K$15]) / 100000" office:value-type="float" office:value="193.1132">
            <text:p>193.1132</text:p>
          </table:table-cell>
        </table:table-row>
        <table:table-row table:style-name="ro1">
          <table:table-cell table:formula="of:=[.A59]+1" office:value-type="float" office:value="40">
            <text:p>40</text:p>
          </table:table-cell>
          <table:table-cell table:formula="of:=[.B59]+[.D59]" office:value-type="float" office:value="22756">
            <text:p>22756</text:p>
          </table:table-cell>
          <table:table-cell table:formula="of:=([.$B$15]*[.$B$10]/100) *[.B60]" office:value-type="float" office:value="374336.2">
            <text:p>374336.2</text:p>
          </table:table-cell>
          <table:table-cell table:style-name="ce3" table:formula="of:=FLOOR(([.C60]/[.$B$15]);1;0)" office:value-type="float" office:value="2673">
            <text:p>2673</text:p>
          </table:table-cell>
          <table:table-cell table:formula="of:=[.C60]-([.D60]*[.$B$15])" office:value-type="float" office:value="116.200000000012">
            <text:p>116.2</text:p>
          </table:table-cell>
          <table:table-cell/>
          <table:table-cell table:style-name="ce3"/>
          <table:table-cell table:number-columns-repeated="2"/>
          <table:table-cell table:style-name="ce3" table:formula="of:=[.J59]+1" office:value-type="float" office:value="40">
            <text:p>40</text:p>
          </table:table-cell>
          <table:table-cell table:style-name="ce3" table:formula="of:=[.K59]+[.M59] +[.O59]" office:value-type="float" office:value="154145">
            <text:p>154145</text:p>
          </table:table-cell>
          <table:table-cell table:style-name="ce3" table:formula="of:=([.$B$15]*[.$B$10]/100) *[.K60]" office:value-type="float" office:value="2535685.25">
            <text:p>2535685.25</text:p>
          </table:table-cell>
          <table:table-cell table:style-name="ce3" table:formula="of:=FLOOR(([.L60]/[.$B$15]);1;0)" office:value-type="float" office:value="18112">
            <text:p>18112</text:p>
          </table:table-cell>
          <table:table-cell table:style-name="ce3" table:formula="of:=[.N59]" office:value-type="float" office:value="0">
            <text:p>0</text:p>
          </table:table-cell>
          <table:table-cell table:style-name="ce6" table:formula="of:=FLOOR(([.N60]/[.$N$10]);1)" office:value-type="float" office:value="0">
            <text:p>0</text:p>
          </table:table-cell>
          <table:table-cell table:style-name="ce6" table:formula="of:=([.P59]+([.N60]/ 100000))" office:value-type="float" office:value="4.9354">
            <text:p>4.9354</text:p>
          </table:table-cell>
          <table:table-cell table:formula="of:=([.K60]*[.$K$15]) / 100000" office:value-type="float" office:value="215.803">
            <text:p>215.803</text:p>
          </table:table-cell>
        </table:table-row>
        <table:table-row table:style-name="ro1">
          <table:table-cell table:formula="of:=[.A60]+1" office:value-type="float" office:value="41">
            <text:p>41</text:p>
          </table:table-cell>
          <table:table-cell table:formula="of:=[.B60]+[.D60]" office:value-type="float" office:value="25429">
            <text:p>25429</text:p>
          </table:table-cell>
          <table:table-cell table:formula="of:=([.$B$15]*[.$B$10]/100) *[.B61]" office:value-type="float" office:value="418307.05">
            <text:p>418307.05</text:p>
          </table:table-cell>
          <table:table-cell table:style-name="ce3" table:formula="of:=FLOOR(([.C61]/[.$B$15]);1;0)" office:value-type="float" office:value="2987">
            <text:p>2987</text:p>
          </table:table-cell>
          <table:table-cell table:formula="of:=[.C61]-([.D61]*[.$B$15])" office:value-type="float" office:value="127.049999999988">
            <text:p>127.05</text:p>
          </table:table-cell>
          <table:table-cell/>
          <table:table-cell table:style-name="ce3"/>
          <table:table-cell table:number-columns-repeated="2"/>
          <table:table-cell table:style-name="ce3" table:formula="of:=[.J60]+1" office:value-type="float" office:value="41">
            <text:p>41</text:p>
          </table:table-cell>
          <table:table-cell table:style-name="ce3" table:formula="of:=[.K60]+[.M60] +[.O60]" office:value-type="float" office:value="172257">
            <text:p>172257</text:p>
          </table:table-cell>
          <table:table-cell table:style-name="ce3" table:formula="of:=([.$B$15]*[.$B$10]/100) *[.K61]" office:value-type="float" office:value="2833627.65">
            <text:p>2833627.65</text:p>
          </table:table-cell>
          <table:table-cell table:style-name="ce3" table:formula="of:=FLOOR(([.L61]/[.$B$15]);1;0)" office:value-type="float" office:value="20240">
            <text:p>20240</text:p>
          </table:table-cell>
          <table:table-cell table:style-name="ce3" table:formula="of:=[.N60]" office:value-type="float" office:value="0">
            <text:p>0</text:p>
          </table:table-cell>
          <table:table-cell table:style-name="ce6" table:formula="of:=FLOOR(([.N61]/[.$N$10]);1)" office:value-type="float" office:value="0">
            <text:p>0</text:p>
          </table:table-cell>
          <table:table-cell table:style-name="ce6" table:formula="of:=([.P60]+([.N61]/ 100000))" office:value-type="float" office:value="4.9354">
            <text:p>4.9354</text:p>
          </table:table-cell>
          <table:table-cell table:formula="of:=([.K61]*[.$K$15]) / 100000" office:value-type="float" office:value="241.1598">
            <text:p>241.1598</text:p>
          </table:table-cell>
        </table:table-row>
        <table:table-row table:style-name="ro1">
          <table:table-cell table:formula="of:=[.A61]+1" office:value-type="float" office:value="42">
            <text:p>42</text:p>
          </table:table-cell>
          <table:table-cell table:formula="of:=[.B61]+[.D61]" office:value-type="float" office:value="28416">
            <text:p>28416</text:p>
          </table:table-cell>
          <table:table-cell table:formula="of:=([.$B$15]*[.$B$10]/100) *[.B62]" office:value-type="float" office:value="467443.2">
            <text:p>467443.2</text:p>
          </table:table-cell>
          <table:table-cell table:style-name="ce3" table:formula="of:=FLOOR(([.C62]/[.$B$15]);1;0)" office:value-type="float" office:value="3338">
            <text:p>3338</text:p>
          </table:table-cell>
          <table:table-cell table:formula="of:=[.C62]-([.D62]*[.$B$15])" office:value-type="float" office:value="123.199999999953">
            <text:p>123.2</text:p>
          </table:table-cell>
          <table:table-cell/>
          <table:table-cell table:style-name="ce3"/>
          <table:table-cell table:number-columns-repeated="2"/>
          <table:table-cell table:style-name="ce3" table:formula="of:=[.J61]+1" office:value-type="float" office:value="42">
            <text:p>42</text:p>
          </table:table-cell>
          <table:table-cell table:style-name="ce3" table:formula="of:=[.K61]+[.M61] +[.O61]" office:value-type="float" office:value="192497">
            <text:p>192497</text:p>
          </table:table-cell>
          <table:table-cell table:style-name="ce3" table:formula="of:=([.$B$15]*[.$B$10]/100) *[.K62]" office:value-type="float" office:value="3166575.65">
            <text:p>3166575.65</text:p>
          </table:table-cell>
          <table:table-cell table:style-name="ce3" table:formula="of:=FLOOR(([.L62]/[.$B$15]);1;0)" office:value-type="float" office:value="22618">
            <text:p>22618</text:p>
          </table:table-cell>
          <table:table-cell table:style-name="ce3" table:formula="of:=[.N61]" office:value-type="float" office:value="0">
            <text:p>0</text:p>
          </table:table-cell>
          <table:table-cell table:style-name="ce6" table:formula="of:=FLOOR(([.N62]/[.$N$10]);1)" office:value-type="float" office:value="0">
            <text:p>0</text:p>
          </table:table-cell>
          <table:table-cell table:style-name="ce6" table:formula="of:=([.P61]+([.N62]/ 100000))" office:value-type="float" office:value="4.9354">
            <text:p>4.9354</text:p>
          </table:table-cell>
          <table:table-cell table:formula="of:=([.K62]*[.$K$15]) / 100000" office:value-type="float" office:value="269.4958">
            <text:p>269.4958</text:p>
          </table:table-cell>
        </table:table-row>
        <table:table-row table:style-name="ro1">
          <table:table-cell table:formula="of:=[.A62]+1" office:value-type="float" office:value="43">
            <text:p>43</text:p>
          </table:table-cell>
          <table:table-cell table:formula="of:=[.B62]+[.D62]" office:value-type="float" office:value="31754">
            <text:p>31754</text:p>
          </table:table-cell>
          <table:table-cell table:formula="of:=([.$B$15]*[.$B$10]/100) *[.B63]" office:value-type="float" office:value="522353.3">
            <text:p>522353.3</text:p>
          </table:table-cell>
          <table:table-cell table:style-name="ce3" table:formula="of:=FLOOR(([.C63]/[.$B$15]);1;0)" office:value-type="float" office:value="3731">
            <text:p>3731</text:p>
          </table:table-cell>
          <table:table-cell table:formula="of:=[.C63]-([.D63]*[.$B$15])" office:value-type="float" office:value="13.2999999999884">
            <text:p>13.3</text:p>
          </table:table-cell>
          <table:table-cell/>
          <table:table-cell table:style-name="ce3"/>
          <table:table-cell table:number-columns-repeated="2"/>
          <table:table-cell table:style-name="ce3" table:formula="of:=[.J62]+1" office:value-type="float" office:value="43">
            <text:p>43</text:p>
          </table:table-cell>
          <table:table-cell table:style-name="ce3" table:formula="of:=[.K62]+[.M62] +[.O62]" office:value-type="float" office:value="215115">
            <text:p>215115</text:p>
          </table:table-cell>
          <table:table-cell table:style-name="ce3" table:formula="of:=([.$B$15]*[.$B$10]/100) *[.K63]" office:value-type="float" office:value="3538641.75">
            <text:p>3538641.75</text:p>
          </table:table-cell>
          <table:table-cell table:style-name="ce3" table:formula="of:=FLOOR(([.L63]/[.$B$15]);1;0)" office:value-type="float" office:value="25276">
            <text:p>25276</text:p>
          </table:table-cell>
          <table:table-cell table:style-name="ce3" table:formula="of:=[.N62]" office:value-type="float" office:value="0">
            <text:p>0</text:p>
          </table:table-cell>
          <table:table-cell table:style-name="ce6" table:formula="of:=FLOOR(([.N63]/[.$N$10]);1)" office:value-type="float" office:value="0">
            <text:p>0</text:p>
          </table:table-cell>
          <table:table-cell table:style-name="ce6" table:formula="of:=([.P62]+([.N63]/ 100000))" office:value-type="float" office:value="4.9354">
            <text:p>4.9354</text:p>
          </table:table-cell>
          <table:table-cell table:formula="of:=([.K63]*[.$K$15]) / 100000" office:value-type="float" office:value="301.161">
            <text:p>301.161</text:p>
          </table:table-cell>
        </table:table-row>
        <table:table-row table:style-name="ro1">
          <table:table-cell table:formula="of:=[.A63]+1" office:value-type="float" office:value="44">
            <text:p>44</text:p>
          </table:table-cell>
          <table:table-cell table:formula="of:=[.B63]+[.D63]" office:value-type="float" office:value="35485">
            <text:p>35485</text:p>
          </table:table-cell>
          <table:table-cell table:formula="of:=([.$B$15]*[.$B$10]/100) *[.B64]" office:value-type="float" office:value="583728.25">
            <text:p>583728.25</text:p>
          </table:table-cell>
          <table:table-cell table:style-name="ce3" table:formula="of:=FLOOR(([.C64]/[.$B$15]);1;0)" office:value-type="float" office:value="4169">
            <text:p>4169</text:p>
          </table:table-cell>
          <table:table-cell table:formula="of:=[.C64]-([.D64]*[.$B$15])" office:value-type="float" office:value="68.25">
            <text:p>68.25</text:p>
          </table:table-cell>
          <table:table-cell/>
          <table:table-cell table:style-name="ce3"/>
          <table:table-cell table:number-columns-repeated="2"/>
          <table:table-cell table:style-name="ce3" table:formula="of:=[.J63]+1" office:value-type="float" office:value="44">
            <text:p>44</text:p>
          </table:table-cell>
          <table:table-cell table:style-name="ce3" table:formula="of:=[.K63]+[.M63] +[.O63]" office:value-type="float" office:value="240391">
            <text:p>240391</text:p>
          </table:table-cell>
          <table:table-cell table:style-name="ce3" table:formula="of:=([.$B$15]*[.$B$10]/100) *[.K64]" office:value-type="float" office:value="3954431.95">
            <text:p>3954431.95</text:p>
          </table:table-cell>
          <table:table-cell table:style-name="ce3" table:formula="of:=FLOOR(([.L64]/[.$B$15]);1;0)" office:value-type="float" office:value="28245">
            <text:p>28245</text:p>
          </table:table-cell>
          <table:table-cell table:style-name="ce3" table:formula="of:=[.N63]" office:value-type="float" office:value="0">
            <text:p>0</text:p>
          </table:table-cell>
          <table:table-cell table:style-name="ce6" table:formula="of:=FLOOR(([.N64]/[.$N$10]);1)" office:value-type="float" office:value="0">
            <text:p>0</text:p>
          </table:table-cell>
          <table:table-cell table:style-name="ce6" table:formula="of:=([.P63]+([.N64]/ 100000))" office:value-type="float" office:value="4.9354">
            <text:p>4.9354</text:p>
          </table:table-cell>
          <table:table-cell table:formula="of:=([.K64]*[.$K$15]) / 100000" office:value-type="float" office:value="336.5474">
            <text:p>336.5474</text:p>
          </table:table-cell>
        </table:table-row>
        <table:table-row table:style-name="ro1">
          <table:table-cell table:formula="of:=[.A64]+1" office:value-type="float" office:value="45">
            <text:p>45</text:p>
          </table:table-cell>
          <table:table-cell table:formula="of:=[.B64]+[.D64]" office:value-type="float" office:value="39654">
            <text:p>39654</text:p>
          </table:table-cell>
          <table:table-cell table:formula="of:=([.$B$15]*[.$B$10]/100) *[.B65]" office:value-type="float" office:value="652308.3">
            <text:p>652308.3</text:p>
          </table:table-cell>
          <table:table-cell table:style-name="ce3" table:formula="of:=FLOOR(([.C65]/[.$B$15]);1;0)" office:value-type="float" office:value="4659">
            <text:p>4659</text:p>
          </table:table-cell>
          <table:table-cell table:formula="of:=[.C65]-([.D65]*[.$B$15])" office:value-type="float" office:value="48.2999999999302">
            <text:p>48.2999999999</text:p>
          </table:table-cell>
          <table:table-cell/>
          <table:table-cell table:style-name="ce3"/>
          <table:table-cell table:number-columns-repeated="2"/>
          <table:table-cell table:style-name="ce3" table:formula="of:=[.J64]+1" office:value-type="float" office:value="45">
            <text:p>45</text:p>
          </table:table-cell>
          <table:table-cell table:style-name="ce3" table:formula="of:=[.K64]+[.M64] +[.O64]" office:value-type="float" office:value="268636">
            <text:p>268636</text:p>
          </table:table-cell>
          <table:table-cell table:style-name="ce3" table:formula="of:=([.$B$15]*[.$B$10]/100) *[.K65]" office:value-type="float" office:value="4419062.2">
            <text:p>4419062.2</text:p>
          </table:table-cell>
          <table:table-cell table:style-name="ce3" table:formula="of:=FLOOR(([.L65]/[.$B$15]);1;0)" office:value-type="float" office:value="31564">
            <text:p>31564</text:p>
          </table:table-cell>
          <table:table-cell table:style-name="ce3" table:formula="of:=[.N64]" office:value-type="float" office:value="0">
            <text:p>0</text:p>
          </table:table-cell>
          <table:table-cell table:style-name="ce6" table:formula="of:=FLOOR(([.N65]/[.$N$10]);1)" office:value-type="float" office:value="0">
            <text:p>0</text:p>
          </table:table-cell>
          <table:table-cell table:style-name="ce6" table:formula="of:=([.P64]+([.N65]/ 100000))" office:value-type="float" office:value="4.9354">
            <text:p>4.9354</text:p>
          </table:table-cell>
          <table:table-cell table:formula="of:=([.K65]*[.$K$15]) / 100000" office:value-type="float" office:value="376.0904">
            <text:p>376.0904</text:p>
          </table:table-cell>
        </table:table-row>
        <table:table-row table:style-name="ro1">
          <table:table-cell table:formula="of:=[.A65]+1" office:value-type="float" office:value="46">
            <text:p>46</text:p>
          </table:table-cell>
          <table:table-cell table:formula="of:=[.B65]+[.D65]" office:value-type="float" office:value="44313">
            <text:p>44313</text:p>
          </table:table-cell>
          <table:table-cell table:formula="of:=([.$B$15]*[.$B$10]/100) *[.B66]" office:value-type="float" office:value="728948.85">
            <text:p>728948.85</text:p>
          </table:table-cell>
          <table:table-cell table:style-name="ce3" table:formula="of:=FLOOR(([.C66]/[.$B$15]);1;0)" office:value-type="float" office:value="5206">
            <text:p>5206</text:p>
          </table:table-cell>
          <table:table-cell table:formula="of:=[.C66]-([.D66]*[.$B$15])" office:value-type="float" office:value="108.849999999977">
            <text:p>108.85</text:p>
          </table:table-cell>
          <table:table-cell/>
          <table:table-cell table:style-name="ce3"/>
          <table:table-cell table:number-columns-repeated="2"/>
          <table:table-cell table:style-name="ce3" table:formula="of:=[.J65]+1" office:value-type="float" office:value="46">
            <text:p>46</text:p>
          </table:table-cell>
          <table:table-cell table:style-name="ce3" table:formula="of:=[.K65]+[.M65] +[.O65]" office:value-type="float" office:value="300200">
            <text:p>300200</text:p>
          </table:table-cell>
          <table:table-cell table:style-name="ce3" table:formula="of:=([.$B$15]*[.$B$10]/100) *[.K66]" office:value-type="float" office:value="4938290">
            <text:p>4938290</text:p>
          </table:table-cell>
          <table:table-cell table:style-name="ce3" table:formula="of:=FLOOR(([.L66]/[.$B$15]);1;0)" office:value-type="float" office:value="35273">
            <text:p>35273</text:p>
          </table:table-cell>
          <table:table-cell table:style-name="ce3" table:formula="of:=[.N65]" office:value-type="float" office:value="0">
            <text:p>0</text:p>
          </table:table-cell>
          <table:table-cell table:style-name="ce6" table:formula="of:=FLOOR(([.N66]/[.$N$10]);1)" office:value-type="float" office:value="0">
            <text:p>0</text:p>
          </table:table-cell>
          <table:table-cell table:style-name="ce6" table:formula="of:=([.P65]+([.N66]/ 100000))" office:value-type="float" office:value="4.9354">
            <text:p>4.9354</text:p>
          </table:table-cell>
          <table:table-cell table:formula="of:=([.K66]*[.$K$15]) / 100000" office:value-type="float" office:value="420.28">
            <text:p>420.28</text:p>
          </table:table-cell>
        </table:table-row>
        <table:table-row table:style-name="ro1">
          <table:table-cell table:formula="of:=[.A66]+1" office:value-type="float" office:value="47">
            <text:p>47</text:p>
          </table:table-cell>
          <table:table-cell table:formula="of:=[.B66]+[.D66]" office:value-type="float" office:value="49519">
            <text:p>49519</text:p>
          </table:table-cell>
          <table:table-cell table:formula="of:=([.$B$15]*[.$B$10]/100) *[.B67]" office:value-type="float" office:value="814587.55">
            <text:p>814587.55</text:p>
          </table:table-cell>
          <table:table-cell table:style-name="ce3" table:formula="of:=FLOOR(([.C67]/[.$B$15]);1;0)" office:value-type="float" office:value="5818">
            <text:p>5818</text:p>
          </table:table-cell>
          <table:table-cell table:formula="of:=[.C67]-([.D67]*[.$B$15])" office:value-type="float" office:value="67.5499999999302">
            <text:p>67.5499999999</text:p>
          </table:table-cell>
          <table:table-cell/>
          <table:table-cell table:style-name="ce3"/>
          <table:table-cell table:number-columns-repeated="2"/>
          <table:table-cell table:style-name="ce3" table:formula="of:=[.J66]+1" office:value-type="float" office:value="47">
            <text:p>47</text:p>
          </table:table-cell>
          <table:table-cell table:style-name="ce3" table:formula="of:=[.K66]+[.M66] +[.O66]" office:value-type="float" office:value="335473">
            <text:p>335473</text:p>
          </table:table-cell>
          <table:table-cell table:style-name="ce3" table:formula="of:=([.$B$15]*[.$B$10]/100) *[.K67]" office:value-type="float" office:value="5518530.85">
            <text:p>5518530.85</text:p>
          </table:table-cell>
          <table:table-cell table:style-name="ce3" table:formula="of:=FLOOR(([.L67]/[.$B$15]);1;0)" office:value-type="float" office:value="39418">
            <text:p>39418</text:p>
          </table:table-cell>
          <table:table-cell table:style-name="ce3" table:formula="of:=[.N66]" office:value-type="float" office:value="0">
            <text:p>0</text:p>
          </table:table-cell>
          <table:table-cell table:style-name="ce6" table:formula="of:=FLOOR(([.N67]/[.$N$10]);1)" office:value-type="float" office:value="0">
            <text:p>0</text:p>
          </table:table-cell>
          <table:table-cell table:style-name="ce6" table:formula="of:=([.P66]+([.N67]/ 100000))" office:value-type="float" office:value="4.9354">
            <text:p>4.9354</text:p>
          </table:table-cell>
          <table:table-cell table:formula="of:=([.K67]*[.$K$15]) / 100000" office:value-type="float" office:value="469.6622">
            <text:p>469.6622</text:p>
          </table:table-cell>
        </table:table-row>
        <table:table-row table:style-name="ro1">
          <table:table-cell table:formula="of:=[.A67]+1" office:value-type="float" office:value="48">
            <text:p>48</text:p>
          </table:table-cell>
          <table:table-cell table:formula="of:=[.B67]+[.D67]" office:value-type="float" office:value="55337">
            <text:p>55337</text:p>
          </table:table-cell>
          <table:table-cell table:formula="of:=([.$B$15]*[.$B$10]/100) *[.B68]" office:value-type="float" office:value="910293.65">
            <text:p>910293.65</text:p>
          </table:table-cell>
          <table:table-cell table:style-name="ce3" table:formula="of:=FLOOR(([.C68]/[.$B$15]);1;0)" office:value-type="float" office:value="6502">
            <text:p>6502</text:p>
          </table:table-cell>
          <table:table-cell table:formula="of:=[.C68]-([.D68]*[.$B$15])" office:value-type="float" office:value="13.6499999999069">
            <text:p>13.6499999999</text:p>
          </table:table-cell>
          <table:table-cell/>
          <table:table-cell table:style-name="ce3"/>
          <table:table-cell table:number-columns-repeated="2"/>
          <table:table-cell table:style-name="ce3" table:formula="of:=[.J67]+1" office:value-type="float" office:value="48">
            <text:p>48</text:p>
          </table:table-cell>
          <table:table-cell table:style-name="ce3" table:formula="of:=[.K67]+[.M67] +[.O67]" office:value-type="float" office:value="374891">
            <text:p>374891</text:p>
          </table:table-cell>
          <table:table-cell table:style-name="ce3" table:formula="of:=([.$B$15]*[.$B$10]/100) *[.K68]" office:value-type="float" office:value="6166956.95">
            <text:p>6166956.95</text:p>
          </table:table-cell>
          <table:table-cell table:style-name="ce3" table:formula="of:=FLOOR(([.L68]/[.$B$15]);1;0)" office:value-type="float" office:value="44049">
            <text:p>44049</text:p>
          </table:table-cell>
          <table:table-cell table:style-name="ce3" table:formula="of:=[.N67]" office:value-type="float" office:value="0">
            <text:p>0</text:p>
          </table:table-cell>
          <table:table-cell table:style-name="ce6" table:formula="of:=FLOOR(([.N68]/[.$N$10]);1)" office:value-type="float" office:value="0">
            <text:p>0</text:p>
          </table:table-cell>
          <table:table-cell table:style-name="ce6" table:formula="of:=([.P67]+([.N68]/ 100000))" office:value-type="float" office:value="4.9354">
            <text:p>4.9354</text:p>
          </table:table-cell>
          <table:table-cell table:formula="of:=([.K68]*[.$K$15]) / 100000" office:value-type="float" office:value="524.8474">
            <text:p>524.8474</text:p>
          </table:table-cell>
        </table:table-row>
        <table:table-row table:style-name="ro1">
          <table:table-cell table:formula="of:=[.A68]+1" office:value-type="float" office:value="49">
            <text:p>49</text:p>
          </table:table-cell>
          <table:table-cell table:formula="of:=[.B68]+[.D68]" office:value-type="float" office:value="61839">
            <text:p>61839</text:p>
          </table:table-cell>
          <table:table-cell table:formula="of:=([.$B$15]*[.$B$10]/100) *[.B69]" office:value-type="float" office:value="1017251.55">
            <text:p>1017251.55</text:p>
          </table:table-cell>
          <table:table-cell table:style-name="ce3" table:formula="of:=FLOOR(([.C69]/[.$B$15]);1;0)" office:value-type="float" office:value="7266">
            <text:p>7266</text:p>
          </table:table-cell>
          <table:table-cell table:formula="of:=[.C69]-([.D69]*[.$B$15])" office:value-type="float" office:value="11.5499999999302">
            <text:p>11.5499999999</text:p>
          </table:table-cell>
          <table:table-cell/>
          <table:table-cell table:style-name="ce3"/>
          <table:table-cell table:number-columns-repeated="2"/>
          <table:table-cell table:style-name="ce3" table:formula="of:=[.J68]+1" office:value-type="float" office:value="49">
            <text:p>49</text:p>
          </table:table-cell>
          <table:table-cell table:style-name="ce3" table:formula="of:=[.K68]+[.M68] +[.O68]" office:value-type="float" office:value="418940">
            <text:p>418940</text:p>
          </table:table-cell>
          <table:table-cell table:style-name="ce3" table:formula="of:=([.$B$15]*[.$B$10]/100) *[.K69]" office:value-type="float" office:value="6891563">
            <text:p>6891563</text:p>
          </table:table-cell>
          <table:table-cell table:style-name="ce3" table:formula="of:=FLOOR(([.L69]/[.$B$15]);1;0)" office:value-type="float" office:value="49225">
            <text:p>49225</text:p>
          </table:table-cell>
          <table:table-cell table:style-name="ce3" table:formula="of:=[.N68]" office:value-type="float" office:value="0">
            <text:p>0</text:p>
          </table:table-cell>
          <table:table-cell table:style-name="ce6" table:formula="of:=FLOOR(([.N69]/[.$N$10]);1)" office:value-type="float" office:value="0">
            <text:p>0</text:p>
          </table:table-cell>
          <table:table-cell table:style-name="ce6" table:formula="of:=([.P68]+([.N69]/ 100000))" office:value-type="float" office:value="4.9354">
            <text:p>4.9354</text:p>
          </table:table-cell>
          <table:table-cell table:formula="of:=([.K69]*[.$K$15]) / 100000" office:value-type="float" office:value="586.516">
            <text:p>586.516</text:p>
          </table:table-cell>
        </table:table-row>
        <table:table-row table:style-name="ro1">
          <table:table-cell table:formula="of:=[.A69]+1" office:value-type="float" office:value="50">
            <text:p>50</text:p>
          </table:table-cell>
          <table:table-cell table:formula="of:=[.B69]+[.D69]" office:value-type="float" office:value="69105">
            <text:p>69105</text:p>
          </table:table-cell>
          <table:table-cell table:formula="of:=([.$B$15]*[.$B$10]/100) *[.B70]" office:value-type="float" office:value="1136777.25">
            <text:p>1136777.25</text:p>
          </table:table-cell>
          <table:table-cell table:style-name="ce3" table:formula="of:=FLOOR(([.C70]/[.$B$15]);1;0)" office:value-type="float" office:value="8119">
            <text:p>8119</text:p>
          </table:table-cell>
          <table:table-cell table:formula="of:=[.C70]-([.D70]*[.$B$15])" office:value-type="float" office:value="117.25">
            <text:p>117.25</text:p>
          </table:table-cell>
          <table:table-cell/>
          <table:table-cell table:style-name="ce3"/>
          <table:table-cell table:number-columns-repeated="2"/>
          <table:table-cell table:style-name="ce3" table:formula="of:=[.J69]+1" office:value-type="float" office:value="50">
            <text:p>50</text:p>
          </table:table-cell>
          <table:table-cell table:style-name="ce3" table:formula="of:=[.K69]+[.M69] +[.O69]" office:value-type="float" office:value="468165">
            <text:p>468165</text:p>
          </table:table-cell>
          <table:table-cell table:style-name="ce3" table:formula="of:=([.$B$15]*[.$B$10]/100) *[.K70]" office:value-type="float" office:value="7701314.25">
            <text:p>7701314.25</text:p>
          </table:table-cell>
          <table:table-cell table:style-name="ce3" table:formula="of:=FLOOR(([.L70]/[.$B$15]);1;0)" office:value-type="float" office:value="55009">
            <text:p>55009</text:p>
          </table:table-cell>
          <table:table-cell table:style-name="ce3" table:formula="of:=[.N69]" office:value-type="float" office:value="0">
            <text:p>0</text:p>
          </table:table-cell>
          <table:table-cell table:style-name="ce6" table:formula="of:=FLOOR(([.N70]/[.$N$10]);1)" office:value-type="float" office:value="0">
            <text:p>0</text:p>
          </table:table-cell>
          <table:table-cell table:style-name="ce6" table:formula="of:=([.P69]+([.N70]/ 100000))" office:value-type="float" office:value="4.9354">
            <text:p>4.9354</text:p>
          </table:table-cell>
          <table:table-cell table:formula="of:=([.K70]*[.$K$15]) / 100000" office:value-type="float" office:value="655.431">
            <text:p>655.431</text:p>
          </table:table-cell>
        </table:table-row>
        <table:table-row table:style-name="ro1">
          <table:table-cell table:formula="of:=[.A70]+1" office:value-type="float" office:value="51">
            <text:p>51</text:p>
          </table:table-cell>
          <table:table-cell table:formula="of:=[.B70]+[.D70]" office:value-type="float" office:value="77224">
            <text:p>77224</text:p>
          </table:table-cell>
          <table:table-cell table:formula="of:=([.$B$15]*[.$B$10]/100) *[.B71]" office:value-type="float" office:value="1270334.8">
            <text:p>1270334.8</text:p>
          </table:table-cell>
          <table:table-cell table:style-name="ce3" table:formula="of:=FLOOR(([.C71]/[.$B$15]);1;0)" office:value-type="float" office:value="9073">
            <text:p>9073</text:p>
          </table:table-cell>
          <table:table-cell table:formula="of:=[.C71]-([.D71]*[.$B$15])" office:value-type="float" office:value="114.800000000047">
            <text:p>114.8</text:p>
          </table:table-cell>
          <table:table-cell/>
          <table:table-cell table:style-name="ce3"/>
          <table:table-cell table:number-columns-repeated="2"/>
          <table:table-cell table:style-name="ce3" table:formula="of:=[.J70]+1" office:value-type="float" office:value="51">
            <text:p>51</text:p>
          </table:table-cell>
          <table:table-cell table:style-name="ce3" table:formula="of:=[.K70]+[.M70] +[.O70]" office:value-type="float" office:value="523174">
            <text:p>523174</text:p>
          </table:table-cell>
          <table:table-cell table:style-name="ce3" table:formula="of:=([.$B$15]*[.$B$10]/100) *[.K71]" office:value-type="float" office:value="8606212.3">
            <text:p>8606212.3</text:p>
          </table:table-cell>
          <table:table-cell table:style-name="ce3" table:formula="of:=FLOOR(([.L71]/[.$B$15]);1;0)" office:value-type="float" office:value="61472">
            <text:p>61472</text:p>
          </table:table-cell>
          <table:table-cell table:style-name="ce3" table:formula="of:=[.N70]" office:value-type="float" office:value="0">
            <text:p>0</text:p>
          </table:table-cell>
          <table:table-cell table:style-name="ce6" table:formula="of:=FLOOR(([.N71]/[.$N$10]);1)" office:value-type="float" office:value="0">
            <text:p>0</text:p>
          </table:table-cell>
          <table:table-cell table:style-name="ce6" table:formula="of:=([.P70]+([.N71]/ 100000))" office:value-type="float" office:value="4.9354">
            <text:p>4.9354</text:p>
          </table:table-cell>
          <table:table-cell table:formula="of:=([.K71]*[.$K$15]) / 100000" office:value-type="float" office:value="732.4436">
            <text:p>732.4436</text:p>
          </table:table-cell>
        </table:table-row>
        <table:table-row table:style-name="ro1">
          <table:table-cell table:formula="of:=[.A71]+1" office:value-type="float" office:value="52">
            <text:p>52</text:p>
          </table:table-cell>
          <table:table-cell table:formula="of:=[.B71]+[.D71]" office:value-type="float" office:value="86297">
            <text:p>86297</text:p>
          </table:table-cell>
          <table:table-cell table:formula="of:=([.$B$15]*[.$B$10]/100) *[.B72]" office:value-type="float" office:value="1419585.65">
            <text:p>1419585.65</text:p>
          </table:table-cell>
          <table:table-cell table:style-name="ce3" table:formula="of:=FLOOR(([.C72]/[.$B$15]);1;0)" office:value-type="float" office:value="10139">
            <text:p>10139</text:p>
          </table:table-cell>
          <table:table-cell table:formula="of:=[.C72]-([.D72]*[.$B$15])" office:value-type="float" office:value="125.649999999907">
            <text:p>125.6499999999</text:p>
          </table:table-cell>
          <table:table-cell/>
          <table:table-cell table:style-name="ce3"/>
          <table:table-cell table:number-columns-repeated="2"/>
          <table:table-cell table:style-name="ce3" table:formula="of:=[.J71]+1" office:value-type="float" office:value="52">
            <text:p>52</text:p>
          </table:table-cell>
          <table:table-cell table:style-name="ce3" table:formula="of:=[.K71]+[.M71] +[.O71]" office:value-type="float" office:value="584646">
            <text:p>584646</text:p>
          </table:table-cell>
          <table:table-cell table:style-name="ce3" table:formula="of:=([.$B$15]*[.$B$10]/100) *[.K72]" office:value-type="float" office:value="9617426.7">
            <text:p>9617426.7</text:p>
          </table:table-cell>
          <table:table-cell table:style-name="ce3" table:formula="of:=FLOOR(([.L72]/[.$B$15]);1;0)" office:value-type="float" office:value="68695">
            <text:p>68695</text:p>
          </table:table-cell>
          <table:table-cell table:style-name="ce3" table:formula="of:=[.N71]" office:value-type="float" office:value="0">
            <text:p>0</text:p>
          </table:table-cell>
          <table:table-cell table:style-name="ce6" table:formula="of:=FLOOR(([.N72]/[.$N$10]);1)" office:value-type="float" office:value="0">
            <text:p>0</text:p>
          </table:table-cell>
          <table:table-cell table:style-name="ce6" table:formula="of:=([.P71]+([.N72]/ 100000))" office:value-type="float" office:value="4.9354">
            <text:p>4.9354</text:p>
          </table:table-cell>
          <table:table-cell table:formula="of:=([.K72]*[.$K$15]) / 100000" office:value-type="float" office:value="818.5044">
            <text:p>818.5044</text:p>
          </table:table-cell>
        </table:table-row>
        <table:table-row table:style-name="ro1">
          <table:table-cell table:formula="of:=[.A72]+1" office:value-type="float" office:value="53">
            <text:p>53</text:p>
          </table:table-cell>
          <table:table-cell table:formula="of:=[.B72]+[.D72]" office:value-type="float" office:value="96436">
            <text:p>96436</text:p>
          </table:table-cell>
          <table:table-cell table:formula="of:=([.$B$15]*[.$B$10]/100) *[.B73]" office:value-type="float" office:value="1586372.2">
            <text:p>1586372.2</text:p>
          </table:table-cell>
          <table:table-cell table:style-name="ce3" table:formula="of:=FLOOR(([.C73]/[.$B$15]);1;0)" office:value-type="float" office:value="11331">
            <text:p>11331</text:p>
          </table:table-cell>
          <table:table-cell table:formula="of:=[.C73]-([.D73]*[.$B$15])" office:value-type="float" office:value="32.1999999999534">
            <text:p>32.2</text:p>
          </table:table-cell>
          <table:table-cell/>
          <table:table-cell table:style-name="ce3"/>
          <table:table-cell table:number-columns-repeated="2"/>
          <table:table-cell table:style-name="ce3" table:formula="of:=[.J72]+1" office:value-type="float" office:value="53">
            <text:p>53</text:p>
          </table:table-cell>
          <table:table-cell table:style-name="ce3" table:formula="of:=[.K72]+[.M72] +[.O72]" office:value-type="float" office:value="653341">
            <text:p>653341</text:p>
          </table:table-cell>
          <table:table-cell table:style-name="ce3" table:formula="of:=([.$B$15]*[.$B$10]/100) *[.K73]" office:value-type="float" office:value="10747459.45">
            <text:p>10747459.45</text:p>
          </table:table-cell>
          <table:table-cell table:style-name="ce3" table:formula="of:=FLOOR(([.L73]/[.$B$15]);1;0)" office:value-type="float" office:value="76767">
            <text:p>76767</text:p>
          </table:table-cell>
          <table:table-cell table:style-name="ce3" table:formula="of:=[.N72]" office:value-type="float" office:value="0">
            <text:p>0</text:p>
          </table:table-cell>
          <table:table-cell table:style-name="ce6" table:formula="of:=FLOOR(([.N73]/[.$N$10]);1)" office:value-type="float" office:value="0">
            <text:p>0</text:p>
          </table:table-cell>
          <table:table-cell table:style-name="ce6" table:formula="of:=([.P72]+([.N73]/ 100000))" office:value-type="float" office:value="4.9354">
            <text:p>4.9354</text:p>
          </table:table-cell>
          <table:table-cell table:formula="of:=([.K73]*[.$K$15]) / 100000" office:value-type="float" office:value="914.6774">
            <text:p>914.6774</text:p>
          </table:table-cell>
        </table:table-row>
        <table:table-row table:style-name="ro1">
          <table:table-cell table:formula="of:=[.A73]+1" office:value-type="float" office:value="54">
            <text:p>54</text:p>
          </table:table-cell>
          <table:table-cell table:formula="of:=[.B73]+[.D73]" office:value-type="float" office:value="107767">
            <text:p>107767</text:p>
          </table:table-cell>
          <table:table-cell table:formula="of:=([.$B$15]*[.$B$10]/100) *[.B74]" office:value-type="float" office:value="1772767.15">
            <text:p>1772767.15</text:p>
          </table:table-cell>
          <table:table-cell table:style-name="ce3" table:formula="of:=FLOOR(([.C74]/[.$B$15]);1;0)" office:value-type="float" office:value="12662">
            <text:p>12662</text:p>
          </table:table-cell>
          <table:table-cell table:formula="of:=[.C74]-([.D74]*[.$B$15])" office:value-type="float" office:value="87.1499999999069">
            <text:p>87.1499999999</text:p>
          </table:table-cell>
          <table:table-cell/>
          <table:table-cell table:style-name="ce3"/>
          <table:table-cell table:number-columns-repeated="2"/>
          <table:table-cell table:style-name="ce3" table:formula="of:=[.J73]+1" office:value-type="float" office:value="54">
            <text:p>54</text:p>
          </table:table-cell>
          <table:table-cell table:style-name="ce3" table:formula="of:=[.K73]+[.M73] +[.O73]" office:value-type="float" office:value="730108">
            <text:p>730108</text:p>
          </table:table-cell>
          <table:table-cell table:style-name="ce3" table:formula="of:=([.$B$15]*[.$B$10]/100) *[.K74]" office:value-type="float" office:value="12010276.6">
            <text:p>12010276.6</text:p>
          </table:table-cell>
          <table:table-cell table:style-name="ce3" table:formula="of:=FLOOR(([.L74]/[.$B$15]);1;0)" office:value-type="float" office:value="85787">
            <text:p>85787</text:p>
          </table:table-cell>
          <table:table-cell table:style-name="ce3" table:formula="of:=[.N73]" office:value-type="float" office:value="0">
            <text:p>0</text:p>
          </table:table-cell>
          <table:table-cell table:style-name="ce6" table:formula="of:=FLOOR(([.N74]/[.$N$10]);1)" office:value-type="float" office:value="0">
            <text:p>0</text:p>
          </table:table-cell>
          <table:table-cell table:style-name="ce6" table:formula="of:=([.P73]+([.N74]/ 100000))" office:value-type="float" office:value="4.9354">
            <text:p>4.9354</text:p>
          </table:table-cell>
          <table:table-cell table:formula="of:=([.K74]*[.$K$15]) / 100000" office:value-type="float" office:value="1022.1512">
            <text:p>1022.1512</text:p>
          </table:table-cell>
        </table:table-row>
        <table:table-row table:style-name="ro1">
          <table:table-cell table:formula="of:=[.A74]+1" office:value-type="float" office:value="55">
            <text:p>55</text:p>
          </table:table-cell>
          <table:table-cell table:formula="of:=[.B74]+[.D74]" office:value-type="float" office:value="120429">
            <text:p>120429</text:p>
          </table:table-cell>
          <table:table-cell table:formula="of:=([.$B$15]*[.$B$10]/100) *[.B75]" office:value-type="float" office:value="1981057.05">
            <text:p>1981057.05</text:p>
          </table:table-cell>
          <table:table-cell table:style-name="ce3" table:formula="of:=FLOOR(([.C75]/[.$B$15]);1;0)" office:value-type="float" office:value="14150">
            <text:p>14150</text:p>
          </table:table-cell>
          <table:table-cell table:formula="of:=[.C75]-([.D75]*[.$B$15])" office:value-type="float" office:value="57.0499999998137">
            <text:p>57.0499999998</text:p>
          </table:table-cell>
          <table:table-cell/>
          <table:table-cell table:style-name="ce3"/>
          <table:table-cell table:number-columns-repeated="2"/>
          <table:table-cell table:style-name="ce3" table:formula="of:=[.J74]+1" office:value-type="float" office:value="55">
            <text:p>55</text:p>
          </table:table-cell>
          <table:table-cell table:style-name="ce3" table:formula="of:=[.K74]+[.M74] +[.O74]" office:value-type="float" office:value="815895">
            <text:p>815895</text:p>
          </table:table-cell>
          <table:table-cell table:style-name="ce3" table:formula="of:=([.$B$15]*[.$B$10]/100) *[.K75]" office:value-type="float" office:value="13421472.75">
            <text:p>13421472.75</text:p>
          </table:table-cell>
          <table:table-cell table:style-name="ce3" table:formula="of:=FLOOR(([.L75]/[.$B$15]);1;0)" office:value-type="float" office:value="95867">
            <text:p>95867</text:p>
          </table:table-cell>
          <table:table-cell table:style-name="ce3" table:formula="of:=[.N74]" office:value-type="float" office:value="0">
            <text:p>0</text:p>
          </table:table-cell>
          <table:table-cell table:style-name="ce6" table:formula="of:=FLOOR(([.N75]/[.$N$10]);1)" office:value-type="float" office:value="0">
            <text:p>0</text:p>
          </table:table-cell>
          <table:table-cell table:style-name="ce6" table:formula="of:=([.P74]+([.N75]/ 100000))" office:value-type="float" office:value="4.9354">
            <text:p>4.9354</text:p>
          </table:table-cell>
          <table:table-cell table:formula="of:=([.K75]*[.$K$15]) / 100000" office:value-type="float" office:value="1142.253">
            <text:p>1142.253</text:p>
          </table:table-cell>
        </table:table-row>
        <table:table-row table:style-name="ro1">
          <table:table-cell table:formula="of:=[.A75]+1" office:value-type="float" office:value="56">
            <text:p>56</text:p>
          </table:table-cell>
          <table:table-cell table:formula="of:=[.B75]+[.D75]" office:value-type="float" office:value="134579">
            <text:p>134579</text:p>
          </table:table-cell>
          <table:table-cell table:formula="of:=([.$B$15]*[.$B$10]/100) *[.B76]" office:value-type="float" office:value="2213824.55">
            <text:p>2213824.55</text:p>
          </table:table-cell>
          <table:table-cell table:style-name="ce3" table:formula="of:=FLOOR(([.C76]/[.$B$15]);1;0)" office:value-type="float" office:value="15813">
            <text:p>15813</text:p>
          </table:table-cell>
          <table:table-cell table:formula="of:=[.C76]-([.D76]*[.$B$15])" office:value-type="float" office:value="4.54999999981374">
            <text:p>4.5499999998</text:p>
          </table:table-cell>
          <table:table-cell/>
          <table:table-cell table:style-name="ce3"/>
          <table:table-cell table:number-columns-repeated="2"/>
          <table:table-cell table:style-name="ce3" table:formula="of:=[.J75]+1" office:value-type="float" office:value="56">
            <text:p>56</text:p>
          </table:table-cell>
          <table:table-cell table:style-name="ce3" table:formula="of:=[.K75]+[.M75] +[.O75]" office:value-type="float" office:value="911762">
            <text:p>911762</text:p>
          </table:table-cell>
          <table:table-cell table:style-name="ce3" table:formula="of:=([.$B$15]*[.$B$10]/100) *[.K76]" office:value-type="float" office:value="14998484.9">
            <text:p>14998484.9</text:p>
          </table:table-cell>
          <table:table-cell table:style-name="ce3" table:formula="of:=FLOOR(([.L76]/[.$B$15]);1;0)" office:value-type="float" office:value="107132">
            <text:p>107132</text:p>
          </table:table-cell>
          <table:table-cell table:style-name="ce3" table:formula="of:=[.N75]" office:value-type="float" office:value="0">
            <text:p>0</text:p>
          </table:table-cell>
          <table:table-cell table:style-name="ce6" table:formula="of:=FLOOR(([.N76]/[.$N$10]);1)" office:value-type="float" office:value="0">
            <text:p>0</text:p>
          </table:table-cell>
          <table:table-cell table:style-name="ce6" table:formula="of:=([.P75]+([.N76]/ 100000))" office:value-type="float" office:value="4.9354">
            <text:p>4.9354</text:p>
          </table:table-cell>
          <table:table-cell table:formula="of:=([.K76]*[.$K$15]) / 100000" office:value-type="float" office:value="1276.4668">
            <text:p>1276.4668</text:p>
          </table:table-cell>
        </table:table-row>
        <table:table-row table:style-name="ro1">
          <table:table-cell table:formula="of:=[.A76]+1" office:value-type="float" office:value="57">
            <text:p>57</text:p>
          </table:table-cell>
          <table:table-cell table:formula="of:=[.B76]+[.D76]" office:value-type="float" office:value="150392">
            <text:p>150392</text:p>
          </table:table-cell>
          <table:table-cell table:formula="of:=([.$B$15]*[.$B$10]/100) *[.B77]" office:value-type="float" office:value="2473948.4">
            <text:p>2473948.4</text:p>
          </table:table-cell>
          <table:table-cell table:style-name="ce3" table:formula="of:=FLOOR(([.C77]/[.$B$15]);1;0)" office:value-type="float" office:value="17671">
            <text:p>17671</text:p>
          </table:table-cell>
          <table:table-cell table:formula="of:=[.C77]-([.D77]*[.$B$15])" office:value-type="float" office:value="8.39999999990687">
            <text:p>8.3999999999</text:p>
          </table:table-cell>
          <table:table-cell/>
          <table:table-cell table:style-name="ce3"/>
          <table:table-cell table:number-columns-repeated="2"/>
          <table:table-cell table:style-name="ce3" table:formula="of:=[.J76]+1" office:value-type="float" office:value="57">
            <text:p>57</text:p>
          </table:table-cell>
          <table:table-cell table:style-name="ce3" table:formula="of:=[.K76]+[.M76] +[.O76]" office:value-type="float" office:value="1018894">
            <text:p>1018894</text:p>
          </table:table-cell>
          <table:table-cell table:style-name="ce3" table:formula="of:=([.$B$15]*[.$B$10]/100) *[.K77]" office:value-type="float" office:value="16760806.3">
            <text:p>16760806.3</text:p>
          </table:table-cell>
          <table:table-cell table:style-name="ce3" table:formula="of:=FLOOR(([.L77]/[.$B$15]);1;0)" office:value-type="float" office:value="119720">
            <text:p>119720</text:p>
          </table:table-cell>
          <table:table-cell table:style-name="ce3" table:formula="of:=[.N76]" office:value-type="float" office:value="0">
            <text:p>0</text:p>
          </table:table-cell>
          <table:table-cell table:style-name="ce6" table:formula="of:=FLOOR(([.N77]/[.$N$10]);1)" office:value-type="float" office:value="0">
            <text:p>0</text:p>
          </table:table-cell>
          <table:table-cell table:style-name="ce6" table:formula="of:=([.P76]+([.N77]/ 100000))" office:value-type="float" office:value="4.9354">
            <text:p>4.9354</text:p>
          </table:table-cell>
          <table:table-cell table:formula="of:=([.K77]*[.$K$15]) / 100000" office:value-type="float" office:value="1426.4516">
            <text:p>1426.4516</text:p>
          </table:table-cell>
        </table:table-row>
        <table:table-row table:style-name="ro1">
          <table:table-cell table:formula="of:=[.A77]+1" office:value-type="float" office:value="58">
            <text:p>58</text:p>
          </table:table-cell>
          <table:table-cell table:formula="of:=[.B77]+[.D77]" office:value-type="float" office:value="168063">
            <text:p>168063</text:p>
          </table:table-cell>
          <table:table-cell table:formula="of:=([.$B$15]*[.$B$10]/100) *[.B78]" office:value-type="float" office:value="2764636.35">
            <text:p>2764636.35</text:p>
          </table:table-cell>
          <table:table-cell table:style-name="ce3" table:formula="of:=FLOOR(([.C78]/[.$B$15]);1;0)" office:value-type="float" office:value="19747">
            <text:p>19747</text:p>
          </table:table-cell>
          <table:table-cell table:formula="of:=[.C78]-([.D78]*[.$B$15])" office:value-type="float" office:value="56.3500000000931">
            <text:p>56.3500000001</text:p>
          </table:table-cell>
          <table:table-cell/>
          <table:table-cell table:style-name="ce3"/>
          <table:table-cell table:number-columns-repeated="2"/>
          <table:table-cell table:style-name="ce3" table:formula="of:=[.J77]+1" office:value-type="float" office:value="58">
            <text:p>58</text:p>
          </table:table-cell>
          <table:table-cell table:style-name="ce3" table:formula="of:=[.K77]+[.M77] +[.O77]" office:value-type="float" office:value="1138614">
            <text:p>1138614</text:p>
          </table:table-cell>
          <table:table-cell table:style-name="ce3" table:formula="of:=([.$B$15]*[.$B$10]/100) *[.K78]" office:value-type="float" office:value="18730200.3">
            <text:p>18730200.3</text:p>
          </table:table-cell>
          <table:table-cell table:style-name="ce3" table:formula="of:=FLOOR(([.L78]/[.$B$15]);1;0)" office:value-type="float" office:value="133787">
            <text:p>133787</text:p>
          </table:table-cell>
          <table:table-cell table:style-name="ce3" table:formula="of:=[.N77]" office:value-type="float" office:value="0">
            <text:p>0</text:p>
          </table:table-cell>
          <table:table-cell table:style-name="ce6" table:formula="of:=FLOOR(([.N78]/[.$N$10]);1)" office:value-type="float" office:value="0">
            <text:p>0</text:p>
          </table:table-cell>
          <table:table-cell table:style-name="ce6" table:formula="of:=([.P77]+([.N78]/ 100000))" office:value-type="float" office:value="4.9354">
            <text:p>4.9354</text:p>
          </table:table-cell>
          <table:table-cell table:formula="of:=([.K78]*[.$K$15]) / 100000" office:value-type="float" office:value="1594.0596">
            <text:p>1594.0596</text:p>
          </table:table-cell>
        </table:table-row>
        <table:table-row table:style-name="ro1">
          <table:table-cell table:formula="of:=[.A78]+1" office:value-type="float" office:value="59">
            <text:p>59</text:p>
          </table:table-cell>
          <table:table-cell table:formula="of:=[.B78]+[.D78]" office:value-type="float" office:value="187810">
            <text:p>187810</text:p>
          </table:table-cell>
          <table:table-cell table:formula="of:=([.$B$15]*[.$B$10]/100) *[.B79]" office:value-type="float" office:value="3089474.5">
            <text:p>3089474.5</text:p>
          </table:table-cell>
          <table:table-cell table:style-name="ce3" table:formula="of:=FLOOR(([.C79]/[.$B$15]);1;0)" office:value-type="float" office:value="22067">
            <text:p>22067</text:p>
          </table:table-cell>
          <table:table-cell table:formula="of:=[.C79]-([.D79]*[.$B$15])" office:value-type="float" office:value="94.5">
            <text:p>94.5</text:p>
          </table:table-cell>
          <table:table-cell/>
          <table:table-cell table:style-name="ce3"/>
          <table:table-cell table:number-columns-repeated="2"/>
          <table:table-cell table:style-name="ce3" table:formula="of:=[.J78]+1" office:value-type="float" office:value="59">
            <text:p>59</text:p>
          </table:table-cell>
          <table:table-cell table:style-name="ce3" table:formula="of:=[.K78]+[.M78] +[.O78]" office:value-type="float" office:value="1272401">
            <text:p>1272401</text:p>
          </table:table-cell>
          <table:table-cell table:style-name="ce3" table:formula="of:=([.$B$15]*[.$B$10]/100) *[.K79]" office:value-type="float" office:value="20930996.45">
            <text:p>20930996.45</text:p>
          </table:table-cell>
          <table:table-cell table:style-name="ce3" table:formula="of:=FLOOR(([.L79]/[.$B$15]);1;0)" office:value-type="float" office:value="149507">
            <text:p>149507</text:p>
          </table:table-cell>
          <table:table-cell table:style-name="ce3" table:formula="of:=[.N78]" office:value-type="float" office:value="0">
            <text:p>0</text:p>
          </table:table-cell>
          <table:table-cell table:style-name="ce6" table:formula="of:=FLOOR(([.N79]/[.$N$10]);1)" office:value-type="float" office:value="0">
            <text:p>0</text:p>
          </table:table-cell>
          <table:table-cell table:style-name="ce6" table:formula="of:=([.P78]+([.N79]/ 100000))" office:value-type="float" office:value="4.9354">
            <text:p>4.9354</text:p>
          </table:table-cell>
          <table:table-cell table:formula="of:=([.K79]*[.$K$15]) / 100000" office:value-type="float" office:value="1781.3614">
            <text:p>1781.3614</text:p>
          </table:table-cell>
        </table:table-row>
        <table:table-row table:style-name="ro1">
          <table:table-cell table:formula="of:=[.A79]+1" office:value-type="float" office:value="60">
            <text:p>60</text:p>
          </table:table-cell>
          <table:table-cell table:formula="of:=[.B79]+[.D79]" office:value-type="float" office:value="209877">
            <text:p>209877</text:p>
          </table:table-cell>
          <table:table-cell table:formula="of:=([.$B$15]*[.$B$10]/100) *[.B80]" office:value-type="float" office:value="3452476.65">
            <text:p>3452476.65</text:p>
          </table:table-cell>
          <table:table-cell table:style-name="ce3" table:formula="of:=FLOOR(([.C80]/[.$B$15]);1;0)" office:value-type="float" office:value="24660">
            <text:p>24660</text:p>
          </table:table-cell>
          <table:table-cell table:formula="of:=[.C80]-([.D80]*[.$B$15])" office:value-type="float" office:value="76.6499999999069">
            <text:p>76.6499999999</text:p>
          </table:table-cell>
          <table:table-cell/>
          <table:table-cell table:style-name="ce3"/>
          <table:table-cell table:number-columns-repeated="2"/>
          <table:table-cell table:style-name="ce3" table:formula="of:=[.J79]+1" office:value-type="float" office:value="60">
            <text:p>60</text:p>
          </table:table-cell>
          <table:table-cell table:style-name="ce3" table:formula="of:=[.K79]+[.M79] +[.O79]" office:value-type="float" office:value="1421908">
            <text:p>1421908</text:p>
          </table:table-cell>
          <table:table-cell table:style-name="ce3" table:formula="of:=([.$B$15]*[.$B$10]/100) *[.K80]" office:value-type="float" office:value="23390386.6">
            <text:p>23390386.6</text:p>
          </table:table-cell>
          <table:table-cell table:style-name="ce3" table:formula="of:=FLOOR(([.L80]/[.$B$15]);1;0)" office:value-type="float" office:value="167074">
            <text:p>167074</text:p>
          </table:table-cell>
          <table:table-cell table:style-name="ce3" table:formula="of:=[.N79]" office:value-type="float" office:value="0">
            <text:p>0</text:p>
          </table:table-cell>
          <table:table-cell table:style-name="ce6" table:formula="of:=FLOOR(([.N80]/[.$N$10]);1)" office:value-type="float" office:value="0">
            <text:p>0</text:p>
          </table:table-cell>
          <table:table-cell table:style-name="ce6" table:formula="of:=([.P79]+([.N80]/ 100000))" office:value-type="float" office:value="4.9354">
            <text:p>4.9354</text:p>
          </table:table-cell>
          <table:table-cell table:formula="of:=([.K80]*[.$K$15]) / 100000" office:value-type="float" office:value="1990.6712">
            <text:p>1990.6712</text:p>
          </table:table-cell>
        </table:table-row>
        <table:table-row table:style-name="ro1">
          <table:table-cell table:formula="of:=[.A80]+1" office:value-type="float" office:value="61">
            <text:p>61</text:p>
          </table:table-cell>
          <table:table-cell table:formula="of:=[.B80]+[.D80]" office:value-type="float" office:value="234537">
            <text:p>234537</text:p>
          </table:table-cell>
          <table:table-cell table:formula="of:=([.$B$15]*[.$B$10]/100) *[.B81]" office:value-type="float" office:value="3858133.65">
            <text:p>3858133.65</text:p>
          </table:table-cell>
          <table:table-cell table:style-name="ce3" table:formula="of:=FLOOR(([.C81]/[.$B$15]);1;0)" office:value-type="float" office:value="27558">
            <text:p>27558</text:p>
          </table:table-cell>
          <table:table-cell table:formula="of:=[.C81]-([.D81]*[.$B$15])" office:value-type="float" office:value="13.6499999999069">
            <text:p>13.6499999999</text:p>
          </table:table-cell>
          <table:table-cell/>
          <table:table-cell table:style-name="ce3"/>
          <table:table-cell table:number-columns-repeated="2"/>
          <table:table-cell table:style-name="ce3" table:formula="of:=[.J80]+1" office:value-type="float" office:value="61">
            <text:p>61</text:p>
          </table:table-cell>
          <table:table-cell table:style-name="ce3" table:formula="of:=[.K80]+[.M80] +[.O80]" office:value-type="float" office:value="1588982">
            <text:p>1588982</text:p>
          </table:table-cell>
          <table:table-cell table:style-name="ce3" table:formula="of:=([.$B$15]*[.$B$10]/100) *[.K81]" office:value-type="float" office:value="26138753.9">
            <text:p>26138753.9</text:p>
          </table:table-cell>
          <table:table-cell table:style-name="ce3" table:formula="of:=FLOOR(([.L81]/[.$B$15]);1;0)" office:value-type="float" office:value="186705">
            <text:p>186705</text:p>
          </table:table-cell>
          <table:table-cell table:style-name="ce3" table:formula="of:=[.N80]" office:value-type="float" office:value="0">
            <text:p>0</text:p>
          </table:table-cell>
          <table:table-cell table:style-name="ce6" table:formula="of:=FLOOR(([.N81]/[.$N$10]);1)" office:value-type="float" office:value="0">
            <text:p>0</text:p>
          </table:table-cell>
          <table:table-cell table:style-name="ce6" table:formula="of:=([.P80]+([.N81]/ 100000))" office:value-type="float" office:value="4.9354">
            <text:p>4.9354</text:p>
          </table:table-cell>
          <table:table-cell table:formula="of:=([.K81]*[.$K$15]) / 100000" office:value-type="float" office:value="2224.5748">
            <text:p>2224.5748</text:p>
          </table:table-cell>
        </table:table-row>
        <table:table-row table:style-name="ro1">
          <table:table-cell table:formula="of:=[.A81]+1" office:value-type="float" office:value="62">
            <text:p>62</text:p>
          </table:table-cell>
          <table:table-cell table:formula="of:=[.B81]+[.D81]" office:value-type="float" office:value="262095">
            <text:p>262095</text:p>
          </table:table-cell>
          <table:table-cell table:formula="of:=([.$B$15]*[.$B$10]/100) *[.B82]" office:value-type="float" office:value="4311462.75">
            <text:p>4311462.75</text:p>
          </table:table-cell>
          <table:table-cell table:style-name="ce3" table:formula="of:=FLOOR(([.C82]/[.$B$15]);1;0)" office:value-type="float" office:value="30796">
            <text:p>30796</text:p>
          </table:table-cell>
          <table:table-cell table:formula="of:=[.C82]-([.D82]*[.$B$15])" office:value-type="float" office:value="22.75">
            <text:p>22.75</text:p>
          </table:table-cell>
          <table:table-cell/>
          <table:table-cell table:style-name="ce3"/>
          <table:table-cell table:number-columns-repeated="2"/>
          <table:table-cell table:style-name="ce3" table:formula="of:=[.J81]+1" office:value-type="float" office:value="62">
            <text:p>62</text:p>
          </table:table-cell>
          <table:table-cell table:style-name="ce3" table:formula="of:=[.K81]+[.M81] +[.O81]" office:value-type="float" office:value="1775687">
            <text:p>1775687</text:p>
          </table:table-cell>
          <table:table-cell table:style-name="ce3" table:formula="of:=([.$B$15]*[.$B$10]/100) *[.K82]" office:value-type="float" office:value="29210051.15">
            <text:p>29210051.15</text:p>
          </table:table-cell>
          <table:table-cell table:style-name="ce3" table:formula="of:=FLOOR(([.L82]/[.$B$15]);1;0)" office:value-type="float" office:value="208643">
            <text:p>208643</text:p>
          </table:table-cell>
          <table:table-cell table:style-name="ce3" table:formula="of:=[.N81]" office:value-type="float" office:value="0">
            <text:p>0</text:p>
          </table:table-cell>
          <table:table-cell table:style-name="ce6" table:formula="of:=FLOOR(([.N82]/[.$N$10]);1)" office:value-type="float" office:value="0">
            <text:p>0</text:p>
          </table:table-cell>
          <table:table-cell table:style-name="ce6" table:formula="of:=([.P81]+([.N82]/ 100000))" office:value-type="float" office:value="4.9354">
            <text:p>4.9354</text:p>
          </table:table-cell>
          <table:table-cell table:formula="of:=([.K82]*[.$K$15]) / 100000" office:value-type="float" office:value="2485.9618">
            <text:p>2485.9618</text:p>
          </table:table-cell>
        </table:table-row>
        <table:table-row table:style-name="ro1">
          <table:table-cell table:formula="of:=[.A82]+1" office:value-type="float" office:value="63">
            <text:p>63</text:p>
          </table:table-cell>
          <table:table-cell table:formula="of:=[.B82]+[.D82]" office:value-type="float" office:value="292891">
            <text:p>292891</text:p>
          </table:table-cell>
          <table:table-cell table:formula="of:=([.$B$15]*[.$B$10]/100) *[.B83]" office:value-type="float" office:value="4818056.95">
            <text:p>4818056.95</text:p>
          </table:table-cell>
          <table:table-cell table:style-name="ce3" table:formula="of:=FLOOR(([.C83]/[.$B$15]);1;0)" office:value-type="float" office:value="34414">
            <text:p>34414</text:p>
          </table:table-cell>
          <table:table-cell table:formula="of:=[.C83]-([.D83]*[.$B$15])" office:value-type="float" office:value="96.9500000001863">
            <text:p>96.9500000002</text:p>
          </table:table-cell>
          <table:table-cell/>
          <table:table-cell table:style-name="ce3"/>
          <table:table-cell table:number-columns-repeated="2"/>
          <table:table-cell table:style-name="ce3" table:formula="of:=[.J82]+1" office:value-type="float" office:value="63">
            <text:p>63</text:p>
          </table:table-cell>
          <table:table-cell table:style-name="ce3" table:formula="of:=[.K82]+[.M82] +[.O82]" office:value-type="float" office:value="1984330">
            <text:p>1984330</text:p>
          </table:table-cell>
          <table:table-cell table:style-name="ce3" table:formula="of:=([.$B$15]*[.$B$10]/100) *[.K83]" office:value-type="float" office:value="32642228.5">
            <text:p>32642228.5</text:p>
          </table:table-cell>
          <table:table-cell table:style-name="ce3" table:formula="of:=FLOOR(([.L83]/[.$B$15]);1;0)" office:value-type="float" office:value="233158">
            <text:p>233158</text:p>
          </table:table-cell>
          <table:table-cell table:style-name="ce3" table:formula="of:=[.N82]" office:value-type="float" office:value="0">
            <text:p>0</text:p>
          </table:table-cell>
          <table:table-cell table:style-name="ce6" table:formula="of:=FLOOR(([.N83]/[.$N$10]);1)" office:value-type="float" office:value="0">
            <text:p>0</text:p>
          </table:table-cell>
          <table:table-cell table:style-name="ce6" table:formula="of:=([.P82]+([.N83]/ 100000))" office:value-type="float" office:value="4.9354">
            <text:p>4.9354</text:p>
          </table:table-cell>
          <table:table-cell table:formula="of:=([.K83]*[.$K$15]) / 100000" office:value-type="float" office:value="2778.062">
            <text:p>2778.062</text:p>
          </table:table-cell>
        </table:table-row>
        <table:table-row table:style-name="ro1">
          <table:table-cell table:formula="of:=[.A83]+1" office:value-type="float" office:value="64">
            <text:p>64</text:p>
          </table:table-cell>
          <table:table-cell table:formula="of:=[.B83]+[.D83]" office:value-type="float" office:value="327305">
            <text:p>327305</text:p>
          </table:table-cell>
          <table:table-cell table:formula="of:=([.$B$15]*[.$B$10]/100) *[.B84]" office:value-type="float" office:value="5384167.25">
            <text:p>5384167.25</text:p>
          </table:table-cell>
          <table:table-cell table:style-name="ce3" table:formula="of:=FLOOR(([.C84]/[.$B$15]);1;0)" office:value-type="float" office:value="38458">
            <text:p>38458</text:p>
          </table:table-cell>
          <table:table-cell table:formula="of:=[.C84]-([.D84]*[.$B$15])" office:value-type="float" office:value="47.25">
            <text:p>47.25</text:p>
          </table:table-cell>
          <table:table-cell/>
          <table:table-cell table:style-name="ce3"/>
          <table:table-cell table:number-columns-repeated="2"/>
          <table:table-cell table:style-name="ce3" table:formula="of:=[.J83]+1" office:value-type="float" office:value="64">
            <text:p>64</text:p>
          </table:table-cell>
          <table:table-cell table:style-name="ce3" table:formula="of:=[.K83]+[.M83] +[.O83]" office:value-type="float" office:value="2217488">
            <text:p>2217488</text:p>
          </table:table-cell>
          <table:table-cell table:style-name="ce3" table:formula="of:=([.$B$15]*[.$B$10]/100) *[.K84]" office:value-type="float" office:value="36477677.6">
            <text:p>36477677.6</text:p>
          </table:table-cell>
          <table:table-cell table:style-name="ce3" table:formula="of:=FLOOR(([.L84]/[.$B$15]);1;0)" office:value-type="float" office:value="260554">
            <text:p>260554</text:p>
          </table:table-cell>
          <table:table-cell table:style-name="ce3" table:formula="of:=[.N83]" office:value-type="float" office:value="0">
            <text:p>0</text:p>
          </table:table-cell>
          <table:table-cell table:style-name="ce6" table:formula="of:=FLOOR(([.N84]/[.$N$10]);1)" office:value-type="float" office:value="0">
            <text:p>0</text:p>
          </table:table-cell>
          <table:table-cell table:style-name="ce6" table:formula="of:=([.P83]+([.N84]/ 100000))" office:value-type="float" office:value="4.9354">
            <text:p>4.9354</text:p>
          </table:table-cell>
          <table:table-cell table:formula="of:=([.K84]*[.$K$15]) / 100000" office:value-type="float" office:value="3104.4832">
            <text:p>3104.4832</text:p>
          </table:table-cell>
        </table:table-row>
        <table:table-row table:style-name="ro1">
          <table:table-cell table:formula="of:=[.A84]+1" office:value-type="float" office:value="65">
            <text:p>65</text:p>
          </table:table-cell>
          <table:table-cell table:formula="of:=[.B84]+[.D84]" office:value-type="float" office:value="365763">
            <text:p>365763</text:p>
          </table:table-cell>
          <table:table-cell table:formula="of:=([.$B$15]*[.$B$10]/100) *[.B85]" office:value-type="float" office:value="6016801.35">
            <text:p>6016801.35</text:p>
          </table:table-cell>
          <table:table-cell table:style-name="ce3" table:formula="of:=FLOOR(([.C85]/[.$B$15]);1;0)" office:value-type="float" office:value="42977">
            <text:p>42977</text:p>
          </table:table-cell>
          <table:table-cell table:formula="of:=[.C85]-([.D85]*[.$B$15])" office:value-type="float" office:value="21.3499999996275">
            <text:p>21.3499999996</text:p>
          </table:table-cell>
          <table:table-cell/>
          <table:table-cell table:style-name="ce3"/>
          <table:table-cell table:number-columns-repeated="2"/>
          <table:table-cell table:style-name="ce3" table:formula="of:=[.J84]+1" office:value-type="float" office:value="65">
            <text:p>65</text:p>
          </table:table-cell>
          <table:table-cell table:style-name="ce3" table:formula="of:=[.K84]+[.M84] +[.O84]" office:value-type="float" office:value="2478042">
            <text:p>2478042</text:p>
          </table:table-cell>
          <table:table-cell table:style-name="ce3" table:formula="of:=([.$B$15]*[.$B$10]/100) *[.K85]" office:value-type="float" office:value="40763790.9">
            <text:p>40763790.9</text:p>
          </table:table-cell>
          <table:table-cell table:style-name="ce3" table:formula="of:=FLOOR(([.L85]/[.$B$15]);1;0)" office:value-type="float" office:value="291169">
            <text:p>291169</text:p>
          </table:table-cell>
          <table:table-cell table:style-name="ce3" table:formula="of:=[.N84]" office:value-type="float" office:value="0">
            <text:p>0</text:p>
          </table:table-cell>
          <table:table-cell table:style-name="ce6" table:formula="of:=FLOOR(([.N85]/[.$N$10]);1)" office:value-type="float" office:value="0">
            <text:p>0</text:p>
          </table:table-cell>
          <table:table-cell table:style-name="ce6" table:formula="of:=([.P84]+([.N85]/ 100000))" office:value-type="float" office:value="4.9354">
            <text:p>4.9354</text:p>
          </table:table-cell>
          <table:table-cell table:formula="of:=([.K85]*[.$K$15]) / 100000" office:value-type="float" office:value="3469.2588">
            <text:p>3469.2588</text:p>
          </table:table-cell>
        </table:table-row>
        <table:table-row table:style-name="ro1">
          <table:table-cell table:formula="of:=[.A85]+1" office:value-type="float" office:value="66">
            <text:p>66</text:p>
          </table:table-cell>
          <table:table-cell table:formula="of:=[.B85]+[.D85]" office:value-type="float" office:value="408740">
            <text:p>408740</text:p>
          </table:table-cell>
          <table:table-cell table:formula="of:=([.$B$15]*[.$B$10]/100) *[.B86]" office:value-type="float" office:value="6723773">
            <text:p>6723773</text:p>
          </table:table-cell>
          <table:table-cell table:style-name="ce3" table:formula="of:=FLOOR(([.C86]/[.$B$15]);1;0)" office:value-type="float" office:value="48026">
            <text:p>48026</text:p>
          </table:table-cell>
          <table:table-cell table:formula="of:=[.C86]-([.D86]*[.$B$15])" office:value-type="float" office:value="133">
            <text:p>133</text:p>
          </table:table-cell>
          <table:table-cell/>
          <table:table-cell table:style-name="ce3"/>
          <table:table-cell table:number-columns-repeated="2"/>
          <table:table-cell table:style-name="ce3" table:formula="of:=[.J85]+1" office:value-type="float" office:value="66">
            <text:p>66</text:p>
          </table:table-cell>
          <table:table-cell table:style-name="ce3" table:formula="of:=[.K85]+[.M85] +[.O85]" office:value-type="float" office:value="2769211">
            <text:p>2769211</text:p>
          </table:table-cell>
          <table:table-cell table:style-name="ce3" table:formula="of:=([.$B$15]*[.$B$10]/100) *[.K86]" office:value-type="float" office:value="45553520.95">
            <text:p>45553520.95</text:p>
          </table:table-cell>
          <table:table-cell table:style-name="ce3" table:formula="of:=FLOOR(([.L86]/[.$B$15]);1;0)" office:value-type="float" office:value="325382">
            <text:p>325382</text:p>
          </table:table-cell>
          <table:table-cell table:style-name="ce3" table:formula="of:=[.N85]" office:value-type="float" office:value="0">
            <text:p>0</text:p>
          </table:table-cell>
          <table:table-cell table:style-name="ce6" table:formula="of:=FLOOR(([.N86]/[.$N$10]);1)" office:value-type="float" office:value="0">
            <text:p>0</text:p>
          </table:table-cell>
          <table:table-cell table:style-name="ce6" table:formula="of:=([.P85]+([.N86]/ 100000))" office:value-type="float" office:value="4.9354">
            <text:p>4.9354</text:p>
          </table:table-cell>
          <table:table-cell table:formula="of:=([.K86]*[.$K$15]) / 100000" office:value-type="float" office:value="3876.8954">
            <text:p>3876.8954</text:p>
          </table:table-cell>
        </table:table-row>
        <table:table-row table:style-name="ro1">
          <table:table-cell table:formula="of:=[.A86]+1" office:value-type="float" office:value="67">
            <text:p>67</text:p>
          </table:table-cell>
          <table:table-cell table:formula="of:=[.B86]+[.D86]" office:value-type="float" office:value="456766">
            <text:p>456766</text:p>
          </table:table-cell>
          <table:table-cell table:formula="of:=([.$B$15]*[.$B$10]/100) *[.B87]" office:value-type="float" office:value="7513800.7">
            <text:p>7513800.7</text:p>
          </table:table-cell>
          <table:table-cell table:style-name="ce3" table:formula="of:=FLOOR(([.C87]/[.$B$15]);1;0)" office:value-type="float" office:value="53670">
            <text:p>53670</text:p>
          </table:table-cell>
          <table:table-cell table:formula="of:=[.C87]-([.D87]*[.$B$15])" office:value-type="float" office:value="0.699999999254942">
            <text:p>0.6999999993</text:p>
          </table:table-cell>
          <table:table-cell/>
          <table:table-cell table:style-name="ce3"/>
          <table:table-cell table:number-columns-repeated="2"/>
          <table:table-cell table:style-name="ce3" table:formula="of:=[.J86]+1" office:value-type="float" office:value="67">
            <text:p>67</text:p>
          </table:table-cell>
          <table:table-cell table:style-name="ce3" table:formula="of:=[.K86]+[.M86] +[.O86]" office:value-type="float" office:value="3094593">
            <text:p>3094593</text:p>
          </table:table-cell>
          <table:table-cell table:style-name="ce3" table:formula="of:=([.$B$15]*[.$B$10]/100) *[.K87]" office:value-type="float" office:value="50906054.85">
            <text:p>50906054.85</text:p>
          </table:table-cell>
          <table:table-cell table:style-name="ce3" table:formula="of:=FLOOR(([.L87]/[.$B$15]);1;0)" office:value-type="float" office:value="363614">
            <text:p>363614</text:p>
          </table:table-cell>
          <table:table-cell table:style-name="ce3" table:formula="of:=[.N86]" office:value-type="float" office:value="0">
            <text:p>0</text:p>
          </table:table-cell>
          <table:table-cell table:style-name="ce6" table:formula="of:=FLOOR(([.N87]/[.$N$10]);1)" office:value-type="float" office:value="0">
            <text:p>0</text:p>
          </table:table-cell>
          <table:table-cell table:style-name="ce6" table:formula="of:=([.P86]+([.N87]/ 100000))" office:value-type="float" office:value="4.9354">
            <text:p>4.9354</text:p>
          </table:table-cell>
          <table:table-cell table:formula="of:=([.K87]*[.$K$15]) / 100000" office:value-type="float" office:value="4332.4302">
            <text:p>4332.4302</text:p>
          </table:table-cell>
        </table:table-row>
        <table:table-row table:style-name="ro1">
          <table:table-cell table:formula="of:=[.A87]+1" office:value-type="float" office:value="68">
            <text:p>68</text:p>
          </table:table-cell>
          <table:table-cell table:formula="of:=[.B87]+[.D87]" office:value-type="float" office:value="510436">
            <text:p>510436</text:p>
          </table:table-cell>
          <table:table-cell table:formula="of:=([.$B$15]*[.$B$10]/100) *[.B88]" office:value-type="float" office:value="8396672.2">
            <text:p>8396672.2</text:p>
          </table:table-cell>
          <table:table-cell table:style-name="ce3" table:formula="of:=FLOOR(([.C88]/[.$B$15]);1;0)" office:value-type="float" office:value="59976">
            <text:p>59976</text:p>
          </table:table-cell>
          <table:table-cell table:formula="of:=[.C88]-([.D88]*[.$B$15])" office:value-type="float" office:value="32.1999999992549">
            <text:p>32.1999999993</text:p>
          </table:table-cell>
          <table:table-cell/>
          <table:table-cell table:style-name="ce3"/>
          <table:table-cell table:number-columns-repeated="2"/>
          <table:table-cell table:style-name="ce3" table:formula="of:=[.J87]+1" office:value-type="float" office:value="68">
            <text:p>68</text:p>
          </table:table-cell>
          <table:table-cell table:style-name="ce3" table:formula="of:=[.K87]+[.M87] +[.O87]" office:value-type="float" office:value="3458207">
            <text:p>3458207</text:p>
          </table:table-cell>
          <table:table-cell table:style-name="ce3" table:formula="of:=([.$B$15]*[.$B$10]/100) *[.K88]" office:value-type="float" office:value="56887505.15">
            <text:p>56887505.15</text:p>
          </table:table-cell>
          <table:table-cell table:style-name="ce3" table:formula="of:=FLOOR(([.L88]/[.$B$15]);1;0)" office:value-type="float" office:value="406339">
            <text:p>406339</text:p>
          </table:table-cell>
          <table:table-cell table:style-name="ce3" table:formula="of:=[.N87]" office:value-type="float" office:value="0">
            <text:p>0</text:p>
          </table:table-cell>
          <table:table-cell table:style-name="ce6" table:formula="of:=FLOOR(([.N88]/[.$N$10]);1)" office:value-type="float" office:value="0">
            <text:p>0</text:p>
          </table:table-cell>
          <table:table-cell table:style-name="ce6" table:formula="of:=([.P87]+([.N88]/ 100000))" office:value-type="float" office:value="4.9354">
            <text:p>4.9354</text:p>
          </table:table-cell>
          <table:table-cell table:formula="of:=([.K88]*[.$K$15]) / 100000" office:value-type="float" office:value="4841.4898">
            <text:p>4841.4898</text:p>
          </table:table-cell>
        </table:table-row>
        <table:table-row table:style-name="ro1">
          <table:table-cell table:formula="of:=[.A88]+1" office:value-type="float" office:value="69">
            <text:p>69</text:p>
          </table:table-cell>
          <table:table-cell table:formula="of:=[.B88]+[.D88]" office:value-type="float" office:value="570412">
            <text:p>570412</text:p>
          </table:table-cell>
          <table:table-cell table:formula="of:=([.$B$15]*[.$B$10]/100) *[.B89]" office:value-type="float" office:value="9383277.4">
            <text:p>9383277.4</text:p>
          </table:table-cell>
          <table:table-cell table:style-name="ce3" table:formula="of:=FLOOR(([.C89]/[.$B$15]);1;0)" office:value-type="float" office:value="67023">
            <text:p>67023</text:p>
          </table:table-cell>
          <table:table-cell table:formula="of:=[.C89]-([.D89]*[.$B$15])" office:value-type="float" office:value="57.4000000003725">
            <text:p>57.4000000004</text:p>
          </table:table-cell>
          <table:table-cell/>
          <table:table-cell table:style-name="ce3"/>
          <table:table-cell table:number-columns-repeated="2"/>
          <table:table-cell table:style-name="ce3" table:formula="of:=[.J88]+1" office:value-type="float" office:value="69">
            <text:p>69</text:p>
          </table:table-cell>
          <table:table-cell table:style-name="ce3" table:formula="of:=[.K88]+[.M88] +[.O88]" office:value-type="float" office:value="3864546">
            <text:p>3864546</text:p>
          </table:table-cell>
          <table:table-cell table:style-name="ce3" table:formula="of:=([.$B$15]*[.$B$10]/100) *[.K89]" office:value-type="float" office:value="63571781.7">
            <text:p>63571781.7</text:p>
          </table:table-cell>
          <table:table-cell table:style-name="ce3" table:formula="of:=FLOOR(([.L89]/[.$B$15]);1;0)" office:value-type="float" office:value="454084">
            <text:p>454084</text:p>
          </table:table-cell>
          <table:table-cell table:style-name="ce3" table:formula="of:=[.N88]" office:value-type="float" office:value="0">
            <text:p>0</text:p>
          </table:table-cell>
          <table:table-cell table:style-name="ce6" table:formula="of:=FLOOR(([.N89]/[.$N$10]);1)" office:value-type="float" office:value="0">
            <text:p>0</text:p>
          </table:table-cell>
          <table:table-cell table:style-name="ce6" table:formula="of:=([.P88]+([.N89]/ 100000))" office:value-type="float" office:value="4.9354">
            <text:p>4.9354</text:p>
          </table:table-cell>
          <table:table-cell table:formula="of:=([.K89]*[.$K$15]) / 100000" office:value-type="float" office:value="5410.3644">
            <text:p>5410.3644</text:p>
          </table:table-cell>
        </table:table-row>
        <table:table-row table:style-name="ro1">
          <table:table-cell table:formula="of:=[.A89]+1" office:value-type="float" office:value="70">
            <text:p>70</text:p>
          </table:table-cell>
          <table:table-cell table:formula="of:=[.B89]+[.D89]" office:value-type="float" office:value="637435">
            <text:p>637435</text:p>
          </table:table-cell>
          <table:table-cell table:formula="of:=([.$B$15]*[.$B$10]/100) *[.B90]" office:value-type="float" office:value="10485805.75">
            <text:p>10485805.75</text:p>
          </table:table-cell>
          <table:table-cell table:style-name="ce3" table:formula="of:=FLOOR(([.C90]/[.$B$15]);1;0)" office:value-type="float" office:value="74898">
            <text:p>74898</text:p>
          </table:table-cell>
          <table:table-cell table:formula="of:=[.C90]-([.D90]*[.$B$15])" office:value-type="float" office:value="85.75">
            <text:p>85.75</text:p>
          </table:table-cell>
          <table:table-cell/>
          <table:table-cell table:style-name="ce3"/>
          <table:table-cell table:number-columns-repeated="2"/>
          <table:table-cell table:style-name="ce3" table:formula="of:=[.J89]+1" office:value-type="float" office:value="70">
            <text:p>70</text:p>
          </table:table-cell>
          <table:table-cell table:style-name="ce3" table:formula="of:=[.K89]+[.M89] +[.O89]" office:value-type="float" office:value="4318630">
            <text:p>4318630</text:p>
          </table:table-cell>
          <table:table-cell table:style-name="ce3" table:formula="of:=([.$B$15]*[.$B$10]/100) *[.K90]" office:value-type="float" office:value="71041463.5">
            <text:p>71041463.5</text:p>
          </table:table-cell>
          <table:table-cell table:style-name="ce3" table:formula="of:=FLOOR(([.L90]/[.$B$15]);1;0)" office:value-type="float" office:value="507439">
            <text:p>507439</text:p>
          </table:table-cell>
          <table:table-cell table:style-name="ce3" table:formula="of:=[.N89]" office:value-type="float" office:value="0">
            <text:p>0</text:p>
          </table:table-cell>
          <table:table-cell table:style-name="ce6" table:formula="of:=FLOOR(([.N90]/[.$N$10]);1)" office:value-type="float" office:value="0">
            <text:p>0</text:p>
          </table:table-cell>
          <table:table-cell table:style-name="ce6" table:formula="of:=([.P89]+([.N90]/ 100000))" office:value-type="float" office:value="4.9354">
            <text:p>4.9354</text:p>
          </table:table-cell>
          <table:table-cell table:formula="of:=([.K90]*[.$K$15]) / 100000" office:value-type="float" office:value="6046.082">
            <text:p>6046.082</text:p>
          </table:table-cell>
        </table:table-row>
        <table:table-row table:style-name="ro1">
          <table:table-cell table:formula="of:=[.A90]+1" office:value-type="float" office:value="71">
            <text:p>71</text:p>
          </table:table-cell>
          <table:table-cell table:formula="of:=[.B90]+[.D90]" office:value-type="float" office:value="712333">
            <text:p>712333</text:p>
          </table:table-cell>
          <table:table-cell table:formula="of:=([.$B$15]*[.$B$10]/100) *[.B91]" office:value-type="float" office:value="11717877.85">
            <text:p>11717877.85</text:p>
          </table:table-cell>
          <table:table-cell table:style-name="ce3" table:formula="of:=FLOOR(([.C91]/[.$B$15]);1;0)" office:value-type="float" office:value="83699">
            <text:p>83699</text:p>
          </table:table-cell>
          <table:table-cell table:formula="of:=[.C91]-([.D91]*[.$B$15])" office:value-type="float" office:value="17.8499999996275">
            <text:p>17.8499999996</text:p>
          </table:table-cell>
          <table:table-cell/>
          <table:table-cell table:style-name="ce3"/>
          <table:table-cell table:number-columns-repeated="2"/>
          <table:table-cell table:style-name="ce3" table:formula="of:=[.J90]+1" office:value-type="float" office:value="71">
            <text:p>71</text:p>
          </table:table-cell>
          <table:table-cell table:style-name="ce3" table:formula="of:=[.K90]+[.M90] +[.O90]" office:value-type="float" office:value="4826069">
            <text:p>4826069</text:p>
          </table:table-cell>
          <table:table-cell table:style-name="ce3" table:formula="of:=([.$B$15]*[.$B$10]/100) *[.K91]" office:value-type="float" office:value="79388835.05">
            <text:p>79388835.05</text:p>
          </table:table-cell>
          <table:table-cell table:style-name="ce3" table:formula="of:=FLOOR(([.L91]/[.$B$15]);1;0)" office:value-type="float" office:value="567063">
            <text:p>567063</text:p>
          </table:table-cell>
          <table:table-cell table:style-name="ce3" table:formula="of:=[.N90]" office:value-type="float" office:value="0">
            <text:p>0</text:p>
          </table:table-cell>
          <table:table-cell table:style-name="ce6" table:formula="of:=FLOOR(([.N91]/[.$N$10]);1)" office:value-type="float" office:value="0">
            <text:p>0</text:p>
          </table:table-cell>
          <table:table-cell table:style-name="ce6" table:formula="of:=([.P90]+([.N91]/ 100000))" office:value-type="float" office:value="4.9354">
            <text:p>4.9354</text:p>
          </table:table-cell>
          <table:table-cell table:formula="of:=([.K91]*[.$K$15]) / 100000" office:value-type="float" office:value="6756.4966">
            <text:p>6756.4966</text:p>
          </table:table-cell>
        </table:table-row>
        <table:table-row table:style-name="ro1">
          <table:table-cell table:formula="of:=[.A91]+1" office:value-type="float" office:value="72">
            <text:p>72</text:p>
          </table:table-cell>
          <table:table-cell table:formula="of:=[.B91]+[.D91]" office:value-type="float" office:value="796032">
            <text:p>796032</text:p>
          </table:table-cell>
          <table:table-cell table:formula="of:=([.$B$15]*[.$B$10]/100) *[.B92]" office:value-type="float" office:value="13094726.4">
            <text:p>13094726.4</text:p>
          </table:table-cell>
          <table:table-cell table:style-name="ce3" table:formula="of:=FLOOR(([.C92]/[.$B$15]);1;0)" office:value-type="float" office:value="93533">
            <text:p>93533</text:p>
          </table:table-cell>
          <table:table-cell table:formula="of:=[.C92]-([.D92]*[.$B$15])" office:value-type="float" office:value="106.39999999851">
            <text:p>106.3999999985</text:p>
          </table:table-cell>
          <table:table-cell/>
          <table:table-cell table:style-name="ce3"/>
          <table:table-cell table:number-columns-repeated="2"/>
          <table:table-cell table:style-name="ce3" table:formula="of:=[.J91]+1" office:value-type="float" office:value="72">
            <text:p>72</text:p>
          </table:table-cell>
          <table:table-cell table:style-name="ce3" table:formula="of:=[.K91]+[.M91] +[.O91]" office:value-type="float" office:value="5393132">
            <text:p>5393132</text:p>
          </table:table-cell>
          <table:table-cell table:style-name="ce3" table:formula="of:=([.$B$15]*[.$B$10]/100) *[.K92]" office:value-type="float" office:value="88717021.4">
            <text:p>88717021.4</text:p>
          </table:table-cell>
          <table:table-cell table:style-name="ce3" table:formula="of:=FLOOR(([.L92]/[.$B$15]);1;0)" office:value-type="float" office:value="633693">
            <text:p>633693</text:p>
          </table:table-cell>
          <table:table-cell table:style-name="ce3" table:formula="of:=[.N91]" office:value-type="float" office:value="0">
            <text:p>0</text:p>
          </table:table-cell>
          <table:table-cell table:style-name="ce6" table:formula="of:=FLOOR(([.N92]/[.$N$10]);1)" office:value-type="float" office:value="0">
            <text:p>0</text:p>
          </table:table-cell>
          <table:table-cell table:style-name="ce6" table:formula="of:=([.P91]+([.N92]/ 100000))" office:value-type="float" office:value="4.9354">
            <text:p>4.9354</text:p>
          </table:table-cell>
          <table:table-cell table:formula="of:=([.K92]*[.$K$15]) / 100000" office:value-type="float" office:value="7550.3848">
            <text:p>7550.3848</text:p>
          </table:table-cell>
        </table:table-row>
        <table:table-row table:style-name="ro1">
          <table:table-cell table:formula="of:=[.A92]+1" office:value-type="float" office:value="73">
            <text:p>73</text:p>
          </table:table-cell>
          <table:table-cell table:formula="of:=[.B92]+[.D92]" office:value-type="float" office:value="889565">
            <text:p>889565</text:p>
          </table:table-cell>
          <table:table-cell table:formula="of:=([.$B$15]*[.$B$10]/100) *[.B93]" office:value-type="float" office:value="14633344.25">
            <text:p>14633344.25</text:p>
          </table:table-cell>
          <table:table-cell table:style-name="ce3" table:formula="of:=FLOOR(([.C93]/[.$B$15]);1;0)" office:value-type="float" office:value="104523">
            <text:p>104523</text:p>
          </table:table-cell>
          <table:table-cell table:formula="of:=[.C93]-([.D93]*[.$B$15])" office:value-type="float" office:value="124.25">
            <text:p>124.25</text:p>
          </table:table-cell>
          <table:table-cell/>
          <table:table-cell table:style-name="ce3"/>
          <table:table-cell table:number-columns-repeated="2"/>
          <table:table-cell table:style-name="ce3" table:formula="of:=[.J92]+1" office:value-type="float" office:value="73">
            <text:p>73</text:p>
          </table:table-cell>
          <table:table-cell table:style-name="ce3" table:formula="of:=[.K92]+[.M92] +[.O92]" office:value-type="float" office:value="6026825">
            <text:p>6026825</text:p>
          </table:table-cell>
          <table:table-cell table:style-name="ce3" table:formula="of:=([.$B$15]*[.$B$10]/100) *[.K93]" office:value-type="float" office:value="99141271.25">
            <text:p>99141271.25</text:p>
          </table:table-cell>
          <table:table-cell table:style-name="ce3" table:formula="of:=FLOOR(([.L93]/[.$B$15]);1;0)" office:value-type="float" office:value="708151">
            <text:p>708151</text:p>
          </table:table-cell>
          <table:table-cell table:style-name="ce3" table:formula="of:=[.N92]" office:value-type="float" office:value="0">
            <text:p>0</text:p>
          </table:table-cell>
          <table:table-cell table:style-name="ce6" table:formula="of:=FLOOR(([.N93]/[.$N$10]);1)" office:value-type="float" office:value="0">
            <text:p>0</text:p>
          </table:table-cell>
          <table:table-cell table:style-name="ce6" table:formula="of:=([.P92]+([.N93]/ 100000))" office:value-type="float" office:value="4.9354">
            <text:p>4.9354</text:p>
          </table:table-cell>
          <table:table-cell table:formula="of:=([.K93]*[.$K$15]) / 100000" office:value-type="float" office:value="8437.555">
            <text:p>8437.555</text:p>
          </table:table-cell>
        </table:table-row>
        <table:table-row table:style-name="ro1">
          <table:table-cell table:formula="of:=[.A93]+1" office:value-type="float" office:value="74">
            <text:p>74</text:p>
          </table:table-cell>
          <table:table-cell table:formula="of:=[.B93]+[.D93]" office:value-type="float" office:value="994088">
            <text:p>994088</text:p>
          </table:table-cell>
          <table:table-cell table:formula="of:=([.$B$15]*[.$B$10]/100) *[.B94]" office:value-type="float" office:value="16352747.6">
            <text:p>16352747.6</text:p>
          </table:table-cell>
          <table:table-cell table:style-name="ce3" table:formula="of:=FLOOR(([.C94]/[.$B$15]);1;0)" office:value-type="float" office:value="116805">
            <text:p>116805</text:p>
          </table:table-cell>
          <table:table-cell table:formula="of:=[.C94]-([.D94]*[.$B$15])" office:value-type="float" office:value="47.5999999996275">
            <text:p>47.5999999996</text:p>
          </table:table-cell>
          <table:table-cell/>
          <table:table-cell table:style-name="ce3"/>
          <table:table-cell table:number-columns-repeated="2"/>
          <table:table-cell table:style-name="ce3" table:formula="of:=[.J93]+1" office:value-type="float" office:value="74">
            <text:p>74</text:p>
          </table:table-cell>
          <table:table-cell table:style-name="ce3" table:formula="of:=[.K93]+[.M93] +[.O93]" office:value-type="float" office:value="6734976">
            <text:p>6734976</text:p>
          </table:table-cell>
          <table:table-cell table:style-name="ce3" table:formula="of:=([.$B$15]*[.$B$10]/100) *[.K94]" office:value-type="float" office:value="110790355.2">
            <text:p>110790355.2</text:p>
          </table:table-cell>
          <table:table-cell table:style-name="ce3" table:formula="of:=FLOOR(([.L94]/[.$B$15]);1;0)" office:value-type="float" office:value="791359">
            <text:p>791359</text:p>
          </table:table-cell>
          <table:table-cell table:style-name="ce3" table:formula="of:=[.N93]" office:value-type="float" office:value="0">
            <text:p>0</text:p>
          </table:table-cell>
          <table:table-cell table:style-name="ce6" table:formula="of:=FLOOR(([.N94]/[.$N$10]);1)" office:value-type="float" office:value="0">
            <text:p>0</text:p>
          </table:table-cell>
          <table:table-cell table:style-name="ce6" table:formula="of:=([.P93]+([.N94]/ 100000))" office:value-type="float" office:value="4.9354">
            <text:p>4.9354</text:p>
          </table:table-cell>
          <table:table-cell table:formula="of:=([.K94]*[.$K$15]) / 100000" office:value-type="float" office:value="9428.9664">
            <text:p>9428.9664</text:p>
          </table:table-cell>
        </table:table-row>
        <table:table-row table:style-name="ro1">
          <table:table-cell table:formula="of:=[.A94]+1" office:value-type="float" office:value="75">
            <text:p>75</text:p>
          </table:table-cell>
          <table:table-cell table:formula="of:=[.B94]+[.D94]" office:value-type="float" office:value="1110893">
            <text:p>1110893</text:p>
          </table:table-cell>
          <table:table-cell table:formula="of:=([.$B$15]*[.$B$10]/100) *[.B95]" office:value-type="float" office:value="18274189.85">
            <text:p>18274189.85</text:p>
          </table:table-cell>
          <table:table-cell table:style-name="ce3" table:formula="of:=FLOOR(([.C95]/[.$B$15]);1;0)" office:value-type="float" office:value="130529">
            <text:p>130529</text:p>
          </table:table-cell>
          <table:table-cell table:formula="of:=[.C95]-([.D95]*[.$B$15])" office:value-type="float" office:value="129.849999997765">
            <text:p>129.8499999978</text:p>
          </table:table-cell>
          <table:table-cell/>
          <table:table-cell table:style-name="ce3"/>
          <table:table-cell table:number-columns-repeated="2"/>
          <table:table-cell table:style-name="ce3" table:formula="of:=[.J94]+1" office:value-type="float" office:value="75">
            <text:p>75</text:p>
          </table:table-cell>
          <table:table-cell table:style-name="ce3" table:formula="of:=[.K94]+[.M94] +[.O94]" office:value-type="float" office:value="7526335">
            <text:p>7526335</text:p>
          </table:table-cell>
          <table:table-cell table:style-name="ce3" table:formula="of:=([.$B$15]*[.$B$10]/100) *[.K95]" office:value-type="float" office:value="123808210.75">
            <text:p>123808210.75</text:p>
          </table:table-cell>
          <table:table-cell table:style-name="ce3" table:formula="of:=FLOOR(([.L95]/[.$B$15]);1;0)" office:value-type="float" office:value="884344">
            <text:p>884344</text:p>
          </table:table-cell>
          <table:table-cell table:style-name="ce3" table:formula="of:=[.N94]" office:value-type="float" office:value="0">
            <text:p>0</text:p>
          </table:table-cell>
          <table:table-cell table:style-name="ce6" table:formula="of:=FLOOR(([.N95]/[.$N$10]);1)" office:value-type="float" office:value="0">
            <text:p>0</text:p>
          </table:table-cell>
          <table:table-cell table:style-name="ce6" table:formula="of:=([.P94]+([.N95]/ 100000))" office:value-type="float" office:value="4.9354">
            <text:p>4.9354</text:p>
          </table:table-cell>
          <table:table-cell table:formula="of:=([.K95]*[.$K$15]) / 100000" office:value-type="float" office:value="10536.869">
            <text:p>10536.869</text:p>
          </table:table-cell>
        </table:table-row>
        <table:table-row table:style-name="ro1">
          <table:table-cell table:formula="of:=[.A95]+1" office:value-type="float" office:value="76">
            <text:p>76</text:p>
          </table:table-cell>
          <table:table-cell table:formula="of:=[.B95]+[.D95]" office:value-type="float" office:value="1241422">
            <text:p>1241422</text:p>
          </table:table-cell>
          <table:table-cell table:formula="of:=([.$B$15]*[.$B$10]/100) *[.B96]" office:value-type="float" office:value="20421391.9">
            <text:p>20421391.9</text:p>
          </table:table-cell>
          <table:table-cell table:style-name="ce3" table:formula="of:=FLOOR(([.C96]/[.$B$15]);1;0)" office:value-type="float" office:value="145867">
            <text:p>145867</text:p>
          </table:table-cell>
          <table:table-cell table:formula="of:=[.C96]-([.D96]*[.$B$15])" office:value-type="float" office:value="11.8999999985099">
            <text:p>11.8999999985</text:p>
          </table:table-cell>
          <table:table-cell/>
          <table:table-cell table:style-name="ce3"/>
          <table:table-cell table:number-columns-repeated="2"/>
          <table:table-cell table:style-name="ce3" table:formula="of:=[.J95]+1" office:value-type="float" office:value="76">
            <text:p>76</text:p>
          </table:table-cell>
          <table:table-cell table:style-name="ce3" table:formula="of:=[.K95]+[.M95] +[.O95]" office:value-type="float" office:value="8410679">
            <text:p>8410679</text:p>
          </table:table-cell>
          <table:table-cell table:style-name="ce3" table:formula="of:=([.$B$15]*[.$B$10]/100) *[.K96]" office:value-type="float" office:value="138355669.55">
            <text:p>138355669.55</text:p>
          </table:table-cell>
          <table:table-cell table:style-name="ce3" table:formula="of:=FLOOR(([.L96]/[.$B$15]);1;0)" office:value-type="float" office:value="988254">
            <text:p>988254</text:p>
          </table:table-cell>
          <table:table-cell table:style-name="ce3" table:formula="of:=[.N95]" office:value-type="float" office:value="0">
            <text:p>0</text:p>
          </table:table-cell>
          <table:table-cell table:style-name="ce6" table:formula="of:=FLOOR(([.N96]/[.$N$10]);1)" office:value-type="float" office:value="0">
            <text:p>0</text:p>
          </table:table-cell>
          <table:table-cell table:style-name="ce6" table:formula="of:=([.P95]+([.N96]/ 100000))" office:value-type="float" office:value="4.9354">
            <text:p>4.9354</text:p>
          </table:table-cell>
          <table:table-cell table:formula="of:=([.K96]*[.$K$15]) / 100000" office:value-type="float" office:value="11774.9506">
            <text:p>11774.9506</text:p>
          </table:table-cell>
        </table:table-row>
        <table:table-row table:style-name="ro1">
          <table:table-cell table:formula="of:=[.A96]+1" office:value-type="float" office:value="77">
            <text:p>77</text:p>
          </table:table-cell>
          <table:table-cell table:formula="of:=[.B96]+[.D96]" office:value-type="float" office:value="1387289">
            <text:p>1387289</text:p>
          </table:table-cell>
          <table:table-cell table:formula="of:=([.$B$15]*[.$B$10]/100) *[.B97]" office:value-type="float" office:value="22820904.05">
            <text:p>22820904.05</text:p>
          </table:table-cell>
          <table:table-cell table:style-name="ce3" table:formula="of:=FLOOR(([.C97]/[.$B$15]);1;0)" office:value-type="float" office:value="163006">
            <text:p>163006</text:p>
          </table:table-cell>
          <table:table-cell table:formula="of:=[.C97]-([.D97]*[.$B$15])" office:value-type="float" office:value="64.0500000007451">
            <text:p>64.0500000007</text:p>
          </table:table-cell>
          <table:table-cell/>
          <table:table-cell table:style-name="ce3"/>
          <table:table-cell table:number-columns-repeated="2"/>
          <table:table-cell table:style-name="ce3" table:formula="of:=[.J96]+1" office:value-type="float" office:value="77">
            <text:p>77</text:p>
          </table:table-cell>
          <table:table-cell table:style-name="ce3" table:formula="of:=[.K96]+[.M96] +[.O96]" office:value-type="float" office:value="9398933">
            <text:p>9398933</text:p>
          </table:table-cell>
          <table:table-cell table:style-name="ce3" table:formula="of:=([.$B$15]*[.$B$10]/100) *[.K97]" office:value-type="float" office:value="154612447.85">
            <text:p>154612447.85</text:p>
          </table:table-cell>
          <table:table-cell table:style-name="ce3" table:formula="of:=FLOOR(([.L97]/[.$B$15]);1;0)" office:value-type="float" office:value="1104374">
            <text:p>1104374</text:p>
          </table:table-cell>
          <table:table-cell table:style-name="ce3" table:formula="of:=[.N96]" office:value-type="float" office:value="0">
            <text:p>0</text:p>
          </table:table-cell>
          <table:table-cell table:style-name="ce6" table:formula="of:=FLOOR(([.N97]/[.$N$10]);1)" office:value-type="float" office:value="0">
            <text:p>0</text:p>
          </table:table-cell>
          <table:table-cell table:style-name="ce6" table:formula="of:=([.P96]+([.N97]/ 100000))" office:value-type="float" office:value="4.9354">
            <text:p>4.9354</text:p>
          </table:table-cell>
          <table:table-cell table:formula="of:=([.K97]*[.$K$15]) / 100000" office:value-type="float" office:value="13158.5062">
            <text:p>13158.5062</text:p>
          </table:table-cell>
        </table:table-row>
        <table:table-row table:style-name="ro1">
          <table:table-cell table:formula="of:=[.A97]+1" office:value-type="float" office:value="78">
            <text:p>78</text:p>
          </table:table-cell>
          <table:table-cell table:formula="of:=[.B97]+[.D97]" office:value-type="float" office:value="1550295">
            <text:p>1550295</text:p>
          </table:table-cell>
          <table:table-cell table:formula="of:=([.$B$15]*[.$B$10]/100) *[.B98]" office:value-type="float" office:value="25502352.75">
            <text:p>25502352.75</text:p>
          </table:table-cell>
          <table:table-cell table:style-name="ce3" table:formula="of:=FLOOR(([.C98]/[.$B$15]);1;0)" office:value-type="float" office:value="182159">
            <text:p>182159</text:p>
          </table:table-cell>
          <table:table-cell table:formula="of:=[.C98]-([.D98]*[.$B$15])" office:value-type="float" office:value="92.75">
            <text:p>92.75</text:p>
          </table:table-cell>
          <table:table-cell/>
          <table:table-cell table:style-name="ce3"/>
          <table:table-cell table:number-columns-repeated="2"/>
          <table:table-cell table:style-name="ce3" table:formula="of:=[.J97]+1" office:value-type="float" office:value="78">
            <text:p>78</text:p>
          </table:table-cell>
          <table:table-cell table:style-name="ce3" table:formula="of:=[.K97]+[.M97] +[.O97]" office:value-type="float" office:value="10503307">
            <text:p>10503307</text:p>
          </table:table-cell>
          <table:table-cell table:style-name="ce3" table:formula="of:=([.$B$15]*[.$B$10]/100) *[.K98]" office:value-type="float" office:value="172779400.15">
            <text:p>172779400.15</text:p>
          </table:table-cell>
          <table:table-cell table:style-name="ce3" table:formula="of:=FLOOR(([.L98]/[.$B$15]);1;0)" office:value-type="float" office:value="1234138">
            <text:p>1234138</text:p>
          </table:table-cell>
          <table:table-cell table:style-name="ce3" table:formula="of:=[.N97]" office:value-type="float" office:value="0">
            <text:p>0</text:p>
          </table:table-cell>
          <table:table-cell table:style-name="ce6" table:formula="of:=FLOOR(([.N98]/[.$N$10]);1)" office:value-type="float" office:value="0">
            <text:p>0</text:p>
          </table:table-cell>
          <table:table-cell table:style-name="ce6" table:formula="of:=([.P97]+([.N98]/ 100000))" office:value-type="float" office:value="4.9354">
            <text:p>4.9354</text:p>
          </table:table-cell>
          <table:table-cell table:formula="of:=([.K98]*[.$K$15]) / 100000" office:value-type="float" office:value="14704.6298">
            <text:p>14704.6298</text:p>
          </table:table-cell>
        </table:table-row>
        <table:table-row table:style-name="ro1">
          <table:table-cell table:formula="of:=[.A98]+1" office:value-type="float" office:value="79">
            <text:p>79</text:p>
          </table:table-cell>
          <table:table-cell table:formula="of:=[.B98]+[.D98]" office:value-type="float" office:value="1732454">
            <text:p>1732454</text:p>
          </table:table-cell>
          <table:table-cell table:formula="of:=([.$B$15]*[.$B$10]/100) *[.B99]" office:value-type="float" office:value="28498868.3">
            <text:p>28498868.3</text:p>
          </table:table-cell>
          <table:table-cell table:style-name="ce3" table:formula="of:=FLOOR(([.C99]/[.$B$15]);1;0)" office:value-type="float" office:value="203563">
            <text:p>203563</text:p>
          </table:table-cell>
          <table:table-cell table:formula="of:=[.C99]-([.D99]*[.$B$15])" office:value-type="float" office:value="48.2999999970198">
            <text:p>48.299999997</text:p>
          </table:table-cell>
          <table:table-cell/>
          <table:table-cell table:style-name="ce3"/>
          <table:table-cell table:number-columns-repeated="2"/>
          <table:table-cell table:style-name="ce3" table:formula="of:=[.J98]+1" office:value-type="float" office:value="79">
            <text:p>79</text:p>
          </table:table-cell>
          <table:table-cell table:style-name="ce3" table:formula="of:=[.K98]+[.M98] +[.O98]" office:value-type="float" office:value="11737445">
            <text:p>11737445</text:p>
          </table:table-cell>
          <table:table-cell table:style-name="ce3" table:formula="of:=([.$B$15]*[.$B$10]/100) *[.K99]" office:value-type="float" office:value="193080970.25">
            <text:p>193080970.25</text:p>
          </table:table-cell>
          <table:table-cell table:style-name="ce3" table:formula="of:=FLOOR(([.L99]/[.$B$15]);1;0)" office:value-type="float" office:value="1379149">
            <text:p>1379149</text:p>
          </table:table-cell>
          <table:table-cell table:style-name="ce3" table:formula="of:=[.N98]" office:value-type="float" office:value="0">
            <text:p>0</text:p>
          </table:table-cell>
          <table:table-cell table:style-name="ce6" table:formula="of:=FLOOR(([.N99]/[.$N$10]);1)" office:value-type="float" office:value="0">
            <text:p>0</text:p>
          </table:table-cell>
          <table:table-cell table:style-name="ce6" table:formula="of:=([.P98]+([.N99]/ 100000))" office:value-type="float" office:value="4.9354">
            <text:p>4.9354</text:p>
          </table:table-cell>
          <table:table-cell table:formula="of:=([.K99]*[.$K$15]) / 100000" office:value-type="float" office:value="16432.423">
            <text:p>16432.423</text:p>
          </table:table-cell>
        </table:table-row>
        <table:table-row table:style-name="ro1">
          <table:table-cell table:formula="of:=[.A99]+1" office:value-type="float" office:value="80">
            <text:p>80</text:p>
          </table:table-cell>
          <table:table-cell table:formula="of:=[.B99]+[.D99]" office:value-type="float" office:value="1936017">
            <text:p>1936017</text:p>
          </table:table-cell>
          <table:table-cell table:formula="of:=([.$B$15]*[.$B$10]/100) *[.B100]" office:value-type="float" office:value="31847479.65">
            <text:p>31847479.65</text:p>
          </table:table-cell>
          <table:table-cell table:style-name="ce3" table:formula="of:=FLOOR(([.C100]/[.$B$15]);1;0)" office:value-type="float" office:value="227481">
            <text:p>227481</text:p>
          </table:table-cell>
          <table:table-cell table:formula="of:=[.C100]-([.D100]*[.$B$15])" office:value-type="float" office:value="139.64999999851">
            <text:p>139.6499999985</text:p>
          </table:table-cell>
          <table:table-cell/>
          <table:table-cell table:style-name="ce3"/>
          <table:table-cell table:number-columns-repeated="2"/>
          <table:table-cell table:style-name="ce3" table:formula="of:=[.J99]+1" office:value-type="float" office:value="80">
            <text:p>80</text:p>
          </table:table-cell>
          <table:table-cell table:style-name="ce3" table:formula="of:=[.K99]+[.M99] +[.O99]" office:value-type="float" office:value="13116594">
            <text:p>13116594</text:p>
          </table:table-cell>
          <table:table-cell table:style-name="ce3" table:formula="of:=([.$B$15]*[.$B$10]/100) *[.K100]" office:value-type="float" office:value="215767971.3">
            <text:p>215767971.3</text:p>
          </table:table-cell>
          <table:table-cell table:style-name="ce3" table:formula="of:=FLOOR(([.L100]/[.$B$15]);1;0)" office:value-type="float" office:value="1541199">
            <text:p>1541199</text:p>
          </table:table-cell>
          <table:table-cell table:style-name="ce3" table:formula="of:=[.N99]" office:value-type="float" office:value="0">
            <text:p>0</text:p>
          </table:table-cell>
          <table:table-cell table:style-name="ce6" table:formula="of:=FLOOR(([.N100]/[.$N$10]);1)" office:value-type="float" office:value="0">
            <text:p>0</text:p>
          </table:table-cell>
          <table:table-cell table:style-name="ce6" table:formula="of:=([.P99]+([.N100]/ 100000))" office:value-type="float" office:value="4.9354">
            <text:p>4.9354</text:p>
          </table:table-cell>
          <table:table-cell table:formula="of:=([.K100]*[.$K$15]) / 100000" office:value-type="float" office:value="18363.2316">
            <text:p>18363.2316</text:p>
          </table:table-cell>
        </table:table-row>
        <table:table-row table:style-name="ro1">
          <table:table-cell table:formula="of:=[.A100]+1" office:value-type="float" office:value="81">
            <text:p>81</text:p>
          </table:table-cell>
          <table:table-cell table:formula="of:=[.B100]+[.D100]" office:value-type="float" office:value="2163498">
            <text:p>2163498</text:p>
          </table:table-cell>
          <table:table-cell table:formula="of:=([.$B$15]*[.$B$10]/100) *[.B101]" office:value-type="float" office:value="35589542.1">
            <text:p>35589542.1</text:p>
          </table:table-cell>
          <table:table-cell table:style-name="ce3" table:formula="of:=FLOOR(([.C101]/[.$B$15]);1;0)" office:value-type="float" office:value="254211">
            <text:p>254211</text:p>
          </table:table-cell>
          <table:table-cell table:formula="of:=[.C101]-([.D101]*[.$B$15])" office:value-type="float" office:value="2.10000000149012">
            <text:p>2.1000000015</text:p>
          </table:table-cell>
          <table:table-cell/>
          <table:table-cell table:style-name="ce3"/>
          <table:table-cell table:number-columns-repeated="2"/>
          <table:table-cell table:style-name="ce3" table:formula="of:=[.J100]+1" office:value-type="float" office:value="81">
            <text:p>81</text:p>
          </table:table-cell>
          <table:table-cell table:style-name="ce3" table:formula="of:=[.K100]+[.M100] +[.O100]" office:value-type="float" office:value="14657793">
            <text:p>14657793</text:p>
          </table:table-cell>
          <table:table-cell table:style-name="ce3" table:formula="of:=([.$B$15]*[.$B$10]/100) *[.K101]" office:value-type="float" office:value="241120694.85">
            <text:p>241120694.85</text:p>
          </table:table-cell>
          <table:table-cell table:style-name="ce3" table:formula="of:=FLOOR(([.L101]/[.$B$15]);1;0)" office:value-type="float" office:value="1722290">
            <text:p>1722290</text:p>
          </table:table-cell>
          <table:table-cell table:style-name="ce3" table:formula="of:=[.N100]" office:value-type="float" office:value="0">
            <text:p>0</text:p>
          </table:table-cell>
          <table:table-cell table:style-name="ce6" table:formula="of:=FLOOR(([.N101]/[.$N$10]);1)" office:value-type="float" office:value="0">
            <text:p>0</text:p>
          </table:table-cell>
          <table:table-cell table:style-name="ce6" table:formula="of:=([.P100]+([.N101]/ 100000))" office:value-type="float" office:value="4.9354">
            <text:p>4.9354</text:p>
          </table:table-cell>
          <table:table-cell table:formula="of:=([.K101]*[.$K$15]) / 100000" office:value-type="float" office:value="20520.9102">
            <text:p>20520.9102</text:p>
          </table:table-cell>
        </table:table-row>
        <table:table-row table:style-name="ro1">
          <table:table-cell table:formula="of:=[.A101]+1" office:value-type="float" office:value="82">
            <text:p>82</text:p>
          </table:table-cell>
          <table:table-cell table:formula="of:=[.B101]+[.D101]" office:value-type="float" office:value="2417709">
            <text:p>2417709</text:p>
          </table:table-cell>
          <table:table-cell table:formula="of:=([.$B$15]*[.$B$10]/100) *[.B102]" office:value-type="float" office:value="39771313.05">
            <text:p>39771313.05</text:p>
          </table:table-cell>
          <table:table-cell table:style-name="ce3" table:formula="of:=FLOOR(([.C102]/[.$B$15]);1;0)" office:value-type="float" office:value="284080">
            <text:p>284080</text:p>
          </table:table-cell>
          <table:table-cell table:formula="of:=[.C102]-([.D102]*[.$B$15])" office:value-type="float" office:value="113.04999999702">
            <text:p>113.049999997</text:p>
          </table:table-cell>
          <table:table-cell/>
          <table:table-cell table:style-name="ce3"/>
          <table:table-cell table:number-columns-repeated="2"/>
          <table:table-cell table:style-name="ce3" table:formula="of:=[.J101]+1" office:value-type="float" office:value="82">
            <text:p>82</text:p>
          </table:table-cell>
          <table:table-cell table:style-name="ce3" table:formula="of:=[.K101]+[.M101] +[.O101]" office:value-type="float" office:value="16380083">
            <text:p>16380083</text:p>
          </table:table-cell>
          <table:table-cell table:style-name="ce3" table:formula="of:=([.$B$15]*[.$B$10]/100) *[.K102]" office:value-type="float" office:value="269452365.35">
            <text:p>269452365.35</text:p>
          </table:table-cell>
          <table:table-cell table:style-name="ce3" table:formula="of:=FLOOR(([.L102]/[.$B$15]);1;0)" office:value-type="float" office:value="1924659">
            <text:p>1924659</text:p>
          </table:table-cell>
          <table:table-cell table:style-name="ce3" table:formula="of:=[.N101]" office:value-type="float" office:value="0">
            <text:p>0</text:p>
          </table:table-cell>
          <table:table-cell table:style-name="ce6" table:formula="of:=FLOOR(([.N102]/[.$N$10]);1)" office:value-type="float" office:value="0">
            <text:p>0</text:p>
          </table:table-cell>
          <table:table-cell table:style-name="ce6" table:formula="of:=([.P101]+([.N102]/ 100000))" office:value-type="float" office:value="4.9354">
            <text:p>4.9354</text:p>
          </table:table-cell>
          <table:table-cell table:formula="of:=([.K102]*[.$K$15]) / 100000" office:value-type="float" office:value="22932.1162">
            <text:p>22932.1162</text:p>
          </table:table-cell>
        </table:table-row>
        <table:table-row table:style-name="ro1">
          <table:table-cell table:formula="of:=[.A102]+1" office:value-type="float" office:value="83">
            <text:p>83</text:p>
          </table:table-cell>
          <table:table-cell table:formula="of:=[.B102]+[.D102]" office:value-type="float" office:value="2701789">
            <text:p>2701789</text:p>
          </table:table-cell>
          <table:table-cell table:formula="of:=([.$B$15]*[.$B$10]/100) *[.B103]" office:value-type="float" office:value="44444429.05">
            <text:p>44444429.05</text:p>
          </table:table-cell>
          <table:table-cell table:style-name="ce3" table:formula="of:=FLOOR(([.C103]/[.$B$15]);1;0)" office:value-type="float" office:value="317460">
            <text:p>317460</text:p>
          </table:table-cell>
          <table:table-cell table:formula="of:=[.C103]-([.D103]*[.$B$15])" office:value-type="float" office:value="29.0499999970198">
            <text:p>29.049999997</text:p>
          </table:table-cell>
          <table:table-cell/>
          <table:table-cell table:style-name="ce3"/>
          <table:table-cell table:number-columns-repeated="2"/>
          <table:table-cell table:style-name="ce3" table:formula="of:=[.J102]+1" office:value-type="float" office:value="83">
            <text:p>83</text:p>
          </table:table-cell>
          <table:table-cell table:style-name="ce3" table:formula="of:=[.K102]+[.M102] +[.O102]" office:value-type="float" office:value="18304742">
            <text:p>18304742</text:p>
          </table:table-cell>
          <table:table-cell table:style-name="ce3" table:formula="of:=([.$B$15]*[.$B$10]/100) *[.K103]" office:value-type="float" office:value="301113005.9">
            <text:p>301113005.9</text:p>
          </table:table-cell>
          <table:table-cell table:style-name="ce3" table:formula="of:=FLOOR(([.L103]/[.$B$15]);1;0)" office:value-type="float" office:value="2150807">
            <text:p>2150807</text:p>
          </table:table-cell>
          <table:table-cell table:style-name="ce3" table:formula="of:=[.N102]" office:value-type="float" office:value="0">
            <text:p>0</text:p>
          </table:table-cell>
          <table:table-cell table:style-name="ce6" table:formula="of:=FLOOR(([.N103]/[.$N$10]);1)" office:value-type="float" office:value="0">
            <text:p>0</text:p>
          </table:table-cell>
          <table:table-cell table:style-name="ce6" table:formula="of:=([.P102]+([.N103]/ 100000))" office:value-type="float" office:value="4.9354">
            <text:p>4.9354</text:p>
          </table:table-cell>
          <table:table-cell table:formula="of:=([.K103]*[.$K$15]) / 100000" office:value-type="float" office:value="25626.6388">
            <text:p>25626.6388</text:p>
          </table:table-cell>
        </table:table-row>
        <table:table-row table:style-name="ro1">
          <table:table-cell table:formula="of:=[.A103]+1" office:value-type="float" office:value="84">
            <text:p>84</text:p>
          </table:table-cell>
          <table:table-cell table:formula="of:=[.B103]+[.D103]" office:value-type="float" office:value="3019249">
            <text:p>3019249</text:p>
          </table:table-cell>
          <table:table-cell table:formula="of:=([.$B$15]*[.$B$10]/100) *[.B104]" office:value-type="float" office:value="49666646.05">
            <text:p>49666646.05</text:p>
          </table:table-cell>
          <table:table-cell table:style-name="ce3" table:formula="of:=FLOOR(([.C104]/[.$B$15]);1;0)" office:value-type="float" office:value="354761">
            <text:p>354761</text:p>
          </table:table-cell>
          <table:table-cell table:formula="of:=[.C104]-([.D104]*[.$B$15])" office:value-type="float" office:value="106.04999999702">
            <text:p>106.049999997</text:p>
          </table:table-cell>
          <table:table-cell/>
          <table:table-cell table:style-name="ce3"/>
          <table:table-cell table:number-columns-repeated="2"/>
          <table:table-cell table:style-name="ce3" table:formula="of:=[.J103]+1" office:value-type="float" office:value="84">
            <text:p>84</text:p>
          </table:table-cell>
          <table:table-cell table:style-name="ce3" table:formula="of:=[.K103]+[.M103] +[.O103]" office:value-type="float" office:value="20455549">
            <text:p>20455549</text:p>
          </table:table-cell>
          <table:table-cell table:style-name="ce3" table:formula="of:=([.$B$15]*[.$B$10]/100) *[.K104]" office:value-type="float" office:value="336493781.05">
            <text:p>336493781.05</text:p>
          </table:table-cell>
          <table:table-cell table:style-name="ce3" table:formula="of:=FLOOR(([.L104]/[.$B$15]);1;0)" office:value-type="float" office:value="2403527">
            <text:p>2403527</text:p>
          </table:table-cell>
          <table:table-cell table:style-name="ce3" table:formula="of:=[.N103]" office:value-type="float" office:value="0">
            <text:p>0</text:p>
          </table:table-cell>
          <table:table-cell table:style-name="ce6" table:formula="of:=FLOOR(([.N104]/[.$N$10]);1)" office:value-type="float" office:value="0">
            <text:p>0</text:p>
          </table:table-cell>
          <table:table-cell table:style-name="ce6" table:formula="of:=([.P103]+([.N104]/ 100000))" office:value-type="float" office:value="4.9354">
            <text:p>4.9354</text:p>
          </table:table-cell>
          <table:table-cell table:formula="of:=([.K104]*[.$K$15]) / 100000" office:value-type="float" office:value="28637.7686">
            <text:p>28637.7686</text:p>
          </table:table-cell>
        </table:table-row>
        <table:table-row table:style-name="ro1">
          <table:table-cell table:formula="of:=[.A104]+1" office:value-type="float" office:value="85">
            <text:p>85</text:p>
          </table:table-cell>
          <table:table-cell table:formula="of:=[.B104]+[.D104]" office:value-type="float" office:value="3374010">
            <text:p>3374010</text:p>
          </table:table-cell>
          <table:table-cell table:formula="of:=([.$B$15]*[.$B$10]/100) *[.B105]" office:value-type="float" office:value="55502464.5">
            <text:p>55502464.5</text:p>
          </table:table-cell>
          <table:table-cell table:style-name="ce3" table:formula="of:=FLOOR(([.C105]/[.$B$15]);1;0)" office:value-type="float" office:value="396446">
            <text:p>396446</text:p>
          </table:table-cell>
          <table:table-cell table:formula="of:=[.C105]-([.D105]*[.$B$15])" office:value-type="float" office:value="24.5">
            <text:p>24.5</text:p>
          </table:table-cell>
          <table:table-cell/>
          <table:table-cell table:style-name="ce3"/>
          <table:table-cell table:number-columns-repeated="2"/>
          <table:table-cell table:style-name="ce3" table:formula="of:=[.J104]+1" office:value-type="float" office:value="85">
            <text:p>85</text:p>
          </table:table-cell>
          <table:table-cell table:style-name="ce3" table:formula="of:=[.K104]+[.M104] +[.O104]" office:value-type="float" office:value="22859076">
            <text:p>22859076</text:p>
          </table:table-cell>
          <table:table-cell table:style-name="ce3" table:formula="of:=([.$B$15]*[.$B$10]/100) *[.K105]" office:value-type="float" office:value="376031800.2">
            <text:p>376031800.2</text:p>
          </table:table-cell>
          <table:table-cell table:style-name="ce3" table:formula="of:=FLOOR(([.L105]/[.$B$15]);1;0)" office:value-type="float" office:value="2685941">
            <text:p>2685941</text:p>
          </table:table-cell>
          <table:table-cell table:style-name="ce3" table:formula="of:=[.N104]" office:value-type="float" office:value="0">
            <text:p>0</text:p>
          </table:table-cell>
          <table:table-cell table:style-name="ce6" table:formula="of:=FLOOR(([.N105]/[.$N$10]);1)" office:value-type="float" office:value="0">
            <text:p>0</text:p>
          </table:table-cell>
          <table:table-cell table:style-name="ce6" table:formula="of:=([.P104]+([.N105]/ 100000))" office:value-type="float" office:value="4.9354">
            <text:p>4.9354</text:p>
          </table:table-cell>
          <table:table-cell table:formula="of:=([.K105]*[.$K$15]) / 100000" office:value-type="float" office:value="32002.7064">
            <text:p>32002.7064</text:p>
          </table:table-cell>
        </table:table-row>
        <table:table-row table:style-name="ro1">
          <table:table-cell table:formula="of:=[.A105]+1" office:value-type="float" office:value="86">
            <text:p>86</text:p>
          </table:table-cell>
          <table:table-cell table:formula="of:=[.B105]+[.D105]" office:value-type="float" office:value="3770456">
            <text:p>3770456</text:p>
          </table:table-cell>
          <table:table-cell table:formula="of:=([.$B$15]*[.$B$10]/100) *[.B106]" office:value-type="float" office:value="62024001.2">
            <text:p>62024001.2</text:p>
          </table:table-cell>
          <table:table-cell table:style-name="ce3" table:formula="of:=FLOOR(([.C106]/[.$B$15]);1;0)" office:value-type="float" office:value="443028">
            <text:p>443028</text:p>
          </table:table-cell>
          <table:table-cell table:formula="of:=[.C106]-([.D106]*[.$B$15])" office:value-type="float" office:value="81.1999999955297">
            <text:p>81.1999999955</text:p>
          </table:table-cell>
          <table:table-cell/>
          <table:table-cell table:style-name="ce3"/>
          <table:table-cell table:number-columns-repeated="2"/>
          <table:table-cell table:style-name="ce3" table:formula="of:=[.J105]+1" office:value-type="float" office:value="86">
            <text:p>86</text:p>
          </table:table-cell>
          <table:table-cell table:style-name="ce3" table:formula="of:=[.K105]+[.M105] +[.O105]" office:value-type="float" office:value="25545017">
            <text:p>25545017</text:p>
          </table:table-cell>
          <table:table-cell table:style-name="ce3" table:formula="of:=([.$B$15]*[.$B$10]/100) *[.K106]" office:value-type="float" office:value="420215529.65">
            <text:p>420215529.65</text:p>
          </table:table-cell>
          <table:table-cell table:style-name="ce3" table:formula="of:=FLOOR(([.L106]/[.$B$15]);1;0)" office:value-type="float" office:value="3001539">
            <text:p>3001539</text:p>
          </table:table-cell>
          <table:table-cell table:style-name="ce3" table:formula="of:=[.N105]" office:value-type="float" office:value="0">
            <text:p>0</text:p>
          </table:table-cell>
          <table:table-cell table:style-name="ce6" table:formula="of:=FLOOR(([.N106]/[.$N$10]);1)" office:value-type="float" office:value="0">
            <text:p>0</text:p>
          </table:table-cell>
          <table:table-cell table:style-name="ce6" table:formula="of:=([.P105]+([.N106]/ 100000))" office:value-type="float" office:value="4.9354">
            <text:p>4.9354</text:p>
          </table:table-cell>
          <table:table-cell table:formula="of:=([.K106]*[.$K$15]) / 100000" office:value-type="float" office:value="35763.0238">
            <text:p>35763.0238</text:p>
          </table:table-cell>
        </table:table-row>
        <table:table-row table:style-name="ro1">
          <table:table-cell table:formula="of:=[.A106]+1" office:value-type="float" office:value="87">
            <text:p>87</text:p>
          </table:table-cell>
          <table:table-cell table:formula="of:=[.B106]+[.D106]" office:value-type="float" office:value="4213484">
            <text:p>4213484</text:p>
          </table:table-cell>
          <table:table-cell table:formula="of:=([.$B$15]*[.$B$10]/100) *[.B107]" office:value-type="float" office:value="69311811.8">
            <text:p>69311811.8</text:p>
          </table:table-cell>
          <table:table-cell table:style-name="ce3" table:formula="of:=FLOOR(([.C107]/[.$B$15]);1;0)" office:value-type="float" office:value="495084">
            <text:p>495084</text:p>
          </table:table-cell>
          <table:table-cell table:formula="of:=[.C107]-([.D107]*[.$B$15])" office:value-type="float" office:value="51.7999999970198">
            <text:p>51.799999997</text:p>
          </table:table-cell>
          <table:table-cell/>
          <table:table-cell table:style-name="ce3"/>
          <table:table-cell table:number-columns-repeated="2"/>
          <table:table-cell table:style-name="ce3" table:formula="of:=[.J106]+1" office:value-type="float" office:value="87">
            <text:p>87</text:p>
          </table:table-cell>
          <table:table-cell table:style-name="ce3" table:formula="of:=[.K106]+[.M106] +[.O106]" office:value-type="float" office:value="28546556">
            <text:p>28546556</text:p>
          </table:table-cell>
          <table:table-cell table:style-name="ce3" table:formula="of:=([.$B$15]*[.$B$10]/100) *[.K107]" office:value-type="float" office:value="469590846.2">
            <text:p>469590846.2</text:p>
          </table:table-cell>
          <table:table-cell table:style-name="ce3" table:formula="of:=FLOOR(([.L107]/[.$B$15]);1;0)" office:value-type="float" office:value="3354220">
            <text:p>3354220</text:p>
          </table:table-cell>
          <table:table-cell table:style-name="ce3" table:formula="of:=[.N106]" office:value-type="float" office:value="0">
            <text:p>0</text:p>
          </table:table-cell>
          <table:table-cell table:style-name="ce6" table:formula="of:=FLOOR(([.N107]/[.$N$10]);1)" office:value-type="float" office:value="0">
            <text:p>0</text:p>
          </table:table-cell>
          <table:table-cell table:style-name="ce6" table:formula="of:=([.P106]+([.N107]/ 100000))" office:value-type="float" office:value="4.9354">
            <text:p>4.9354</text:p>
          </table:table-cell>
          <table:table-cell table:formula="of:=([.K107]*[.$K$15]) / 100000" office:value-type="float" office:value="39965.1784">
            <text:p>39965.1784</text:p>
          </table:table-cell>
        </table:table-row>
        <table:table-row table:style-name="ro1">
          <table:table-cell table:formula="of:=[.A107]+1" office:value-type="float" office:value="88">
            <text:p>88</text:p>
          </table:table-cell>
          <table:table-cell table:formula="of:=[.B107]+[.D107]" office:value-type="float" office:value="4708568">
            <text:p>4708568</text:p>
          </table:table-cell>
          <table:table-cell table:formula="of:=([.$B$15]*[.$B$10]/100) *[.B108]" office:value-type="float" office:value="77455943.6">
            <text:p>77455943.6</text:p>
          </table:table-cell>
          <table:table-cell table:style-name="ce3" table:formula="of:=FLOOR(([.C108]/[.$B$15]);1;0)" office:value-type="float" office:value="553256">
            <text:p>553256</text:p>
          </table:table-cell>
          <table:table-cell table:formula="of:=[.C108]-([.D108]*[.$B$15])" office:value-type="float" office:value="103.59999999404">
            <text:p>103.599999994</text:p>
          </table:table-cell>
          <table:table-cell/>
          <table:table-cell table:style-name="ce3"/>
          <table:table-cell table:number-columns-repeated="2"/>
          <table:table-cell table:style-name="ce3" table:formula="of:=[.J107]+1" office:value-type="float" office:value="88">
            <text:p>88</text:p>
          </table:table-cell>
          <table:table-cell table:style-name="ce3" table:formula="of:=[.K107]+[.M107] +[.O107]" office:value-type="float" office:value="31900776">
            <text:p>31900776</text:p>
          </table:table-cell>
          <table:table-cell table:style-name="ce3" table:formula="of:=([.$B$15]*[.$B$10]/100) *[.K108]" office:value-type="float" office:value="524767765.2">
            <text:p>524767765.2</text:p>
          </table:table-cell>
          <table:table-cell table:style-name="ce3" table:formula="of:=FLOOR(([.L108]/[.$B$15]);1;0)" office:value-type="float" office:value="3748341">
            <text:p>3748341</text:p>
          </table:table-cell>
          <table:table-cell table:style-name="ce3" table:formula="of:=[.N107]" office:value-type="float" office:value="0">
            <text:p>0</text:p>
          </table:table-cell>
          <table:table-cell table:style-name="ce6" table:formula="of:=FLOOR(([.N108]/[.$N$10]);1)" office:value-type="float" office:value="0">
            <text:p>0</text:p>
          </table:table-cell>
          <table:table-cell table:style-name="ce6" table:formula="of:=([.P107]+([.N108]/ 100000))" office:value-type="float" office:value="4.9354">
            <text:p>4.9354</text:p>
          </table:table-cell>
          <table:table-cell table:formula="of:=([.K108]*[.$K$15]) / 100000" office:value-type="float" office:value="44661.0864">
            <text:p>44661.0864</text:p>
          </table:table-cell>
        </table:table-row>
        <table:table-row table:style-name="ro1">
          <table:table-cell table:formula="of:=[.A108]+1" office:value-type="float" office:value="89">
            <text:p>89</text:p>
          </table:table-cell>
          <table:table-cell table:formula="of:=[.B108]+[.D108]" office:value-type="float" office:value="5261824">
            <text:p>5261824</text:p>
          </table:table-cell>
          <table:table-cell table:formula="of:=([.$B$15]*[.$B$10]/100) *[.B109]" office:value-type="float" office:value="86557004.8">
            <text:p>86557004.8</text:p>
          </table:table-cell>
          <table:table-cell table:style-name="ce3" table:formula="of:=FLOOR(([.C109]/[.$B$15]);1;0)" office:value-type="float" office:value="618264">
            <text:p>618264</text:p>
          </table:table-cell>
          <table:table-cell table:formula="of:=[.C109]-([.D109]*[.$B$15])" office:value-type="float" office:value="44.7999999970198">
            <text:p>44.799999997</text:p>
          </table:table-cell>
          <table:table-cell/>
          <table:table-cell table:style-name="ce3"/>
          <table:table-cell table:number-columns-repeated="2"/>
          <table:table-cell table:style-name="ce3" table:formula="of:=[.J108]+1" office:value-type="float" office:value="89">
            <text:p>89</text:p>
          </table:table-cell>
          <table:table-cell table:style-name="ce3" table:formula="of:=[.K108]+[.M108] +[.O108]" office:value-type="float" office:value="35649117">
            <text:p>35649117</text:p>
          </table:table-cell>
          <table:table-cell table:style-name="ce3" table:formula="of:=([.$B$15]*[.$B$10]/100) *[.K109]" office:value-type="float" office:value="586427974.65">
            <text:p>586427974.65</text:p>
          </table:table-cell>
          <table:table-cell table:style-name="ce3" table:formula="of:=FLOOR(([.L109]/[.$B$15]);1;0)" office:value-type="float" office:value="4188771">
            <text:p>4188771</text:p>
          </table:table-cell>
          <table:table-cell table:style-name="ce3" table:formula="of:=[.N108]" office:value-type="float" office:value="0">
            <text:p>0</text:p>
          </table:table-cell>
          <table:table-cell table:style-name="ce6" table:formula="of:=FLOOR(([.N109]/[.$N$10]);1)" office:value-type="float" office:value="0">
            <text:p>0</text:p>
          </table:table-cell>
          <table:table-cell table:style-name="ce6" table:formula="of:=([.P108]+([.N109]/ 100000))" office:value-type="float" office:value="4.9354">
            <text:p>4.9354</text:p>
          </table:table-cell>
          <table:table-cell table:formula="of:=([.K109]*[.$K$15]) / 100000" office:value-type="float" office:value="49908.7638">
            <text:p>49908.7638</text:p>
          </table:table-cell>
        </table:table-row>
        <table:table-row table:style-name="ro1">
          <table:table-cell table:formula="of:=[.A109]+1" office:value-type="float" office:value="90">
            <text:p>90</text:p>
          </table:table-cell>
          <table:table-cell table:formula="of:=[.B109]+[.D109]" office:value-type="float" office:value="5880088">
            <text:p>5880088</text:p>
          </table:table-cell>
          <table:table-cell table:formula="of:=([.$B$15]*[.$B$10]/100) *[.B110]" office:value-type="float" office:value="96727447.6">
            <text:p>96727447.6</text:p>
          </table:table-cell>
          <table:table-cell table:style-name="ce3" table:formula="of:=FLOOR(([.C110]/[.$B$15]);1;0)" office:value-type="float" office:value="690910">
            <text:p>690910</text:p>
          </table:table-cell>
          <table:table-cell table:formula="of:=[.C110]-([.D110]*[.$B$15])" office:value-type="float" office:value="47.5999999940395">
            <text:p>47.599999994</text:p>
          </table:table-cell>
          <table:table-cell/>
          <table:table-cell table:style-name="ce3"/>
          <table:table-cell table:number-columns-repeated="2"/>
          <table:table-cell table:style-name="ce3" table:formula="of:=[.J109]+1" office:value-type="float" office:value="90">
            <text:p>90</text:p>
          </table:table-cell>
          <table:table-cell table:style-name="ce3" table:formula="of:=[.K109]+[.M109] +[.O109]" office:value-type="float" office:value="39837888">
            <text:p>39837888</text:p>
          </table:table-cell>
          <table:table-cell table:style-name="ce3" table:formula="of:=([.$B$15]*[.$B$10]/100) *[.K110]" office:value-type="float" office:value="655333257.6">
            <text:p>655333257.6</text:p>
          </table:table-cell>
          <table:table-cell table:style-name="ce3" table:formula="of:=FLOOR(([.L110]/[.$B$15]);1;0)" office:value-type="float" office:value="4680951">
            <text:p>4680951</text:p>
          </table:table-cell>
          <table:table-cell table:style-name="ce3" table:formula="of:=[.N109]" office:value-type="float" office:value="0">
            <text:p>0</text:p>
          </table:table-cell>
          <table:table-cell table:style-name="ce6" table:formula="of:=FLOOR(([.N110]/[.$N$10]);1)" office:value-type="float" office:value="0">
            <text:p>0</text:p>
          </table:table-cell>
          <table:table-cell table:style-name="ce6" table:formula="of:=([.P109]+([.N110]/ 100000))" office:value-type="float" office:value="4.9354">
            <text:p>4.9354</text:p>
          </table:table-cell>
          <table:table-cell table:formula="of:=([.K110]*[.$K$15]) / 100000" office:value-type="float" office:value="55773.0432">
            <text:p>55773.0432</text:p>
          </table:table-cell>
        </table:table-row>
        <table:table-row table:style-name="ro1">
          <table:table-cell table:formula="of:=[.A110]+1" office:value-type="float" office:value="91">
            <text:p>91</text:p>
          </table:table-cell>
          <table:table-cell table:formula="of:=[.B110]+[.D110]" office:value-type="float" office:value="6570998">
            <text:p>6570998</text:p>
          </table:table-cell>
          <table:table-cell table:formula="of:=([.$B$15]*[.$B$10]/100) *[.B111]" office:value-type="float" office:value="108092917.1">
            <text:p>108092917.1</text:p>
          </table:table-cell>
          <table:table-cell table:style-name="ce3" table:formula="of:=FLOOR(([.C111]/[.$B$15]);1;0)" office:value-type="float" office:value="772092">
            <text:p>772092</text:p>
          </table:table-cell>
          <table:table-cell table:formula="of:=[.C111]-([.D111]*[.$B$15])" office:value-type="float" office:value="37.0999999940395">
            <text:p>37.099999994</text:p>
          </table:table-cell>
          <table:table-cell/>
          <table:table-cell table:style-name="ce3"/>
          <table:table-cell table:number-columns-repeated="2"/>
          <table:table-cell table:style-name="ce3" table:formula="of:=[.J110]+1" office:value-type="float" office:value="91">
            <text:p>91</text:p>
          </table:table-cell>
          <table:table-cell table:style-name="ce3" table:formula="of:=[.K110]+[.M110] +[.O110]" office:value-type="float" office:value="44518839">
            <text:p>44518839</text:p>
          </table:table-cell>
          <table:table-cell table:style-name="ce3" table:formula="of:=([.$B$15]*[.$B$10]/100) *[.K111]" office:value-type="float" office:value="732334901.55">
            <text:p>732334901.55</text:p>
          </table:table-cell>
          <table:table-cell table:style-name="ce3" table:formula="of:=FLOOR(([.L111]/[.$B$15]);1;0)" office:value-type="float" office:value="5230963">
            <text:p>5230963</text:p>
          </table:table-cell>
          <table:table-cell table:style-name="ce3" table:formula="of:=[.N110]" office:value-type="float" office:value="0">
            <text:p>0</text:p>
          </table:table-cell>
          <table:table-cell table:style-name="ce6" table:formula="of:=FLOOR(([.N111]/[.$N$10]);1)" office:value-type="float" office:value="0">
            <text:p>0</text:p>
          </table:table-cell>
          <table:table-cell table:style-name="ce6" table:formula="of:=([.P110]+([.N111]/ 100000))" office:value-type="float" office:value="4.9354">
            <text:p>4.9354</text:p>
          </table:table-cell>
          <table:table-cell table:formula="of:=([.K111]*[.$K$15]) / 100000" office:value-type="float" office:value="62326.3746">
            <text:p>62326.3746</text:p>
          </table:table-cell>
        </table:table-row>
        <table:table-row table:style-name="ro1">
          <table:table-cell table:formula="of:=[.A111]+1" office:value-type="float" office:value="92">
            <text:p>92</text:p>
          </table:table-cell>
          <table:table-cell table:formula="of:=[.B111]+[.D111]" office:value-type="float" office:value="7343090">
            <text:p>7343090</text:p>
          </table:table-cell>
          <table:table-cell table:formula="of:=([.$B$15]*[.$B$10]/100) *[.B112]" office:value-type="float" office:value="120793830.5">
            <text:p>120793830.5</text:p>
          </table:table-cell>
          <table:table-cell table:style-name="ce3" table:formula="of:=FLOOR(([.C112]/[.$B$15]);1;0)" office:value-type="float" office:value="862813">
            <text:p>862813</text:p>
          </table:table-cell>
          <table:table-cell table:formula="of:=[.C112]-([.D112]*[.$B$15])" office:value-type="float" office:value="10.5">
            <text:p>10.5</text:p>
          </table:table-cell>
          <table:table-cell/>
          <table:table-cell table:style-name="ce3"/>
          <table:table-cell table:number-columns-repeated="2"/>
          <table:table-cell table:style-name="ce3" table:formula="of:=[.J111]+1" office:value-type="float" office:value="92">
            <text:p>92</text:p>
          </table:table-cell>
          <table:table-cell table:style-name="ce3" table:formula="of:=[.K111]+[.M111] +[.O111]" office:value-type="float" office:value="49749802">
            <text:p>49749802</text:p>
          </table:table-cell>
          <table:table-cell table:style-name="ce3" table:formula="of:=([.$B$15]*[.$B$10]/100) *[.K112]" office:value-type="float" office:value="818384242.9">
            <text:p>818384242.9</text:p>
          </table:table-cell>
          <table:table-cell table:style-name="ce3" table:formula="of:=FLOOR(([.L112]/[.$B$15]);1;0)" office:value-type="float" office:value="5845601">
            <text:p>5845601</text:p>
          </table:table-cell>
          <table:table-cell table:style-name="ce3" table:formula="of:=[.N111]" office:value-type="float" office:value="0">
            <text:p>0</text:p>
          </table:table-cell>
          <table:table-cell table:style-name="ce6" table:formula="of:=FLOOR(([.N112]/[.$N$10]);1)" office:value-type="float" office:value="0">
            <text:p>0</text:p>
          </table:table-cell>
          <table:table-cell table:style-name="ce6" table:formula="of:=([.P111]+([.N112]/ 100000))" office:value-type="float" office:value="4.9354">
            <text:p>4.9354</text:p>
          </table:table-cell>
          <table:table-cell table:formula="of:=([.K112]*[.$K$15]) / 100000" office:value-type="float" office:value="69649.7228">
            <text:p>69649.7228</text:p>
          </table:table-cell>
        </table:table-row>
        <table:table-row table:style-name="ro1">
          <table:table-cell table:formula="of:=[.A112]+1" office:value-type="float" office:value="93">
            <text:p>93</text:p>
          </table:table-cell>
          <table:table-cell table:formula="of:=[.B112]+[.D112]" office:value-type="float" office:value="8205903">
            <text:p>8205903</text:p>
          </table:table-cell>
          <table:table-cell table:formula="of:=([.$B$15]*[.$B$10]/100) *[.B113]" office:value-type="float" office:value="134987104.35">
            <text:p>134987104.35</text:p>
          </table:table-cell>
          <table:table-cell table:style-name="ce3" table:formula="of:=FLOOR(([.C113]/[.$B$15]);1;0)" office:value-type="float" office:value="964193">
            <text:p>964193</text:p>
          </table:table-cell>
          <table:table-cell table:formula="of:=[.C113]-([.D113]*[.$B$15])" office:value-type="float" office:value="84.3499999940395">
            <text:p>84.349999994</text:p>
          </table:table-cell>
          <table:table-cell/>
          <table:table-cell table:style-name="ce3"/>
          <table:table-cell table:number-columns-repeated="2"/>
          <table:table-cell table:style-name="ce3" table:formula="of:=[.J112]+1" office:value-type="float" office:value="93">
            <text:p>93</text:p>
          </table:table-cell>
          <table:table-cell table:style-name="ce3" table:formula="of:=[.K112]+[.M112] +[.O112]" office:value-type="float" office:value="55595403">
            <text:p>55595403</text:p>
          </table:table-cell>
          <table:table-cell table:style-name="ce3" table:formula="of:=([.$B$15]*[.$B$10]/100) *[.K113]" office:value-type="float" office:value="914544379.35">
            <text:p>914544379.35</text:p>
          </table:table-cell>
          <table:table-cell table:style-name="ce3" table:formula="of:=FLOOR(([.L113]/[.$B$15]);1;0)" office:value-type="float" office:value="6532459">
            <text:p>6532459</text:p>
          </table:table-cell>
          <table:table-cell table:style-name="ce3" table:formula="of:=[.N112]" office:value-type="float" office:value="0">
            <text:p>0</text:p>
          </table:table-cell>
          <table:table-cell table:style-name="ce6" table:formula="of:=FLOOR(([.N113]/[.$N$10]);1)" office:value-type="float" office:value="0">
            <text:p>0</text:p>
          </table:table-cell>
          <table:table-cell table:style-name="ce6" table:formula="of:=([.P112]+([.N113]/ 100000))" office:value-type="float" office:value="4.9354">
            <text:p>4.9354</text:p>
          </table:table-cell>
          <table:table-cell table:formula="of:=([.K113]*[.$K$15]) / 100000" office:value-type="float" office:value="77833.5642">
            <text:p>77833.5642</text:p>
          </table:table-cell>
        </table:table-row>
        <table:table-row table:style-name="ro1">
          <table:table-cell table:formula="of:=[.A113]+1" office:value-type="float" office:value="94">
            <text:p>94</text:p>
          </table:table-cell>
          <table:table-cell table:formula="of:=[.B113]+[.D113]" office:value-type="float" office:value="9170096">
            <text:p>9170096</text:p>
          </table:table-cell>
          <table:table-cell table:formula="of:=([.$B$15]*[.$B$10]/100) *[.B114]" office:value-type="float" office:value="150848079.2">
            <text:p>150848079.2</text:p>
          </table:table-cell>
          <table:table-cell table:style-name="ce3" table:formula="of:=FLOOR(([.C114]/[.$B$15]);1;0)" office:value-type="float" office:value="1077486">
            <text:p>1077486</text:p>
          </table:table-cell>
          <table:table-cell table:formula="of:=[.C114]-([.D114]*[.$B$15])" office:value-type="float" office:value="39.1999999880791">
            <text:p>39.1999999881</text:p>
          </table:table-cell>
          <table:table-cell/>
          <table:table-cell table:style-name="ce3"/>
          <table:table-cell table:number-columns-repeated="2"/>
          <table:table-cell table:style-name="ce3" table:formula="of:=[.J113]+1" office:value-type="float" office:value="94">
            <text:p>94</text:p>
          </table:table-cell>
          <table:table-cell table:style-name="ce3" table:formula="of:=[.K113]+[.M113] +[.O113]" office:value-type="float" office:value="62127862">
            <text:p>62127862</text:p>
          </table:table-cell>
          <table:table-cell table:style-name="ce3" table:formula="of:=([.$B$15]*[.$B$10]/100) *[.K114]" office:value-type="float" office:value="1022003329.9">
            <text:p>1022003329.9</text:p>
          </table:table-cell>
          <table:table-cell table:style-name="ce3" table:formula="of:=FLOOR(([.L114]/[.$B$15]);1;0)" office:value-type="float" office:value="7300023">
            <text:p>7300023</text:p>
          </table:table-cell>
          <table:table-cell table:style-name="ce3" table:formula="of:=[.N113]" office:value-type="float" office:value="0">
            <text:p>0</text:p>
          </table:table-cell>
          <table:table-cell table:style-name="ce6" table:formula="of:=FLOOR(([.N114]/[.$N$10]);1)" office:value-type="float" office:value="0">
            <text:p>0</text:p>
          </table:table-cell>
          <table:table-cell table:style-name="ce6" table:formula="of:=([.P113]+([.N114]/ 100000))" office:value-type="float" office:value="4.9354">
            <text:p>4.9354</text:p>
          </table:table-cell>
          <table:table-cell table:formula="of:=([.K114]*[.$K$15]) / 100000" office:value-type="float" office:value="86979.0068">
            <text:p>86979.0068</text:p>
          </table:table-cell>
        </table:table-row>
        <table:table-row table:style-name="ro1">
          <table:table-cell table:formula="of:=[.A114]+1" office:value-type="float" office:value="95">
            <text:p>95</text:p>
          </table:table-cell>
          <table:table-cell table:formula="of:=[.B114]+[.D114]" office:value-type="float" office:value="10247582">
            <text:p>10247582</text:p>
          </table:table-cell>
          <table:table-cell table:formula="of:=([.$B$15]*[.$B$10]/100) *[.B115]" office:value-type="float" office:value="168572723.9">
            <text:p>168572723.9</text:p>
          </table:table-cell>
          <table:table-cell table:style-name="ce3" table:formula="of:=FLOOR(([.C115]/[.$B$15]);1;0)" office:value-type="float" office:value="1204090">
            <text:p>1204090</text:p>
          </table:table-cell>
          <table:table-cell table:formula="of:=[.C115]-([.D115]*[.$B$15])" office:value-type="float" office:value="123.90000000596">
            <text:p>123.900000006</text:p>
          </table:table-cell>
          <table:table-cell/>
          <table:table-cell table:style-name="ce3"/>
          <table:table-cell table:number-columns-repeated="2"/>
          <table:table-cell table:style-name="ce3" table:formula="of:=[.J114]+1" office:value-type="float" office:value="95">
            <text:p>95</text:p>
          </table:table-cell>
          <table:table-cell table:style-name="ce3" table:formula="of:=[.K114]+[.M114] +[.O114]" office:value-type="float" office:value="69427885">
            <text:p>69427885</text:p>
          </table:table-cell>
          <table:table-cell table:style-name="ce3" table:formula="of:=([.$B$15]*[.$B$10]/100) *[.K115]" office:value-type="float" office:value="1142088708.25">
            <text:p>1142088708.25</text:p>
          </table:table-cell>
          <table:table-cell table:style-name="ce3" table:formula="of:=FLOOR(([.L115]/[.$B$15]);1;0)" office:value-type="float" office:value="8157776">
            <text:p>8157776</text:p>
          </table:table-cell>
          <table:table-cell table:style-name="ce3" table:formula="of:=[.N114]" office:value-type="float" office:value="0">
            <text:p>0</text:p>
          </table:table-cell>
          <table:table-cell table:style-name="ce6" table:formula="of:=FLOOR(([.N115]/[.$N$10]);1)" office:value-type="float" office:value="0">
            <text:p>0</text:p>
          </table:table-cell>
          <table:table-cell table:style-name="ce6" table:formula="of:=([.P114]+([.N115]/ 100000))" office:value-type="float" office:value="4.9354">
            <text:p>4.9354</text:p>
          </table:table-cell>
          <table:table-cell table:formula="of:=([.K115]*[.$K$15]) / 100000" office:value-type="float" office:value="97199.039">
            <text:p>97199.039</text:p>
          </table:table-cell>
        </table:table-row>
        <table:table-row table:style-name="ro1">
          <table:table-cell table:formula="of:=[.A115]+1" office:value-type="float" office:value="96">
            <text:p>96</text:p>
          </table:table-cell>
          <table:table-cell table:formula="of:=[.B115]+[.D115]" office:value-type="float" office:value="11451672">
            <text:p>11451672</text:p>
          </table:table-cell>
          <table:table-cell table:formula="of:=([.$B$15]*[.$B$10]/100) *[.B116]" office:value-type="float" office:value="188380004.4">
            <text:p>188380004.4</text:p>
          </table:table-cell>
          <table:table-cell table:style-name="ce3" table:formula="of:=FLOOR(([.C116]/[.$B$15]);1;0)" office:value-type="float" office:value="1345571">
            <text:p>1345571</text:p>
          </table:table-cell>
          <table:table-cell table:formula="of:=[.C116]-([.D116]*[.$B$15])" office:value-type="float" office:value="64.4000000059605">
            <text:p>64.400000006</text:p>
          </table:table-cell>
          <table:table-cell/>
          <table:table-cell table:style-name="ce3"/>
          <table:table-cell table:number-columns-repeated="2"/>
          <table:table-cell table:style-name="ce3" table:formula="of:=[.J115]+1" office:value-type="float" office:value="96">
            <text:p>96</text:p>
          </table:table-cell>
          <table:table-cell table:style-name="ce3" table:formula="of:=[.K115]+[.M115] +[.O115]" office:value-type="float" office:value="77585661">
            <text:p>77585661</text:p>
          </table:table-cell>
          <table:table-cell table:style-name="ce3" table:formula="of:=([.$B$15]*[.$B$10]/100) *[.K116]" office:value-type="float" office:value="1276284123.45">
            <text:p>1276284123.45</text:p>
          </table:table-cell>
          <table:table-cell table:style-name="ce3" table:formula="of:=FLOOR(([.L116]/[.$B$15]);1;0)" office:value-type="float" office:value="9116315">
            <text:p>9116315</text:p>
          </table:table-cell>
          <table:table-cell table:style-name="ce3" table:formula="of:=[.N115]" office:value-type="float" office:value="0">
            <text:p>0</text:p>
          </table:table-cell>
          <table:table-cell table:style-name="ce6" table:formula="of:=FLOOR(([.N116]/[.$N$10]);1)" office:value-type="float" office:value="0">
            <text:p>0</text:p>
          </table:table-cell>
          <table:table-cell table:style-name="ce6" table:formula="of:=([.P115]+([.N116]/ 100000))" office:value-type="float" office:value="4.9354">
            <text:p>4.9354</text:p>
          </table:table-cell>
          <table:table-cell table:formula="of:=([.K116]*[.$K$15]) / 100000" office:value-type="float" office:value="108619.9254">
            <text:p>108619.9254</text:p>
          </table:table-cell>
        </table:table-row>
        <table:table-row table:style-name="ro1">
          <table:table-cell table:formula="of:=[.A116]+1" office:value-type="float" office:value="97">
            <text:p>97</text:p>
          </table:table-cell>
          <table:table-cell table:formula="of:=[.B116]+[.D116]" office:value-type="float" office:value="12797243">
            <text:p>12797243</text:p>
          </table:table-cell>
          <table:table-cell table:formula="of:=([.$B$15]*[.$B$10]/100) *[.B117]" office:value-type="float" office:value="210514647.35">
            <text:p>210514647.35</text:p>
          </table:table-cell>
          <table:table-cell table:style-name="ce3" table:formula="of:=FLOOR(([.C117]/[.$B$15]);1;0)" office:value-type="float" office:value="1503676">
            <text:p>1503676</text:p>
          </table:table-cell>
          <table:table-cell table:formula="of:=[.C117]-([.D117]*[.$B$15])" office:value-type="float" office:value="7.34999999403954">
            <text:p>7.349999994</text:p>
          </table:table-cell>
          <table:table-cell/>
          <table:table-cell table:style-name="ce3"/>
          <table:table-cell table:number-columns-repeated="2"/>
          <table:table-cell table:style-name="ce3" table:formula="of:=[.J116]+1" office:value-type="float" office:value="97">
            <text:p>97</text:p>
          </table:table-cell>
          <table:table-cell table:style-name="ce3" table:formula="of:=[.K116]+[.M116] +[.O116]" office:value-type="float" office:value="86701976">
            <text:p>86701976</text:p>
          </table:table-cell>
          <table:table-cell table:style-name="ce3" table:formula="of:=([.$B$15]*[.$B$10]/100) *[.K117]" office:value-type="float" office:value="1426247505.2">
            <text:p>1426247505.2</text:p>
          </table:table-cell>
          <table:table-cell table:style-name="ce3" table:formula="of:=FLOOR(([.L117]/[.$B$15]);1;0)" office:value-type="float" office:value="10187482">
            <text:p>10187482</text:p>
          </table:table-cell>
          <table:table-cell table:style-name="ce3" table:formula="of:=[.N116]" office:value-type="float" office:value="0">
            <text:p>0</text:p>
          </table:table-cell>
          <table:table-cell table:style-name="ce6" table:formula="of:=FLOOR(([.N117]/[.$N$10]);1)" office:value-type="float" office:value="0">
            <text:p>0</text:p>
          </table:table-cell>
          <table:table-cell table:style-name="ce6" table:formula="of:=([.P116]+([.N117]/ 100000))" office:value-type="float" office:value="4.9354">
            <text:p>4.9354</text:p>
          </table:table-cell>
          <table:table-cell table:formula="of:=([.K117]*[.$K$15]) / 100000" office:value-type="float" office:value="121382.7664">
            <text:p>121382.7664</text:p>
          </table:table-cell>
        </table:table-row>
        <table:table-row table:style-name="ro1">
          <table:table-cell table:formula="of:=[.A117]+1" office:value-type="float" office:value="98">
            <text:p>98</text:p>
          </table:table-cell>
          <table:table-cell table:formula="of:=[.B117]+[.D117]" office:value-type="float" office:value="14300919">
            <text:p>14300919</text:p>
          </table:table-cell>
          <table:table-cell table:formula="of:=([.$B$15]*[.$B$10]/100) *[.B118]" office:value-type="float" office:value="235250117.55">
            <text:p>235250117.55</text:p>
          </table:table-cell>
          <table:table-cell table:style-name="ce3" table:formula="of:=FLOOR(([.C118]/[.$B$15]);1;0)" office:value-type="float" office:value="1680357">
            <text:p>1680357</text:p>
          </table:table-cell>
          <table:table-cell table:formula="of:=[.C118]-([.D118]*[.$B$15])" office:value-type="float" office:value="137.549999982119">
            <text:p>137.5499999821</text:p>
          </table:table-cell>
          <table:table-cell/>
          <table:table-cell table:style-name="ce3"/>
          <table:table-cell table:number-columns-repeated="2"/>
          <table:table-cell table:style-name="ce3" table:formula="of:=[.J117]+1" office:value-type="float" office:value="98">
            <text:p>98</text:p>
          </table:table-cell>
          <table:table-cell table:style-name="ce3" table:formula="of:=[.K117]+[.M117] +[.O117]" office:value-type="float" office:value="96889458">
            <text:p>96889458</text:p>
          </table:table-cell>
          <table:table-cell table:style-name="ce3" table:formula="of:=([.$B$15]*[.$B$10]/100) *[.K118]" office:value-type="float" office:value="1593831584.1">
            <text:p>1593831584.1</text:p>
          </table:table-cell>
          <table:table-cell table:style-name="ce3" table:formula="of:=FLOOR(([.L118]/[.$B$15]);1;0)" office:value-type="float" office:value="11384511">
            <text:p>11384511</text:p>
          </table:table-cell>
          <table:table-cell table:style-name="ce3" table:formula="of:=[.N117]" office:value-type="float" office:value="0">
            <text:p>0</text:p>
          </table:table-cell>
          <table:table-cell table:style-name="ce6" table:formula="of:=FLOOR(([.N118]/[.$N$10]);1)" office:value-type="float" office:value="0">
            <text:p>0</text:p>
          </table:table-cell>
          <table:table-cell table:style-name="ce6" table:formula="of:=([.P117]+([.N118]/ 100000))" office:value-type="float" office:value="4.9354">
            <text:p>4.9354</text:p>
          </table:table-cell>
          <table:table-cell table:formula="of:=([.K118]*[.$K$15]) / 100000" office:value-type="float" office:value="135645.2412">
            <text:p>135645.2412</text:p>
          </table:table-cell>
        </table:table-row>
        <table:table-row table:style-name="ro1">
          <table:table-cell table:formula="of:=[.A118]+1" office:value-type="float" office:value="99">
            <text:p>99</text:p>
          </table:table-cell>
          <table:table-cell table:formula="of:=[.B118]+[.D118]" office:value-type="float" office:value="15981276">
            <text:p>15981276</text:p>
          </table:table-cell>
          <table:table-cell table:formula="of:=([.$B$15]*[.$B$10]/100) *[.B119]" office:value-type="float" office:value="262891990.2">
            <text:p>262891990.2</text:p>
          </table:table-cell>
          <table:table-cell table:style-name="ce3" table:formula="of:=FLOOR(([.C119]/[.$B$15]);1;0)" office:value-type="float" office:value="1877799">
            <text:p>1877799</text:p>
          </table:table-cell>
          <table:table-cell table:formula="of:=[.C119]-([.D119]*[.$B$15])" office:value-type="float" office:value="130.199999988079">
            <text:p>130.1999999881</text:p>
          </table:table-cell>
          <table:table-cell/>
          <table:table-cell table:style-name="ce3"/>
          <table:table-cell table:number-columns-repeated="2"/>
          <table:table-cell table:style-name="ce3" table:formula="of:=[.J118]+1" office:value-type="float" office:value="99">
            <text:p>99</text:p>
          </table:table-cell>
          <table:table-cell table:style-name="ce3" table:formula="of:=[.K118]+[.M118] +[.O118]" office:value-type="float" office:value="108273969">
            <text:p>108273969</text:p>
          </table:table-cell>
          <table:table-cell table:style-name="ce3" table:formula="of:=([.$B$15]*[.$B$10]/100) *[.K119]" office:value-type="float" office:value="1781106790.05">
            <text:p>1781106790.05</text:p>
          </table:table-cell>
          <table:table-cell table:style-name="ce3" table:formula="of:=FLOOR(([.L119]/[.$B$15]);1;0)" office:value-type="float" office:value="12722191">
            <text:p>12722191</text:p>
          </table:table-cell>
          <table:table-cell table:style-name="ce3" table:formula="of:=[.N118]" office:value-type="float" office:value="0">
            <text:p>0</text:p>
          </table:table-cell>
          <table:table-cell table:style-name="ce6" table:formula="of:=FLOOR(([.N119]/[.$N$10]);1)" office:value-type="float" office:value="0">
            <text:p>0</text:p>
          </table:table-cell>
          <table:table-cell table:style-name="ce6" table:formula="of:=([.P118]+([.N119]/ 100000))" office:value-type="float" office:value="4.9354">
            <text:p>4.9354</text:p>
          </table:table-cell>
          <table:table-cell table:formula="of:=([.K119]*[.$K$15]) / 100000" office:value-type="float" office:value="151583.5566">
            <text:p>151583.5566</text:p>
          </table:table-cell>
        </table:table-row>
        <table:table-row table:style-name="ro1">
          <table:table-cell table:formula="of:=[.A119]+1" office:value-type="float" office:value="100">
            <text:p>100</text:p>
          </table:table-cell>
          <table:table-cell table:formula="of:=[.B119]+[.D119]" office:value-type="float" office:value="17859075">
            <text:p>17859075</text:p>
          </table:table-cell>
          <table:table-cell table:formula="of:=([.$B$15]*[.$B$10]/100) *[.B120]" office:value-type="float" office:value="293781783.75">
            <text:p>293781783.75</text:p>
          </table:table-cell>
          <table:table-cell table:style-name="ce3" table:formula="of:=FLOOR(([.C120]/[.$B$15]);1;0)" office:value-type="float" office:value="2098441">
            <text:p>2098441</text:p>
          </table:table-cell>
          <table:table-cell table:formula="of:=[.C120]-([.D120]*[.$B$15])" office:value-type="float" office:value="43.75">
            <text:p>43.75</text:p>
          </table:table-cell>
          <table:table-cell/>
          <table:table-cell table:style-name="ce3"/>
          <table:table-cell table:number-columns-repeated="2"/>
          <table:table-cell table:style-name="ce3" table:formula="of:=[.J119]+1" office:value-type="float" office:value="100">
            <text:p>100</text:p>
          </table:table-cell>
          <table:table-cell table:style-name="ce3" table:formula="of:=[.K119]+[.M119] +[.O119]" office:value-type="float" office:value="120996160">
            <text:p>120996160</text:p>
          </table:table-cell>
          <table:table-cell table:style-name="ce3" table:formula="of:=([.$B$15]*[.$B$10]/100) *[.K120]" office:value-type="float" office:value="1990386832">
            <text:p>1990386832</text:p>
          </table:table-cell>
          <table:table-cell table:style-name="ce3" table:formula="of:=FLOOR(([.L120]/[.$B$15]);1;0)" office:value-type="float" office:value="14217048">
            <text:p>14217048</text:p>
          </table:table-cell>
          <table:table-cell table:style-name="ce3" table:formula="of:=[.N119]" office:value-type="float" office:value="0">
            <text:p>0</text:p>
          </table:table-cell>
          <table:table-cell table:style-name="ce6" table:formula="of:=FLOOR(([.N120]/[.$N$10]);1)" office:value-type="float" office:value="0">
            <text:p>0</text:p>
          </table:table-cell>
          <table:table-cell table:style-name="ce6" table:formula="of:=([.P119]+([.N120]/ 100000))" office:value-type="float" office:value="4.9354">
            <text:p>4.9354</text:p>
          </table:table-cell>
          <table:table-cell table:formula="of:=([.K120]*[.$K$15]) / 100000" office:value-type="float" office:value="169394.624">
            <text:p>169394.624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  <table:table-cell table:formula="of:=[.L120]/10000000" office:value-type="float" office:value="199.0386832">
            <text:p>199.038683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>
            <text:p>Net worth</text:p>
          </table:table-cell>
          <table:table-cell table:style-name="Default" table:formula="of:=[.C120]*[.B15]" office:value-type="float" office:value="41129449725">
            <text:p>41129449725</text:p>
          </table:table-cell>
          <table:table-cell table:style-name="Default" office:value-type="string">
            <text:p>Rs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table:style-name="Default" table:formula="of:=[.B124]/1000000" office:value-type="float" office:value="41129.449725">
            <text:p>41129.449725</text:p>
          </table:table-cell>
          <table:table-cell table:style-name="Default" office:value-type="string">
            <text:p>Million Rs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table:style-name="Default" table:formula="of:=[.B125]/1000" office:value-type="float" office:value="41.129449725">
            <text:p>41.129449725</text:p>
          </table:table-cell>
          <table:table-cell table:style-name="Default" office:value-type="string">
            <text:p>Billion Rs</text:p>
          </table:table-cell>
          <table:table-cell/>
          <table:table-cell table:style-name="Default" table:number-columns-repeated="2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>
            <text:p>Divided Stocks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>
            <text:p>Divided yield</text:p>
          </table:table-cell>
          <table:table-cell table:style-name="Default" office:value-type="float" office:value="11.5">
            <text:p>11.5</text:p>
          </table:table-cell>
          <table:table-cell table:style-name="Default"/>
          <table:table-cell office:value-type="string">
            <text:p>stock price</text:p>
          </table:table-cell>
          <table:table-cell table:style-name="Default" office:value-type="float" office:value="161">
            <text:p>161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>
            <text:p>Annual Divided goal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office:value-type="string">
            <text:p>EPS</text:p>
          </table:table-cell>
          <table:table-cell table:style-name="Default" office:value-type="float" office:value="20.44">
            <text:p>20.44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>
            <text:p>Capital Required</text:p>
          </table:table-cell>
          <table:table-cell table:style-name="Default" table:formula="of:=CEILING(([.B134] * 100 / [.B133]); 1; 0)" office:value-type="float" office:value="43479">
            <text:p>43479</text:p>
          </table:table-cell>
          <table:table-cell table:style-name="Default"/>
          <table:table-cell office:value-type="string">
            <text:p>Div yield</text:p>
          </table:table-cell>
          <table:table-cell table:style-name="Default" table:formula="of:=[.E134]/[.E133] *100" office:value-type="float" office:value="12.695652173913">
            <text:p>12.6956521739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Stock Na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bers</text:p>
          </table:table-cell>
          <table:table-cell table:style-name="ce2" office:value-type="string">
            <text:p>Total Investment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 office:value-type="string">
            <text:p>IOC</text:p>
          </table:table-cell>
          <table:table-cell table:style-name="Default" office:value-type="float" office:value="161.9">
            <text:p>161.9</text:p>
          </table:table-cell>
          <table:table-cell table:style-name="Default" table:formula="of:=CEILING([.B135]/[.B138]; 1; 0)" office:value-type="float" office:value="269">
            <text:p>269</text:p>
          </table:table-cell>
          <table:table-cell table:formula="of:=[.B138]*[.C138]" office:value-type="float" office:value="43551.1">
            <text:p>43551.1</text:p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Stock Compounding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>
            <text:p>Time (year)</text:p>
          </table:table-cell>
          <table:table-cell table:style-name="ce2" office:value-type="string">
            <text:p>No of stocks</text:p>
          </table:table-cell>
          <table:table-cell table:style-name="ce2" office:value-type="string">
            <text:p>Dividend Yield</text:p>
          </table:table-cell>
          <table:table-cell office:value-type="string">
            <text:p>Re investment</text:p>
          </table:table-cell>
          <table:table-cell table:style-name="ce2" office:value-type="string">
            <text:p>equivalent stock yield</text:p>
          </table:table-cell>
          <table:table-cell table:style-name="ce2" office:value-type="string">
            <text:p>excess cash</text:p>
          </table:table-cell>
          <table:table-cell/>
          <table:table-cell table:style-name="ce3" office:value-type="string">
            <text:p>monthly Income @ 20 years</text:p>
          </table:table-cell>
          <table:table-cell table:formula="of:=[.C179]/12" office:value-type="float" office:value="97425.125">
            <text:p>97425.12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formula="of:=[.C138]" office:value-type="float" office:value="269">
            <text:p>269</text:p>
          </table:table-cell>
          <table:table-cell table:formula="of:=([.$B$15]*[.$B$10]/100) *[.B144]" office:value-type="float" office:value="4425.05">
            <text:p>4425.05</text:p>
          </table:table-cell>
          <table:table-cell office:value-type="float" office:value="20000">
            <text:p>20000</text:p>
          </table:table-cell>
          <table:table-cell table:formula="of:=FLOOR((([.C144] + [.D144])/[.$B$15]);1;0)" office:value-type="float" office:value="174">
            <text:p>174</text:p>
          </table:table-cell>
          <table:table-cell table:formula="of:=([.C144] + [.D144]) -([.E144]*[.$B$15])" office:value-type="float" office:value="65.0499999999993">
            <text:p>65.05</text:p>
          </table:table-cell>
          <table:table-cell table:number-columns-repeated="11"/>
        </table:table-row>
        <table:table-row table:style-name="ro1">
          <table:table-cell table:formula="of:=[.A144]+1" office:value-type="float" office:value="2">
            <text:p>2</text:p>
          </table:table-cell>
          <table:table-cell table:formula="of:=[.B144]+[.E144]" office:value-type="float" office:value="443">
            <text:p>443</text:p>
          </table:table-cell>
          <table:table-cell table:formula="of:=([.$B$15]*[.$B$10]/100) *[.B145]" office:value-type="float" office:value="7287.35">
            <text:p>7287.35</text:p>
          </table:table-cell>
          <table:table-cell table:formula="of:=[.D144]" office:value-type="float" office:value="20000">
            <text:p>20000</text:p>
          </table:table-cell>
          <table:table-cell table:formula="of:=FLOOR((([.C145] + [.D145])/[.$B$15]);1;0)" office:value-type="float" office:value="194">
            <text:p>194</text:p>
          </table:table-cell>
          <table:table-cell table:formula="of:=([.C145] + [.D145]) -([.E145]*[.$B$15])" office:value-type="float" office:value="127.349999999999">
            <text:p>127.35</text:p>
          </table:table-cell>
          <table:table-cell table:number-columns-repeated="11"/>
        </table:table-row>
        <table:table-row table:style-name="ro1">
          <table:table-cell table:formula="of:=[.A145]+1" office:value-type="float" office:value="3">
            <text:p>3</text:p>
          </table:table-cell>
          <table:table-cell table:formula="of:=[.B145]+[.E145]" office:value-type="float" office:value="637">
            <text:p>637</text:p>
          </table:table-cell>
          <table:table-cell table:formula="of:=([.$B$15]*[.$B$10]/100) *[.B146]" office:value-type="float" office:value="10478.65">
            <text:p>10478.65</text:p>
          </table:table-cell>
          <table:table-cell table:formula="of:=[.D145]" office:value-type="float" office:value="20000">
            <text:p>20000</text:p>
          </table:table-cell>
          <table:table-cell table:formula="of:=FLOOR((([.C146] + [.D146])/[.$B$15]);1;0)" office:value-type="float" office:value="217">
            <text:p>217</text:p>
          </table:table-cell>
          <table:table-cell table:formula="of:=([.C146] + [.D146]) -([.E146]*[.$B$15])" office:value-type="float" office:value="98.6500000000015">
            <text:p>98.65</text:p>
          </table:table-cell>
          <table:table-cell table:number-columns-repeated="11"/>
        </table:table-row>
        <table:table-row table:style-name="ro1">
          <table:table-cell table:formula="of:=[.A146]+1" office:value-type="float" office:value="4">
            <text:p>4</text:p>
          </table:table-cell>
          <table:table-cell table:formula="of:=[.B146]+[.E146]" office:value-type="float" office:value="854">
            <text:p>854</text:p>
          </table:table-cell>
          <table:table-cell table:formula="of:=([.$B$15]*[.$B$10]/100) *[.B147]" office:value-type="float" office:value="14048.3">
            <text:p>14048.3</text:p>
          </table:table-cell>
          <table:table-cell table:formula="of:=[.D146]" office:value-type="float" office:value="20000">
            <text:p>20000</text:p>
          </table:table-cell>
          <table:table-cell table:formula="of:=FLOOR((([.C147] + [.D147])/[.$B$15]);1;0)" office:value-type="float" office:value="243">
            <text:p>243</text:p>
          </table:table-cell>
          <table:table-cell table:formula="of:=([.C147] + [.D147]) -([.E147]*[.$B$15])" office:value-type="float" office:value="28.3000000000029">
            <text:p>28.3</text:p>
          </table:table-cell>
          <table:table-cell table:number-columns-repeated="11"/>
        </table:table-row>
        <table:table-row table:style-name="ro1">
          <table:table-cell table:formula="of:=[.A147]+1" office:value-type="float" office:value="5">
            <text:p>5</text:p>
          </table:table-cell>
          <table:table-cell table:formula="of:=[.B147]+[.E147]" office:value-type="float" office:value="1097">
            <text:p>1097</text:p>
          </table:table-cell>
          <table:table-cell table:formula="of:=([.$B$15]*[.$B$10]/100) *[.B148]" office:value-type="float" office:value="18045.65">
            <text:p>18045.65</text:p>
          </table:table-cell>
          <table:table-cell table:formula="of:=[.D147]" office:value-type="float" office:value="20000">
            <text:p>20000</text:p>
          </table:table-cell>
          <table:table-cell table:formula="of:=FLOOR((([.C148] + [.D148])/[.$B$15]);1;0)" office:value-type="float" office:value="271">
            <text:p>271</text:p>
          </table:table-cell>
          <table:table-cell table:formula="of:=([.C148] + [.D148]) -([.E148]*[.$B$15])" office:value-type="float" office:value="105.649999999994">
            <text:p>105.65</text:p>
          </table:table-cell>
          <table:table-cell table:number-columns-repeated="11"/>
        </table:table-row>
        <table:table-row table:style-name="ro1">
          <table:table-cell table:formula="of:=[.A148]+1" office:value-type="float" office:value="6">
            <text:p>6</text:p>
          </table:table-cell>
          <table:table-cell table:formula="of:=[.B148]+[.E148]" office:value-type="float" office:value="1368">
            <text:p>1368</text:p>
          </table:table-cell>
          <table:table-cell table:formula="of:=([.$B$15]*[.$B$10]/100) *[.B149]" office:value-type="float" office:value="22503.6">
            <text:p>22503.6</text:p>
          </table:table-cell>
          <table:table-cell table:formula="of:=[.D148]" office:value-type="float" office:value="20000">
            <text:p>20000</text:p>
          </table:table-cell>
          <table:table-cell table:formula="of:=FLOOR((([.C149] + [.D149])/[.$B$15]);1;0)" office:value-type="float" office:value="303">
            <text:p>303</text:p>
          </table:table-cell>
          <table:table-cell table:formula="of:=([.C149] + [.D149]) -([.E149]*[.$B$15])" office:value-type="float" office:value="83.5999999999985">
            <text:p>83.6</text:p>
          </table:table-cell>
          <table:table-cell table:number-columns-repeated="11"/>
        </table:table-row>
        <table:table-row table:style-name="ro1">
          <table:table-cell table:formula="of:=[.A149]+1" office:value-type="float" office:value="7">
            <text:p>7</text:p>
          </table:table-cell>
          <table:table-cell table:formula="of:=[.B149]+[.E149]" office:value-type="float" office:value="1671">
            <text:p>1671</text:p>
          </table:table-cell>
          <table:table-cell table:formula="of:=([.$B$15]*[.$B$10]/100) *[.B150]" office:value-type="float" office:value="27487.95">
            <text:p>27487.95</text:p>
          </table:table-cell>
          <table:table-cell table:formula="of:=[.D149]" office:value-type="float" office:value="20000">
            <text:p>20000</text:p>
          </table:table-cell>
          <table:table-cell table:formula="of:=FLOOR((([.C150] + [.D150])/[.$B$15]);1;0)" office:value-type="float" office:value="339">
            <text:p>339</text:p>
          </table:table-cell>
          <table:table-cell table:formula="of:=([.C150] + [.D150]) -([.E150]*[.$B$15])" office:value-type="float" office:value="27.9499999999971">
            <text:p>27.95</text:p>
          </table:table-cell>
          <table:table-cell table:number-columns-repeated="11"/>
        </table:table-row>
        <table:table-row table:style-name="ro1">
          <table:table-cell table:formula="of:=[.A150]+1" office:value-type="float" office:value="8">
            <text:p>8</text:p>
          </table:table-cell>
          <table:table-cell table:formula="of:=[.B150]+[.E150]" office:value-type="float" office:value="2010">
            <text:p>2010</text:p>
          </table:table-cell>
          <table:table-cell table:formula="of:=([.$B$15]*[.$B$10]/100) *[.B151]" office:value-type="float" office:value="33064.5">
            <text:p>33064.5</text:p>
          </table:table-cell>
          <table:table-cell table:formula="of:=[.D150]" office:value-type="float" office:value="20000">
            <text:p>20000</text:p>
          </table:table-cell>
          <table:table-cell table:formula="of:=FLOOR((([.C151] + [.D151])/[.$B$15]);1;0)" office:value-type="float" office:value="379">
            <text:p>379</text:p>
          </table:table-cell>
          <table:table-cell table:formula="of:=([.C151] + [.D151]) -([.E151]*[.$B$15])" office:value-type="float" office:value="4.5">
            <text:p>4.5</text:p>
          </table:table-cell>
          <table:table-cell table:number-columns-repeated="11"/>
        </table:table-row>
        <table:table-row table:style-name="ro1">
          <table:table-cell table:formula="of:=[.A151]+1" office:value-type="float" office:value="9">
            <text:p>9</text:p>
          </table:table-cell>
          <table:table-cell table:formula="of:=[.B151]+[.E151]" office:value-type="float" office:value="2389">
            <text:p>2389</text:p>
          </table:table-cell>
          <table:table-cell table:formula="of:=([.$B$15]*[.$B$10]/100) *[.B152]" office:value-type="float" office:value="39299.05">
            <text:p>39299.05</text:p>
          </table:table-cell>
          <table:table-cell table:formula="of:=[.D151]" office:value-type="float" office:value="20000">
            <text:p>20000</text:p>
          </table:table-cell>
          <table:table-cell table:formula="of:=FLOOR((([.C152] + [.D152])/[.$B$15]);1;0)" office:value-type="float" office:value="423">
            <text:p>423</text:p>
          </table:table-cell>
          <table:table-cell table:formula="of:=([.C152] + [.D152]) -([.E152]*[.$B$15])" office:value-type="float" office:value="79.0499999999956">
            <text:p>79.05</text:p>
          </table:table-cell>
          <table:table-cell table:number-columns-repeated="11"/>
        </table:table-row>
        <table:table-row table:style-name="ro1">
          <table:table-cell table:formula="of:=[.A152]+1" office:value-type="float" office:value="10">
            <text:p>10</text:p>
          </table:table-cell>
          <table:table-cell table:formula="of:=[.B152]+[.E152]" office:value-type="float" office:value="2812">
            <text:p>2812</text:p>
          </table:table-cell>
          <table:table-cell table:formula="of:=([.$B$15]*[.$B$10]/100) *[.B153]" office:value-type="float" office:value="46257.4">
            <text:p>46257.4</text:p>
          </table:table-cell>
          <table:table-cell table:formula="of:=[.D152]" office:value-type="float" office:value="20000">
            <text:p>20000</text:p>
          </table:table-cell>
          <table:table-cell table:formula="of:=FLOOR((([.C153] + [.D153])/[.$B$15]);1;0)" office:value-type="float" office:value="473">
            <text:p>473</text:p>
          </table:table-cell>
          <table:table-cell table:formula="of:=([.C153] + [.D153]) -([.E153]*[.$B$15])" office:value-type="float" office:value="37.3999999999942">
            <text:p>37.4</text:p>
          </table:table-cell>
          <table:table-cell table:number-columns-repeated="11"/>
        </table:table-row>
        <table:table-row table:style-name="ro1">
          <table:table-cell table:formula="of:=[.A153]+1" office:value-type="float" office:value="11">
            <text:p>11</text:p>
          </table:table-cell>
          <table:table-cell table:formula="of:=[.B153]+[.E153]" office:value-type="float" office:value="3285">
            <text:p>3285</text:p>
          </table:table-cell>
          <table:table-cell table:formula="of:=([.$B$15]*[.$B$10]/100) *[.B154]" office:value-type="float" office:value="54038.25">
            <text:p>54038.25</text:p>
          </table:table-cell>
          <table:table-cell table:formula="of:=[.D153]" office:value-type="float" office:value="20000">
            <text:p>20000</text:p>
          </table:table-cell>
          <table:table-cell table:formula="of:=FLOOR((([.C154] + [.D154])/[.$B$15]);1;0)" office:value-type="float" office:value="528">
            <text:p>528</text:p>
          </table:table-cell>
          <table:table-cell table:formula="of:=([.C154] + [.D154]) -([.E154]*[.$B$15])" office:value-type="float" office:value="118.25">
            <text:p>118.25</text:p>
          </table:table-cell>
          <table:table-cell table:number-columns-repeated="11"/>
        </table:table-row>
        <table:table-row table:style-name="ro1">
          <table:table-cell table:formula="of:=[.A154]+1" office:value-type="float" office:value="12">
            <text:p>12</text:p>
          </table:table-cell>
          <table:table-cell table:formula="of:=[.B154]+[.E154]" office:value-type="float" office:value="3813">
            <text:p>3813</text:p>
          </table:table-cell>
          <table:table-cell table:formula="of:=([.$B$15]*[.$B$10]/100) *[.B155]" office:value-type="float" office:value="62723.85">
            <text:p>62723.85</text:p>
          </table:table-cell>
          <table:table-cell table:formula="of:=[.D154]" office:value-type="float" office:value="20000">
            <text:p>20000</text:p>
          </table:table-cell>
          <table:table-cell table:formula="of:=FLOOR((([.C155] + [.D155])/[.$B$15]);1;0)" office:value-type="float" office:value="590">
            <text:p>590</text:p>
          </table:table-cell>
          <table:table-cell table:formula="of:=([.C155] + [.D155]) -([.E155]*[.$B$15])" office:value-type="float" office:value="123.850000000006">
            <text:p>123.85</text:p>
          </table:table-cell>
          <table:table-cell table:number-columns-repeated="11"/>
        </table:table-row>
        <table:table-row table:style-name="ro1">
          <table:table-cell table:formula="of:=[.A155]+1" office:value-type="float" office:value="13">
            <text:p>13</text:p>
          </table:table-cell>
          <table:table-cell table:formula="of:=[.B155]+[.E155]" office:value-type="float" office:value="4403">
            <text:p>4403</text:p>
          </table:table-cell>
          <table:table-cell table:formula="of:=([.$B$15]*[.$B$10]/100) *[.B156]" office:value-type="float" office:value="72429.35">
            <text:p>72429.35</text:p>
          </table:table-cell>
          <table:table-cell table:formula="of:=[.D155]" office:value-type="float" office:value="20000">
            <text:p>20000</text:p>
          </table:table-cell>
          <table:table-cell table:formula="of:=FLOOR((([.C156] + [.D156])/[.$B$15]);1;0)" office:value-type="float" office:value="660">
            <text:p>660</text:p>
          </table:table-cell>
          <table:table-cell table:formula="of:=([.C156] + [.D156]) -([.E156]*[.$B$15])" office:value-type="float" office:value="29.3499999999913">
            <text:p>29.35</text:p>
          </table:table-cell>
          <table:table-cell table:number-columns-repeated="11"/>
        </table:table-row>
        <table:table-row table:style-name="ro1">
          <table:table-cell table:formula="of:=[.A156]+1" office:value-type="float" office:value="14">
            <text:p>14</text:p>
          </table:table-cell>
          <table:table-cell table:formula="of:=[.B156]+[.E156]" office:value-type="float" office:value="5063">
            <text:p>5063</text:p>
          </table:table-cell>
          <table:table-cell table:formula="of:=([.$B$15]*[.$B$10]/100) *[.B157]" office:value-type="float" office:value="83286.35">
            <text:p>83286.35</text:p>
          </table:table-cell>
          <table:table-cell table:formula="of:=[.D156]" office:value-type="float" office:value="20000">
            <text:p>20000</text:p>
          </table:table-cell>
          <table:table-cell table:formula="of:=FLOOR((([.C157] + [.D157])/[.$B$15]);1;0)" office:value-type="float" office:value="737">
            <text:p>737</text:p>
          </table:table-cell>
          <table:table-cell table:formula="of:=([.C157] + [.D157]) -([.E157]*[.$B$15])" office:value-type="float" office:value="106.349999999991">
            <text:p>106.35</text:p>
          </table:table-cell>
          <table:table-cell table:number-columns-repeated="11"/>
        </table:table-row>
        <table:table-row table:style-name="ro1">
          <table:table-cell table:formula="of:=[.A157]+1" office:value-type="float" office:value="15">
            <text:p>15</text:p>
          </table:table-cell>
          <table:table-cell table:formula="of:=[.B157]+[.E157]" office:value-type="float" office:value="5800">
            <text:p>5800</text:p>
          </table:table-cell>
          <table:table-cell table:formula="of:=([.$B$15]*[.$B$10]/100) *[.B158]" office:value-type="float" office:value="95410">
            <text:p>95410</text:p>
          </table:table-cell>
          <table:table-cell table:formula="of:=[.D157]" office:value-type="float" office:value="20000">
            <text:p>20000</text:p>
          </table:table-cell>
          <table:table-cell table:formula="of:=FLOOR((([.C158] + [.D158])/[.$B$15]);1;0)" office:value-type="float" office:value="824">
            <text:p>824</text:p>
          </table:table-cell>
          <table:table-cell table:formula="of:=([.C158] + [.D158]) -([.E158]*[.$B$15])" office:value-type="float" office:value="50">
            <text:p>50</text:p>
          </table:table-cell>
          <table:table-cell table:number-columns-repeated="11"/>
        </table:table-row>
        <table:table-row table:style-name="ro1">
          <table:table-cell table:formula="of:=[.A158]+1" office:value-type="float" office:value="16">
            <text:p>16</text:p>
          </table:table-cell>
          <table:table-cell table:formula="of:=[.B158]+[.E158]" office:value-type="float" office:value="6624">
            <text:p>6624</text:p>
          </table:table-cell>
          <table:table-cell table:formula="of:=([.$B$15]*[.$B$10]/100) *[.B159]" office:value-type="float" office:value="108964.8">
            <text:p>108964.8</text:p>
          </table:table-cell>
          <table:table-cell table:formula="of:=[.D158]" office:value-type="float" office:value="20000">
            <text:p>20000</text:p>
          </table:table-cell>
          <table:table-cell table:formula="of:=FLOOR((([.C159] + [.D159])/[.$B$15]);1;0)" office:value-type="float" office:value="921">
            <text:p>921</text:p>
          </table:table-cell>
          <table:table-cell table:formula="of:=([.C159] + [.D159]) -([.E159]*[.$B$15])" office:value-type="float" office:value="24.7999999999884">
            <text:p>24.8</text:p>
          </table:table-cell>
          <table:table-cell table:number-columns-repeated="11"/>
        </table:table-row>
        <table:table-row table:style-name="ro1">
          <table:table-cell table:formula="of:=[.A159]+1" office:value-type="float" office:value="17">
            <text:p>17</text:p>
          </table:table-cell>
          <table:table-cell table:formula="of:=[.B159]+[.E159]" office:value-type="float" office:value="7545">
            <text:p>7545</text:p>
          </table:table-cell>
          <table:table-cell table:formula="of:=([.$B$15]*[.$B$10]/100) *[.B160]" office:value-type="float" office:value="124115.25">
            <text:p>124115.25</text:p>
          </table:table-cell>
          <table:table-cell table:formula="of:=[.D159]" office:value-type="float" office:value="20000">
            <text:p>20000</text:p>
          </table:table-cell>
          <table:table-cell table:formula="of:=FLOOR((([.C160] + [.D160])/[.$B$15]);1;0)" office:value-type="float" office:value="1029">
            <text:p>1029</text:p>
          </table:table-cell>
          <table:table-cell table:formula="of:=([.C160] + [.D160]) -([.E160]*[.$B$15])" office:value-type="float" office:value="55.25">
            <text:p>55.25</text:p>
          </table:table-cell>
          <table:table-cell table:number-columns-repeated="11"/>
        </table:table-row>
        <table:table-row table:style-name="ro1">
          <table:table-cell table:formula="of:=[.A160]+1" office:value-type="float" office:value="18">
            <text:p>18</text:p>
          </table:table-cell>
          <table:table-cell table:formula="of:=[.B160]+[.E160]" office:value-type="float" office:value="8574">
            <text:p>8574</text:p>
          </table:table-cell>
          <table:table-cell table:formula="of:=([.$B$15]*[.$B$10]/100) *[.B161]" office:value-type="float" office:value="141042.3">
            <text:p>141042.3</text:p>
          </table:table-cell>
          <table:table-cell table:formula="of:=[.D160]" office:value-type="float" office:value="20000">
            <text:p>20000</text:p>
          </table:table-cell>
          <table:table-cell table:formula="of:=FLOOR((([.C161] + [.D161])/[.$B$15]);1;0)" office:value-type="float" office:value="1150">
            <text:p>1150</text:p>
          </table:table-cell>
          <table:table-cell table:formula="of:=([.C161] + [.D161]) -([.E161]*[.$B$15])" office:value-type="float" office:value="42.2999999999884">
            <text:p>42.3</text:p>
          </table:table-cell>
          <table:table-cell table:number-columns-repeated="11"/>
        </table:table-row>
        <table:table-row table:style-name="ro1">
          <table:table-cell table:formula="of:=[.A161]+1" office:value-type="float" office:value="19">
            <text:p>19</text:p>
          </table:table-cell>
          <table:table-cell table:formula="of:=[.B161]+[.E161]" office:value-type="float" office:value="9724">
            <text:p>9724</text:p>
          </table:table-cell>
          <table:table-cell table:formula="of:=([.$B$15]*[.$B$10]/100) *[.B162]" office:value-type="float" office:value="159959.8">
            <text:p>159959.8</text:p>
          </table:table-cell>
          <table:table-cell table:formula="of:=[.D161]" office:value-type="float" office:value="20000">
            <text:p>20000</text:p>
          </table:table-cell>
          <table:table-cell table:formula="of:=FLOOR((([.C162] + [.D162])/[.$B$15]);1;0)" office:value-type="float" office:value="1285">
            <text:p>1285</text:p>
          </table:table-cell>
          <table:table-cell table:formula="of:=([.C162] + [.D162]) -([.E162]*[.$B$15])" office:value-type="float" office:value="59.7999999999884">
            <text:p>59.8</text:p>
          </table:table-cell>
          <table:table-cell table:number-columns-repeated="11"/>
        </table:table-row>
        <table:table-row table:style-name="ro1">
          <table:table-cell table:formula="of:=[.A162]+1" office:value-type="float" office:value="20">
            <text:p>20</text:p>
          </table:table-cell>
          <table:table-cell table:formula="of:=[.B162]+[.E162]" office:value-type="float" office:value="11009">
            <text:p>11009</text:p>
          </table:table-cell>
          <table:table-cell table:formula="of:=([.$B$15]*[.$B$10]/100) *[.B163]" office:value-type="float" office:value="181098.05">
            <text:p>181098.05</text:p>
          </table:table-cell>
          <table:table-cell table:formula="of:=[.D162]" office:value-type="float" office:value="20000">
            <text:p>20000</text:p>
          </table:table-cell>
          <table:table-cell table:formula="of:=FLOOR((([.C163] + [.D163])/[.$B$15]);1;0)" office:value-type="float" office:value="1436">
            <text:p>1436</text:p>
          </table:table-cell>
          <table:table-cell table:formula="of:=([.C163] + [.D163]) -([.E163]*[.$B$15])" office:value-type="float" office:value="58.0499999999884">
            <text:p>58.05</text:p>
          </table:table-cell>
          <table:table-cell table:number-columns-repeated="11"/>
        </table:table-row>
        <table:table-row table:style-name="ro1">
          <table:table-cell table:formula="of:=[.A163]+1" office:value-type="float" office:value="21">
            <text:p>21</text:p>
          </table:table-cell>
          <table:table-cell table:formula="of:=[.B163]+[.E163]" office:value-type="float" office:value="12445">
            <text:p>12445</text:p>
          </table:table-cell>
          <table:table-cell table:formula="of:=([.$B$15]*[.$B$10]/100) *[.B164]" office:value-type="float" office:value="204720.25">
            <text:p>204720.25</text:p>
          </table:table-cell>
          <table:table-cell table:formula="of:=[.D163]" office:value-type="float" office:value="20000">
            <text:p>20000</text:p>
          </table:table-cell>
          <table:table-cell table:formula="of:=FLOOR((([.C164] + [.D164])/[.$B$15]);1;0)" office:value-type="float" office:value="1605">
            <text:p>1605</text:p>
          </table:table-cell>
          <table:table-cell table:formula="of:=([.C164] + [.D164]) -([.E164]*[.$B$15])" office:value-type="float" office:value="20.25">
            <text:p>20.25</text:p>
          </table:table-cell>
          <table:table-cell table:number-columns-repeated="11"/>
        </table:table-row>
        <table:table-row table:style-name="ro1">
          <table:table-cell table:formula="of:=[.A164]+1" office:value-type="float" office:value="22">
            <text:p>22</text:p>
          </table:table-cell>
          <table:table-cell table:formula="of:=[.B164]+[.E164]" office:value-type="float" office:value="14050">
            <text:p>14050</text:p>
          </table:table-cell>
          <table:table-cell table:formula="of:=([.$B$15]*[.$B$10]/100) *[.B165]" office:value-type="float" office:value="231122.5">
            <text:p>231122.5</text:p>
          </table:table-cell>
          <table:table-cell table:formula="of:=[.D164]" office:value-type="float" office:value="20000">
            <text:p>20000</text:p>
          </table:table-cell>
          <table:table-cell table:formula="of:=FLOOR((([.C165] + [.D165])/[.$B$15]);1;0)" office:value-type="float" office:value="1793">
            <text:p>1793</text:p>
          </table:table-cell>
          <table:table-cell table:formula="of:=([.C165] + [.D165]) -([.E165]*[.$B$15])" office:value-type="float" office:value="102.5">
            <text:p>102.5</text:p>
          </table:table-cell>
          <table:table-cell table:number-columns-repeated="11"/>
        </table:table-row>
        <table:table-row table:style-name="ro1">
          <table:table-cell table:formula="of:=[.A165]+1" office:value-type="float" office:value="23">
            <text:p>23</text:p>
          </table:table-cell>
          <table:table-cell table:formula="of:=[.B165]+[.E165]" office:value-type="float" office:value="15843">
            <text:p>15843</text:p>
          </table:table-cell>
          <table:table-cell table:formula="of:=([.$B$15]*[.$B$10]/100) *[.B166]" office:value-type="float" office:value="260617.35">
            <text:p>260617.35</text:p>
          </table:table-cell>
          <table:table-cell table:formula="of:=[.D165]" office:value-type="float" office:value="20000">
            <text:p>20000</text:p>
          </table:table-cell>
          <table:table-cell table:formula="of:=FLOOR((([.C166] + [.D166])/[.$B$15]);1;0)" office:value-type="float" office:value="2004">
            <text:p>2004</text:p>
          </table:table-cell>
          <table:table-cell table:formula="of:=([.C166] + [.D166]) -([.E166]*[.$B$15])" office:value-type="float" office:value="57.3499999999767">
            <text:p>57.35</text:p>
          </table:table-cell>
          <table:table-cell table:number-columns-repeated="11"/>
        </table:table-row>
        <table:table-row table:style-name="ro1">
          <table:table-cell table:formula="of:=[.A166]+1" office:value-type="float" office:value="24">
            <text:p>24</text:p>
          </table:table-cell>
          <table:table-cell table:formula="of:=[.B166]+[.E166]" office:value-type="float" office:value="17847">
            <text:p>17847</text:p>
          </table:table-cell>
          <table:table-cell table:formula="of:=([.$B$15]*[.$B$10]/100) *[.B167]" office:value-type="float" office:value="293583.15">
            <text:p>293583.15</text:p>
          </table:table-cell>
          <table:table-cell table:formula="of:=[.D166]" office:value-type="float" office:value="20000">
            <text:p>20000</text:p>
          </table:table-cell>
          <table:table-cell table:formula="of:=FLOOR((([.C167] + [.D167])/[.$B$15]);1;0)" office:value-type="float" office:value="2239">
            <text:p>2239</text:p>
          </table:table-cell>
          <table:table-cell table:formula="of:=([.C167] + [.D167]) -([.E167]*[.$B$15])" office:value-type="float" office:value="123.149999999965">
            <text:p>123.15</text:p>
          </table:table-cell>
          <table:table-cell table:number-columns-repeated="11"/>
        </table:table-row>
        <table:table-row table:style-name="ro1">
          <table:table-cell table:style-name="ce4" table:formula="of:=[.A167]+1" office:value-type="float" office:value="25">
            <text:p>25</text:p>
          </table:table-cell>
          <table:table-cell table:formula="of:=[.B167]+[.E167]" office:value-type="float" office:value="20086">
            <text:p>20086</text:p>
          </table:table-cell>
          <table:table-cell table:formula="of:=([.$B$15]*[.$B$10]/100) *[.B168]" office:value-type="float" office:value="330414.7">
            <text:p>330414.7</text:p>
          </table:table-cell>
          <table:table-cell table:formula="of:=[.D167]" office:value-type="float" office:value="20000">
            <text:p>20000</text:p>
          </table:table-cell>
          <table:table-cell table:formula="of:=FLOOR((([.C168] + [.D168])/[.$B$15]);1;0)" office:value-type="float" office:value="2502">
            <text:p>2502</text:p>
          </table:table-cell>
          <table:table-cell table:formula="of:=([.C168] + [.D168]) -([.E168]*[.$B$15])" office:value-type="float" office:value="134.700000000012">
            <text:p>134.7</text:p>
          </table:table-cell>
          <table:table-cell table:number-columns-repeated="11"/>
        </table:table-row>
        <table:table-row table:style-name="ro1">
          <table:table-cell table:formula="of:=[.A168]+1" office:value-type="float" office:value="26">
            <text:p>26</text:p>
          </table:table-cell>
          <table:table-cell table:formula="of:=[.B168]+[.E168]" office:value-type="float" office:value="22588">
            <text:p>22588</text:p>
          </table:table-cell>
          <table:table-cell table:formula="of:=([.$B$15]*[.$B$10]/100) *[.B169]" office:value-type="float" office:value="371572.6">
            <text:p>371572.6</text:p>
          </table:table-cell>
          <table:table-cell table:formula="of:=[.D168]" office:value-type="float" office:value="20000">
            <text:p>20000</text:p>
          </table:table-cell>
          <table:table-cell table:formula="of:=FLOOR((([.C169] + [.D169])/[.$B$15]);1;0)" office:value-type="float" office:value="2796">
            <text:p>2796</text:p>
          </table:table-cell>
          <table:table-cell table:formula="of:=([.C169] + [.D169]) -([.E169]*[.$B$15])" office:value-type="float" office:value="132.599999999977">
            <text:p>132.6</text:p>
          </table:table-cell>
          <table:table-cell table:number-columns-repeated="11"/>
        </table:table-row>
        <table:table-row table:style-name="ro1">
          <table:table-cell table:formula="of:=[.A169]+1" office:value-type="float" office:value="27">
            <text:p>27</text:p>
          </table:table-cell>
          <table:table-cell table:formula="of:=[.B169]+[.E169]" office:value-type="float" office:value="25384">
            <text:p>25384</text:p>
          </table:table-cell>
          <table:table-cell table:formula="of:=([.$B$15]*[.$B$10]/100) *[.B170]" office:value-type="float" office:value="417566.8">
            <text:p>417566.8</text:p>
          </table:table-cell>
          <table:table-cell table:formula="of:=[.D169]" office:value-type="float" office:value="20000">
            <text:p>20000</text:p>
          </table:table-cell>
          <table:table-cell table:formula="of:=FLOOR((([.C170] + [.D170])/[.$B$15]);1;0)" office:value-type="float" office:value="3125">
            <text:p>3125</text:p>
          </table:table-cell>
          <table:table-cell table:formula="of:=([.C170] + [.D170]) -([.E170]*[.$B$15])" office:value-type="float" office:value="66.7999999999884">
            <text:p>66.8</text:p>
          </table:table-cell>
          <table:table-cell table:number-columns-repeated="11"/>
        </table:table-row>
        <table:table-row table:style-name="ro1">
          <table:table-cell table:formula="of:=[.A170]+1" office:value-type="float" office:value="28">
            <text:p>28</text:p>
          </table:table-cell>
          <table:table-cell table:formula="of:=[.B170]+[.E170]" office:value-type="float" office:value="28509">
            <text:p>28509</text:p>
          </table:table-cell>
          <table:table-cell table:formula="of:=([.$B$15]*[.$B$10]/100) *[.B171]" office:value-type="float" office:value="468973.05">
            <text:p>468973.05</text:p>
          </table:table-cell>
          <table:table-cell table:formula="of:=[.D170]" office:value-type="float" office:value="20000">
            <text:p>20000</text:p>
          </table:table-cell>
          <table:table-cell table:formula="of:=FLOOR((([.C171] + [.D171])/[.$B$15]);1;0)" office:value-type="float" office:value="3492">
            <text:p>3492</text:p>
          </table:table-cell>
          <table:table-cell table:formula="of:=([.C171] + [.D171]) -([.E171]*[.$B$15])" office:value-type="float" office:value="93.0499999999884">
            <text:p>93.05</text:p>
          </table:table-cell>
          <table:table-cell table:number-columns-repeated="11"/>
        </table:table-row>
        <table:table-row table:style-name="ro1">
          <table:table-cell table:formula="of:=[.A171]+1" office:value-type="float" office:value="29">
            <text:p>29</text:p>
          </table:table-cell>
          <table:table-cell table:formula="of:=[.B171]+[.E171]" office:value-type="float" office:value="32001">
            <text:p>32001</text:p>
          </table:table-cell>
          <table:table-cell table:formula="of:=([.$B$15]*[.$B$10]/100) *[.B172]" office:value-type="float" office:value="526416.45">
            <text:p>526416.45</text:p>
          </table:table-cell>
          <table:table-cell table:formula="of:=[.D171]" office:value-type="float" office:value="20000">
            <text:p>20000</text:p>
          </table:table-cell>
          <table:table-cell table:formula="of:=FLOOR((([.C172] + [.D172])/[.$B$15]);1;0)" office:value-type="float" office:value="3902">
            <text:p>3902</text:p>
          </table:table-cell>
          <table:table-cell table:formula="of:=([.C172] + [.D172]) -([.E172]*[.$B$15])" office:value-type="float" office:value="136.449999999953">
            <text:p>136.45</text:p>
          </table:table-cell>
          <table:table-cell table:number-columns-repeated="11"/>
        </table:table-row>
        <table:table-row table:style-name="ro1">
          <table:table-cell table:formula="of:=[.A172]+1" office:value-type="float" office:value="30">
            <text:p>30</text:p>
          </table:table-cell>
          <table:table-cell table:formula="of:=[.B172]+[.E172]" office:value-type="float" office:value="35903">
            <text:p>35903</text:p>
          </table:table-cell>
          <table:table-cell table:formula="of:=([.$B$15]*[.$B$10]/100) *[.B173]" office:value-type="float" office:value="590604.35">
            <text:p>590604.35</text:p>
          </table:table-cell>
          <table:table-cell table:formula="of:=[.D172]" office:value-type="float" office:value="20000">
            <text:p>20000</text:p>
          </table:table-cell>
          <table:table-cell table:formula="of:=FLOOR((([.C173] + [.D173])/[.$B$15]);1;0)" office:value-type="float" office:value="4361">
            <text:p>4361</text:p>
          </table:table-cell>
          <table:table-cell table:formula="of:=([.C173] + [.D173]) -([.E173]*[.$B$15])" office:value-type="float" office:value="64.3499999999767">
            <text:p>64.35</text:p>
          </table:table-cell>
          <table:table-cell table:number-columns-repeated="11"/>
        </table:table-row>
        <table:table-row table:style-name="ro1">
          <table:table-cell table:formula="of:=[.A173]+1" office:value-type="float" office:value="31">
            <text:p>31</text:p>
          </table:table-cell>
          <table:table-cell table:formula="of:=[.B173]+[.E173]" office:value-type="float" office:value="40264">
            <text:p>40264</text:p>
          </table:table-cell>
          <table:table-cell table:formula="of:=([.$B$15]*[.$B$10]/100) *[.B174]" office:value-type="float" office:value="662342.8">
            <text:p>662342.8</text:p>
          </table:table-cell>
          <table:table-cell table:formula="of:=[.D173]" office:value-type="float" office:value="20000">
            <text:p>20000</text:p>
          </table:table-cell>
          <table:table-cell table:formula="of:=FLOOR((([.C174] + [.D174])/[.$B$15]);1;0)" office:value-type="float" office:value="4873">
            <text:p>4873</text:p>
          </table:table-cell>
          <table:table-cell table:formula="of:=([.C174] + [.D174]) -([.E174]*[.$B$15])" office:value-type="float" office:value="122.79999999993">
            <text:p>122.7999999999</text:p>
          </table:table-cell>
          <table:table-cell table:number-columns-repeated="11"/>
        </table:table-row>
        <table:table-row table:style-name="ro1">
          <table:table-cell table:formula="of:=[.A174]+1" office:value-type="float" office:value="32">
            <text:p>32</text:p>
          </table:table-cell>
          <table:table-cell table:formula="of:=[.B174]+[.E174]" office:value-type="float" office:value="45137">
            <text:p>45137</text:p>
          </table:table-cell>
          <table:table-cell table:formula="of:=([.$B$15]*[.$B$10]/100) *[.B175]" office:value-type="float" office:value="742503.65">
            <text:p>742503.65</text:p>
          </table:table-cell>
          <table:table-cell table:formula="of:=[.D174]" office:value-type="float" office:value="20000">
            <text:p>20000</text:p>
          </table:table-cell>
          <table:table-cell table:formula="of:=FLOOR((([.C175] + [.D175])/[.$B$15]);1;0)" office:value-type="float" office:value="5446">
            <text:p>5446</text:p>
          </table:table-cell>
          <table:table-cell table:formula="of:=([.C175] + [.D175]) -([.E175]*[.$B$15])" office:value-type="float" office:value="63.6500000000233">
            <text:p>63.65</text:p>
          </table:table-cell>
          <table:table-cell table:number-columns-repeated="11"/>
        </table:table-row>
        <table:table-row table:style-name="ro1">
          <table:table-cell table:formula="of:=[.A175]+1" office:value-type="float" office:value="33">
            <text:p>33</text:p>
          </table:table-cell>
          <table:table-cell table:formula="of:=[.B175]+[.E175]" office:value-type="float" office:value="50583">
            <text:p>50583</text:p>
          </table:table-cell>
          <table:table-cell table:formula="of:=([.$B$15]*[.$B$10]/100) *[.B176]" office:value-type="float" office:value="832090.35">
            <text:p>832090.35</text:p>
          </table:table-cell>
          <table:table-cell table:formula="of:=[.D175]" office:value-type="float" office:value="20000">
            <text:p>20000</text:p>
          </table:table-cell>
          <table:table-cell table:formula="of:=FLOOR((([.C176] + [.D176])/[.$B$15]);1;0)" office:value-type="float" office:value="6086">
            <text:p>6086</text:p>
          </table:table-cell>
          <table:table-cell table:formula="of:=([.C176] + [.D176]) -([.E176]*[.$B$15])" office:value-type="float" office:value="50.3499999999767">
            <text:p>50.35</text:p>
          </table:table-cell>
          <table:table-cell table:number-columns-repeated="11"/>
        </table:table-row>
        <table:table-row table:style-name="ro1">
          <table:table-cell table:formula="of:=[.A176]+1" office:value-type="float" office:value="34">
            <text:p>34</text:p>
          </table:table-cell>
          <table:table-cell table:formula="of:=[.B176]+[.E176]" office:value-type="float" office:value="56669">
            <text:p>56669</text:p>
          </table:table-cell>
          <table:table-cell table:formula="of:=([.$B$15]*[.$B$10]/100) *[.B177]" office:value-type="float" office:value="932205.05">
            <text:p>932205.05</text:p>
          </table:table-cell>
          <table:table-cell table:formula="of:=[.D176]" office:value-type="float" office:value="20000">
            <text:p>20000</text:p>
          </table:table-cell>
          <table:table-cell table:formula="of:=FLOOR((([.C177] + [.D177])/[.$B$15]);1;0)" office:value-type="float" office:value="6801">
            <text:p>6801</text:p>
          </table:table-cell>
          <table:table-cell table:formula="of:=([.C177] + [.D177]) -([.E177]*[.$B$15])" office:value-type="float" office:value="65.0499999999302">
            <text:p>65.0499999999</text:p>
          </table:table-cell>
          <table:table-cell table:number-columns-repeated="11"/>
        </table:table-row>
        <table:table-row table:style-name="ro1">
          <table:table-cell table:formula="of:=[.A177]+1" office:value-type="float" office:value="35">
            <text:p>35</text:p>
          </table:table-cell>
          <table:table-cell table:formula="of:=[.B177]+[.E177]" office:value-type="float" office:value="63470">
            <text:p>63470</text:p>
          </table:table-cell>
          <table:table-cell table:formula="of:=([.$B$15]*[.$B$10]/100) *[.B178]" office:value-type="float" office:value="1044081.5">
            <text:p>1044081.5</text:p>
          </table:table-cell>
          <table:table-cell table:formula="of:=[.D177]" office:value-type="float" office:value="20000">
            <text:p>20000</text:p>
          </table:table-cell>
          <table:table-cell table:formula="of:=FLOOR((([.C178] + [.D178])/[.$B$15]);1;0)" office:value-type="float" office:value="7600">
            <text:p>7600</text:p>
          </table:table-cell>
          <table:table-cell table:formula="of:=([.C178] + [.D178]) -([.E178]*[.$B$15])" office:value-type="float" office:value="81.5">
            <text:p>81.5</text:p>
          </table:table-cell>
          <table:table-cell table:number-columns-repeated="11"/>
        </table:table-row>
        <table:table-row table:style-name="ro1">
          <table:table-cell table:formula="of:=[.A178]+1" office:value-type="float" office:value="36">
            <text:p>36</text:p>
          </table:table-cell>
          <table:table-cell table:formula="of:=[.B178]+[.E178]" office:value-type="float" office:value="71070">
            <text:p>71070</text:p>
          </table:table-cell>
          <table:table-cell table:formula="of:=([.$B$15]*[.$B$10]/100) *[.B179]" office:value-type="float" office:value="1169101.5">
            <text:p>1169101.5</text:p>
          </table:table-cell>
          <table:table-cell table:formula="of:=[.D178]" office:value-type="float" office:value="20000">
            <text:p>20000</text:p>
          </table:table-cell>
          <table:table-cell table:formula="of:=FLOOR((([.C179] + [.D179])/[.$B$15]);1;0)" office:value-type="float" office:value="8493">
            <text:p>8493</text:p>
          </table:table-cell>
          <table:table-cell table:formula="of:=([.C179] + [.D179]) -([.E179]*[.$B$15])" office:value-type="float" office:value="81.5">
            <text:p>81.5</text:p>
          </table:table-cell>
          <table:table-cell table:number-columns-repeated="11"/>
        </table:table-row>
        <table:table-row table:style-name="ro1">
          <table:table-cell table:formula="of:=[.A179]+1" office:value-type="float" office:value="37">
            <text:p>37</text:p>
          </table:table-cell>
          <table:table-cell table:formula="of:=[.B179]+[.E179]" office:value-type="float" office:value="79563">
            <text:p>79563</text:p>
          </table:table-cell>
          <table:table-cell table:formula="of:=([.$B$15]*[.$B$10]/100) *[.B180]" office:value-type="float" office:value="1308811.35">
            <text:p>1308811.35</text:p>
          </table:table-cell>
          <table:table-cell table:formula="of:=[.D179]" office:value-type="float" office:value="20000">
            <text:p>20000</text:p>
          </table:table-cell>
          <table:table-cell table:formula="of:=FLOOR((([.C180] + [.D180])/[.$B$15]);1;0)" office:value-type="float" office:value="9491">
            <text:p>9491</text:p>
          </table:table-cell>
          <table:table-cell table:formula="of:=([.C180] + [.D180]) -([.E180]*[.$B$15])" office:value-type="float" office:value="71.3499999998603">
            <text:p>71.3499999999</text:p>
          </table:table-cell>
          <table:table-cell table:number-columns-repeated="11"/>
        </table:table-row>
        <table:table-row table:style-name="ro1">
          <table:table-cell table:formula="of:=[.A180]+1" office:value-type="float" office:value="38">
            <text:p>38</text:p>
          </table:table-cell>
          <table:table-cell table:formula="of:=[.B180]+[.E180]" office:value-type="float" office:value="89054">
            <text:p>89054</text:p>
          </table:table-cell>
          <table:table-cell table:formula="of:=([.$B$15]*[.$B$10]/100) *[.B181]" office:value-type="float" office:value="1464938.3">
            <text:p>1464938.3</text:p>
          </table:table-cell>
          <table:table-cell table:formula="of:=[.D180]" office:value-type="float" office:value="20000">
            <text:p>20000</text:p>
          </table:table-cell>
          <table:table-cell table:formula="of:=FLOOR((([.C181] + [.D181])/[.$B$15]);1;0)" office:value-type="float" office:value="10606">
            <text:p>10606</text:p>
          </table:table-cell>
          <table:table-cell table:formula="of:=([.C181] + [.D181]) -([.E181]*[.$B$15])" office:value-type="float" office:value="98.3000000000466">
            <text:p>98.3</text:p>
          </table:table-cell>
          <table:table-cell table:number-columns-repeated="11"/>
        </table:table-row>
        <table:table-row table:style-name="ro1">
          <table:table-cell table:formula="of:=[.A181]+1" office:value-type="float" office:value="39">
            <text:p>39</text:p>
          </table:table-cell>
          <table:table-cell table:formula="of:=[.B181]+[.E181]" office:value-type="float" office:value="99660">
            <text:p>99660</text:p>
          </table:table-cell>
          <table:table-cell table:formula="of:=([.$B$15]*[.$B$10]/100) *[.B182]" office:value-type="float" office:value="1639407">
            <text:p>1639407</text:p>
          </table:table-cell>
          <table:table-cell table:formula="of:=[.D181]" office:value-type="float" office:value="20000">
            <text:p>20000</text:p>
          </table:table-cell>
          <table:table-cell table:formula="of:=FLOOR((([.C182] + [.D182])/[.$B$15]);1;0)" office:value-type="float" office:value="11852">
            <text:p>11852</text:p>
          </table:table-cell>
          <table:table-cell table:formula="of:=([.C182] + [.D182]) -([.E182]*[.$B$15])" office:value-type="float" office:value="127">
            <text:p>127</text:p>
          </table:table-cell>
          <table:table-cell table:number-columns-repeated="11"/>
        </table:table-row>
        <table:table-row table:style-name="ro1">
          <table:table-cell table:formula="of:=[.A182]+1" office:value-type="float" office:value="40">
            <text:p>40</text:p>
          </table:table-cell>
          <table:table-cell table:formula="of:=[.B182]+[.E182]" office:value-type="float" office:value="111512">
            <text:p>111512</text:p>
          </table:table-cell>
          <table:table-cell table:formula="of:=([.$B$15]*[.$B$10]/100) *[.B183]" office:value-type="float" office:value="1834372.4">
            <text:p>1834372.4</text:p>
          </table:table-cell>
          <table:table-cell table:formula="of:=[.D182]" office:value-type="float" office:value="20000">
            <text:p>20000</text:p>
          </table:table-cell>
          <table:table-cell table:formula="of:=FLOOR((([.C183] + [.D183])/[.$B$15]);1;0)" office:value-type="float" office:value="13245">
            <text:p>13245</text:p>
          </table:table-cell>
          <table:table-cell table:formula="of:=([.C183] + [.D183]) -([.E183]*[.$B$15])" office:value-type="float" office:value="72.3999999999069">
            <text:p>72.3999999999</text:p>
          </table:table-cell>
          <table:table-cell table:number-columns-repeated="11"/>
        </table:table-row>
        <table:table-row table:style-name="ro1">
          <table:table-cell table:formula="of:=[.A183]+1" office:value-type="float" office:value="41">
            <text:p>41</text:p>
          </table:table-cell>
          <table:table-cell table:formula="of:=[.B183]+[.E183]" office:value-type="float" office:value="124757">
            <text:p>124757</text:p>
          </table:table-cell>
          <table:table-cell table:formula="of:=([.$B$15]*[.$B$10]/100) *[.B184]" office:value-type="float" office:value="2052252.65">
            <text:p>2052252.65</text:p>
          </table:table-cell>
          <table:table-cell table:formula="of:=[.D183]" office:value-type="float" office:value="20000">
            <text:p>20000</text:p>
          </table:table-cell>
          <table:table-cell table:formula="of:=FLOOR((([.C184] + [.D184])/[.$B$15]);1;0)" office:value-type="float" office:value="14801">
            <text:p>14801</text:p>
          </table:table-cell>
          <table:table-cell table:formula="of:=([.C184] + [.D184]) -([.E184]*[.$B$15])" office:value-type="float" office:value="112.649999999907">
            <text:p>112.6499999999</text:p>
          </table:table-cell>
          <table:table-cell table:number-columns-repeated="11"/>
        </table:table-row>
        <table:table-row table:style-name="ro1">
          <table:table-cell table:formula="of:=[.A184]+1" office:value-type="float" office:value="42">
            <text:p>42</text:p>
          </table:table-cell>
          <table:table-cell table:formula="of:=[.B184]+[.E184]" office:value-type="float" office:value="139558">
            <text:p>139558</text:p>
          </table:table-cell>
          <table:table-cell table:formula="of:=([.$B$15]*[.$B$10]/100) *[.B185]" office:value-type="float" office:value="2295729.1">
            <text:p>2295729.1</text:p>
          </table:table-cell>
          <table:table-cell table:formula="of:=[.D184]" office:value-type="float" office:value="20000">
            <text:p>20000</text:p>
          </table:table-cell>
          <table:table-cell table:formula="of:=FLOOR((([.C185] + [.D185])/[.$B$15]);1;0)" office:value-type="float" office:value="16540">
            <text:p>16540</text:p>
          </table:table-cell>
          <table:table-cell table:formula="of:=([.C185] + [.D185]) -([.E185]*[.$B$15])" office:value-type="float" office:value="129.100000000093">
            <text:p>129.1000000001</text:p>
          </table:table-cell>
          <table:table-cell table:number-columns-repeated="11"/>
        </table:table-row>
        <table:table-row table:style-name="ro1">
          <table:table-cell table:formula="of:=[.A185]+1" office:value-type="float" office:value="43">
            <text:p>43</text:p>
          </table:table-cell>
          <table:table-cell table:formula="of:=[.B185]+[.E185]" office:value-type="float" office:value="156098">
            <text:p>156098</text:p>
          </table:table-cell>
          <table:table-cell table:formula="of:=([.$B$15]*[.$B$10]/100) *[.B186]" office:value-type="float" office:value="2567812.1">
            <text:p>2567812.1</text:p>
          </table:table-cell>
          <table:table-cell table:formula="of:=[.D185]" office:value-type="float" office:value="20000">
            <text:p>20000</text:p>
          </table:table-cell>
          <table:table-cell table:formula="of:=FLOOR((([.C186] + [.D186])/[.$B$15]);1;0)" office:value-type="float" office:value="18484">
            <text:p>18484</text:p>
          </table:table-cell>
          <table:table-cell table:formula="of:=([.C186] + [.D186]) -([.E186]*[.$B$15])" office:value-type="float" office:value="52.1000000000931">
            <text:p>52.1000000001</text:p>
          </table:table-cell>
          <table:table-cell table:number-columns-repeated="11"/>
        </table:table-row>
        <table:table-row table:style-name="ro1">
          <table:table-cell table:formula="of:=[.A186]+1" office:value-type="float" office:value="44">
            <text:p>44</text:p>
          </table:table-cell>
          <table:table-cell table:formula="of:=[.B186]+[.E186]" office:value-type="float" office:value="174582">
            <text:p>174582</text:p>
          </table:table-cell>
          <table:table-cell table:formula="of:=([.$B$15]*[.$B$10]/100) *[.B187]" office:value-type="float" office:value="2871873.9">
            <text:p>2871873.9</text:p>
          </table:table-cell>
          <table:table-cell table:formula="of:=[.D186]" office:value-type="float" office:value="20000">
            <text:p>20000</text:p>
          </table:table-cell>
          <table:table-cell table:formula="of:=FLOOR((([.C187] + [.D187])/[.$B$15]);1;0)" office:value-type="float" office:value="20656">
            <text:p>20656</text:p>
          </table:table-cell>
          <table:table-cell table:formula="of:=([.C187] + [.D187]) -([.E187]*[.$B$15])" office:value-type="float" office:value="33.8999999999069">
            <text:p>33.8999999999</text:p>
          </table:table-cell>
          <table:table-cell table:number-columns-repeated="11"/>
        </table:table-row>
        <table:table-row table:style-name="ro1">
          <table:table-cell table:formula="of:=[.A187]+1" office:value-type="float" office:value="45">
            <text:p>45</text:p>
          </table:table-cell>
          <table:table-cell table:formula="of:=[.B187]+[.E187]" office:value-type="float" office:value="195238">
            <text:p>195238</text:p>
          </table:table-cell>
          <table:table-cell table:formula="of:=([.$B$15]*[.$B$10]/100) *[.B188]" office:value-type="float" office:value="3211665.1">
            <text:p>3211665.1</text:p>
          </table:table-cell>
          <table:table-cell table:formula="of:=[.D187]" office:value-type="float" office:value="20000">
            <text:p>20000</text:p>
          </table:table-cell>
          <table:table-cell table:formula="of:=FLOOR((([.C188] + [.D188])/[.$B$15]);1;0)" office:value-type="float" office:value="23083">
            <text:p>23083</text:p>
          </table:table-cell>
          <table:table-cell table:formula="of:=([.C188] + [.D188]) -([.E188]*[.$B$15])" office:value-type="float" office:value="45.1000000000931">
            <text:p>45.1000000001</text:p>
          </table:table-cell>
          <table:table-cell table:number-columns-repeated="11"/>
        </table:table-row>
        <table:table-row table:style-name="ro1">
          <table:table-cell table:formula="of:=[.A188]+1" office:value-type="float" office:value="46">
            <text:p>46</text:p>
          </table:table-cell>
          <table:table-cell table:formula="of:=[.B188]+[.E188]" office:value-type="float" office:value="218321">
            <text:p>218321</text:p>
          </table:table-cell>
          <table:table-cell table:formula="of:=([.$B$15]*[.$B$10]/100) *[.B189]" office:value-type="float" office:value="3591380.45">
            <text:p>3591380.45</text:p>
          </table:table-cell>
          <table:table-cell table:formula="of:=[.D188]" office:value-type="float" office:value="20000">
            <text:p>20000</text:p>
          </table:table-cell>
          <table:table-cell table:formula="of:=FLOOR((([.C189] + [.D189])/[.$B$15]);1;0)" office:value-type="float" office:value="25795">
            <text:p>25795</text:p>
          </table:table-cell>
          <table:table-cell table:formula="of:=([.C189] + [.D189]) -([.E189]*[.$B$15])" office:value-type="float" office:value="80.4499999997206">
            <text:p>80.4499999997</text:p>
          </table:table-cell>
          <table:table-cell table:number-columns-repeated="11"/>
        </table:table-row>
        <table:table-row table:style-name="ro1">
          <table:table-cell table:formula="of:=[.A189]+1" office:value-type="float" office:value="47">
            <text:p>47</text:p>
          </table:table-cell>
          <table:table-cell table:formula="of:=[.B189]+[.E189]" office:value-type="float" office:value="244116">
            <text:p>244116</text:p>
          </table:table-cell>
          <table:table-cell table:formula="of:=([.$B$15]*[.$B$10]/100) *[.B190]" office:value-type="float" office:value="4015708.2">
            <text:p>4015708.2</text:p>
          </table:table-cell>
          <table:table-cell table:formula="of:=[.D189]" office:value-type="float" office:value="20000">
            <text:p>20000</text:p>
          </table:table-cell>
          <table:table-cell table:formula="of:=FLOOR((([.C190] + [.D190])/[.$B$15]);1;0)" office:value-type="float" office:value="28826">
            <text:p>28826</text:p>
          </table:table-cell>
          <table:table-cell table:formula="of:=([.C190] + [.D190]) -([.E190]*[.$B$15])" office:value-type="float" office:value="68.1999999997206">
            <text:p>68.1999999997</text:p>
          </table:table-cell>
          <table:table-cell table:number-columns-repeated="11"/>
        </table:table-row>
        <table:table-row table:style-name="ro1">
          <table:table-cell table:formula="of:=[.A190]+1" office:value-type="float" office:value="48">
            <text:p>48</text:p>
          </table:table-cell>
          <table:table-cell table:formula="of:=[.B190]+[.E190]" office:value-type="float" office:value="272942">
            <text:p>272942</text:p>
          </table:table-cell>
          <table:table-cell table:formula="of:=([.$B$15]*[.$B$10]/100) *[.B191]" office:value-type="float" office:value="4489895.9">
            <text:p>4489895.9</text:p>
          </table:table-cell>
          <table:table-cell table:formula="of:=[.D190]" office:value-type="float" office:value="20000">
            <text:p>20000</text:p>
          </table:table-cell>
          <table:table-cell table:formula="of:=FLOOR((([.C191] + [.D191])/[.$B$15]);1;0)" office:value-type="float" office:value="32213">
            <text:p>32213</text:p>
          </table:table-cell>
          <table:table-cell table:formula="of:=([.C191] + [.D191]) -([.E191]*[.$B$15])" office:value-type="float" office:value="75.8999999994412">
            <text:p>75.8999999994</text:p>
          </table:table-cell>
          <table:table-cell table:number-columns-repeated="11"/>
        </table:table-row>
        <table:table-row table:style-name="ro1">
          <table:table-cell table:formula="of:=[.A191]+1" office:value-type="float" office:value="49">
            <text:p>49</text:p>
          </table:table-cell>
          <table:table-cell table:formula="of:=[.B191]+[.E191]" office:value-type="float" office:value="305155">
            <text:p>305155</text:p>
          </table:table-cell>
          <table:table-cell table:formula="of:=([.$B$15]*[.$B$10]/100) *[.B192]" office:value-type="float" office:value="5019799.75">
            <text:p>5019799.75</text:p>
          </table:table-cell>
          <table:table-cell table:formula="of:=[.D191]" office:value-type="float" office:value="20000">
            <text:p>20000</text:p>
          </table:table-cell>
          <table:table-cell table:formula="of:=FLOOR((([.C192] + [.D192])/[.$B$15]);1;0)" office:value-type="float" office:value="35998">
            <text:p>35998</text:p>
          </table:table-cell>
          <table:table-cell table:formula="of:=([.C192] + [.D192]) -([.E192]*[.$B$15])" office:value-type="float" office:value="79.75">
            <text:p>79.75</text:p>
          </table:table-cell>
          <table:table-cell table:number-columns-repeated="11"/>
        </table:table-row>
        <table:table-row table:style-name="ro1">
          <table:table-cell table:formula="of:=[.A192]+1" office:value-type="float" office:value="50">
            <text:p>50</text:p>
          </table:table-cell>
          <table:table-cell table:formula="of:=[.B192]+[.E192]" office:value-type="float" office:value="341153">
            <text:p>341153</text:p>
          </table:table-cell>
          <table:table-cell table:formula="of:=([.$B$15]*[.$B$10]/100) *[.B193]" office:value-type="float" office:value="5611966.85">
            <text:p>5611966.85</text:p>
          </table:table-cell>
          <table:table-cell table:formula="of:=[.D192]" office:value-type="float" office:value="20000">
            <text:p>20000</text:p>
          </table:table-cell>
          <table:table-cell table:formula="of:=FLOOR((([.C193] + [.D193])/[.$B$15]);1;0)" office:value-type="float" office:value="40228">
            <text:p>40228</text:p>
          </table:table-cell>
          <table:table-cell table:formula="of:=([.C193] + [.D193]) -([.E193]*[.$B$15])" office:value-type="float" office:value="46.8499999996275">
            <text:p>46.8499999996</text:p>
          </table:table-cell>
          <table:table-cell table:number-columns-repeated="11"/>
        </table:table-row>
        <table:table-row table:style-name="ro1">
          <table:table-cell table:formula="of:=[.A193]+1" office:value-type="float" office:value="51">
            <text:p>51</text:p>
          </table:table-cell>
          <table:table-cell table:formula="of:=[.B193]+[.E193]" office:value-type="float" office:value="381381">
            <text:p>381381</text:p>
          </table:table-cell>
          <table:table-cell table:formula="of:=([.$B$15]*[.$B$10]/100) *[.B194]" office:value-type="float" office:value="6273717.45">
            <text:p>6273717.45</text:p>
          </table:table-cell>
          <table:table-cell table:formula="of:=[.D193]" office:value-type="float" office:value="20000">
            <text:p>20000</text:p>
          </table:table-cell>
          <table:table-cell table:formula="of:=FLOOR((([.C194] + [.D194])/[.$B$15]);1;0)" office:value-type="float" office:value="44955">
            <text:p>44955</text:p>
          </table:table-cell>
          <table:table-cell table:formula="of:=([.C194] + [.D194]) -([.E194]*[.$B$15])" office:value-type="float" office:value="17.4500000001863">
            <text:p>17.4500000002</text:p>
          </table:table-cell>
          <table:table-cell table:number-columns-repeated="11"/>
        </table:table-row>
        <table:table-row table:style-name="ro1">
          <table:table-cell table:formula="of:=[.A194]+1" office:value-type="float" office:value="52">
            <text:p>52</text:p>
          </table:table-cell>
          <table:table-cell table:formula="of:=[.B194]+[.E194]" office:value-type="float" office:value="426336">
            <text:p>426336</text:p>
          </table:table-cell>
          <table:table-cell table:formula="of:=([.$B$15]*[.$B$10]/100) *[.B195]" office:value-type="float" office:value="7013227.2">
            <text:p>7013227.2</text:p>
          </table:table-cell>
          <table:table-cell table:formula="of:=[.D194]" office:value-type="float" office:value="20000">
            <text:p>20000</text:p>
          </table:table-cell>
          <table:table-cell table:formula="of:=FLOOR((([.C195] + [.D195])/[.$B$15]);1;0)" office:value-type="float" office:value="50237">
            <text:p>50237</text:p>
          </table:table-cell>
          <table:table-cell table:formula="of:=([.C195] + [.D195]) -([.E195]*[.$B$15])" office:value-type="float" office:value="47.1999999992549">
            <text:p>47.1999999993</text:p>
          </table:table-cell>
          <table:table-cell table:number-columns-repeated="11"/>
        </table:table-row>
        <table:table-row table:style-name="ro1">
          <table:table-cell table:formula="of:=[.A195]+1" office:value-type="float" office:value="53">
            <text:p>53</text:p>
          </table:table-cell>
          <table:table-cell table:formula="of:=[.B195]+[.E195]" office:value-type="float" office:value="476573">
            <text:p>476573</text:p>
          </table:table-cell>
          <table:table-cell table:formula="of:=([.$B$15]*[.$B$10]/100) *[.B196]" office:value-type="float" office:value="7839625.85">
            <text:p>7839625.85</text:p>
          </table:table-cell>
          <table:table-cell table:formula="of:=[.D195]" office:value-type="float" office:value="20000">
            <text:p>20000</text:p>
          </table:table-cell>
          <table:table-cell table:formula="of:=FLOOR((([.C196] + [.D196])/[.$B$15]);1;0)" office:value-type="float" office:value="56140">
            <text:p>56140</text:p>
          </table:table-cell>
          <table:table-cell table:formula="of:=([.C196] + [.D196]) -([.E196]*[.$B$15])" office:value-type="float" office:value="25.8499999996275">
            <text:p>25.8499999996</text:p>
          </table:table-cell>
          <table:table-cell table:number-columns-repeated="11"/>
        </table:table-row>
        <table:table-row table:style-name="ro1">
          <table:table-cell table:formula="of:=[.A196]+1" office:value-type="float" office:value="54">
            <text:p>54</text:p>
          </table:table-cell>
          <table:table-cell table:formula="of:=[.B196]+[.E196]" office:value-type="float" office:value="532713">
            <text:p>532713</text:p>
          </table:table-cell>
          <table:table-cell table:formula="of:=([.$B$15]*[.$B$10]/100) *[.B197]" office:value-type="float" office:value="8763128.85">
            <text:p>8763128.85</text:p>
          </table:table-cell>
          <table:table-cell table:formula="of:=[.D196]" office:value-type="float" office:value="20000">
            <text:p>20000</text:p>
          </table:table-cell>
          <table:table-cell table:formula="of:=FLOOR((([.C197] + [.D197])/[.$B$15]);1;0)" office:value-type="float" office:value="62736">
            <text:p>62736</text:p>
          </table:table-cell>
          <table:table-cell table:formula="of:=([.C197] + [.D197]) -([.E197]*[.$B$15])" office:value-type="float" office:value="88.8499999996275">
            <text:p>88.8499999996</text:p>
          </table:table-cell>
          <table:table-cell table:number-columns-repeated="11"/>
        </table:table-row>
        <table:table-row table:style-name="ro1">
          <table:table-cell table:formula="of:=[.A197]+1" office:value-type="float" office:value="55">
            <text:p>55</text:p>
          </table:table-cell>
          <table:table-cell table:formula="of:=[.B197]+[.E197]" office:value-type="float" office:value="595449">
            <text:p>595449</text:p>
          </table:table-cell>
          <table:table-cell table:formula="of:=([.$B$15]*[.$B$10]/100) *[.B198]" office:value-type="float" office:value="9795136.05">
            <text:p>9795136.05</text:p>
          </table:table-cell>
          <table:table-cell table:formula="of:=[.D197]" office:value-type="float" office:value="20000">
            <text:p>20000</text:p>
          </table:table-cell>
          <table:table-cell table:formula="of:=FLOOR((([.C198] + [.D198])/[.$B$15]);1;0)" office:value-type="float" office:value="70108">
            <text:p>70108</text:p>
          </table:table-cell>
          <table:table-cell table:formula="of:=([.C198] + [.D198]) -([.E198]*[.$B$15])" office:value-type="float" office:value="16.0499999988824">
            <text:p>16.0499999989</text:p>
          </table:table-cell>
          <table:table-cell table:number-columns-repeated="11"/>
        </table:table-row>
        <table:table-row table:style-name="ro1">
          <table:table-cell table:formula="of:=[.A198]+1" office:value-type="float" office:value="56">
            <text:p>56</text:p>
          </table:table-cell>
          <table:table-cell table:formula="of:=[.B198]+[.E198]" office:value-type="float" office:value="665557">
            <text:p>665557</text:p>
          </table:table-cell>
          <table:table-cell table:formula="of:=([.$B$15]*[.$B$10]/100) *[.B199]" office:value-type="float" office:value="10948412.65">
            <text:p>10948412.65</text:p>
          </table:table-cell>
          <table:table-cell table:formula="of:=[.D198]" office:value-type="float" office:value="20000">
            <text:p>20000</text:p>
          </table:table-cell>
          <table:table-cell table:formula="of:=FLOOR((([.C199] + [.D199])/[.$B$15]);1;0)" office:value-type="float" office:value="78345">
            <text:p>78345</text:p>
          </table:table-cell>
          <table:table-cell table:formula="of:=([.C199] + [.D199]) -([.E199]*[.$B$15])" office:value-type="float" office:value="112.650000000373">
            <text:p>112.6500000004</text:p>
          </table:table-cell>
          <table:table-cell table:number-columns-repeated="11"/>
        </table:table-row>
        <table:table-row table:style-name="ro1">
          <table:table-cell table:formula="of:=[.A199]+1" office:value-type="float" office:value="57">
            <text:p>57</text:p>
          </table:table-cell>
          <table:table-cell table:formula="of:=[.B199]+[.E199]" office:value-type="float" office:value="743902">
            <text:p>743902</text:p>
          </table:table-cell>
          <table:table-cell table:formula="of:=([.$B$15]*[.$B$10]/100) *[.B200]" office:value-type="float" office:value="12237187.9">
            <text:p>12237187.9</text:p>
          </table:table-cell>
          <table:table-cell table:formula="of:=[.D199]" office:value-type="float" office:value="20000">
            <text:p>20000</text:p>
          </table:table-cell>
          <table:table-cell table:formula="of:=FLOOR((([.C200] + [.D200])/[.$B$15]);1;0)" office:value-type="float" office:value="87551">
            <text:p>87551</text:p>
          </table:table-cell>
          <table:table-cell table:formula="of:=([.C200] + [.D200]) -([.E200]*[.$B$15])" office:value-type="float" office:value="47.9000000003725">
            <text:p>47.9000000004</text:p>
          </table:table-cell>
          <table:table-cell table:number-columns-repeated="11"/>
        </table:table-row>
        <table:table-row table:style-name="ro1">
          <table:table-cell table:formula="of:=[.A200]+1" office:value-type="float" office:value="58">
            <text:p>58</text:p>
          </table:table-cell>
          <table:table-cell table:formula="of:=[.B200]+[.E200]" office:value-type="float" office:value="831453">
            <text:p>831453</text:p>
          </table:table-cell>
          <table:table-cell table:formula="of:=([.$B$15]*[.$B$10]/100) *[.B201]" office:value-type="float" office:value="13677401.85">
            <text:p>13677401.85</text:p>
          </table:table-cell>
          <table:table-cell table:formula="of:=[.D200]" office:value-type="float" office:value="20000">
            <text:p>20000</text:p>
          </table:table-cell>
          <table:table-cell table:formula="of:=FLOOR((([.C201] + [.D201])/[.$B$15]);1;0)" office:value-type="float" office:value="97838">
            <text:p>97838</text:p>
          </table:table-cell>
          <table:table-cell table:formula="of:=([.C201] + [.D201]) -([.E201]*[.$B$15])" office:value-type="float" office:value="81.8499999996275">
            <text:p>81.8499999996</text:p>
          </table:table-cell>
          <table:table-cell table:number-columns-repeated="11"/>
        </table:table-row>
        <table:table-row table:style-name="ro1">
          <table:table-cell table:formula="of:=[.A201]+1" office:value-type="float" office:value="59">
            <text:p>59</text:p>
          </table:table-cell>
          <table:table-cell table:formula="of:=[.B201]+[.E201]" office:value-type="float" office:value="929291">
            <text:p>929291</text:p>
          </table:table-cell>
          <table:table-cell table:formula="of:=([.$B$15]*[.$B$10]/100) *[.B202]" office:value-type="float" office:value="15286836.95">
            <text:p>15286836.95</text:p>
          </table:table-cell>
          <table:table-cell table:formula="of:=[.D201]" office:value-type="float" office:value="20000">
            <text:p>20000</text:p>
          </table:table-cell>
          <table:table-cell table:formula="of:=FLOOR((([.C202] + [.D202])/[.$B$15]);1;0)" office:value-type="float" office:value="109334">
            <text:p>109334</text:p>
          </table:table-cell>
          <table:table-cell table:formula="of:=([.C202] + [.D202]) -([.E202]*[.$B$15])" office:value-type="float" office:value="76.9499999992549">
            <text:p>76.9499999993</text:p>
          </table:table-cell>
          <table:table-cell table:number-columns-repeated="11"/>
        </table:table-row>
        <table:table-row table:style-name="ro1">
          <table:table-cell table:formula="of:=[.A202]+1" office:value-type="float" office:value="60">
            <text:p>60</text:p>
          </table:table-cell>
          <table:table-cell table:formula="of:=[.B202]+[.E202]" office:value-type="float" office:value="1038625">
            <text:p>1038625</text:p>
          </table:table-cell>
          <table:table-cell table:formula="of:=([.$B$15]*[.$B$10]/100) *[.B203]" office:value-type="float" office:value="17085381.25">
            <text:p>17085381.25</text:p>
          </table:table-cell>
          <table:table-cell table:formula="of:=[.D202]" office:value-type="float" office:value="20000">
            <text:p>20000</text:p>
          </table:table-cell>
          <table:table-cell table:formula="of:=FLOOR((([.C203] + [.D203])/[.$B$15]);1;0)" office:value-type="float" office:value="122181">
            <text:p>122181</text:p>
          </table:table-cell>
          <table:table-cell table:formula="of:=([.C203] + [.D203]) -([.E203]*[.$B$15])" office:value-type="float" office:value="41.25">
            <text:p>41.25</text:p>
          </table:table-cell>
          <table:table-cell table:number-columns-repeated="11"/>
        </table:table-row>
        <table:table-row table:style-name="ro1">
          <table:table-cell table:formula="of:=[.A203]+1" office:value-type="float" office:value="61">
            <text:p>61</text:p>
          </table:table-cell>
          <table:table-cell table:formula="of:=[.B203]+[.E203]" office:value-type="float" office:value="1160806">
            <text:p>1160806</text:p>
          </table:table-cell>
          <table:table-cell table:formula="of:=([.$B$15]*[.$B$10]/100) *[.B204]" office:value-type="float" office:value="19095258.7">
            <text:p>19095258.7</text:p>
          </table:table-cell>
          <table:table-cell table:formula="of:=[.D203]" office:value-type="float" office:value="20000">
            <text:p>20000</text:p>
          </table:table-cell>
          <table:table-cell table:formula="of:=FLOOR((([.C204] + [.D204])/[.$B$15]);1;0)" office:value-type="float" office:value="136537">
            <text:p>136537</text:p>
          </table:table-cell>
          <table:table-cell table:formula="of:=([.C204] + [.D204]) -([.E204]*[.$B$15])" office:value-type="float" office:value="78.6999999992549">
            <text:p>78.6999999993</text:p>
          </table:table-cell>
          <table:table-cell table:number-columns-repeated="11"/>
        </table:table-row>
        <table:table-row table:style-name="ro1">
          <table:table-cell table:formula="of:=[.A204]+1" office:value-type="float" office:value="62">
            <text:p>62</text:p>
          </table:table-cell>
          <table:table-cell table:formula="of:=[.B204]+[.E204]" office:value-type="float" office:value="1297343">
            <text:p>1297343</text:p>
          </table:table-cell>
          <table:table-cell table:formula="of:=([.$B$15]*[.$B$10]/100) *[.B205]" office:value-type="float" office:value="21341292.35">
            <text:p>21341292.35</text:p>
          </table:table-cell>
          <table:table-cell table:formula="of:=[.D204]" office:value-type="float" office:value="20000">
            <text:p>20000</text:p>
          </table:table-cell>
          <table:table-cell table:formula="of:=FLOOR((([.C205] + [.D205])/[.$B$15]);1;0)" office:value-type="float" office:value="152580">
            <text:p>152580</text:p>
          </table:table-cell>
          <table:table-cell table:formula="of:=([.C205] + [.D205]) -([.E205]*[.$B$15])" office:value-type="float" office:value="92.3499999977648">
            <text:p>92.3499999978</text:p>
          </table:table-cell>
          <table:table-cell table:number-columns-repeated="11"/>
        </table:table-row>
        <table:table-row table:style-name="ro1">
          <table:table-cell table:formula="of:=[.A205]+1" office:value-type="float" office:value="63">
            <text:p>63</text:p>
          </table:table-cell>
          <table:table-cell table:formula="of:=[.B205]+[.E205]" office:value-type="float" office:value="1449923">
            <text:p>1449923</text:p>
          </table:table-cell>
          <table:table-cell table:formula="of:=([.$B$15]*[.$B$10]/100) *[.B206]" office:value-type="float" office:value="23851233.35">
            <text:p>23851233.35</text:p>
          </table:table-cell>
          <table:table-cell table:formula="of:=[.D205]" office:value-type="float" office:value="20000">
            <text:p>20000</text:p>
          </table:table-cell>
          <table:table-cell table:formula="of:=FLOOR((([.C206] + [.D206])/[.$B$15]);1;0)" office:value-type="float" office:value="170508">
            <text:p>170508</text:p>
          </table:table-cell>
          <table:table-cell table:formula="of:=([.C206] + [.D206]) -([.E206]*[.$B$15])" office:value-type="float" office:value="113.349999997765">
            <text:p>113.3499999978</text:p>
          </table:table-cell>
          <table:table-cell table:number-columns-repeated="11"/>
        </table:table-row>
        <table:table-row table:style-name="ro1">
          <table:table-cell table:formula="of:=[.A206]+1" office:value-type="float" office:value="64">
            <text:p>64</text:p>
          </table:table-cell>
          <table:table-cell table:formula="of:=[.B206]+[.E206]" office:value-type="float" office:value="1620431">
            <text:p>1620431</text:p>
          </table:table-cell>
          <table:table-cell table:formula="of:=([.$B$15]*[.$B$10]/100) *[.B207]" office:value-type="float" office:value="26656089.95">
            <text:p>26656089.95</text:p>
          </table:table-cell>
          <table:table-cell table:formula="of:=[.D206]" office:value-type="float" office:value="20000">
            <text:p>20000</text:p>
          </table:table-cell>
          <table:table-cell table:formula="of:=FLOOR((([.C207] + [.D207])/[.$B$15]);1;0)" office:value-type="float" office:value="190543">
            <text:p>190543</text:p>
          </table:table-cell>
          <table:table-cell table:formula="of:=([.C207] + [.D207]) -([.E207]*[.$B$15])" office:value-type="float" office:value="69.9499999992549">
            <text:p>69.9499999993</text:p>
          </table:table-cell>
          <table:table-cell table:number-columns-repeated="11"/>
        </table:table-row>
        <table:table-row table:style-name="ro1">
          <table:table-cell table:formula="of:=[.A207]+1" office:value-type="float" office:value="65">
            <text:p>65</text:p>
          </table:table-cell>
          <table:table-cell table:formula="of:=[.B207]+[.E207]" office:value-type="float" office:value="1810974">
            <text:p>1810974</text:p>
          </table:table-cell>
          <table:table-cell table:formula="of:=([.$B$15]*[.$B$10]/100) *[.B208]" office:value-type="float" office:value="29790522.3">
            <text:p>29790522.3</text:p>
          </table:table-cell>
          <table:table-cell table:formula="of:=[.D207]" office:value-type="float" office:value="20000">
            <text:p>20000</text:p>
          </table:table-cell>
          <table:table-cell table:formula="of:=FLOOR((([.C208] + [.D208])/[.$B$15]);1;0)" office:value-type="float" office:value="212932">
            <text:p>212932</text:p>
          </table:table-cell>
          <table:table-cell table:formula="of:=([.C208] + [.D208]) -([.E208]*[.$B$15])" office:value-type="float" office:value="42.2999999970198">
            <text:p>42.299999997</text:p>
          </table:table-cell>
          <table:table-cell table:number-columns-repeated="11"/>
        </table:table-row>
        <table:table-row table:style-name="ro1">
          <table:table-cell table:formula="of:=[.A208]+1" office:value-type="float" office:value="66">
            <text:p>66</text:p>
          </table:table-cell>
          <table:table-cell table:formula="of:=[.B208]+[.E208]" office:value-type="float" office:value="2023906">
            <text:p>2023906</text:p>
          </table:table-cell>
          <table:table-cell table:formula="of:=([.$B$15]*[.$B$10]/100) *[.B209]" office:value-type="float" office:value="33293253.7">
            <text:p>33293253.7</text:p>
          </table:table-cell>
          <table:table-cell table:formula="of:=[.D208]" office:value-type="float" office:value="20000">
            <text:p>20000</text:p>
          </table:table-cell>
          <table:table-cell table:formula="of:=FLOOR((([.C209] + [.D209])/[.$B$15]);1;0)" office:value-type="float" office:value="237951">
            <text:p>237951</text:p>
          </table:table-cell>
          <table:table-cell table:formula="of:=([.C209] + [.D209]) -([.E209]*[.$B$15])" office:value-type="float" office:value="113.699999999255">
            <text:p>113.6999999993</text:p>
          </table:table-cell>
          <table:table-cell table:number-columns-repeated="11"/>
        </table:table-row>
        <table:table-row table:style-name="ro1">
          <table:table-cell table:formula="of:=[.A209]+1" office:value-type="float" office:value="67">
            <text:p>67</text:p>
          </table:table-cell>
          <table:table-cell table:formula="of:=[.B209]+[.E209]" office:value-type="float" office:value="2261857">
            <text:p>2261857</text:p>
          </table:table-cell>
          <table:table-cell table:formula="of:=([.$B$15]*[.$B$10]/100) *[.B210]" office:value-type="float" office:value="37207547.65">
            <text:p>37207547.65</text:p>
          </table:table-cell>
          <table:table-cell table:formula="of:=[.D209]" office:value-type="float" office:value="20000">
            <text:p>20000</text:p>
          </table:table-cell>
          <table:table-cell table:formula="of:=FLOOR((([.C210] + [.D210])/[.$B$15]);1;0)" office:value-type="float" office:value="265911">
            <text:p>265911</text:p>
          </table:table-cell>
          <table:table-cell table:formula="of:=([.C210] + [.D210]) -([.E210]*[.$B$15])" office:value-type="float" office:value="7.64999999850988">
            <text:p>7.6499999985</text:p>
          </table:table-cell>
          <table:table-cell table:number-columns-repeated="11"/>
        </table:table-row>
        <table:table-row table:style-name="ro1">
          <table:table-cell table:formula="of:=[.A210]+1" office:value-type="float" office:value="68">
            <text:p>68</text:p>
          </table:table-cell>
          <table:table-cell table:formula="of:=[.B210]+[.E210]" office:value-type="float" office:value="2527768">
            <text:p>2527768</text:p>
          </table:table-cell>
          <table:table-cell table:formula="of:=([.$B$15]*[.$B$10]/100) *[.B211]" office:value-type="float" office:value="41581783.6">
            <text:p>41581783.6</text:p>
          </table:table-cell>
          <table:table-cell table:formula="of:=[.D210]" office:value-type="float" office:value="20000">
            <text:p>20000</text:p>
          </table:table-cell>
          <table:table-cell table:formula="of:=FLOOR((([.C211] + [.D211])/[.$B$15]);1;0)" office:value-type="float" office:value="297155">
            <text:p>297155</text:p>
          </table:table-cell>
          <table:table-cell table:formula="of:=([.C211] + [.D211]) -([.E211]*[.$B$15])" office:value-type="float" office:value="83.6000000014901">
            <text:p>83.6000000015</text:p>
          </table:table-cell>
          <table:table-cell table:number-columns-repeated="11"/>
        </table:table-row>
        <table:table-row table:style-name="ro1">
          <table:table-cell table:formula="of:=[.A211]+1" office:value-type="float" office:value="69">
            <text:p>69</text:p>
          </table:table-cell>
          <table:table-cell table:formula="of:=[.B211]+[.E211]" office:value-type="float" office:value="2824923">
            <text:p>2824923</text:p>
          </table:table-cell>
          <table:table-cell table:formula="of:=([.$B$15]*[.$B$10]/100) *[.B212]" office:value-type="float" office:value="46469983.35">
            <text:p>46469983.35</text:p>
          </table:table-cell>
          <table:table-cell table:formula="of:=[.D211]" office:value-type="float" office:value="20000">
            <text:p>20000</text:p>
          </table:table-cell>
          <table:table-cell table:formula="of:=FLOOR((([.C212] + [.D212])/[.$B$15]);1;0)" office:value-type="float" office:value="332071">
            <text:p>332071</text:p>
          </table:table-cell>
          <table:table-cell table:formula="of:=([.C212] + [.D212]) -([.E212]*[.$B$15])" office:value-type="float" office:value="43.3500000014901">
            <text:p>43.3500000015</text:p>
          </table:table-cell>
          <table:table-cell table:number-columns-repeated="11"/>
        </table:table-row>
        <table:table-row table:style-name="ro1">
          <table:table-cell table:formula="of:=[.A212]+1" office:value-type="float" office:value="70">
            <text:p>70</text:p>
          </table:table-cell>
          <table:table-cell table:formula="of:=[.B212]+[.E212]" office:value-type="float" office:value="3156994">
            <text:p>3156994</text:p>
          </table:table-cell>
          <table:table-cell table:formula="of:=([.$B$15]*[.$B$10]/100) *[.B213]" office:value-type="float" office:value="51932551.3">
            <text:p>51932551.3</text:p>
          </table:table-cell>
          <table:table-cell table:formula="of:=[.D212]" office:value-type="float" office:value="20000">
            <text:p>20000</text:p>
          </table:table-cell>
          <table:table-cell table:formula="of:=FLOOR((([.C213] + [.D213])/[.$B$15]);1;0)" office:value-type="float" office:value="371089">
            <text:p>371089</text:p>
          </table:table-cell>
          <table:table-cell table:formula="of:=([.C213] + [.D213]) -([.E213]*[.$B$15])" office:value-type="float" office:value="91.2999999970198">
            <text:p>91.299999997</text:p>
          </table:table-cell>
          <table:table-cell table:number-columns-repeated="11"/>
        </table:table-row>
        <table:table-row table:style-name="ro1">
          <table:table-cell table:formula="of:=[.A213]+1" office:value-type="float" office:value="71">
            <text:p>71</text:p>
          </table:table-cell>
          <table:table-cell table:formula="of:=[.B213]+[.E213]" office:value-type="float" office:value="3528083">
            <text:p>3528083</text:p>
          </table:table-cell>
          <table:table-cell table:formula="of:=([.$B$15]*[.$B$10]/100) *[.B214]" office:value-type="float" office:value="58036965.35">
            <text:p>58036965.35</text:p>
          </table:table-cell>
          <table:table-cell table:formula="of:=[.D213]" office:value-type="float" office:value="20000">
            <text:p>20000</text:p>
          </table:table-cell>
          <table:table-cell table:formula="of:=FLOOR((([.C214] + [.D214])/[.$B$15]);1;0)" office:value-type="float" office:value="414692">
            <text:p>414692</text:p>
          </table:table-cell>
          <table:table-cell table:formula="of:=([.C214] + [.D214]) -([.E214]*[.$B$15])" office:value-type="float" office:value="85.3499999940395">
            <text:p>85.349999994</text:p>
          </table:table-cell>
          <table:table-cell table:number-columns-repeated="11"/>
        </table:table-row>
        <table:table-row table:style-name="ro1">
          <table:table-cell table:formula="of:=[.A214]+1" office:value-type="float" office:value="72">
            <text:p>72</text:p>
          </table:table-cell>
          <table:table-cell table:formula="of:=[.B214]+[.E214]" office:value-type="float" office:value="3942775">
            <text:p>3942775</text:p>
          </table:table-cell>
          <table:table-cell table:formula="of:=([.$B$15]*[.$B$10]/100) *[.B215]" office:value-type="float" office:value="64858648.75">
            <text:p>64858648.75</text:p>
          </table:table-cell>
          <table:table-cell table:formula="of:=[.D214]" office:value-type="float" office:value="20000">
            <text:p>20000</text:p>
          </table:table-cell>
          <table:table-cell table:formula="of:=FLOOR((([.C215] + [.D215])/[.$B$15]);1;0)" office:value-type="float" office:value="463418">
            <text:p>463418</text:p>
          </table:table-cell>
          <table:table-cell table:formula="of:=([.C215] + [.D215]) -([.E215]*[.$B$15])" office:value-type="float" office:value="128.75">
            <text:p>128.75</text:p>
          </table:table-cell>
          <table:table-cell table:number-columns-repeated="11"/>
        </table:table-row>
        <table:table-row table:style-name="ro1">
          <table:table-cell table:formula="of:=[.A215]+1" office:value-type="float" office:value="73">
            <text:p>73</text:p>
          </table:table-cell>
          <table:table-cell table:formula="of:=[.B215]+[.E215]" office:value-type="float" office:value="4406193">
            <text:p>4406193</text:p>
          </table:table-cell>
          <table:table-cell table:formula="of:=([.$B$15]*[.$B$10]/100) *[.B216]" office:value-type="float" office:value="72481874.85">
            <text:p>72481874.85</text:p>
          </table:table-cell>
          <table:table-cell table:formula="of:=[.D215]" office:value-type="float" office:value="20000">
            <text:p>20000</text:p>
          </table:table-cell>
          <table:table-cell table:formula="of:=FLOOR((([.C216] + [.D216])/[.$B$15]);1;0)" office:value-type="float" office:value="517870">
            <text:p>517870</text:p>
          </table:table-cell>
          <table:table-cell table:formula="of:=([.C216] + [.D216]) -([.E216]*[.$B$15])" office:value-type="float" office:value="74.8499999940395">
            <text:p>74.849999994</text:p>
          </table:table-cell>
          <table:table-cell table:number-columns-repeated="11"/>
        </table:table-row>
        <table:table-row table:style-name="ro1">
          <table:table-cell table:formula="of:=[.A216]+1" office:value-type="float" office:value="74">
            <text:p>74</text:p>
          </table:table-cell>
          <table:table-cell table:formula="of:=[.B216]+[.E216]" office:value-type="float" office:value="4924063">
            <text:p>4924063</text:p>
          </table:table-cell>
          <table:table-cell table:formula="of:=([.$B$15]*[.$B$10]/100) *[.B217]" office:value-type="float" office:value="81000836.35">
            <text:p>81000836.35</text:p>
          </table:table-cell>
          <table:table-cell table:formula="of:=[.D216]" office:value-type="float" office:value="20000">
            <text:p>20000</text:p>
          </table:table-cell>
          <table:table-cell table:formula="of:=FLOOR((([.C217] + [.D217])/[.$B$15]);1;0)" office:value-type="float" office:value="578720">
            <text:p>578720</text:p>
          </table:table-cell>
          <table:table-cell table:formula="of:=([.C217] + [.D217]) -([.E217]*[.$B$15])" office:value-type="float" office:value="36.3499999940395">
            <text:p>36.349999994</text:p>
          </table:table-cell>
          <table:table-cell table:number-columns-repeated="11"/>
        </table:table-row>
        <table:table-row table:style-name="ro1">
          <table:table-cell table:formula="of:=[.A217]+1" office:value-type="float" office:value="75">
            <text:p>75</text:p>
          </table:table-cell>
          <table:table-cell table:formula="of:=[.B217]+[.E217]" office:value-type="float" office:value="5502783">
            <text:p>5502783</text:p>
          </table:table-cell>
          <table:table-cell table:formula="of:=([.$B$15]*[.$B$10]/100) *[.B218]" office:value-type="float" office:value="90520780.35">
            <text:p>90520780.35</text:p>
          </table:table-cell>
          <table:table-cell table:formula="of:=[.D217]" office:value-type="float" office:value="20000">
            <text:p>20000</text:p>
          </table:table-cell>
          <table:table-cell table:formula="of:=FLOOR((([.C218] + [.D218])/[.$B$15]);1;0)" office:value-type="float" office:value="646719">
            <text:p>646719</text:p>
          </table:table-cell>
          <table:table-cell table:formula="of:=([.C218] + [.D218]) -([.E218]*[.$B$15])" office:value-type="float" office:value="120.34999999404">
            <text:p>120.349999994</text:p>
          </table:table-cell>
          <table:table-cell table:number-columns-repeated="11"/>
        </table:table-row>
        <table:table-row table:style-name="ro1">
          <table:table-cell table:formula="of:=[.A218]+1" office:value-type="float" office:value="76">
            <text:p>76</text:p>
          </table:table-cell>
          <table:table-cell table:formula="of:=[.B218]+[.E218]" office:value-type="float" office:value="6149502">
            <text:p>6149502</text:p>
          </table:table-cell>
          <table:table-cell table:formula="of:=([.$B$15]*[.$B$10]/100) *[.B219]" office:value-type="float" office:value="101159307.9">
            <text:p>101159307.9</text:p>
          </table:table-cell>
          <table:table-cell table:formula="of:=[.D218]" office:value-type="float" office:value="20000">
            <text:p>20000</text:p>
          </table:table-cell>
          <table:table-cell table:formula="of:=FLOOR((([.C219] + [.D219])/[.$B$15]);1;0)" office:value-type="float" office:value="722709">
            <text:p>722709</text:p>
          </table:table-cell>
          <table:table-cell table:formula="of:=([.C219] + [.D219]) -([.E219]*[.$B$15])" office:value-type="float" office:value="47.8999999910593">
            <text:p>47.8999999911</text:p>
          </table:table-cell>
          <table:table-cell table:number-columns-repeated="11"/>
        </table:table-row>
        <table:table-row table:style-name="ro1">
          <table:table-cell table:formula="of:=[.A219]+1" office:value-type="float" office:value="77">
            <text:p>77</text:p>
          </table:table-cell>
          <table:table-cell table:formula="of:=[.B219]+[.E219]" office:value-type="float" office:value="6872211">
            <text:p>6872211</text:p>
          </table:table-cell>
          <table:table-cell table:formula="of:=([.$B$15]*[.$B$10]/100) *[.B220]" office:value-type="float" office:value="113047870.95">
            <text:p>113047870.95</text:p>
          </table:table-cell>
          <table:table-cell table:formula="of:=[.D219]" office:value-type="float" office:value="20000">
            <text:p>20000</text:p>
          </table:table-cell>
          <table:table-cell table:formula="of:=FLOOR((([.C220] + [.D220])/[.$B$15]);1;0)" office:value-type="float" office:value="807627">
            <text:p>807627</text:p>
          </table:table-cell>
          <table:table-cell table:formula="of:=([.C220] + [.D220]) -([.E220]*[.$B$15])" office:value-type="float" office:value="90.9499999880791">
            <text:p>90.9499999881</text:p>
          </table:table-cell>
          <table:table-cell table:number-columns-repeated="11"/>
        </table:table-row>
        <table:table-row table:style-name="ro1">
          <table:table-cell table:formula="of:=[.A220]+1" office:value-type="float" office:value="78">
            <text:p>78</text:p>
          </table:table-cell>
          <table:table-cell table:formula="of:=[.B220]+[.E220]" office:value-type="float" office:value="7679838">
            <text:p>7679838</text:p>
          </table:table-cell>
          <table:table-cell table:formula="of:=([.$B$15]*[.$B$10]/100) *[.B221]" office:value-type="float" office:value="126333335.1">
            <text:p>126333335.1</text:p>
          </table:table-cell>
          <table:table-cell table:formula="of:=[.D220]" office:value-type="float" office:value="20000">
            <text:p>20000</text:p>
          </table:table-cell>
          <table:table-cell table:formula="of:=FLOOR((([.C221] + [.D221])/[.$B$15]);1;0)" office:value-type="float" office:value="902523">
            <text:p>902523</text:p>
          </table:table-cell>
          <table:table-cell table:formula="of:=([.C221] + [.D221]) -([.E221]*[.$B$15])" office:value-type="float" office:value="115.09999999404">
            <text:p>115.099999994</text:p>
          </table:table-cell>
          <table:table-cell table:number-columns-repeated="11"/>
        </table:table-row>
        <table:table-row table:style-name="ro1">
          <table:table-cell table:formula="of:=[.A221]+1" office:value-type="float" office:value="79">
            <text:p>79</text:p>
          </table:table-cell>
          <table:table-cell table:formula="of:=[.B221]+[.E221]" office:value-type="float" office:value="8582361">
            <text:p>8582361</text:p>
          </table:table-cell>
          <table:table-cell table:formula="of:=([.$B$15]*[.$B$10]/100) *[.B222]" office:value-type="float" office:value="141179838.45">
            <text:p>141179838.45</text:p>
          </table:table-cell>
          <table:table-cell table:formula="of:=[.D221]" office:value-type="float" office:value="20000">
            <text:p>20000</text:p>
          </table:table-cell>
          <table:table-cell table:formula="of:=FLOOR((([.C222] + [.D222])/[.$B$15]);1;0)" office:value-type="float" office:value="1008570">
            <text:p>1008570</text:p>
          </table:table-cell>
          <table:table-cell table:formula="of:=([.C222] + [.D222]) -([.E222]*[.$B$15])" office:value-type="float" office:value="38.4499999880791">
            <text:p>38.4499999881</text:p>
          </table:table-cell>
          <table:table-cell table:number-columns-repeated="11"/>
        </table:table-row>
        <table:table-row table:style-name="ro1">
          <table:table-cell table:formula="of:=[.A222]+1" office:value-type="float" office:value="80">
            <text:p>80</text:p>
          </table:table-cell>
          <table:table-cell table:formula="of:=[.B222]+[.E222]" office:value-type="float" office:value="9590931">
            <text:p>9590931</text:p>
          </table:table-cell>
          <table:table-cell table:formula="of:=([.$B$15]*[.$B$10]/100) *[.B223]" office:value-type="float" office:value="157770814.95">
            <text:p>157770814.95</text:p>
          </table:table-cell>
          <table:table-cell table:formula="of:=[.D222]" office:value-type="float" office:value="20000">
            <text:p>20000</text:p>
          </table:table-cell>
          <table:table-cell table:formula="of:=FLOOR((([.C223] + [.D223])/[.$B$15]);1;0)" office:value-type="float" office:value="1127077">
            <text:p>1127077</text:p>
          </table:table-cell>
          <table:table-cell table:formula="of:=([.C223] + [.D223]) -([.E223]*[.$B$15])" office:value-type="float" office:value="34.9499999880791">
            <text:p>34.9499999881</text:p>
          </table:table-cell>
          <table:table-cell table:number-columns-repeated="11"/>
        </table:table-row>
        <table:table-row table:style-name="ro1">
          <table:table-cell table:formula="of:=[.A223]+1" office:value-type="float" office:value="81">
            <text:p>81</text:p>
          </table:table-cell>
          <table:table-cell table:formula="of:=[.B223]+[.E223]" office:value-type="float" office:value="10718008">
            <text:p>10718008</text:p>
          </table:table-cell>
          <table:table-cell table:formula="of:=([.$B$15]*[.$B$10]/100) *[.B224]" office:value-type="float" office:value="176311231.6">
            <text:p>176311231.6</text:p>
          </table:table-cell>
          <table:table-cell table:formula="of:=[.D223]" office:value-type="float" office:value="20000">
            <text:p>20000</text:p>
          </table:table-cell>
          <table:table-cell table:formula="of:=FLOOR((([.C224] + [.D224])/[.$B$15]);1;0)" office:value-type="float" office:value="1259508">
            <text:p>1259508</text:p>
          </table:table-cell>
          <table:table-cell table:formula="of:=([.C224] + [.D224]) -([.E224]*[.$B$15])" office:value-type="float" office:value="111.59999999404">
            <text:p>111.599999994</text:p>
          </table:table-cell>
          <table:table-cell table:number-columns-repeated="11"/>
        </table:table-row>
        <table:table-row table:style-name="ro1">
          <table:table-cell table:formula="of:=[.A224]+1" office:value-type="float" office:value="82">
            <text:p>82</text:p>
          </table:table-cell>
          <table:table-cell table:formula="of:=[.B224]+[.E224]" office:value-type="float" office:value="11977516">
            <text:p>11977516</text:p>
          </table:table-cell>
          <table:table-cell table:formula="of:=([.$B$15]*[.$B$10]/100) *[.B225]" office:value-type="float" office:value="197030138.2">
            <text:p>197030138.2</text:p>
          </table:table-cell>
          <table:table-cell table:formula="of:=[.D224]" office:value-type="float" office:value="20000">
            <text:p>20000</text:p>
          </table:table-cell>
          <table:table-cell table:formula="of:=FLOOR((([.C225] + [.D225])/[.$B$15]);1;0)" office:value-type="float" office:value="1407500">
            <text:p>1407500</text:p>
          </table:table-cell>
          <table:table-cell table:formula="of:=([.C225] + [.D225]) -([.E225]*[.$B$15])" office:value-type="float" office:value="138.199999988079">
            <text:p>138.1999999881</text:p>
          </table:table-cell>
          <table:table-cell table:number-columns-repeated="11"/>
        </table:table-row>
        <table:table-row table:style-name="ro1">
          <table:table-cell table:formula="of:=[.A225]+1" office:value-type="float" office:value="83">
            <text:p>83</text:p>
          </table:table-cell>
          <table:table-cell table:formula="of:=[.B225]+[.E225]" office:value-type="float" office:value="13385016">
            <text:p>13385016</text:p>
          </table:table-cell>
          <table:table-cell table:formula="of:=([.$B$15]*[.$B$10]/100) *[.B226]" office:value-type="float" office:value="220183513.2">
            <text:p>220183513.2</text:p>
          </table:table-cell>
          <table:table-cell table:formula="of:=[.D225]" office:value-type="float" office:value="20000">
            <text:p>20000</text:p>
          </table:table-cell>
          <table:table-cell table:formula="of:=FLOOR((([.C226] + [.D226])/[.$B$15]);1;0)" office:value-type="float" office:value="1572882">
            <text:p>1572882</text:p>
          </table:table-cell>
          <table:table-cell table:formula="of:=([.C226] + [.D226]) -([.E226]*[.$B$15])" office:value-type="float" office:value="33.1999999880791">
            <text:p>33.1999999881</text:p>
          </table:table-cell>
          <table:table-cell table:number-columns-repeated="11"/>
        </table:table-row>
        <table:table-row table:style-name="ro1">
          <table:table-cell table:formula="of:=[.A226]+1" office:value-type="float" office:value="84">
            <text:p>84</text:p>
          </table:table-cell>
          <table:table-cell table:formula="of:=[.B226]+[.E226]" office:value-type="float" office:value="14957898">
            <text:p>14957898</text:p>
          </table:table-cell>
          <table:table-cell table:formula="of:=([.$B$15]*[.$B$10]/100) *[.B227]" office:value-type="float" office:value="246057422.1">
            <text:p>246057422.1</text:p>
          </table:table-cell>
          <table:table-cell table:formula="of:=[.D226]" office:value-type="float" office:value="20000">
            <text:p>20000</text:p>
          </table:table-cell>
          <table:table-cell table:formula="of:=FLOOR((([.C227] + [.D227])/[.$B$15]);1;0)" office:value-type="float" office:value="1757695">
            <text:p>1757695</text:p>
          </table:table-cell>
          <table:table-cell table:formula="of:=([.C227] + [.D227]) -([.E227]*[.$B$15])" office:value-type="float" office:value="122.09999999404">
            <text:p>122.099999994</text:p>
          </table:table-cell>
          <table:table-cell table:number-columns-repeated="11"/>
        </table:table-row>
        <table:table-row table:style-name="ro1">
          <table:table-cell table:formula="of:=[.A227]+1" office:value-type="float" office:value="85">
            <text:p>85</text:p>
          </table:table-cell>
          <table:table-cell table:formula="of:=[.B227]+[.E227]" office:value-type="float" office:value="16715593">
            <text:p>16715593</text:p>
          </table:table-cell>
          <table:table-cell table:formula="of:=([.$B$15]*[.$B$10]/100) *[.B228]" office:value-type="float" office:value="274971504.85">
            <text:p>274971504.85</text:p>
          </table:table-cell>
          <table:table-cell table:formula="of:=[.D227]" office:value-type="float" office:value="20000">
            <text:p>20000</text:p>
          </table:table-cell>
          <table:table-cell table:formula="of:=FLOOR((([.C228] + [.D228])/[.$B$15]);1;0)" office:value-type="float" office:value="1964225">
            <text:p>1964225</text:p>
          </table:table-cell>
          <table:table-cell table:formula="of:=([.C228] + [.D228]) -([.E228]*[.$B$15])" office:value-type="float" office:value="4.84999996423721">
            <text:p>4.8499999642</text:p>
          </table:table-cell>
          <table:table-cell table:number-columns-repeated="11"/>
        </table:table-row>
        <table:table-row table:style-name="ro1">
          <table:table-cell table:formula="of:=[.A228]+1" office:value-type="float" office:value="86">
            <text:p>86</text:p>
          </table:table-cell>
          <table:table-cell table:formula="of:=[.B228]+[.E228]" office:value-type="float" office:value="18679818">
            <text:p>18679818</text:p>
          </table:table-cell>
          <table:table-cell table:formula="of:=([.$B$15]*[.$B$10]/100) *[.B229]" office:value-type="float" office:value="307283006.1">
            <text:p>307283006.1</text:p>
          </table:table-cell>
          <table:table-cell table:formula="of:=[.D228]" office:value-type="float" office:value="20000">
            <text:p>20000</text:p>
          </table:table-cell>
          <table:table-cell table:formula="of:=FLOOR((([.C229] + [.D229])/[.$B$15]);1;0)" office:value-type="float" office:value="2195021">
            <text:p>2195021</text:p>
          </table:table-cell>
          <table:table-cell table:formula="of:=([.C229] + [.D229]) -([.E229]*[.$B$15])" office:value-type="float" office:value="66.0999999642372">
            <text:p>66.0999999642</text:p>
          </table:table-cell>
          <table:table-cell table:number-columns-repeated="11"/>
        </table:table-row>
        <table:table-row table:style-name="ro1">
          <table:table-cell table:formula="of:=[.A229]+1" office:value-type="float" office:value="87">
            <text:p>87</text:p>
          </table:table-cell>
          <table:table-cell table:formula="of:=[.B229]+[.E229]" office:value-type="float" office:value="20874839">
            <text:p>20874839</text:p>
          </table:table-cell>
          <table:table-cell table:formula="of:=([.$B$15]*[.$B$10]/100) *[.B230]" office:value-type="float" office:value="343391101.55">
            <text:p>343391101.55</text:p>
          </table:table-cell>
          <table:table-cell table:formula="of:=[.D229]" office:value-type="float" office:value="20000">
            <text:p>20000</text:p>
          </table:table-cell>
          <table:table-cell table:formula="of:=FLOOR((([.C230] + [.D230])/[.$B$15]);1;0)" office:value-type="float" office:value="2452936">
            <text:p>2452936</text:p>
          </table:table-cell>
          <table:table-cell table:formula="of:=([.C230] + [.D230]) -([.E230]*[.$B$15])" office:value-type="float" office:value="61.5500000119209">
            <text:p>61.5500000119</text:p>
          </table:table-cell>
          <table:table-cell table:number-columns-repeated="11"/>
        </table:table-row>
        <table:table-row table:style-name="ro1">
          <table:table-cell table:formula="of:=[.A230]+1" office:value-type="float" office:value="88">
            <text:p>88</text:p>
          </table:table-cell>
          <table:table-cell table:formula="of:=[.B230]+[.E230]" office:value-type="float" office:value="23327775">
            <text:p>23327775</text:p>
          </table:table-cell>
          <table:table-cell table:formula="of:=([.$B$15]*[.$B$10]/100) *[.B231]" office:value-type="float" office:value="383741898.75">
            <text:p>383741898.75</text:p>
          </table:table-cell>
          <table:table-cell table:formula="of:=[.D230]" office:value-type="float" office:value="20000">
            <text:p>20000</text:p>
          </table:table-cell>
          <table:table-cell table:formula="of:=FLOOR((([.C231] + [.D231])/[.$B$15]);1;0)" office:value-type="float" office:value="2741156">
            <text:p>2741156</text:p>
          </table:table-cell>
          <table:table-cell table:formula="of:=([.C231] + [.D231]) -([.E231]*[.$B$15])" office:value-type="float" office:value="58.75">
            <text:p>58.75</text:p>
          </table:table-cell>
          <table:table-cell table:number-columns-repeated="11"/>
        </table:table-row>
        <table:table-row table:style-name="ro1">
          <table:table-cell table:formula="of:=[.A231]+1" office:value-type="float" office:value="89">
            <text:p>89</text:p>
          </table:table-cell>
          <table:table-cell table:formula="of:=[.B231]+[.E231]" office:value-type="float" office:value="26068931">
            <text:p>26068931</text:p>
          </table:table-cell>
          <table:table-cell table:formula="of:=([.$B$15]*[.$B$10]/100) *[.B232]" office:value-type="float" office:value="428833914.95">
            <text:p>428833914.95</text:p>
          </table:table-cell>
          <table:table-cell table:formula="of:=[.D231]" office:value-type="float" office:value="20000">
            <text:p>20000</text:p>
          </table:table-cell>
          <table:table-cell table:formula="of:=FLOOR((([.C232] + [.D232])/[.$B$15]);1;0)" office:value-type="float" office:value="3063242">
            <text:p>3063242</text:p>
          </table:table-cell>
          <table:table-cell table:formula="of:=([.C232] + [.D232]) -([.E232]*[.$B$15])" office:value-type="float" office:value="34.9499999880791">
            <text:p>34.9499999881</text:p>
          </table:table-cell>
          <table:table-cell table:number-columns-repeated="11"/>
        </table:table-row>
        <table:table-row table:style-name="ro1">
          <table:table-cell table:formula="of:=[.A232]+1" office:value-type="float" office:value="90">
            <text:p>90</text:p>
          </table:table-cell>
          <table:table-cell table:formula="of:=[.B232]+[.E232]" office:value-type="float" office:value="29132173">
            <text:p>29132173</text:p>
          </table:table-cell>
          <table:table-cell table:formula="of:=([.$B$15]*[.$B$10]/100) *[.B233]" office:value-type="float" office:value="479224245.85">
            <text:p>479224245.85</text:p>
          </table:table-cell>
          <table:table-cell table:formula="of:=[.D232]" office:value-type="float" office:value="20000">
            <text:p>20000</text:p>
          </table:table-cell>
          <table:table-cell table:formula="of:=FLOOR((([.C233] + [.D233])/[.$B$15]);1;0)" office:value-type="float" office:value="3423173">
            <text:p>3423173</text:p>
          </table:table-cell>
          <table:table-cell table:formula="of:=([.C233] + [.D233]) -([.E233]*[.$B$15])" office:value-type="float" office:value="25.8499999642372">
            <text:p>25.8499999642</text:p>
          </table:table-cell>
          <table:table-cell table:number-columns-repeated="11"/>
        </table:table-row>
        <table:table-row table:style-name="ro1">
          <table:table-cell table:formula="of:=[.A233]+1" office:value-type="float" office:value="91">
            <text:p>91</text:p>
          </table:table-cell>
          <table:table-cell table:formula="of:=[.B233]+[.E233]" office:value-type="float" office:value="32555346">
            <text:p>32555346</text:p>
          </table:table-cell>
          <table:table-cell table:formula="of:=([.$B$15]*[.$B$10]/100) *[.B234]" office:value-type="float" office:value="535535441.7">
            <text:p>535535441.7</text:p>
          </table:table-cell>
          <table:table-cell table:formula="of:=[.D233]" office:value-type="float" office:value="20000">
            <text:p>20000</text:p>
          </table:table-cell>
          <table:table-cell table:formula="of:=FLOOR((([.C234] + [.D234])/[.$B$15]);1;0)" office:value-type="float" office:value="3825396">
            <text:p>3825396</text:p>
          </table:table-cell>
          <table:table-cell table:formula="of:=([.C234] + [.D234]) -([.E234]*[.$B$15])" office:value-type="float" office:value="1.69999998807907">
            <text:p>1.6999999881</text:p>
          </table:table-cell>
          <table:table-cell table:number-columns-repeated="11"/>
        </table:table-row>
        <table:table-row table:style-name="ro1">
          <table:table-cell table:formula="of:=[.A234]+1" office:value-type="float" office:value="92">
            <text:p>92</text:p>
          </table:table-cell>
          <table:table-cell table:formula="of:=[.B234]+[.E234]" office:value-type="float" office:value="36380742">
            <text:p>36380742</text:p>
          </table:table-cell>
          <table:table-cell table:formula="of:=([.$B$15]*[.$B$10]/100) *[.B235]" office:value-type="float" office:value="598463205.9">
            <text:p>598463205.9</text:p>
          </table:table-cell>
          <table:table-cell table:formula="of:=[.D234]" office:value-type="float" office:value="20000">
            <text:p>20000</text:p>
          </table:table-cell>
          <table:table-cell table:formula="of:=FLOOR((([.C235] + [.D235])/[.$B$15]);1;0)" office:value-type="float" office:value="4274880">
            <text:p>4274880</text:p>
          </table:table-cell>
          <table:table-cell table:formula="of:=([.C235] + [.D235]) -([.E235]*[.$B$15])" office:value-type="float" office:value="5.89999997615814">
            <text:p>5.8999999762</text:p>
          </table:table-cell>
          <table:table-cell table:number-columns-repeated="11"/>
        </table:table-row>
        <table:table-row table:style-name="ro1">
          <table:table-cell table:formula="of:=[.A235]+1" office:value-type="float" office:value="93">
            <text:p>93</text:p>
          </table:table-cell>
          <table:table-cell table:formula="of:=[.B235]+[.E235]" office:value-type="float" office:value="40655622">
            <text:p>40655622</text:p>
          </table:table-cell>
          <table:table-cell table:formula="of:=([.$B$15]*[.$B$10]/100) *[.B236]" office:value-type="float" office:value="668784981.9">
            <text:p>668784981.9</text:p>
          </table:table-cell>
          <table:table-cell table:formula="of:=[.D235]" office:value-type="float" office:value="20000">
            <text:p>20000</text:p>
          </table:table-cell>
          <table:table-cell table:formula="of:=FLOOR((([.C236] + [.D236])/[.$B$15]);1;0)" office:value-type="float" office:value="4777178">
            <text:p>4777178</text:p>
          </table:table-cell>
          <table:table-cell table:formula="of:=([.C236] + [.D236]) -([.E236]*[.$B$15])" office:value-type="float" office:value="61.8999999761581">
            <text:p>61.8999999762</text:p>
          </table:table-cell>
          <table:table-cell table:number-columns-repeated="11"/>
        </table:table-row>
        <table:table-row table:style-name="ro1">
          <table:table-cell table:formula="of:=[.A236]+1" office:value-type="float" office:value="94">
            <text:p>94</text:p>
          </table:table-cell>
          <table:table-cell table:formula="of:=[.B236]+[.E236]" office:value-type="float" office:value="45432800">
            <text:p>45432800</text:p>
          </table:table-cell>
          <table:table-cell table:formula="of:=([.$B$15]*[.$B$10]/100) *[.B237]" office:value-type="float" office:value="747369560">
            <text:p>747369560</text:p>
          </table:table-cell>
          <table:table-cell table:formula="of:=[.D236]" office:value-type="float" office:value="20000">
            <text:p>20000</text:p>
          </table:table-cell>
          <table:table-cell table:formula="of:=FLOOR((([.C237] + [.D237])/[.$B$15]);1;0)" office:value-type="float" office:value="5338496">
            <text:p>5338496</text:p>
          </table:table-cell>
          <table:table-cell table:formula="of:=([.C237] + [.D237]) -([.E237]*[.$B$15])" office:value-type="float" office:value="120">
            <text:p>120</text:p>
          </table:table-cell>
          <table:table-cell table:number-columns-repeated="11"/>
        </table:table-row>
        <table:table-row table:style-name="ro1">
          <table:table-cell table:formula="of:=[.A237]+1" office:value-type="float" office:value="95">
            <text:p>95</text:p>
          </table:table-cell>
          <table:table-cell table:formula="of:=[.B237]+[.E237]" office:value-type="float" office:value="50771296">
            <text:p>50771296</text:p>
          </table:table-cell>
          <table:table-cell table:formula="of:=([.$B$15]*[.$B$10]/100) *[.B238]" office:value-type="float" office:value="835187819.2">
            <text:p>835187819.2</text:p>
          </table:table-cell>
          <table:table-cell table:formula="of:=[.D237]" office:value-type="float" office:value="20000">
            <text:p>20000</text:p>
          </table:table-cell>
          <table:table-cell table:formula="of:=FLOOR((([.C238] + [.D238])/[.$B$15]);1;0)" office:value-type="float" office:value="5965770">
            <text:p>5965770</text:p>
          </table:table-cell>
          <table:table-cell table:formula="of:=([.C238] + [.D238]) -([.E238]*[.$B$15])" office:value-type="float" office:value="19.1999999284744">
            <text:p>19.1999999285</text:p>
          </table:table-cell>
          <table:table-cell table:number-columns-repeated="11"/>
        </table:table-row>
        <table:table-row table:style-name="ro1">
          <table:table-cell table:formula="of:=[.A238]+1" office:value-type="float" office:value="96">
            <text:p>96</text:p>
          </table:table-cell>
          <table:table-cell table:formula="of:=[.B238]+[.E238]" office:value-type="float" office:value="56737066">
            <text:p>56737066</text:p>
          </table:table-cell>
          <table:table-cell table:formula="of:=([.$B$15]*[.$B$10]/100) *[.B239]" office:value-type="float" office:value="933324735.7">
            <text:p>933324735.7</text:p>
          </table:table-cell>
          <table:table-cell table:formula="of:=[.D238]" office:value-type="float" office:value="20000">
            <text:p>20000</text:p>
          </table:table-cell>
          <table:table-cell table:formula="of:=FLOOR((([.C239] + [.D239])/[.$B$15]);1;0)" office:value-type="float" office:value="6666748">
            <text:p>6666748</text:p>
          </table:table-cell>
          <table:table-cell table:formula="of:=([.C239] + [.D239]) -([.E239]*[.$B$15])" office:value-type="float" office:value="15.6999999284744">
            <text:p>15.6999999285</text:p>
          </table:table-cell>
          <table:table-cell table:number-columns-repeated="11"/>
        </table:table-row>
        <table:table-row table:style-name="ro1">
          <table:table-cell table:formula="of:=[.A239]+1" office:value-type="float" office:value="97">
            <text:p>97</text:p>
          </table:table-cell>
          <table:table-cell table:formula="of:=[.B239]+[.E239]" office:value-type="float" office:value="63403814">
            <text:p>63403814</text:p>
          </table:table-cell>
          <table:table-cell table:formula="of:=([.$B$15]*[.$B$10]/100) *[.B240]" office:value-type="float" office:value="1042992740.3">
            <text:p>1042992740.3</text:p>
          </table:table-cell>
          <table:table-cell table:formula="of:=[.D239]" office:value-type="float" office:value="20000">
            <text:p>20000</text:p>
          </table:table-cell>
          <table:table-cell table:formula="of:=FLOOR((([.C240] + [.D240])/[.$B$15]);1;0)" office:value-type="float" office:value="7450091">
            <text:p>7450091</text:p>
          </table:table-cell>
          <table:table-cell table:formula="of:=([.C240] + [.D240]) -([.E240]*[.$B$15])" office:value-type="float" office:value="0.299999952316284">
            <text:p>0.2999999523</text:p>
          </table:table-cell>
          <table:table-cell table:number-columns-repeated="11"/>
        </table:table-row>
        <table:table-row table:style-name="ro1">
          <table:table-cell table:formula="of:=[.A240]+1" office:value-type="float" office:value="98">
            <text:p>98</text:p>
          </table:table-cell>
          <table:table-cell table:formula="of:=[.B240]+[.E240]" office:value-type="float" office:value="70853905">
            <text:p>70853905</text:p>
          </table:table-cell>
          <table:table-cell table:formula="of:=([.$B$15]*[.$B$10]/100) *[.B241]" office:value-type="float" office:value="1165546737.25">
            <text:p>1165546737.25</text:p>
          </table:table-cell>
          <table:table-cell table:formula="of:=[.D240]" office:value-type="float" office:value="20000">
            <text:p>20000</text:p>
          </table:table-cell>
          <table:table-cell table:formula="of:=FLOOR((([.C241] + [.D241])/[.$B$15]);1;0)" office:value-type="float" office:value="8325476">
            <text:p>8325476</text:p>
          </table:table-cell>
          <table:table-cell table:formula="of:=([.C241] + [.D241]) -([.E241]*[.$B$15])" office:value-type="float" office:value="97.25">
            <text:p>97.25</text:p>
          </table:table-cell>
          <table:table-cell table:number-columns-repeated="11"/>
        </table:table-row>
        <table:table-row table:style-name="ro1">
          <table:table-cell table:formula="of:=[.A241]+1" office:value-type="float" office:value="99">
            <text:p>99</text:p>
          </table:table-cell>
          <table:table-cell table:formula="of:=[.B241]+[.E241]" office:value-type="float" office:value="79179381">
            <text:p>79179381</text:p>
          </table:table-cell>
          <table:table-cell table:formula="of:=([.$B$15]*[.$B$10]/100) *[.B242]" office:value-type="float" office:value="1302500817.45">
            <text:p>1302500817.45</text:p>
          </table:table-cell>
          <table:table-cell table:formula="of:=[.D241]" office:value-type="float" office:value="20000">
            <text:p>20000</text:p>
          </table:table-cell>
          <table:table-cell table:formula="of:=FLOOR((([.C242] + [.D242])/[.$B$15]);1;0)" office:value-type="float" office:value="9303720">
            <text:p>9303720</text:p>
          </table:table-cell>
          <table:table-cell table:formula="of:=([.C242] + [.D242]) -([.E242]*[.$B$15])" office:value-type="float" office:value="17.4500000476837">
            <text:p>17.4500000477</text:p>
          </table:table-cell>
          <table:table-cell table:number-columns-repeated="11"/>
        </table:table-row>
        <table:table-row table:style-name="ro1">
          <table:table-cell table:formula="of:=[.A242]+1" office:value-type="float" office:value="100">
            <text:p>100</text:p>
          </table:table-cell>
          <table:table-cell table:formula="of:=[.B242]+[.E242]" office:value-type="float" office:value="88483101">
            <text:p>88483101</text:p>
          </table:table-cell>
          <table:table-cell table:formula="of:=([.$B$15]*[.$B$10]/100) *[.B243]" office:value-type="float" office:value="1455547011.45">
            <text:p>1455547011.45</text:p>
          </table:table-cell>
          <table:table-cell table:formula="of:=[.D242]" office:value-type="float" office:value="20000">
            <text:p>20000</text:p>
          </table:table-cell>
          <table:table-cell table:formula="of:=FLOOR((([.C243] + [.D243])/[.$B$15]);1;0)" office:value-type="float" office:value="10396907">
            <text:p>10396907</text:p>
          </table:table-cell>
          <table:table-cell table:formula="of:=([.C243] + [.D243]) -([.E243]*[.$B$15])" office:value-type="float" office:value="31.4500000476837">
            <text:p>31.4500000477</text:p>
          </table:table-cell>
          <table:table-cell table:number-columns-repeated="11"/>
        </table:table-row>
      </table:table>
      <table:table table:name="Investment" table:style-name="ta1" table:print="false"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Stocks</text:p>
          </table:table-cell>
          <table:table-cell office:value-type="string">
            <text:p>Price of share @ buy</text:p>
          </table:table-cell>
          <table:table-cell/>
          <table:table-cell office:value-type="string">
            <text:p>Dividend received</text:p>
          </table:table-cell>
        </table:table-row>
        <table:table-row table:style-name="ro1">
          <table:table-cell office:value-type="string">
            <text:p>14/05/2018</text:p>
          </table:table-cell>
          <table:table-cell office:value-type="float" office:value="265">
            <text:p>265</text:p>
          </table:table-cell>
          <table:table-cell office:value-type="float" office:value="169.1">
            <text:p>169.1</text:p>
          </table:table-cell>
          <table:table-cell table:formula="of:=[.C2]*[.B2]" office:value-type="float" office:value="44811.5">
            <text:p>44811.5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12/29/2018</text:date>, <text:time>14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04-27T12:05:10.01</meta:creation-date>
    <dc:date>2018-12-29T14:04:21.90</dc:date>
    <dc:creator>Vignesh Sridharan</dc:creator>
    <meta:editing-duration>PT9H9M14S</meta:editing-duration>
    <meta:editing-cycles>32</meta:editing-cycles>
    <meta:generator>OpenOffice/4.1.3$Win32 OpenOffice.org_project/413m1$Build-9783</meta:generator>
    <meta:document-statistic meta:table-count="5" meta:cell-count="2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631cm" svg:y="3.402cm" style:legend-expansion="high" chart:style-name="ch2"/>
        <chart:plot-area chart:style-name="ch3" table:cell-range-address="Plan.A2:Plan.B5" chart:data-source-has-labels="column" svg:x="0.32cm" svg:y="0.675cm" svg:width="12.991cm" svg:height="8.145cm">
          <chartooo:coordinate-region svg:x="2.743cm" svg:y="0.676cm" svg:width="8.144cm" svg:height="8.144cm"/>
          <chart:axis chart:dimension="x" chart:name="primary-x" chart:style-name="ch4" chartooo:axis-type="auto">
            <chartooo:date-scale/>
            <chart:categories table:cell-range-address="Plan.A2:Plan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.B2:Plan.B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ouse rent</text:p>
                <draw:g>
                  <svg:desc>Plan.A2:Plan.A5</svg:desc>
                </draw:g>
              </table:table-cell>
              <table:table-cell office:value-type="float" office:value="10000">
                <text:p>10000</text:p>
                <draw:g>
                  <svg:desc>Plan.B2:Plan.B5</svg:desc>
                </draw:g>
              </table:table-cell>
            </table:table-row>
            <table:table-row>
              <table:table-cell office:value-type="string">
                <text:p>FD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stocks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Business</text:p>
              </table:table-cell>
              <table:table-cell office:value-type="float" office:value="15000">
                <text:p>1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